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6299in"/>
    </style:style>
    <style:style style:name="co6" style:family="table-column">
      <style:table-column-properties fo:break-before="auto" style:column-width="0.9055in"/>
    </style:style>
    <style:style style:name="co7" style:family="table-column">
      <style:table-column-properties fo:break-before="auto" style:column-width="0.7366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7063in"/>
    </style:style>
    <style:style style:name="co13" style:family="table-column">
      <style:table-column-properties fo:break-before="auto" style:column-width="0.5984in"/>
    </style:style>
    <style:style style:name="co14" style:family="table-column">
      <style:table-column-properties fo:break-before="auto" style:column-width="0.6374in"/>
    </style:style>
    <style:style style:name="co15" style:family="table-column">
      <style:table-column-properties fo:break-before="auto" style:column-width="0.7445in"/>
    </style:style>
    <style:style style:name="co16" style:family="table-column">
      <style:table-column-properties fo:break-before="auto" style:column-width="0.7902in"/>
    </style:style>
    <style:style style:name="co17" style:family="table-column">
      <style:table-column-properties fo:break-before="auto" style:column-width="0.5909in"/>
    </style:style>
    <style:style style:name="co18" style:family="table-column">
      <style:table-column-properties fo:break-before="auto" style:column-width="0.5374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0.8283in"/>
    </style:style>
    <style:style style:name="co21" style:family="table-column">
      <style:table-column-properties fo:break-before="auto" style:column-width="0.622in"/>
    </style:style>
    <style:style style:name="co22" style:family="table-column">
      <style:table-column-properties fo:break-before="auto" style:column-width="0.798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>
      <style:map style:condition="cell-content()=1" style:apply-style-name="Accent_20_1" style:base-cell-address="diff.D5"/>
      <style:map style:condition="cell-content()=0" style:apply-style-name="Bad" style:base-cell-address="diff.D5"/>
    </style:style>
  </office:automatic-styles>
  <office:body>
    <office:spreadsheet>
      <table:calculation-settings table:automatic-find-labels="false" table:use-regular-expressions="false" table:use-wildcards="true"/>
      <table:table table:name="diff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2" table:default-cell-style-name="Default"/>
        <table:table-column table:style-name="co22" table:default-cell-style-name="Default"/>
        <table:table-row table:style-name="ro1">
          <table:table-cell table:style-name="Default" office:value-type="string" calcext:value-type="string">
            <text:p>@@ -1</text:p>
          </table:table-cell>
          <table:table-cell office:value-type="string" calcext:value-type="string">
            <text:p>149 +1</text:p>
          </table:table-cell>
          <table:table-cell office:value-type="string" calcext:value-type="string">
            <text:p>149 @@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ellID</text:p>
          </table:table-cell>
          <table:table-cell office:value-type="string" calcext:value-type="string">
            <text:p>t.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office:value-type="string" calcext:value-type="string">
            <text:p>f.tot</text:p>
          </table:table-cell>
          <table:table-cell office:value-type="string" calcext:value-type="string">
            <text:p>a.tot</text:p>
          </table:table-cell>
          <table:table-cell office:value-type="string" calcext:value-type="string">
            <text:p>num.pix</text:p>
          </table:table-cell>
          <table:table-cell office:value-type="string" calcext:value-type="string">
            <text:p>fft.stat</text:p>
          </table:table-cell>
          <table:table-cell office:value-type="string" calcext:value-type="string">
            <text:p>perim</text:p>
          </table:table-cell>
          <table:table-cell office:value-type="string" calcext:value-type="string">
            <text:p>maj.axis</text:p>
          </table:table-cell>
          <table:table-cell office:value-type="string" calcext:value-type="string">
            <text:p>min.axis</text:p>
          </table:table-cell>
          <table:table-cell office:value-type="string" calcext:value-type="string">
            <text:p>f.nucl</text:p>
          </table:table-cell>
          <table:table-cell office:value-type="string" calcext:value-type="string">
            <text:p>a.nucl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rot.vol</text:p>
          </table:table-cell>
          <table:table-cell office:value-type="string" calcext:value-type="string">
            <text:p>con.vol</text:p>
          </table:table-cell>
          <table:table-cell office:value-type="string" calcext:value-type="string">
            <text:p>a.vacuole</text:p>
          </table:table-cell>
          <table:table-cell office:value-type="string" calcext:value-type="string">
            <text:p>f.vacuole</text:p>
          </table:table-cell>
          <table:table-cell office:value-type="string" calcext:value-type="string">
            <text:p>f.bg</text:p>
          </table:table-cell>
          <table:table-cell office:value-type="string" calcext:value-type="string">
            <text:p>f.tot.p1</text:p>
          </table:table-cell>
          <table:table-cell office:value-type="string" calcext:value-type="string">
            <text:p>a.tot.p1</text:p>
          </table:table-cell>
          <table:table-cell office:value-type="string" calcext:value-type="string">
            <text:p>f.tot.m1</text:p>
          </table:table-cell>
          <table:table-cell office:value-type="string" calcext:value-type="string">
            <text:p>a.tot.m1</text:p>
          </table:table-cell>
          <table:table-cell office:value-type="string" calcext:value-type="string">
            <text:p>f.tot.m2</text:p>
          </table:table-cell>
          <table:table-cell office:value-type="string" calcext:value-type="string">
            <text:p>a.tot.m2</text:p>
          </table:table-cell>
          <table:table-cell office:value-type="string" calcext:value-type="string">
            <text:p>f.tot.m3</text:p>
          </table:table-cell>
          <table:table-cell office:value-type="string" calcext:value-type="string">
            <text:p>a.tot.m3</text:p>
          </table:table-cell>
          <table:table-cell office:value-type="string" calcext:value-type="string">
            <text:p>xpos.nucl</text:p>
          </table:table-cell>
          <table:table-cell office:value-type="string" calcext:value-type="string">
            <text:p>ypos.nucl</text:p>
          </table:table-cell>
          <table:table-cell office:value-type="string" calcext:value-type="string">
            <text:p>f.nucl1</text:p>
          </table:table-cell>
          <table:table-cell office:value-type="string" calcext:value-type="string">
            <text:p>f.nucl.tag1</text:p>
          </table:table-cell>
          <table:table-cell office:value-type="string" calcext:value-type="string">
            <text:p>a.nucl1</text:p>
          </table:table-cell>
          <table:table-cell office:value-type="string" calcext:value-type="string">
            <text:p>f.nucl2</text:p>
          </table:table-cell>
          <table:table-cell office:value-type="string" calcext:value-type="string">
            <text:p>f.nucl.tag2</text:p>
          </table:table-cell>
          <table:table-cell office:value-type="string" calcext:value-type="string">
            <text:p>a.nucl2</text:p>
          </table:table-cell>
          <table:table-cell office:value-type="string" calcext:value-type="string">
            <text:p>f.nucl3</text:p>
          </table:table-cell>
          <table:table-cell office:value-type="string" calcext:value-type="string">
            <text:p>f.nucl.tag3</text:p>
          </table:table-cell>
          <table:table-cell office:value-type="string" calcext:value-type="string">
            <text:p>a.nucl3</text:p>
          </table:table-cell>
          <table:table-cell office:value-type="string" calcext:value-type="string">
            <text:p>f.nucl4</text:p>
          </table:table-cell>
          <table:table-cell office:value-type="string" calcext:value-type="string">
            <text:p>f.nucl.tag4</text:p>
          </table:table-cell>
          <table:table-cell office:value-type="string" calcext:value-type="string">
            <text:p>a.nucl4</text:p>
          </table:table-cell>
          <table:table-cell office:value-type="string" calcext:value-type="string">
            <text:p>f.nucl5</text:p>
          </table:table-cell>
          <table:table-cell office:value-type="string" calcext:value-type="string">
            <text:p>f.nucl.tag5</text:p>
          </table:table-cell>
          <table:table-cell office:value-type="string" calcext:value-type="string">
            <text:p>a.nucl5</text:p>
          </table:table-cell>
          <table:table-cell office:value-type="string" calcext:value-type="string">
            <text:p>f.nucl6</text:p>
          </table:table-cell>
          <table:table-cell office:value-type="string" calcext:value-type="string">
            <text:p>f.nucl.tag6</text:p>
          </table:table-cell>
          <table:table-cell office:value-type="string" calcext:value-type="string">
            <text:p>a.nucl6</text:p>
          </table:table-cell>
          <table:table-cell office:value-type="string" calcext:value-type="string">
            <text:p>f.local.bg</text:p>
          </table:table-cell>
          <table:table-cell office:value-type="string" calcext:value-type="string">
            <text:p>a.local.bg</text:p>
          </table:table-cell>
          <table:table-cell office:value-type="string" calcext:value-type="string">
            <text:p>a.local</text:p>
          </table:table-cell>
          <table:table-cell office:value-type="string" calcext:value-type="string">
            <text:p>f.local2.bg</text:p>
          </table:table-cell>
          <table:table-cell office:value-type="string" calcext:value-type="string">
            <text:p>a.local2.bg</text:p>
          </table:table-cell>
          <table:table-cell office:value-type="string" calcext:value-type="string">
            <text:p>a.local2</text:p>
          </table:table-cell>
          <table:table-cell office:value-type="string" calcext:value-type="string">
            <text:p>a.surf</text:p>
          </table:table-cell>
          <table:table-cell office:value-type="string" calcext:value-type="string">
            <text:p>con.vol</text:p>
          </table:table-cell>
          <table:table-cell office:value-type="string" calcext:value-type="string">
            <text:p>sphere.vol</text:p>
          </table:table-cell>
        </table:table-row>
        <table:table-row table:style-name="ro1">
          <table:table-cell office:value-type="string" calcext:value-type="string">
            <text:p>- <text:s text:c="2"/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57" calcext:value-type="float">
            <text:p>457</text:p>
          </table:table-cell>
          <table:table-cell office:value-type="float" office:value="6079354" calcext:value-type="float">
            <text:p>6079354</text:p>
          </table:table-cell>
          <table:table-cell table:number-columns-repeated="2" office:value-type="float" office:value="1142" calcext:value-type="float">
            <text:p>1142</text:p>
          </table:table-cell>
          <table:table-cell office:value-type="float" office:value="0.4104653" calcext:value-type="float">
            <text:p>0.4104653</text:p>
          </table:table-cell>
          <table:table-cell office:value-type="float" office:value="203.7433" calcext:value-type="float">
            <text:p>203.7433</text:p>
          </table:table-cell>
          <table:table-cell office:value-type="float" office:value="61.07668" calcext:value-type="float">
            <text:p>61.07668</text:p>
          </table:table-cell>
          <table:table-cell office:value-type="float" office:value="19.44631" calcext:value-type="float">
            <text:p>19.44631</text:p>
          </table:table-cell>
          <table:table-cell office:value-type="float" office:value="262981" calcext:value-type="float">
            <text:p>26298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8096.98" calcext:value-type="float">
            <text:p>18096.98</text:p>
          </table:table-cell>
          <table:table-cell office:value-type="float" office:value="13775.19" calcext:value-type="float">
            <text:p>13775.19</text:p>
          </table:table-cell>
          <table:table-cell office:value-type="float" office:value="39" calcext:value-type="float">
            <text:p>39</text:p>
          </table:table-cell>
          <table:table-cell office:value-type="float" office:value="205820" calcext:value-type="float">
            <text:p>20582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6323624" calcext:value-type="float">
            <text:p>6323624</text:p>
          </table:table-cell>
          <table:table-cell office:value-type="float" office:value="1188" calcext:value-type="float">
            <text:p>1188</text:p>
          </table:table-cell>
          <table:table-cell office:value-type="float" office:value="5189837" calcext:value-type="float">
            <text:p>5189837</text:p>
          </table:table-cell>
          <table:table-cell office:value-type="float" office:value="974" calcext:value-type="float">
            <text:p>974</text:p>
          </table:table-cell>
          <table:table-cell office:value-type="float" office:value="4644759" calcext:value-type="float">
            <text:p>4644759</text:p>
          </table:table-cell>
          <table:table-cell office:value-type="float" office:value="871" calcext:value-type="float">
            <text:p>871</text:p>
          </table:table-cell>
          <table:table-cell office:value-type="float" office:value="4144830" calcext:value-type="float">
            <text:p>4144830</text:p>
          </table:table-cell>
          <table:table-cell office:value-type="float" office:value="777" calcext:value-type="float">
            <text:p>777</text:p>
          </table:table-cell>
          <table:table-cell office:value-type="float" office:value="37" calcext:value-type="float">
            <text:p>37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70232" calcext:value-type="float">
            <text:p>702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5891" calcext:value-type="float">
            <text:p>15589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2981" calcext:value-type="float">
            <text:p>26298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33943" calcext:value-type="float">
            <text:p>43394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04667" calcext:value-type="float">
            <text:p>60466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797360" calcext:value-type="float">
            <text:p>797360</text:p>
          </table:table-cell>
          <table:table-cell office:value-type="float" office:value="149" calcext:value-type="float">
            <text:p>149</text:p>
          </table:table-cell>
          <table:table-cell office:value-type="float" office:value="5286.274" calcext:value-type="float">
            <text:p>5286.274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5260.399" calcext:value-type="float">
            <text:p>5260.399</text:p>
          </table:table-cell>
          <table:table-cell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office:value-type="float" office:value="3685.527" calcext:value-type="float">
            <text:p>3685.527</text:p>
          </table:table-cell>
          <table:table-cell office:value-type="float" office:value="13775.19" calcext:value-type="float">
            <text:p>13775.19</text:p>
          </table:table-cell>
          <table:table-cell office:value-type="float" office:value="11963.14" calcext:value-type="float">
            <text:p>11963.14</text:p>
          </table:table-cell>
        </table:table-row>
        <table:table-row table:style-name="ro1">
          <table:table-cell office:value-type="string" calcext:value-type="string">
            <text:p>+ <text:s text:c="2"/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57" calcext:value-type="float">
            <text:p>457</text:p>
          </table:table-cell>
          <table:table-cell office:value-type="float" office:value="6079354" calcext:value-type="float">
            <text:p>6079354</text:p>
          </table:table-cell>
          <table:table-cell table:number-columns-repeated="2" office:value-type="float" office:value="1142" calcext:value-type="float">
            <text:p>1142</text:p>
          </table:table-cell>
          <table:table-cell office:value-type="float" office:value="0.4104653" calcext:value-type="float">
            <text:p>0.4104653</text:p>
          </table:table-cell>
          <table:table-cell office:value-type="float" office:value="203.7433" calcext:value-type="float">
            <text:p>203.7433</text:p>
          </table:table-cell>
          <table:table-cell office:value-type="float" office:value="61.07668" calcext:value-type="float">
            <text:p>61.07668</text:p>
          </table:table-cell>
          <table:table-cell office:value-type="float" office:value="19.44631" calcext:value-type="float">
            <text:p>19.44631</text:p>
          </table:table-cell>
          <table:table-cell office:value-type="float" office:value="262981" calcext:value-type="float">
            <text:p>26298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8096.98" calcext:value-type="float">
            <text:p>18096.98</text:p>
          </table:table-cell>
          <table:table-cell office:value-type="float" office:value="13775.19" calcext:value-type="float">
            <text:p>13775.19</text:p>
          </table:table-cell>
          <table:table-cell office:value-type="float" office:value="39" calcext:value-type="float">
            <text:p>39</text:p>
          </table:table-cell>
          <table:table-cell office:value-type="float" office:value="205820" calcext:value-type="float">
            <text:p>20582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6323624" calcext:value-type="float">
            <text:p>6323624</text:p>
          </table:table-cell>
          <table:table-cell office:value-type="float" office:value="1188" calcext:value-type="float">
            <text:p>1188</text:p>
          </table:table-cell>
          <table:table-cell office:value-type="float" office:value="5189837" calcext:value-type="float">
            <text:p>5189837</text:p>
          </table:table-cell>
          <table:table-cell office:value-type="float" office:value="974" calcext:value-type="float">
            <text:p>974</text:p>
          </table:table-cell>
          <table:table-cell office:value-type="float" office:value="4644759" calcext:value-type="float">
            <text:p>4644759</text:p>
          </table:table-cell>
          <table:table-cell office:value-type="float" office:value="871" calcext:value-type="float">
            <text:p>871</text:p>
          </table:table-cell>
          <table:table-cell office:value-type="float" office:value="4144830" calcext:value-type="float">
            <text:p>4144830</text:p>
          </table:table-cell>
          <table:table-cell office:value-type="float" office:value="777" calcext:value-type="float">
            <text:p>777</text:p>
          </table:table-cell>
          <table:table-cell office:value-type="float" office:value="37" calcext:value-type="float">
            <text:p>37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70232" calcext:value-type="float">
            <text:p>702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5891" calcext:value-type="float">
            <text:p>15589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2981" calcext:value-type="float">
            <text:p>26298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33943" calcext:value-type="float">
            <text:p>43394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04667" calcext:value-type="float">
            <text:p>60466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797360" calcext:value-type="float">
            <text:p>797360</text:p>
          </table:table-cell>
          <table:table-cell office:value-type="float" office:value="149" calcext:value-type="float">
            <text:p>149</text:p>
          </table:table-cell>
          <table:table-cell office:value-type="float" office:value="5286.274" calcext:value-type="float">
            <text:p>5286.274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5260.399" calcext:value-type="float">
            <text:p>5260.399</text:p>
          </table:table-cell>
          <table:table-cell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office:value-type="float" office:value="3685.527" calcext:value-type="float">
            <text:p>3685.527</text:p>
          </table:table-cell>
          <table:table-cell office:value-type="float" office:value="13775.19" calcext:value-type="float">
            <text:p>13775.19</text:p>
          </table:table-cell>
          <table:table-cell office:value-type="float" office:value="11963.14" calcext:value-type="float">
            <text:p>11963.14</text:p>
          </table:table-cell>
        </table:table-row>
        <table:table-row table:style-name="ro1">
          <table:table-cell table:number-columns-repeated="3"/>
          <table:table-cell table:style-name="ce2" table:formula="of:=[.D3]=[.D4]" office:value-type="boolean" office:boolean-value="true" calcext:value-type="boolean">
            <text:p>TRUE</text:p>
          </table:table-cell>
          <table:table-cell table:style-name="ce2" table:formula="of:=[.E3]=[.E4]" office:value-type="boolean" office:boolean-value="true" calcext:value-type="boolean">
            <text:p>TRUE</text:p>
          </table:table-cell>
          <table:table-cell table:style-name="ce2" table:formula="of:=[.F3]=[.F4]" office:value-type="boolean" office:boolean-value="true" calcext:value-type="boolean">
            <text:p>TRUE</text:p>
          </table:table-cell>
          <table:table-cell table:style-name="ce2" table:formula="of:=[.G3]=[.G4]" office:value-type="boolean" office:boolean-value="true" calcext:value-type="boolean">
            <text:p>TRUE</text:p>
          </table:table-cell>
          <table:table-cell table:style-name="ce2" table:formula="of:=[.H3]=[.H4]" office:value-type="boolean" office:boolean-value="true" calcext:value-type="boolean">
            <text:p>TRUE</text:p>
          </table:table-cell>
          <table:table-cell table:style-name="ce2" table:formula="of:=[.I3]=[.I4]" office:value-type="boolean" office:boolean-value="true" calcext:value-type="boolean">
            <text:p>TRUE</text:p>
          </table:table-cell>
          <table:table-cell table:style-name="ce2" table:formula="of:=[.J3]=[.J4]" office:value-type="boolean" office:boolean-value="true" calcext:value-type="boolean">
            <text:p>TRUE</text:p>
          </table:table-cell>
          <table:table-cell table:style-name="ce2" table:formula="of:=[.K3]=[.K4]" office:value-type="boolean" office:boolean-value="true" calcext:value-type="boolean">
            <text:p>TRUE</text:p>
          </table:table-cell>
          <table:table-cell table:style-name="ce2" table:formula="of:=[.L3]=[.L4]" office:value-type="boolean" office:boolean-value="true" calcext:value-type="boolean">
            <text:p>TRUE</text:p>
          </table:table-cell>
          <table:table-cell table:style-name="ce2" table:formula="of:=[.M3]=[.M4]" office:value-type="boolean" office:boolean-value="true" calcext:value-type="boolean">
            <text:p>TRUE</text:p>
          </table:table-cell>
          <table:table-cell table:style-name="ce2" table:formula="of:=[.N3]=[.N4]" office:value-type="boolean" office:boolean-value="true" calcext:value-type="boolean">
            <text:p>TRUE</text:p>
          </table:table-cell>
          <table:table-cell table:style-name="ce2" table:formula="of:=[.O3]=[.O4]" office:value-type="boolean" office:boolean-value="true" calcext:value-type="boolean">
            <text:p>TRUE</text:p>
          </table:table-cell>
          <table:table-cell table:style-name="ce2" table:formula="of:=[.P3]=[.P4]" office:value-type="boolean" office:boolean-value="true" calcext:value-type="boolean">
            <text:p>TRUE</text:p>
          </table:table-cell>
          <table:table-cell table:style-name="ce2" table:formula="of:=[.Q3]=[.Q4]" office:value-type="boolean" office:boolean-value="true" calcext:value-type="boolean">
            <text:p>TRUE</text:p>
          </table:table-cell>
          <table:table-cell table:style-name="ce2" table:formula="of:=[.R3]=[.R4]" office:value-type="boolean" office:boolean-value="true" calcext:value-type="boolean">
            <text:p>TRUE</text:p>
          </table:table-cell>
          <table:table-cell table:style-name="ce2" table:formula="of:=[.S3]=[.S4]" office:value-type="boolean" office:boolean-value="true" calcext:value-type="boolean">
            <text:p>TRUE</text:p>
          </table:table-cell>
          <table:table-cell table:style-name="ce2" table:formula="of:=[.T3]=[.T4]" office:value-type="boolean" office:boolean-value="false" calcext:value-type="boolean">
            <text:p>FALSE</text:p>
          </table:table-cell>
          <table:table-cell table:style-name="ce2" table:formula="of:=[.U3]=[.U4]" office:value-type="boolean" office:boolean-value="true" calcext:value-type="boolean">
            <text:p>TRUE</text:p>
          </table:table-cell>
          <table:table-cell table:style-name="ce2" table:formula="of:=[.V3]=[.V4]" office:value-type="boolean" office:boolean-value="true" calcext:value-type="boolean">
            <text:p>TRUE</text:p>
          </table:table-cell>
          <table:table-cell table:style-name="ce2" table:formula="of:=[.W3]=[.W4]" office:value-type="boolean" office:boolean-value="true" calcext:value-type="boolean">
            <text:p>TRUE</text:p>
          </table:table-cell>
          <table:table-cell table:style-name="ce2" table:formula="of:=[.X3]=[.X4]" office:value-type="boolean" office:boolean-value="true" calcext:value-type="boolean">
            <text:p>TRUE</text:p>
          </table:table-cell>
          <table:table-cell table:style-name="ce2" table:formula="of:=[.Y3]=[.Y4]" office:value-type="boolean" office:boolean-value="true" calcext:value-type="boolean">
            <text:p>TRUE</text:p>
          </table:table-cell>
          <table:table-cell table:style-name="ce2" table:formula="of:=[.Z3]=[.Z4]" office:value-type="boolean" office:boolean-value="true" calcext:value-type="boolean">
            <text:p>TRUE</text:p>
          </table:table-cell>
          <table:table-cell table:style-name="ce2" table:formula="of:=[.AA3]=[.AA4]" office:value-type="boolean" office:boolean-value="true" calcext:value-type="boolean">
            <text:p>TRUE</text:p>
          </table:table-cell>
          <table:table-cell table:style-name="ce2" table:formula="of:=[.AB3]=[.AB4]" office:value-type="boolean" office:boolean-value="true" calcext:value-type="boolean">
            <text:p>TRUE</text:p>
          </table:table-cell>
          <table:table-cell table:style-name="ce2" table:formula="of:=[.AC3]=[.AC4]" office:value-type="boolean" office:boolean-value="true" calcext:value-type="boolean">
            <text:p>TRUE</text:p>
          </table:table-cell>
          <table:table-cell table:style-name="ce2" table:formula="of:=[.AD3]=[.AD4]" office:value-type="boolean" office:boolean-value="true" calcext:value-type="boolean">
            <text:p>TRUE</text:p>
          </table:table-cell>
          <table:table-cell table:style-name="ce2" table:formula="of:=[.AE3]=[.AE4]" office:value-type="boolean" office:boolean-value="true" calcext:value-type="boolean">
            <text:p>TRUE</text:p>
          </table:table-cell>
          <table:table-cell table:style-name="ce2" table:formula="of:=[.AF3]=[.AF4]" office:value-type="boolean" office:boolean-value="true" calcext:value-type="boolean">
            <text:p>TRUE</text:p>
          </table:table-cell>
          <table:table-cell table:style-name="ce2" table:formula="of:=[.AG3]=[.AG4]" office:value-type="boolean" office:boolean-value="true" calcext:value-type="boolean">
            <text:p>TRUE</text:p>
          </table:table-cell>
          <table:table-cell table:style-name="ce2" table:formula="of:=[.AH3]=[.AH4]" office:value-type="boolean" office:boolean-value="true" calcext:value-type="boolean">
            <text:p>TRUE</text:p>
          </table:table-cell>
          <table:table-cell table:style-name="ce2" table:formula="of:=[.AI3]=[.AI4]" office:value-type="boolean" office:boolean-value="true" calcext:value-type="boolean">
            <text:p>TRUE</text:p>
          </table:table-cell>
          <table:table-cell table:style-name="ce2" table:formula="of:=[.AJ3]=[.AJ4]" office:value-type="boolean" office:boolean-value="true" calcext:value-type="boolean">
            <text:p>TRUE</text:p>
          </table:table-cell>
          <table:table-cell table:style-name="ce2" table:formula="of:=[.AK3]=[.AK4]" office:value-type="boolean" office:boolean-value="true" calcext:value-type="boolean">
            <text:p>TRUE</text:p>
          </table:table-cell>
          <table:table-cell table:style-name="ce2" table:formula="of:=[.AL3]=[.AL4]" office:value-type="boolean" office:boolean-value="true" calcext:value-type="boolean">
            <text:p>TRUE</text:p>
          </table:table-cell>
          <table:table-cell table:style-name="ce2" table:formula="of:=[.AM3]=[.AM4]" office:value-type="boolean" office:boolean-value="true" calcext:value-type="boolean">
            <text:p>TRUE</text:p>
          </table:table-cell>
          <table:table-cell table:style-name="ce2" table:formula="of:=[.AN3]=[.AN4]" office:value-type="boolean" office:boolean-value="true" calcext:value-type="boolean">
            <text:p>TRUE</text:p>
          </table:table-cell>
          <table:table-cell table:style-name="ce2" table:formula="of:=[.AO3]=[.AO4]" office:value-type="boolean" office:boolean-value="true" calcext:value-type="boolean">
            <text:p>TRUE</text:p>
          </table:table-cell>
          <table:table-cell table:style-name="ce2" table:formula="of:=[.AP3]=[.AP4]" office:value-type="boolean" office:boolean-value="true" calcext:value-type="boolean">
            <text:p>TRUE</text:p>
          </table:table-cell>
          <table:table-cell table:style-name="ce2" table:formula="of:=[.AQ3]=[.AQ4]" office:value-type="boolean" office:boolean-value="true" calcext:value-type="boolean">
            <text:p>TRUE</text:p>
          </table:table-cell>
          <table:table-cell table:style-name="ce2" table:formula="of:=[.AR3]=[.AR4]" office:value-type="boolean" office:boolean-value="true" calcext:value-type="boolean">
            <text:p>TRUE</text:p>
          </table:table-cell>
          <table:table-cell table:style-name="ce2" table:formula="of:=[.AS3]=[.AS4]" office:value-type="boolean" office:boolean-value="true" calcext:value-type="boolean">
            <text:p>TRUE</text:p>
          </table:table-cell>
          <table:table-cell table:style-name="ce2" table:formula="of:=[.AT3]=[.AT4]" office:value-type="boolean" office:boolean-value="true" calcext:value-type="boolean">
            <text:p>TRUE</text:p>
          </table:table-cell>
          <table:table-cell table:style-name="ce2" table:formula="of:=[.AU3]=[.AU4]" office:value-type="boolean" office:boolean-value="true" calcext:value-type="boolean">
            <text:p>TRUE</text:p>
          </table:table-cell>
          <table:table-cell table:style-name="ce2" table:formula="of:=[.AV3]=[.AV4]" office:value-type="boolean" office:boolean-value="true" calcext:value-type="boolean">
            <text:p>TRUE</text:p>
          </table:table-cell>
          <table:table-cell table:style-name="ce2" table:formula="of:=[.AW3]=[.AW4]" office:value-type="boolean" office:boolean-value="true" calcext:value-type="boolean">
            <text:p>TRUE</text:p>
          </table:table-cell>
          <table:table-cell table:style-name="ce2" table:formula="of:=[.AX3]=[.AX4]" office:value-type="boolean" office:boolean-value="true" calcext:value-type="boolean">
            <text:p>TRUE</text:p>
          </table:table-cell>
          <table:table-cell table:style-name="ce2" table:formula="of:=[.AY3]=[.AY4]" office:value-type="boolean" office:boolean-value="true" calcext:value-type="boolean">
            <text:p>TRUE</text:p>
          </table:table-cell>
          <table:table-cell table:style-name="ce2" table:formula="of:=[.AZ3]=[.AZ4]" office:value-type="boolean" office:boolean-value="true" calcext:value-type="boolean">
            <text:p>TRUE</text:p>
          </table:table-cell>
          <table:table-cell table:style-name="ce2" table:formula="of:=[.BA3]=[.BA4]" office:value-type="boolean" office:boolean-value="true" calcext:value-type="boolean">
            <text:p>TRUE</text:p>
          </table:table-cell>
          <table:table-cell table:style-name="ce2" table:formula="of:=[.BB3]=[.BB4]" office:value-type="boolean" office:boolean-value="true" calcext:value-type="boolean">
            <text:p>TRUE</text:p>
          </table:table-cell>
          <table:table-cell table:style-name="ce2" table:formula="of:=[.BC3]=[.BC4]" office:value-type="boolean" office:boolean-value="true" calcext:value-type="boolean">
            <text:p>TRUE</text:p>
          </table:table-cell>
          <table:table-cell table:style-name="ce2" table:formula="of:=[.BD3]=[.BD4]" office:value-type="boolean" office:boolean-value="true" calcext:value-type="boolean">
            <text:p>TRUE</text:p>
          </table:table-cell>
          <table:table-cell table:style-name="ce2" table:formula="of:=[.BE3]=[.BE4]" office:value-type="boolean" office:boolean-value="true" calcext:value-type="boolean">
            <text:p>TRUE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57" calcext:value-type="float">
            <text:p>457</text:p>
          </table:table-cell>
          <table:table-cell office:value-type="float" office:value="423558" calcext:value-type="float">
            <text:p>423558</text:p>
          </table:table-cell>
          <table:table-cell table:number-columns-repeated="2" office:value-type="float" office:value="1142" calcext:value-type="float">
            <text:p>1142</text:p>
          </table:table-cell>
          <table:table-cell office:value-type="float" office:value="0.4104653" calcext:value-type="float">
            <text:p>0.4104653</text:p>
          </table:table-cell>
          <table:table-cell office:value-type="float" office:value="203.7433" calcext:value-type="float">
            <text:p>203.7433</text:p>
          </table:table-cell>
          <table:table-cell office:value-type="float" office:value="61.07668" calcext:value-type="float">
            <text:p>61.07668</text:p>
          </table:table-cell>
          <table:table-cell office:value-type="float" office:value="19.44631" calcext:value-type="float">
            <text:p>19.44631</text:p>
          </table:table-cell>
          <table:table-cell office:value-type="float" office:value="7171" calcext:value-type="float">
            <text:p>717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096.98" calcext:value-type="float">
            <text:p>18096.98</text:p>
          </table:table-cell>
          <table:table-cell office:value-type="float" office:value="13775.19" calcext:value-type="float">
            <text:p>13775.19</text:p>
          </table:table-cell>
          <table:table-cell office:value-type="float" office:value="92" calcext:value-type="float">
            <text:p>92</text:p>
          </table:table-cell>
          <table:table-cell office:value-type="float" office:value="33081" calcext:value-type="float">
            <text:p>33081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440951" calcext:value-type="float">
            <text:p>440951</text:p>
          </table:table-cell>
          <table:table-cell office:value-type="float" office:value="1188" calcext:value-type="float">
            <text:p>1188</text:p>
          </table:table-cell>
          <table:table-cell office:value-type="float" office:value="361416" calcext:value-type="float">
            <text:p>361416</text:p>
          </table:table-cell>
          <table:table-cell office:value-type="float" office:value="974" calcext:value-type="float">
            <text:p>974</text:p>
          </table:table-cell>
          <table:table-cell office:value-type="float" office:value="323111" calcext:value-type="float">
            <text:p>323111</text:p>
          </table:table-cell>
          <table:table-cell office:value-type="float" office:value="871" calcext:value-type="float">
            <text:p>871</text:p>
          </table:table-cell>
          <table:table-cell office:value-type="float" office:value="288048" calcext:value-type="float">
            <text:p>288048</text:p>
          </table:table-cell>
          <table:table-cell office:value-type="float" office:value="777" calcext:value-type="float">
            <text:p>777</text:p>
          </table:table-cell>
          <table:table-cell office:value-type="float" office:value="16" calcext:value-type="float">
            <text:p>16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2304" calcext:value-type="float">
            <text:p>23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568" calcext:value-type="float">
            <text:p>45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71" calcext:value-type="float">
            <text:p>717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685" calcext:value-type="float">
            <text:p>1168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209" calcext:value-type="float">
            <text:p>1620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2167" calcext:value-type="float">
            <text:p>22167</text:p>
          </table:table-cell>
          <table:table-cell office:value-type="float" office:value="59" calcext:value-type="float">
            <text:p>59</text:p>
          </table:table-cell>
          <table:table-cell office:value-type="float" office:value="372.1557" calcext:value-type="float">
            <text:p>372.1557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372.9644" calcext:value-type="float">
            <text:p>372.9644</text:p>
          </table:table-cell>
          <table:table-cell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office:value-type="float" office:value="3685.527" calcext:value-type="float">
            <text:p>3685.527</text:p>
          </table:table-cell>
          <table:table-cell office:value-type="float" office:value="13775.19" calcext:value-type="float">
            <text:p>13775.19</text:p>
          </table:table-cell>
          <table:table-cell office:value-type="float" office:value="11963.14" calcext:value-type="float">
            <text:p>11963.14</text:p>
          </table:table-cell>
        </table:table-row>
        <table:table-row table:style-name="ro1"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- <text:s text:c="2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869153" calcext:value-type="float">
            <text:p>86915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0.2367692" calcext:value-type="float">
            <text:p>0.2367692</text:p>
          </table:table-cell>
          <table:table-cell office:value-type="float" office:value="60.9254" calcext:value-type="float">
            <text:p>60.9254</text:p>
          </table:table-cell>
          <table:table-cell office:value-type="float" office:value="18.40697" calcext:value-type="float">
            <text:p>18.40697</text:p>
          </table:table-cell>
          <table:table-cell office:value-type="float" office:value="10.61941" calcext:value-type="float">
            <text:p>10.61941</text:p>
          </table:table-cell>
          <table:table-cell office:value-type="float" office:value="250807" calcext:value-type="float">
            <text:p>25080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53.274" calcext:value-type="float">
            <text:p>1053.274</text:p>
          </table:table-cell>
          <table:table-cell office:value-type="float" office:value="1158.833" calcext:value-type="float">
            <text:p>1158.833</text:p>
          </table:table-cell>
          <table:table-cell office:value-type="float" office:value="6" calcext:value-type="float">
            <text:p>6</text:p>
          </table:table-cell>
          <table:table-cell office:value-type="float" office:value="30808" calcext:value-type="float">
            <text:p>30808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125254" calcext:value-type="float">
            <text:p>1125254</text:p>
          </table:table-cell>
          <table:table-cell office:value-type="float" office:value="216" calcext:value-type="float">
            <text:p>216</text:p>
          </table:table-cell>
          <table:table-cell office:value-type="float" office:value="650242" calcext:value-type="float">
            <text:p>650242</text:p>
          </table:table-cell>
          <table:table-cell office:value-type="float" office:value="125" calcext:value-type="float">
            <text:p>125</text:p>
          </table:table-cell>
          <table:table-cell office:value-type="float" office:value="483209" calcext:value-type="float">
            <text:p>483209</text:p>
          </table:table-cell>
          <table:table-cell office:value-type="float" office:value="93" calcext:value-type="float">
            <text:p>93</text:p>
          </table:table-cell>
          <table:table-cell office:value-type="float" office:value="338248" calcext:value-type="float">
            <text:p>338248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68520" calcext:value-type="float">
            <text:p>685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1455" calcext:value-type="float">
            <text:p>15145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0807" calcext:value-type="float">
            <text:p>25080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70311" calcext:value-type="float">
            <text:p>37031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453232" calcext:value-type="float">
            <text:p>45323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25841" calcext:value-type="float">
            <text:p>525841</text:p>
          </table:table-cell>
          <table:table-cell office:value-type="float" office:value="101" calcext:value-type="float">
            <text:p>101</text:p>
          </table:table-cell>
          <table:table-cell office:value-type="float" office:value="5236.179" calcext:value-type="float">
            <text:p>5236.17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232.851" calcext:value-type="float">
            <text:p>5232.85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544.5715" calcext:value-type="float">
            <text:p>544.5715</text:p>
          </table:table-cell>
          <table:table-cell office:value-type="float" office:value="1158.833" calcext:value-type="float">
            <text:p>1158.833</text:p>
          </table:table-cell>
          <table:table-cell office:value-type="float" office:value="1100.971" calcext:value-type="float">
            <text:p>1100.971</text:p>
          </table:table-cell>
        </table:table-row>
        <table:table-row table:style-name="ro1">
          <table:table-cell office:value-type="string" calcext:value-type="string">
            <text:p>+ <text:s text:c="2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869153" calcext:value-type="float">
            <text:p>86915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0.2367692" calcext:value-type="float">
            <text:p>0.2367692</text:p>
          </table:table-cell>
          <table:table-cell office:value-type="float" office:value="60.9254" calcext:value-type="float">
            <text:p>60.9254</text:p>
          </table:table-cell>
          <table:table-cell office:value-type="float" office:value="18.40697" calcext:value-type="float">
            <text:p>18.40697</text:p>
          </table:table-cell>
          <table:table-cell office:value-type="float" office:value="10.61941" calcext:value-type="float">
            <text:p>10.61941</text:p>
          </table:table-cell>
          <table:table-cell office:value-type="float" office:value="250807" calcext:value-type="float">
            <text:p>25080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53.274" calcext:value-type="float">
            <text:p>1053.274</text:p>
          </table:table-cell>
          <table:table-cell office:value-type="float" office:value="1158.833" calcext:value-type="float">
            <text:p>1158.833</text:p>
          </table:table-cell>
          <table:table-cell office:value-type="float" office:value="6" calcext:value-type="float">
            <text:p>6</text:p>
          </table:table-cell>
          <table:table-cell office:value-type="float" office:value="30808" calcext:value-type="float">
            <text:p>30808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125254" calcext:value-type="float">
            <text:p>1125254</text:p>
          </table:table-cell>
          <table:table-cell office:value-type="float" office:value="216" calcext:value-type="float">
            <text:p>216</text:p>
          </table:table-cell>
          <table:table-cell office:value-type="float" office:value="650242" calcext:value-type="float">
            <text:p>650242</text:p>
          </table:table-cell>
          <table:table-cell office:value-type="float" office:value="125" calcext:value-type="float">
            <text:p>125</text:p>
          </table:table-cell>
          <table:table-cell office:value-type="float" office:value="483209" calcext:value-type="float">
            <text:p>483209</text:p>
          </table:table-cell>
          <table:table-cell office:value-type="float" office:value="93" calcext:value-type="float">
            <text:p>93</text:p>
          </table:table-cell>
          <table:table-cell office:value-type="float" office:value="338248" calcext:value-type="float">
            <text:p>338248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68520" calcext:value-type="float">
            <text:p>685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1455" calcext:value-type="float">
            <text:p>15145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0807" calcext:value-type="float">
            <text:p>25080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70311" calcext:value-type="float">
            <text:p>37031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453232" calcext:value-type="float">
            <text:p>45323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25841" calcext:value-type="float">
            <text:p>525841</text:p>
          </table:table-cell>
          <table:table-cell office:value-type="float" office:value="101" calcext:value-type="float">
            <text:p>101</text:p>
          </table:table-cell>
          <table:table-cell office:value-type="float" office:value="5236.179" calcext:value-type="float">
            <text:p>5236.17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232.851" calcext:value-type="float">
            <text:p>5232.85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544.5715" calcext:value-type="float">
            <text:p>544.5715</text:p>
          </table:table-cell>
          <table:table-cell office:value-type="float" office:value="1158.833" calcext:value-type="float">
            <text:p>1158.833</text:p>
          </table:table-cell>
          <table:table-cell office:value-type="float" office:value="1100.971" calcext:value-type="float">
            <text:p>1100.971</text:p>
          </table:table-cell>
        </table:table-row>
        <table:table-row table:style-name="ro1">
          <table:table-cell table:number-columns-repeated="3"/>
          <table:table-cell table:style-name="ce2" table:formula="of:=[.D8]=[.D9]" office:value-type="boolean" office:boolean-value="true" calcext:value-type="boolean">
            <text:p>TRUE</text:p>
          </table:table-cell>
          <table:table-cell table:style-name="ce2" table:formula="of:=[.E8]=[.E9]" office:value-type="boolean" office:boolean-value="true" calcext:value-type="boolean">
            <text:p>TRUE</text:p>
          </table:table-cell>
          <table:table-cell table:style-name="ce2" table:formula="of:=[.F8]=[.F9]" office:value-type="boolean" office:boolean-value="true" calcext:value-type="boolean">
            <text:p>TRUE</text:p>
          </table:table-cell>
          <table:table-cell table:style-name="ce2" table:formula="of:=[.G8]=[.G9]" office:value-type="boolean" office:boolean-value="true" calcext:value-type="boolean">
            <text:p>TRUE</text:p>
          </table:table-cell>
          <table:table-cell table:style-name="ce2" table:formula="of:=[.H8]=[.H9]" office:value-type="boolean" office:boolean-value="true" calcext:value-type="boolean">
            <text:p>TRUE</text:p>
          </table:table-cell>
          <table:table-cell table:style-name="ce2" table:formula="of:=[.I8]=[.I9]" office:value-type="boolean" office:boolean-value="true" calcext:value-type="boolean">
            <text:p>TRUE</text:p>
          </table:table-cell>
          <table:table-cell table:style-name="ce2" table:formula="of:=[.J8]=[.J9]" office:value-type="boolean" office:boolean-value="true" calcext:value-type="boolean">
            <text:p>TRUE</text:p>
          </table:table-cell>
          <table:table-cell table:style-name="ce2" table:formula="of:=[.K8]=[.K9]" office:value-type="boolean" office:boolean-value="true" calcext:value-type="boolean">
            <text:p>TRUE</text:p>
          </table:table-cell>
          <table:table-cell table:style-name="ce2" table:formula="of:=[.L8]=[.L9]" office:value-type="boolean" office:boolean-value="true" calcext:value-type="boolean">
            <text:p>TRUE</text:p>
          </table:table-cell>
          <table:table-cell table:style-name="ce2" table:formula="of:=[.M8]=[.M9]" office:value-type="boolean" office:boolean-value="true" calcext:value-type="boolean">
            <text:p>TRUE</text:p>
          </table:table-cell>
          <table:table-cell table:style-name="ce2" table:formula="of:=[.N8]=[.N9]" office:value-type="boolean" office:boolean-value="true" calcext:value-type="boolean">
            <text:p>TRUE</text:p>
          </table:table-cell>
          <table:table-cell table:style-name="ce2" table:formula="of:=[.O8]=[.O9]" office:value-type="boolean" office:boolean-value="true" calcext:value-type="boolean">
            <text:p>TRUE</text:p>
          </table:table-cell>
          <table:table-cell table:style-name="ce2" table:formula="of:=[.P8]=[.P9]" office:value-type="boolean" office:boolean-value="true" calcext:value-type="boolean">
            <text:p>TRUE</text:p>
          </table:table-cell>
          <table:table-cell table:style-name="ce2" table:formula="of:=[.Q8]=[.Q9]" office:value-type="boolean" office:boolean-value="true" calcext:value-type="boolean">
            <text:p>TRUE</text:p>
          </table:table-cell>
          <table:table-cell table:style-name="ce2" table:formula="of:=[.R8]=[.R9]" office:value-type="boolean" office:boolean-value="true" calcext:value-type="boolean">
            <text:p>TRUE</text:p>
          </table:table-cell>
          <table:table-cell table:style-name="ce2" table:formula="of:=[.S8]=[.S9]" office:value-type="boolean" office:boolean-value="true" calcext:value-type="boolean">
            <text:p>TRUE</text:p>
          </table:table-cell>
          <table:table-cell table:style-name="ce2" table:formula="of:=[.T8]=[.T9]" office:value-type="boolean" office:boolean-value="false" calcext:value-type="boolean">
            <text:p>FALSE</text:p>
          </table:table-cell>
          <table:table-cell table:style-name="ce2" table:formula="of:=[.U8]=[.U9]" office:value-type="boolean" office:boolean-value="true" calcext:value-type="boolean">
            <text:p>TRUE</text:p>
          </table:table-cell>
          <table:table-cell table:style-name="ce2" table:formula="of:=[.V8]=[.V9]" office:value-type="boolean" office:boolean-value="true" calcext:value-type="boolean">
            <text:p>TRUE</text:p>
          </table:table-cell>
          <table:table-cell table:style-name="ce2" table:formula="of:=[.W8]=[.W9]" office:value-type="boolean" office:boolean-value="true" calcext:value-type="boolean">
            <text:p>TRUE</text:p>
          </table:table-cell>
          <table:table-cell table:style-name="ce2" table:formula="of:=[.X8]=[.X9]" office:value-type="boolean" office:boolean-value="true" calcext:value-type="boolean">
            <text:p>TRUE</text:p>
          </table:table-cell>
          <table:table-cell table:style-name="ce2" table:formula="of:=[.Y8]=[.Y9]" office:value-type="boolean" office:boolean-value="true" calcext:value-type="boolean">
            <text:p>TRUE</text:p>
          </table:table-cell>
          <table:table-cell table:style-name="ce2" table:formula="of:=[.Z8]=[.Z9]" office:value-type="boolean" office:boolean-value="true" calcext:value-type="boolean">
            <text:p>TRUE</text:p>
          </table:table-cell>
          <table:table-cell table:style-name="ce2" table:formula="of:=[.AA8]=[.AA9]" office:value-type="boolean" office:boolean-value="true" calcext:value-type="boolean">
            <text:p>TRUE</text:p>
          </table:table-cell>
          <table:table-cell table:style-name="ce2" table:formula="of:=[.AB8]=[.AB9]" office:value-type="boolean" office:boolean-value="true" calcext:value-type="boolean">
            <text:p>TRUE</text:p>
          </table:table-cell>
          <table:table-cell table:style-name="ce2" table:formula="of:=[.AC8]=[.AC9]" office:value-type="boolean" office:boolean-value="true" calcext:value-type="boolean">
            <text:p>TRUE</text:p>
          </table:table-cell>
          <table:table-cell table:style-name="ce2" table:formula="of:=[.AD8]=[.AD9]" office:value-type="boolean" office:boolean-value="true" calcext:value-type="boolean">
            <text:p>TRUE</text:p>
          </table:table-cell>
          <table:table-cell table:style-name="ce2" table:formula="of:=[.AE8]=[.AE9]" office:value-type="boolean" office:boolean-value="true" calcext:value-type="boolean">
            <text:p>TRUE</text:p>
          </table:table-cell>
          <table:table-cell table:style-name="ce2" table:formula="of:=[.AF8]=[.AF9]" office:value-type="boolean" office:boolean-value="true" calcext:value-type="boolean">
            <text:p>TRUE</text:p>
          </table:table-cell>
          <table:table-cell table:style-name="ce2" table:formula="of:=[.AG8]=[.AG9]" office:value-type="boolean" office:boolean-value="true" calcext:value-type="boolean">
            <text:p>TRUE</text:p>
          </table:table-cell>
          <table:table-cell table:style-name="ce2" table:formula="of:=[.AH8]=[.AH9]" office:value-type="boolean" office:boolean-value="true" calcext:value-type="boolean">
            <text:p>TRUE</text:p>
          </table:table-cell>
          <table:table-cell table:style-name="ce2" table:formula="of:=[.AI8]=[.AI9]" office:value-type="boolean" office:boolean-value="true" calcext:value-type="boolean">
            <text:p>TRUE</text:p>
          </table:table-cell>
          <table:table-cell table:style-name="ce2" table:formula="of:=[.AJ8]=[.AJ9]" office:value-type="boolean" office:boolean-value="true" calcext:value-type="boolean">
            <text:p>TRUE</text:p>
          </table:table-cell>
          <table:table-cell table:style-name="ce2" table:formula="of:=[.AK8]=[.AK9]" office:value-type="boolean" office:boolean-value="true" calcext:value-type="boolean">
            <text:p>TRUE</text:p>
          </table:table-cell>
          <table:table-cell table:style-name="ce2" table:formula="of:=[.AL8]=[.AL9]" office:value-type="boolean" office:boolean-value="true" calcext:value-type="boolean">
            <text:p>TRUE</text:p>
          </table:table-cell>
          <table:table-cell table:style-name="ce2" table:formula="of:=[.AM8]=[.AM9]" office:value-type="boolean" office:boolean-value="true" calcext:value-type="boolean">
            <text:p>TRUE</text:p>
          </table:table-cell>
          <table:table-cell table:style-name="ce2" table:formula="of:=[.AN8]=[.AN9]" office:value-type="boolean" office:boolean-value="true" calcext:value-type="boolean">
            <text:p>TRUE</text:p>
          </table:table-cell>
          <table:table-cell table:style-name="ce2" table:formula="of:=[.AO8]=[.AO9]" office:value-type="boolean" office:boolean-value="true" calcext:value-type="boolean">
            <text:p>TRUE</text:p>
          </table:table-cell>
          <table:table-cell table:style-name="ce2" table:formula="of:=[.AP8]=[.AP9]" office:value-type="boolean" office:boolean-value="true" calcext:value-type="boolean">
            <text:p>TRUE</text:p>
          </table:table-cell>
          <table:table-cell table:style-name="ce2" table:formula="of:=[.AQ8]=[.AQ9]" office:value-type="boolean" office:boolean-value="true" calcext:value-type="boolean">
            <text:p>TRUE</text:p>
          </table:table-cell>
          <table:table-cell table:style-name="ce2" table:formula="of:=[.AR8]=[.AR9]" office:value-type="boolean" office:boolean-value="true" calcext:value-type="boolean">
            <text:p>TRUE</text:p>
          </table:table-cell>
          <table:table-cell table:style-name="ce2" table:formula="of:=[.AS8]=[.AS9]" office:value-type="boolean" office:boolean-value="true" calcext:value-type="boolean">
            <text:p>TRUE</text:p>
          </table:table-cell>
          <table:table-cell table:style-name="ce2" table:formula="of:=[.AT8]=[.AT9]" office:value-type="boolean" office:boolean-value="true" calcext:value-type="boolean">
            <text:p>TRUE</text:p>
          </table:table-cell>
          <table:table-cell table:style-name="ce2" table:formula="of:=[.AU8]=[.AU9]" office:value-type="boolean" office:boolean-value="true" calcext:value-type="boolean">
            <text:p>TRUE</text:p>
          </table:table-cell>
          <table:table-cell table:style-name="ce2" table:formula="of:=[.AV8]=[.AV9]" office:value-type="boolean" office:boolean-value="true" calcext:value-type="boolean">
            <text:p>TRUE</text:p>
          </table:table-cell>
          <table:table-cell table:style-name="ce2" table:formula="of:=[.AW8]=[.AW9]" office:value-type="boolean" office:boolean-value="true" calcext:value-type="boolean">
            <text:p>TRUE</text:p>
          </table:table-cell>
          <table:table-cell table:style-name="ce2" table:formula="of:=[.AX8]=[.AX9]" office:value-type="boolean" office:boolean-value="true" calcext:value-type="boolean">
            <text:p>TRUE</text:p>
          </table:table-cell>
          <table:table-cell table:style-name="ce2" table:formula="of:=[.AY8]=[.AY9]" office:value-type="boolean" office:boolean-value="true" calcext:value-type="boolean">
            <text:p>TRUE</text:p>
          </table:table-cell>
          <table:table-cell table:style-name="ce2" table:formula="of:=[.AZ8]=[.AZ9]" office:value-type="boolean" office:boolean-value="true" calcext:value-type="boolean">
            <text:p>TRUE</text:p>
          </table:table-cell>
          <table:table-cell table:style-name="ce2" table:formula="of:=[.BA8]=[.BA9]" office:value-type="boolean" office:boolean-value="true" calcext:value-type="boolean">
            <text:p>TRUE</text:p>
          </table:table-cell>
          <table:table-cell table:style-name="ce2" table:formula="of:=[.BB8]=[.BB9]" office:value-type="boolean" office:boolean-value="true" calcext:value-type="boolean">
            <text:p>TRUE</text:p>
          </table:table-cell>
          <table:table-cell table:style-name="ce2" table:formula="of:=[.BC8]=[.BC9]" office:value-type="boolean" office:boolean-value="true" calcext:value-type="boolean">
            <text:p>TRUE</text:p>
          </table:table-cell>
          <table:table-cell table:style-name="ce2" table:formula="of:=[.BD8]=[.BD9]" office:value-type="boolean" office:boolean-value="true" calcext:value-type="boolean">
            <text:p>TRUE</text:p>
          </table:table-cell>
          <table:table-cell table:style-name="ce2" table:formula="of:=[.BE8]=[.BE9]" office:value-type="boolean" office:boolean-value="true" calcext:value-type="boolean">
            <text:p>TRU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62163" calcext:value-type="float">
            <text:p>6216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0.2367692" calcext:value-type="float">
            <text:p>0.2367692</text:p>
          </table:table-cell>
          <table:table-cell office:value-type="float" office:value="60.9254" calcext:value-type="float">
            <text:p>60.9254</text:p>
          </table:table-cell>
          <table:table-cell office:value-type="float" office:value="18.40697" calcext:value-type="float">
            <text:p>18.40697</text:p>
          </table:table-cell>
          <table:table-cell office:value-type="float" office:value="10.61941" calcext:value-type="float">
            <text:p>10.61941</text:p>
          </table:table-cell>
          <table:table-cell office:value-type="float" office:value="13805" calcext:value-type="float">
            <text:p>1380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53.274" calcext:value-type="float">
            <text:p>1053.274</text:p>
          </table:table-cell>
          <table:table-cell office:value-type="float" office:value="1158.833" calcext:value-type="float">
            <text:p>1158.833</text:p>
          </table:table-cell>
          <table:table-cell office:value-type="float" office:value="29" calcext:value-type="float">
            <text:p>29</text:p>
          </table:table-cell>
          <table:table-cell office:value-type="float" office:value="10537" calcext:value-type="float">
            <text:p>10537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80502" calcext:value-type="float">
            <text:p>80502</text:p>
          </table:table-cell>
          <table:table-cell office:value-type="float" office:value="216" calcext:value-type="float">
            <text:p>216</text:p>
          </table:table-cell>
          <table:table-cell office:value-type="float" office:value="46404" calcext:value-type="float">
            <text:p>46404</text:p>
          </table:table-cell>
          <table:table-cell office:value-type="float" office:value="125" calcext:value-type="float">
            <text:p>125</text:p>
          </table:table-cell>
          <table:table-cell office:value-type="float" office:value="34471" calcext:value-type="float">
            <text:p>34471</text:p>
          </table:table-cell>
          <table:table-cell office:value-type="float" office:value="93" calcext:value-type="float">
            <text:p>93</text:p>
          </table:table-cell>
          <table:table-cell office:value-type="float" office:value="24116" calcext:value-type="float">
            <text:p>2411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4588" calcext:value-type="float">
            <text:p>458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378" calcext:value-type="float">
            <text:p>937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805" calcext:value-type="float">
            <text:p>1380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9659" calcext:value-type="float">
            <text:p>1965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5325" calcext:value-type="float">
            <text:p>2532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1238" calcext:value-type="float">
            <text:p>31238</text:p>
          </table:table-cell>
          <table:table-cell office:value-type="float" office:value="84" calcext:value-type="float">
            <text:p>84</text:p>
          </table:table-cell>
          <table:table-cell office:value-type="float" office:value="374.6737" calcext:value-type="float">
            <text:p>374.673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74.486" calcext:value-type="float">
            <text:p>374.48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544.5715" calcext:value-type="float">
            <text:p>544.5715</text:p>
          </table:table-cell>
          <table:table-cell office:value-type="float" office:value="1158.833" calcext:value-type="float">
            <text:p>1158.833</text:p>
          </table:table-cell>
          <table:table-cell office:value-type="float" office:value="1100.971" calcext:value-type="float">
            <text:p>1100.971</text:p>
          </table:table-cell>
        </table:table-row>
        <table:table-row table:style-name="ro1">
          <table:table-cell office:value-type="string" calcext:value-type="string">
            <text:p>- <text:s text:c="2"/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94" calcext:value-type="float">
            <text:p>994</text:p>
          </table:table-cell>
          <table:table-cell office:value-type="float" office:value="724998" calcext:value-type="float">
            <text:p>724998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0.2390278" calcext:value-type="float">
            <text:p>0.2390278</text:p>
          </table:table-cell>
          <table:table-cell office:value-type="float" office:value="57.18857" calcext:value-type="float">
            <text:p>57.18857</text:p>
          </table:table-cell>
          <table:table-cell office:value-type="float" office:value="15.04305" calcext:value-type="float">
            <text:p>15.04305</text:p>
          </table:table-cell>
          <table:table-cell office:value-type="float" office:value="10.136" calcext:value-type="float">
            <text:p>10.136</text:p>
          </table:table-cell>
          <table:table-cell office:value-type="float" office:value="96718" calcext:value-type="float">
            <text:p>967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34.626" calcext:value-type="float">
            <text:p>1034.626</text:p>
          </table:table-cell>
          <table:table-cell office:value-type="float" office:value="891.3716" calcext:value-type="float">
            <text:p>891.3716</text:p>
          </table:table-cell>
          <table:table-cell office:value-type="float" office:value="11" calcext:value-type="float">
            <text:p>11</text:p>
          </table:table-cell>
          <table:table-cell office:value-type="float" office:value="54816" calcext:value-type="float">
            <text:p>54816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955403" calcext:value-type="float">
            <text:p>955403</text:p>
          </table:table-cell>
          <table:table-cell office:value-type="float" office:value="190" calcext:value-type="float">
            <text:p>190</text:p>
          </table:table-cell>
          <table:table-cell office:value-type="float" office:value="529318" calcext:value-type="float">
            <text:p>529318</text:p>
          </table:table-cell>
          <table:table-cell office:value-type="float" office:value="105" calcext:value-type="float">
            <text:p>105</text:p>
          </table:table-cell>
          <table:table-cell office:value-type="float" office:value="378369" calcext:value-type="float">
            <text:p>378369</text:p>
          </table:table-cell>
          <table:table-cell office:value-type="float" office:value="75" calcext:value-type="float">
            <text:p>75</text:p>
          </table:table-cell>
          <table:table-cell office:value-type="float" office:value="262790" calcext:value-type="float">
            <text:p>26279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30690" calcext:value-type="float">
            <text:p>306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1061" calcext:value-type="float">
            <text:p>6106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6718" calcext:value-type="float">
            <text:p>967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7010" calcext:value-type="float">
            <text:p>1570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2162" calcext:value-type="float">
            <text:p>19216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32767" calcext:value-type="float">
            <text:p>232767</text:p>
          </table:table-cell>
          <table:table-cell office:value-type="float" office:value="46" calcext:value-type="float">
            <text:p>46</text:p>
          </table:table-cell>
          <table:table-cell office:value-type="float" office:value="5017.771" calcext:value-type="float">
            <text:p>5017.77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5017.811" calcext:value-type="float">
            <text:p>5017.81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72.5069" calcext:value-type="float">
            <text:p>572.5069</text:p>
          </table:table-cell>
          <table:table-cell office:value-type="float" office:value="891.3716" calcext:value-type="float">
            <text:p>891.3716</text:p>
          </table:table-cell>
          <table:table-cell office:value-type="float" office:value="884.9184" calcext:value-type="float">
            <text:p>884.9184</text:p>
          </table:table-cell>
        </table:table-row>
        <table:table-row table:style-name="ro1">
          <table:table-cell office:value-type="string" calcext:value-type="string">
            <text:p>+ <text:s text:c="2"/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94" calcext:value-type="float">
            <text:p>994</text:p>
          </table:table-cell>
          <table:table-cell office:value-type="float" office:value="724998" calcext:value-type="float">
            <text:p>724998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0.2390278" calcext:value-type="float">
            <text:p>0.2390278</text:p>
          </table:table-cell>
          <table:table-cell office:value-type="float" office:value="57.18857" calcext:value-type="float">
            <text:p>57.18857</text:p>
          </table:table-cell>
          <table:table-cell office:value-type="float" office:value="15.04305" calcext:value-type="float">
            <text:p>15.04305</text:p>
          </table:table-cell>
          <table:table-cell office:value-type="float" office:value="10.136" calcext:value-type="float">
            <text:p>10.136</text:p>
          </table:table-cell>
          <table:table-cell office:value-type="float" office:value="96718" calcext:value-type="float">
            <text:p>967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34.626" calcext:value-type="float">
            <text:p>1034.626</text:p>
          </table:table-cell>
          <table:table-cell office:value-type="float" office:value="891.3716" calcext:value-type="float">
            <text:p>891.3716</text:p>
          </table:table-cell>
          <table:table-cell office:value-type="float" office:value="11" calcext:value-type="float">
            <text:p>11</text:p>
          </table:table-cell>
          <table:table-cell office:value-type="float" office:value="54816" calcext:value-type="float">
            <text:p>54816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955403" calcext:value-type="float">
            <text:p>955403</text:p>
          </table:table-cell>
          <table:table-cell office:value-type="float" office:value="190" calcext:value-type="float">
            <text:p>190</text:p>
          </table:table-cell>
          <table:table-cell office:value-type="float" office:value="529318" calcext:value-type="float">
            <text:p>529318</text:p>
          </table:table-cell>
          <table:table-cell office:value-type="float" office:value="105" calcext:value-type="float">
            <text:p>105</text:p>
          </table:table-cell>
          <table:table-cell office:value-type="float" office:value="378369" calcext:value-type="float">
            <text:p>378369</text:p>
          </table:table-cell>
          <table:table-cell office:value-type="float" office:value="75" calcext:value-type="float">
            <text:p>75</text:p>
          </table:table-cell>
          <table:table-cell office:value-type="float" office:value="262790" calcext:value-type="float">
            <text:p>26279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30690" calcext:value-type="float">
            <text:p>306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1061" calcext:value-type="float">
            <text:p>6106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6718" calcext:value-type="float">
            <text:p>967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7010" calcext:value-type="float">
            <text:p>1570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2162" calcext:value-type="float">
            <text:p>19216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32767" calcext:value-type="float">
            <text:p>232767</text:p>
          </table:table-cell>
          <table:table-cell office:value-type="float" office:value="46" calcext:value-type="float">
            <text:p>46</text:p>
          </table:table-cell>
          <table:table-cell office:value-type="float" office:value="5017.771" calcext:value-type="float">
            <text:p>5017.77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5017.811" calcext:value-type="float">
            <text:p>5017.81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72.5069" calcext:value-type="float">
            <text:p>572.5069</text:p>
          </table:table-cell>
          <table:table-cell office:value-type="float" office:value="891.3716" calcext:value-type="float">
            <text:p>891.3716</text:p>
          </table:table-cell>
          <table:table-cell office:value-type="float" office:value="884.9184" calcext:value-type="float">
            <text:p>884.9184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94" calcext:value-type="float">
            <text:p>994</text:p>
          </table:table-cell>
          <table:table-cell office:value-type="float" office:value="52677" calcext:value-type="float">
            <text:p>52677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0.2390278" calcext:value-type="float">
            <text:p>0.2390278</text:p>
          </table:table-cell>
          <table:table-cell office:value-type="float" office:value="57.18857" calcext:value-type="float">
            <text:p>57.18857</text:p>
          </table:table-cell>
          <table:table-cell office:value-type="float" office:value="15.04305" calcext:value-type="float">
            <text:p>15.04305</text:p>
          </table:table-cell>
          <table:table-cell office:value-type="float" office:value="10.136" calcext:value-type="float">
            <text:p>10.136</text:p>
          </table:table-cell>
          <table:table-cell office:value-type="float" office:value="5140" calcext:value-type="float">
            <text:p>51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34.626" calcext:value-type="float">
            <text:p>1034.626</text:p>
          </table:table-cell>
          <table:table-cell office:value-type="float" office:value="891.3716" calcext:value-type="float">
            <text:p>891.3716</text:p>
          </table:table-cell>
          <table:table-cell office:value-type="float" office:value="9" calcext:value-type="float">
            <text:p>9</text:p>
          </table:table-cell>
          <table:table-cell office:value-type="float" office:value="3189" calcext:value-type="float">
            <text:p>3189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9459" calcext:value-type="float">
            <text:p>69459</text:p>
          </table:table-cell>
          <table:table-cell office:value-type="float" office:value="190" calcext:value-type="float">
            <text:p>190</text:p>
          </table:table-cell>
          <table:table-cell office:value-type="float" office:value="38491" calcext:value-type="float">
            <text:p>38491</text:p>
          </table:table-cell>
          <table:table-cell office:value-type="float" office:value="105" calcext:value-type="float">
            <text:p>105</text:p>
          </table:table-cell>
          <table:table-cell office:value-type="float" office:value="27547" calcext:value-type="float">
            <text:p>27547</text:p>
          </table:table-cell>
          <table:table-cell office:value-type="float" office:value="75" calcext:value-type="float">
            <text:p>75</text:p>
          </table:table-cell>
          <table:table-cell office:value-type="float" office:value="19091" calcext:value-type="float">
            <text:p>19091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1495" calcext:value-type="float">
            <text:p>14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948" calcext:value-type="float">
            <text:p>29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140" calcext:value-type="float">
            <text:p>514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026" calcext:value-type="float">
            <text:p>8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945" calcext:value-type="float">
            <text:p>109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3571" calcext:value-type="float">
            <text:p>13571</text:p>
          </table:table-cell>
          <table:table-cell office:value-type="float" office:value="37" calcext:value-type="float">
            <text:p>37</text:p>
          </table:table-cell>
          <table:table-cell office:value-type="float" office:value="365.3229" calcext:value-type="float">
            <text:p>365.322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65.2526" calcext:value-type="float">
            <text:p>365.252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72.5069" calcext:value-type="float">
            <text:p>572.5069</text:p>
          </table:table-cell>
          <table:table-cell office:value-type="float" office:value="891.3716" calcext:value-type="float">
            <text:p>891.3716</text:p>
          </table:table-cell>
          <table:table-cell office:value-type="float" office:value="884.9184" calcext:value-type="float">
            <text:p>884.9184</text:p>
          </table:table-cell>
        </table:table-row>
        <table:table-row table:style-name="ro1">
          <table:table-cell office:value-type="string" calcext:value-type="string">
            <text:p>- <text:s text:c="2"/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74" calcext:value-type="float">
            <text:p>674</text:p>
          </table:table-cell>
          <table:table-cell office:value-type="float" office:value="822011" calcext:value-type="float">
            <text:p>822011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0.2439576" calcext:value-type="float">
            <text:p>0.2439576</text:p>
          </table:table-cell>
          <table:table-cell office:value-type="float" office:value="62.59253" calcext:value-type="float">
            <text:p>62.59253</text:p>
          </table:table-cell>
          <table:table-cell office:value-type="float" office:value="15.41672" calcext:value-type="float">
            <text:p>15.41672</text:p>
          </table:table-cell>
          <table:table-cell office:value-type="float" office:value="10.76023" calcext:value-type="float">
            <text:p>10.76023</text:p>
          </table:table-cell>
          <table:table-cell office:value-type="float" office:value="244803" calcext:value-type="float">
            <text:p>24480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37.961" calcext:value-type="float">
            <text:p>1037.961</text:p>
          </table:table-cell>
          <table:table-cell office:value-type="float" office:value="902.7744" calcext:value-type="float">
            <text:p>902.7744</text:p>
          </table:table-cell>
          <table:table-cell office:value-type="float" office:value="8" calcext:value-type="float">
            <text:p>8</text:p>
          </table:table-cell>
          <table:table-cell office:value-type="float" office:value="41333" calcext:value-type="float">
            <text:p>41333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998287" calcext:value-type="float">
            <text:p>998287</text:p>
          </table:table-cell>
          <table:table-cell office:value-type="float" office:value="192" calcext:value-type="float">
            <text:p>192</text:p>
          </table:table-cell>
          <table:table-cell office:value-type="float" office:value="540622" calcext:value-type="float">
            <text:p>540622</text:p>
          </table:table-cell>
          <table:table-cell office:value-type="float" office:value="104" calcext:value-type="float">
            <text:p>104</text:p>
          </table:table-cell>
          <table:table-cell office:value-type="float" office:value="421647" calcext:value-type="float">
            <text:p>421647</text:p>
          </table:table-cell>
          <table:table-cell office:value-type="float" office:value="81" calcext:value-type="float">
            <text:p>81</text:p>
          </table:table-cell>
          <table:table-cell office:value-type="float" office:value="281435" calcext:value-type="float">
            <text:p>281435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68078" calcext:value-type="float">
            <text:p>6807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1114" calcext:value-type="float">
            <text:p>1511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4803" calcext:value-type="float">
            <text:p>24480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74789" calcext:value-type="float">
            <text:p>37478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9429" calcext:value-type="float">
            <text:p>48942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577945" calcext:value-type="float">
            <text:p>577945</text:p>
          </table:table-cell>
          <table:table-cell office:value-type="float" office:value="111" calcext:value-type="float">
            <text:p>111</text:p>
          </table:table-cell>
          <table:table-cell office:value-type="float" office:value="5201.029" calcext:value-type="float">
            <text:p>5201.029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5204.714" calcext:value-type="float">
            <text:p>5204.71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38.1144" calcext:value-type="float">
            <text:p>438.1144</text:p>
          </table:table-cell>
          <table:table-cell office:value-type="float" office:value="902.7744" calcext:value-type="float">
            <text:p>902.7744</text:p>
          </table:table-cell>
          <table:table-cell office:value-type="float" office:value="892.0864" calcext:value-type="float">
            <text:p>892.0864</text:p>
          </table:table-cell>
        </table:table-row>
        <table:table-row table:style-name="ro1">
          <table:table-cell office:value-type="string" calcext:value-type="string">
            <text:p>+ <text:s text:c="2"/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74" calcext:value-type="float">
            <text:p>674</text:p>
          </table:table-cell>
          <table:table-cell office:value-type="float" office:value="822011" calcext:value-type="float">
            <text:p>822011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0.2439576" calcext:value-type="float">
            <text:p>0.2439576</text:p>
          </table:table-cell>
          <table:table-cell office:value-type="float" office:value="62.59253" calcext:value-type="float">
            <text:p>62.59253</text:p>
          </table:table-cell>
          <table:table-cell office:value-type="float" office:value="15.41672" calcext:value-type="float">
            <text:p>15.41672</text:p>
          </table:table-cell>
          <table:table-cell office:value-type="float" office:value="10.76023" calcext:value-type="float">
            <text:p>10.76023</text:p>
          </table:table-cell>
          <table:table-cell office:value-type="float" office:value="244803" calcext:value-type="float">
            <text:p>24480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37.961" calcext:value-type="float">
            <text:p>1037.961</text:p>
          </table:table-cell>
          <table:table-cell office:value-type="float" office:value="902.7744" calcext:value-type="float">
            <text:p>902.7744</text:p>
          </table:table-cell>
          <table:table-cell office:value-type="float" office:value="8" calcext:value-type="float">
            <text:p>8</text:p>
          </table:table-cell>
          <table:table-cell office:value-type="float" office:value="41333" calcext:value-type="float">
            <text:p>41333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998287" calcext:value-type="float">
            <text:p>998287</text:p>
          </table:table-cell>
          <table:table-cell office:value-type="float" office:value="192" calcext:value-type="float">
            <text:p>192</text:p>
          </table:table-cell>
          <table:table-cell office:value-type="float" office:value="540622" calcext:value-type="float">
            <text:p>540622</text:p>
          </table:table-cell>
          <table:table-cell office:value-type="float" office:value="104" calcext:value-type="float">
            <text:p>104</text:p>
          </table:table-cell>
          <table:table-cell office:value-type="float" office:value="421647" calcext:value-type="float">
            <text:p>421647</text:p>
          </table:table-cell>
          <table:table-cell office:value-type="float" office:value="81" calcext:value-type="float">
            <text:p>81</text:p>
          </table:table-cell>
          <table:table-cell office:value-type="float" office:value="281435" calcext:value-type="float">
            <text:p>281435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68078" calcext:value-type="float">
            <text:p>6807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1114" calcext:value-type="float">
            <text:p>1511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4803" calcext:value-type="float">
            <text:p>24480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74789" calcext:value-type="float">
            <text:p>37478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9429" calcext:value-type="float">
            <text:p>48942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577945" calcext:value-type="float">
            <text:p>577945</text:p>
          </table:table-cell>
          <table:table-cell office:value-type="float" office:value="111" calcext:value-type="float">
            <text:p>111</text:p>
          </table:table-cell>
          <table:table-cell office:value-type="float" office:value="5201.029" calcext:value-type="float">
            <text:p>5201.029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5204.714" calcext:value-type="float">
            <text:p>5204.71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38.1144" calcext:value-type="float">
            <text:p>438.1144</text:p>
          </table:table-cell>
          <table:table-cell office:value-type="float" office:value="902.7744" calcext:value-type="float">
            <text:p>902.7744</text:p>
          </table:table-cell>
          <table:table-cell office:value-type="float" office:value="892.0864" calcext:value-type="float">
            <text:p>892.0864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74" calcext:value-type="float">
            <text:p>674</text:p>
          </table:table-cell>
          <table:table-cell office:value-type="float" office:value="58858" calcext:value-type="float">
            <text:p>58858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0.2439576" calcext:value-type="float">
            <text:p>0.2439576</text:p>
          </table:table-cell>
          <table:table-cell office:value-type="float" office:value="62.59253" calcext:value-type="float">
            <text:p>62.59253</text:p>
          </table:table-cell>
          <table:table-cell office:value-type="float" office:value="15.41672" calcext:value-type="float">
            <text:p>15.41672</text:p>
          </table:table-cell>
          <table:table-cell office:value-type="float" office:value="10.76023" calcext:value-type="float">
            <text:p>10.76023</text:p>
          </table:table-cell>
          <table:table-cell office:value-type="float" office:value="17940" calcext:value-type="float">
            <text:p>1794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37.961" calcext:value-type="float">
            <text:p>1037.961</text:p>
          </table:table-cell>
          <table:table-cell office:value-type="float" office:value="902.7744" calcext:value-type="float">
            <text:p>902.7744</text:p>
          </table:table-cell>
          <table:table-cell office:value-type="float" office:value="8" calcext:value-type="float">
            <text:p>8</text:p>
          </table:table-cell>
          <table:table-cell office:value-type="float" office:value="2890" calcext:value-type="float">
            <text:p>2890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71479" calcext:value-type="float">
            <text:p>71479</text:p>
          </table:table-cell>
          <table:table-cell office:value-type="float" office:value="192" calcext:value-type="float">
            <text:p>192</text:p>
          </table:table-cell>
          <table:table-cell office:value-type="float" office:value="38781" calcext:value-type="float">
            <text:p>38781</text:p>
          </table:table-cell>
          <table:table-cell office:value-type="float" office:value="104" calcext:value-type="float">
            <text:p>104</text:p>
          </table:table-cell>
          <table:table-cell office:value-type="float" office:value="30204" calcext:value-type="float">
            <text:p>30204</text:p>
          </table:table-cell>
          <table:table-cell office:value-type="float" office:value="81" calcext:value-type="float">
            <text:p>81</text:p>
          </table:table-cell>
          <table:table-cell office:value-type="float" office:value="20190" calcext:value-type="float">
            <text:p>2019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4966" calcext:value-type="float">
            <text:p>49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943" calcext:value-type="float">
            <text:p>1094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7940" calcext:value-type="float">
            <text:p>179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7247" calcext:value-type="float">
            <text:p>2724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32808" calcext:value-type="float">
            <text:p>3280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38056" calcext:value-type="float">
            <text:p>38056</text:p>
          </table:table-cell>
          <table:table-cell office:value-type="float" office:value="102" calcext:value-type="float">
            <text:p>102</text:p>
          </table:table-cell>
          <table:table-cell office:value-type="float" office:value="370.0385" calcext:value-type="float">
            <text:p>370.038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370.7524" calcext:value-type="float">
            <text:p>370.752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38.1144" calcext:value-type="float">
            <text:p>438.1144</text:p>
          </table:table-cell>
          <table:table-cell office:value-type="float" office:value="902.7744" calcext:value-type="float">
            <text:p>902.7744</text:p>
          </table:table-cell>
          <table:table-cell office:value-type="float" office:value="892.0864" calcext:value-type="float">
            <text:p>892.0864</text:p>
          </table:table-cell>
        </table:table-row>
        <table:table-row table:style-name="ro1">
          <table:table-cell office:value-type="string" calcext:value-type="string">
            <text:p>- <text:s text:c="2"/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6" calcext:value-type="float">
            <text:p>656</text:p>
          </table:table-cell>
          <table:table-cell office:value-type="float" office:value="1523528" calcext:value-type="float">
            <text:p>1523528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0.3612014" calcext:value-type="float">
            <text:p>0.3612014</text:p>
          </table:table-cell>
          <table:table-cell office:value-type="float" office:value="102.9982" calcext:value-type="float">
            <text:p>102.9982</text:p>
          </table:table-cell>
          <table:table-cell office:value-type="float" office:value="27.72358" calcext:value-type="float">
            <text:p>27.72358</text:p>
          </table:table-cell>
          <table:table-cell office:value-type="float" office:value="11.65402" calcext:value-type="float">
            <text:p>11.65402</text:p>
          </table:table-cell>
          <table:table-cell office:value-type="float" office:value="147274" calcext:value-type="float">
            <text:p>14727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33.239" calcext:value-type="float">
            <text:p>3033.239</text:p>
          </table:table-cell>
          <table:table-cell office:value-type="float" office:value="2458.409" calcext:value-type="float">
            <text:p>2458.409</text:p>
          </table:table-cell>
          <table:table-cell office:value-type="float" office:value="15" calcext:value-type="float">
            <text:p>15</text:p>
          </table:table-cell>
          <table:table-cell office:value-type="float" office:value="77165" calcext:value-type="float">
            <text:p>77165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842132" calcext:value-type="float">
            <text:p>1842132</text:p>
          </table:table-cell>
          <table:table-cell office:value-type="float" office:value="353" calcext:value-type="float">
            <text:p>353</text:p>
          </table:table-cell>
          <table:table-cell office:value-type="float" office:value="1210267" calcext:value-type="float">
            <text:p>1210267</text:p>
          </table:table-cell>
          <table:table-cell office:value-type="float" office:value="232" calcext:value-type="float">
            <text:p>232</text:p>
          </table:table-cell>
          <table:table-cell office:value-type="float" office:value="985925" calcext:value-type="float">
            <text:p>985925</text:p>
          </table:table-cell>
          <table:table-cell office:value-type="float" office:value="189" calcext:value-type="float">
            <text:p>189</text:p>
          </table:table-cell>
          <table:table-cell office:value-type="float" office:value="761858" calcext:value-type="float">
            <text:p>761858</text:p>
          </table:table-cell>
          <table:table-cell office:value-type="float" office:value="146" calcext:value-type="float">
            <text:p>146</text:p>
          </table:table-cell>
          <table:table-cell office:value-type="float" office:value="37" calcext:value-type="float">
            <text:p>37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float" office:value="42379" calcext:value-type="float">
            <text:p>4237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9502" calcext:value-type="float">
            <text:p>8950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274" calcext:value-type="float">
            <text:p>14727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0703" calcext:value-type="float">
            <text:p>22070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93967" calcext:value-type="float">
            <text:p>29396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82919" calcext:value-type="float">
            <text:p>382919</text:p>
          </table:table-cell>
          <table:table-cell office:value-type="float" office:value="73" calcext:value-type="float">
            <text:p>73</text:p>
          </table:table-cell>
          <table:table-cell office:value-type="float" office:value="5238.699" calcext:value-type="float">
            <text:p>5238.699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5238.68" calcext:value-type="float">
            <text:p>5238.68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948.7563" calcext:value-type="float">
            <text:p>948.7563</text:p>
          </table:table-cell>
          <table:table-cell office:value-type="float" office:value="2458.409" calcext:value-type="float">
            <text:p>2458.409</text:p>
          </table:table-cell>
          <table:table-cell office:value-type="float" office:value="2320.327" calcext:value-type="float">
            <text:p>2320.327</text:p>
          </table:table-cell>
        </table:table-row>
        <table:table-row table:style-name="ro1">
          <table:table-cell office:value-type="string" calcext:value-type="string">
            <text:p>+ <text:s text:c="2"/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6" calcext:value-type="float">
            <text:p>656</text:p>
          </table:table-cell>
          <table:table-cell office:value-type="float" office:value="1523528" calcext:value-type="float">
            <text:p>1523528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0.3612014" calcext:value-type="float">
            <text:p>0.3612014</text:p>
          </table:table-cell>
          <table:table-cell office:value-type="float" office:value="102.9982" calcext:value-type="float">
            <text:p>102.9982</text:p>
          </table:table-cell>
          <table:table-cell office:value-type="float" office:value="27.72358" calcext:value-type="float">
            <text:p>27.72358</text:p>
          </table:table-cell>
          <table:table-cell office:value-type="float" office:value="11.65402" calcext:value-type="float">
            <text:p>11.65402</text:p>
          </table:table-cell>
          <table:table-cell office:value-type="float" office:value="147274" calcext:value-type="float">
            <text:p>14727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33.239" calcext:value-type="float">
            <text:p>3033.239</text:p>
          </table:table-cell>
          <table:table-cell office:value-type="float" office:value="2458.409" calcext:value-type="float">
            <text:p>2458.409</text:p>
          </table:table-cell>
          <table:table-cell office:value-type="float" office:value="15" calcext:value-type="float">
            <text:p>15</text:p>
          </table:table-cell>
          <table:table-cell office:value-type="float" office:value="77165" calcext:value-type="float">
            <text:p>77165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842132" calcext:value-type="float">
            <text:p>1842132</text:p>
          </table:table-cell>
          <table:table-cell office:value-type="float" office:value="353" calcext:value-type="float">
            <text:p>353</text:p>
          </table:table-cell>
          <table:table-cell office:value-type="float" office:value="1210267" calcext:value-type="float">
            <text:p>1210267</text:p>
          </table:table-cell>
          <table:table-cell office:value-type="float" office:value="232" calcext:value-type="float">
            <text:p>232</text:p>
          </table:table-cell>
          <table:table-cell office:value-type="float" office:value="985925" calcext:value-type="float">
            <text:p>985925</text:p>
          </table:table-cell>
          <table:table-cell office:value-type="float" office:value="189" calcext:value-type="float">
            <text:p>189</text:p>
          </table:table-cell>
          <table:table-cell office:value-type="float" office:value="761858" calcext:value-type="float">
            <text:p>761858</text:p>
          </table:table-cell>
          <table:table-cell office:value-type="float" office:value="146" calcext:value-type="float">
            <text:p>146</text:p>
          </table:table-cell>
          <table:table-cell office:value-type="float" office:value="37" calcext:value-type="float">
            <text:p>37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float" office:value="42379" calcext:value-type="float">
            <text:p>4237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9502" calcext:value-type="float">
            <text:p>8950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274" calcext:value-type="float">
            <text:p>14727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0703" calcext:value-type="float">
            <text:p>22070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93967" calcext:value-type="float">
            <text:p>29396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82919" calcext:value-type="float">
            <text:p>382919</text:p>
          </table:table-cell>
          <table:table-cell office:value-type="float" office:value="73" calcext:value-type="float">
            <text:p>73</text:p>
          </table:table-cell>
          <table:table-cell office:value-type="float" office:value="5238.699" calcext:value-type="float">
            <text:p>5238.699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5238.68" calcext:value-type="float">
            <text:p>5238.68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948.7563" calcext:value-type="float">
            <text:p>948.7563</text:p>
          </table:table-cell>
          <table:table-cell office:value-type="float" office:value="2458.409" calcext:value-type="float">
            <text:p>2458.409</text:p>
          </table:table-cell>
          <table:table-cell office:value-type="float" office:value="2320.327" calcext:value-type="float">
            <text:p>2320.327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6" calcext:value-type="float">
            <text:p>656</text:p>
          </table:table-cell>
          <table:table-cell office:value-type="float" office:value="108611" calcext:value-type="float">
            <text:p>108611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0.3612014" calcext:value-type="float">
            <text:p>0.3612014</text:p>
          </table:table-cell>
          <table:table-cell office:value-type="float" office:value="102.9982" calcext:value-type="float">
            <text:p>102.9982</text:p>
          </table:table-cell>
          <table:table-cell office:value-type="float" office:value="27.72358" calcext:value-type="float">
            <text:p>27.72358</text:p>
          </table:table-cell>
          <table:table-cell office:value-type="float" office:value="11.65402" calcext:value-type="float">
            <text:p>11.65402</text:p>
          </table:table-cell>
          <table:table-cell office:value-type="float" office:value="8923" calcext:value-type="float">
            <text:p>89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033.239" calcext:value-type="float">
            <text:p>3033.239</text:p>
          </table:table-cell>
          <table:table-cell office:value-type="float" office:value="2458.409" calcext:value-type="float">
            <text:p>2458.409</text:p>
          </table:table-cell>
          <table:table-cell office:value-type="float" office:value="23" calcext:value-type="float">
            <text:p>23</text:p>
          </table:table-cell>
          <table:table-cell office:value-type="float" office:value="8283" calcext:value-type="float">
            <text:p>8283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31296" calcext:value-type="float">
            <text:p>131296</text:p>
          </table:table-cell>
          <table:table-cell office:value-type="float" office:value="353" calcext:value-type="float">
            <text:p>353</text:p>
          </table:table-cell>
          <table:table-cell office:value-type="float" office:value="86525" calcext:value-type="float">
            <text:p>86525</text:p>
          </table:table-cell>
          <table:table-cell office:value-type="float" office:value="232" calcext:value-type="float">
            <text:p>232</text:p>
          </table:table-cell>
          <table:table-cell office:value-type="float" office:value="70306" calcext:value-type="float">
            <text:p>70306</text:p>
          </table:table-cell>
          <table:table-cell office:value-type="float" office:value="189" calcext:value-type="float">
            <text:p>189</text:p>
          </table:table-cell>
          <table:table-cell office:value-type="float" office:value="54294" calcext:value-type="float">
            <text:p>54294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3448" calcext:value-type="float">
            <text:p>34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328" calcext:value-type="float">
            <text:p>63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923" calcext:value-type="float">
            <text:p>89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633" calcext:value-type="float">
            <text:p>126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305" calcext:value-type="float">
            <text:p>1630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0039" calcext:value-type="float">
            <text:p>20039</text:p>
          </table:table-cell>
          <table:table-cell office:value-type="float" office:value="54" calcext:value-type="float">
            <text:p>54</text:p>
          </table:table-cell>
          <table:table-cell office:value-type="float" office:value="372.274" calcext:value-type="float">
            <text:p>372.274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372.732" calcext:value-type="float">
            <text:p>372.732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948.7563" calcext:value-type="float">
            <text:p>948.7563</text:p>
          </table:table-cell>
          <table:table-cell office:value-type="float" office:value="2458.409" calcext:value-type="float">
            <text:p>2458.409</text:p>
          </table:table-cell>
          <table:table-cell office:value-type="float" office:value="2320.327" calcext:value-type="float">
            <text:p>2320.327</text:p>
          </table:table-cell>
        </table:table-row>
        <table:table-row table:style-name="ro1">
          <table:table-cell office:value-type="string" calcext:value-type="string">
            <text:p>- <text:s text:c="2"/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6" calcext:value-type="float">
            <text:p>726</text:p>
          </table:table-cell>
          <table:table-cell office:value-type="float" office:value="866619" calcext:value-type="float">
            <text:p>866619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0.4481581" calcext:value-type="float">
            <text:p>0.4481581</text:p>
          </table:table-cell>
          <table:table-cell office:value-type="float" office:value="68.497" calcext:value-type="float">
            <text:p>68.497</text:p>
          </table:table-cell>
          <table:table-cell office:value-type="float" office:value="21.22978" calcext:value-type="float">
            <text:p>21.22978</text:p>
          </table:table-cell>
          <table:table-cell office:value-type="float" office:value="7.098986" calcext:value-type="float">
            <text:p>7.098986</text:p>
          </table:table-cell>
          <table:table-cell office:value-type="float" office:value="62319" calcext:value-type="float">
            <text:p>623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9.9857" calcext:value-type="float">
            <text:p>979.9857</text:p>
          </table:table-cell>
          <table:table-cell office:value-type="float" office:value="930.3915" calcext:value-type="float">
            <text:p>930.3915</text:p>
          </table:table-cell>
          <table:table-cell office:value-type="float" office:value="7" calcext:value-type="float">
            <text:p>7</text:p>
          </table:table-cell>
          <table:table-cell office:value-type="float" office:value="35624" calcext:value-type="float">
            <text:p>35624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135256" calcext:value-type="float">
            <text:p>1135256</text:p>
          </table:table-cell>
          <table:table-cell office:value-type="float" office:value="220" calcext:value-type="float">
            <text:p>220</text:p>
          </table:table-cell>
          <table:table-cell office:value-type="float" office:value="686079" calcext:value-type="float">
            <text:p>686079</text:p>
          </table:table-cell>
          <table:table-cell office:value-type="float" office:value="133" calcext:value-type="float">
            <text:p>133</text:p>
          </table:table-cell>
          <table:table-cell office:value-type="float" office:value="500539" calcext:value-type="float">
            <text:p>500539</text:p>
          </table:table-cell>
          <table:table-cell office:value-type="float" office:value="97" calcext:value-type="float">
            <text:p>97</text:p>
          </table:table-cell>
          <table:table-cell office:value-type="float" office:value="417800" calcext:value-type="float">
            <text:p>417800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20911" calcext:value-type="float">
            <text:p>209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908" calcext:value-type="float">
            <text:p>4190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2319" calcext:value-type="float">
            <text:p>623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8600" calcext:value-type="float">
            <text:p>986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9719" calcext:value-type="float">
            <text:p>1297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5825" calcext:value-type="float">
            <text:p>175825</text:p>
          </table:table-cell>
          <table:table-cell office:value-type="float" office:value="34" calcext:value-type="float">
            <text:p>34</text:p>
          </table:table-cell>
          <table:table-cell office:value-type="float" office:value="5167.79" calcext:value-type="float">
            <text:p>5167.79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5174.446" calcext:value-type="float">
            <text:p>5174.446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613.7518" calcext:value-type="float">
            <text:p>613.7518</text:p>
          </table:table-cell>
          <table:table-cell office:value-type="float" office:value="930.3915" calcext:value-type="float">
            <text:p>930.3915</text:p>
          </table:table-cell>
          <table:table-cell office:value-type="float" office:value="914.7752" calcext:value-type="float">
            <text:p>914.7752</text:p>
          </table:table-cell>
        </table:table-row>
        <table:table-row table:style-name="ro1">
          <table:table-cell office:value-type="string" calcext:value-type="string">
            <text:p>+ <text:s text:c="2"/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6" calcext:value-type="float">
            <text:p>726</text:p>
          </table:table-cell>
          <table:table-cell office:value-type="float" office:value="866619" calcext:value-type="float">
            <text:p>866619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0.4481581" calcext:value-type="float">
            <text:p>0.4481581</text:p>
          </table:table-cell>
          <table:table-cell office:value-type="float" office:value="68.497" calcext:value-type="float">
            <text:p>68.497</text:p>
          </table:table-cell>
          <table:table-cell office:value-type="float" office:value="21.22978" calcext:value-type="float">
            <text:p>21.22978</text:p>
          </table:table-cell>
          <table:table-cell office:value-type="float" office:value="7.098986" calcext:value-type="float">
            <text:p>7.098986</text:p>
          </table:table-cell>
          <table:table-cell office:value-type="float" office:value="62319" calcext:value-type="float">
            <text:p>623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9.9857" calcext:value-type="float">
            <text:p>979.9857</text:p>
          </table:table-cell>
          <table:table-cell office:value-type="float" office:value="930.3915" calcext:value-type="float">
            <text:p>930.3915</text:p>
          </table:table-cell>
          <table:table-cell office:value-type="float" office:value="7" calcext:value-type="float">
            <text:p>7</text:p>
          </table:table-cell>
          <table:table-cell office:value-type="float" office:value="35624" calcext:value-type="float">
            <text:p>35624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135256" calcext:value-type="float">
            <text:p>1135256</text:p>
          </table:table-cell>
          <table:table-cell office:value-type="float" office:value="220" calcext:value-type="float">
            <text:p>220</text:p>
          </table:table-cell>
          <table:table-cell office:value-type="float" office:value="686079" calcext:value-type="float">
            <text:p>686079</text:p>
          </table:table-cell>
          <table:table-cell office:value-type="float" office:value="133" calcext:value-type="float">
            <text:p>133</text:p>
          </table:table-cell>
          <table:table-cell office:value-type="float" office:value="500539" calcext:value-type="float">
            <text:p>500539</text:p>
          </table:table-cell>
          <table:table-cell office:value-type="float" office:value="97" calcext:value-type="float">
            <text:p>97</text:p>
          </table:table-cell>
          <table:table-cell office:value-type="float" office:value="417800" calcext:value-type="float">
            <text:p>417800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20911" calcext:value-type="float">
            <text:p>209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908" calcext:value-type="float">
            <text:p>4190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2319" calcext:value-type="float">
            <text:p>623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8600" calcext:value-type="float">
            <text:p>986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9719" calcext:value-type="float">
            <text:p>1297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5825" calcext:value-type="float">
            <text:p>175825</text:p>
          </table:table-cell>
          <table:table-cell office:value-type="float" office:value="34" calcext:value-type="float">
            <text:p>34</text:p>
          </table:table-cell>
          <table:table-cell office:value-type="float" office:value="5167.79" calcext:value-type="float">
            <text:p>5167.79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5174.446" calcext:value-type="float">
            <text:p>5174.446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613.7518" calcext:value-type="float">
            <text:p>613.7518</text:p>
          </table:table-cell>
          <table:table-cell office:value-type="float" office:value="930.3915" calcext:value-type="float">
            <text:p>930.3915</text:p>
          </table:table-cell>
          <table:table-cell office:value-type="float" office:value="914.7752" calcext:value-type="float">
            <text:p>914.7752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6" calcext:value-type="float">
            <text:p>726</text:p>
          </table:table-cell>
          <table:table-cell office:value-type="float" office:value="62167" calcext:value-type="float">
            <text:p>62167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0.4481581" calcext:value-type="float">
            <text:p>0.4481581</text:p>
          </table:table-cell>
          <table:table-cell office:value-type="float" office:value="68.497" calcext:value-type="float">
            <text:p>68.497</text:p>
          </table:table-cell>
          <table:table-cell office:value-type="float" office:value="21.22978" calcext:value-type="float">
            <text:p>21.22978</text:p>
          </table:table-cell>
          <table:table-cell office:value-type="float" office:value="7.098986" calcext:value-type="float">
            <text:p>7.098986</text:p>
          </table:table-cell>
          <table:table-cell office:value-type="float" office:value="4505" calcext:value-type="float">
            <text:p>45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79.9857" calcext:value-type="float">
            <text:p>979.9857</text:p>
          </table:table-cell>
          <table:table-cell office:value-type="float" office:value="930.3915" calcext:value-type="float">
            <text:p>930.3915</text:p>
          </table:table-cell>
          <table:table-cell office:value-type="float" office:value="3" calcext:value-type="float">
            <text:p>3</text:p>
          </table:table-cell>
          <table:table-cell office:value-type="float" office:value="1046" calcext:value-type="float">
            <text:p>1046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81283" calcext:value-type="float">
            <text:p>81283</text:p>
          </table:table-cell>
          <table:table-cell office:value-type="float" office:value="220" calcext:value-type="float">
            <text:p>220</text:p>
          </table:table-cell>
          <table:table-cell office:value-type="float" office:value="49261" calcext:value-type="float">
            <text:p>49261</text:p>
          </table:table-cell>
          <table:table-cell office:value-type="float" office:value="133" calcext:value-type="float">
            <text:p>133</text:p>
          </table:table-cell>
          <table:table-cell office:value-type="float" office:value="35970" calcext:value-type="float">
            <text:p>35970</text:p>
          </table:table-cell>
          <table:table-cell office:value-type="float" office:value="97" calcext:value-type="float">
            <text:p>97</text:p>
          </table:table-cell>
          <table:table-cell office:value-type="float" office:value="30034" calcext:value-type="float">
            <text:p>30034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1528" calcext:value-type="float">
            <text:p>15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2" calcext:value-type="float">
            <text:p>30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05" calcext:value-type="float">
            <text:p>45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65" calcext:value-type="float">
            <text:p>716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346" calcext:value-type="float">
            <text:p>93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665" calcext:value-type="float">
            <text:p>12665</text:p>
          </table:table-cell>
          <table:table-cell office:value-type="float" office:value="34" calcext:value-type="float">
            <text:p>34</text:p>
          </table:table-cell>
          <table:table-cell office:value-type="float" office:value="368.81" calcext:value-type="float">
            <text:p>368.81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373.241" calcext:value-type="float">
            <text:p>373.241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613.7518" calcext:value-type="float">
            <text:p>613.7518</text:p>
          </table:table-cell>
          <table:table-cell office:value-type="float" office:value="930.3915" calcext:value-type="float">
            <text:p>930.3915</text:p>
          </table:table-cell>
          <table:table-cell office:value-type="float" office:value="914.7752" calcext:value-type="float">
            <text:p>914.7752</text:p>
          </table:table-cell>
        </table:table-row>
        <table:table-row table:style-name="ro1">
          <table:table-cell office:value-type="string" calcext:value-type="string">
            <text:p>- <text:s text:c="2"/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39" calcext:value-type="float">
            <text:p>739</text:p>
          </table:table-cell>
          <table:table-cell office:value-type="float" office:value="6816573" calcext:value-type="float">
            <text:p>6816573</text:p>
          </table:table-cell>
          <table:table-cell table:number-columns-repeated="2" office:value-type="float" office:value="1319" calcext:value-type="float">
            <text:p>1319</text:p>
          </table:table-cell>
          <table:table-cell office:value-type="float" office:value="0.581361" calcext:value-type="float">
            <text:p>0.581361</text:p>
          </table:table-cell>
          <table:table-cell office:value-type="float" office:value="236.7619" calcext:value-type="float">
            <text:p>236.7619</text:p>
          </table:table-cell>
          <table:table-cell office:value-type="float" office:value="70.98388" calcext:value-type="float">
            <text:p>70.98388</text:p>
          </table:table-cell>
          <table:table-cell office:value-type="float" office:value="19.05869" calcext:value-type="float">
            <text:p>19.05869</text:p>
          </table:table-cell>
          <table:table-cell office:value-type="float" office:value="145853" calcext:value-type="float">
            <text:p>14585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2720.08" calcext:value-type="float">
            <text:p>22720.08</text:p>
          </table:table-cell>
          <table:table-cell office:value-type="float" office:value="13908.45" calcext:value-type="float">
            <text:p>13908.45</text:p>
          </table:table-cell>
          <table:table-cell office:value-type="float" office:value="98" calcext:value-type="float">
            <text:p>98</text:p>
          </table:table-cell>
          <table:table-cell office:value-type="float" office:value="499241" calcext:value-type="float">
            <text:p>499241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6865587" calcext:value-type="float">
            <text:p>6865587</text:p>
          </table:table-cell>
          <table:table-cell office:value-type="float" office:value="1328" calcext:value-type="float">
            <text:p>1328</text:p>
          </table:table-cell>
          <table:table-cell office:value-type="float" office:value="5724892" calcext:value-type="float">
            <text:p>5724892</text:p>
          </table:table-cell>
          <table:table-cell office:value-type="float" office:value="1108" calcext:value-type="float">
            <text:p>1108</text:p>
          </table:table-cell>
          <table:table-cell office:value-type="float" office:value="5270014" calcext:value-type="float">
            <text:p>5270014</text:p>
          </table:table-cell>
          <table:table-cell office:value-type="float" office:value="1020" calcext:value-type="float">
            <text:p>1020</text:p>
          </table:table-cell>
          <table:table-cell office:value-type="float" office:value="4808922" calcext:value-type="float">
            <text:p>4808922</text:p>
          </table:table-cell>
          <table:table-cell office:value-type="float" office:value="931" calcext:value-type="float">
            <text:p>931</text:p>
          </table:table-cell>
          <table:table-cell office:value-type="float" office:value="68" calcext:value-type="float">
            <text:p>68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42026" calcext:value-type="float">
            <text:p>420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3409" calcext:value-type="float">
            <text:p>8340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5853" calcext:value-type="float">
            <text:p>14585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8407" calcext:value-type="float">
            <text:p>23840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36650" calcext:value-type="float">
            <text:p>33665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39934" calcext:value-type="float">
            <text:p>439934</text:p>
          </table:table-cell>
          <table:table-cell office:value-type="float" office:value="85" calcext:value-type="float">
            <text:p>85</text:p>
          </table:table-cell>
          <table:table-cell office:value-type="float" office:value="5178.016" calcext:value-type="float">
            <text:p>5178.016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5183.192" calcext:value-type="float">
            <text:p>5183.192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5577.925" calcext:value-type="float">
            <text:p>5577.925</text:p>
          </table:table-cell>
          <table:table-cell office:value-type="float" office:value="13908.45" calcext:value-type="float">
            <text:p>13908.45</text:p>
          </table:table-cell>
          <table:table-cell office:value-type="float" office:value="12479.81" calcext:value-type="float">
            <text:p>12479.81</text:p>
          </table:table-cell>
        </table:table-row>
        <table:table-row table:style-name="ro1">
          <table:table-cell office:value-type="string" calcext:value-type="string">
            <text:p>+ <text:s text:c="2"/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39" calcext:value-type="float">
            <text:p>739</text:p>
          </table:table-cell>
          <table:table-cell office:value-type="float" office:value="6816573" calcext:value-type="float">
            <text:p>6816573</text:p>
          </table:table-cell>
          <table:table-cell table:number-columns-repeated="2" office:value-type="float" office:value="1319" calcext:value-type="float">
            <text:p>1319</text:p>
          </table:table-cell>
          <table:table-cell office:value-type="float" office:value="0.581361" calcext:value-type="float">
            <text:p>0.581361</text:p>
          </table:table-cell>
          <table:table-cell office:value-type="float" office:value="236.7619" calcext:value-type="float">
            <text:p>236.7619</text:p>
          </table:table-cell>
          <table:table-cell office:value-type="float" office:value="70.98388" calcext:value-type="float">
            <text:p>70.98388</text:p>
          </table:table-cell>
          <table:table-cell office:value-type="float" office:value="19.05869" calcext:value-type="float">
            <text:p>19.05869</text:p>
          </table:table-cell>
          <table:table-cell office:value-type="float" office:value="145853" calcext:value-type="float">
            <text:p>14585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2720.08" calcext:value-type="float">
            <text:p>22720.08</text:p>
          </table:table-cell>
          <table:table-cell office:value-type="float" office:value="13908.45" calcext:value-type="float">
            <text:p>13908.45</text:p>
          </table:table-cell>
          <table:table-cell office:value-type="float" office:value="98" calcext:value-type="float">
            <text:p>98</text:p>
          </table:table-cell>
          <table:table-cell office:value-type="float" office:value="499241" calcext:value-type="float">
            <text:p>499241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6865587" calcext:value-type="float">
            <text:p>6865587</text:p>
          </table:table-cell>
          <table:table-cell office:value-type="float" office:value="1328" calcext:value-type="float">
            <text:p>1328</text:p>
          </table:table-cell>
          <table:table-cell office:value-type="float" office:value="5724892" calcext:value-type="float">
            <text:p>5724892</text:p>
          </table:table-cell>
          <table:table-cell office:value-type="float" office:value="1108" calcext:value-type="float">
            <text:p>1108</text:p>
          </table:table-cell>
          <table:table-cell office:value-type="float" office:value="5270014" calcext:value-type="float">
            <text:p>5270014</text:p>
          </table:table-cell>
          <table:table-cell office:value-type="float" office:value="1020" calcext:value-type="float">
            <text:p>1020</text:p>
          </table:table-cell>
          <table:table-cell office:value-type="float" office:value="4808922" calcext:value-type="float">
            <text:p>4808922</text:p>
          </table:table-cell>
          <table:table-cell office:value-type="float" office:value="931" calcext:value-type="float">
            <text:p>931</text:p>
          </table:table-cell>
          <table:table-cell office:value-type="float" office:value="68" calcext:value-type="float">
            <text:p>68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42026" calcext:value-type="float">
            <text:p>420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3409" calcext:value-type="float">
            <text:p>8340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5853" calcext:value-type="float">
            <text:p>14585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8407" calcext:value-type="float">
            <text:p>23840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36650" calcext:value-type="float">
            <text:p>33665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39934" calcext:value-type="float">
            <text:p>439934</text:p>
          </table:table-cell>
          <table:table-cell office:value-type="float" office:value="85" calcext:value-type="float">
            <text:p>85</text:p>
          </table:table-cell>
          <table:table-cell office:value-type="float" office:value="5178.016" calcext:value-type="float">
            <text:p>5178.016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5183.192" calcext:value-type="float">
            <text:p>5183.192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5577.925" calcext:value-type="float">
            <text:p>5577.925</text:p>
          </table:table-cell>
          <table:table-cell office:value-type="float" office:value="13908.45" calcext:value-type="float">
            <text:p>13908.45</text:p>
          </table:table-cell>
          <table:table-cell office:value-type="float" office:value="12479.81" calcext:value-type="float">
            <text:p>12479.81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39" calcext:value-type="float">
            <text:p>739</text:p>
          </table:table-cell>
          <table:table-cell office:value-type="float" office:value="487645" calcext:value-type="float">
            <text:p>487645</text:p>
          </table:table-cell>
          <table:table-cell table:number-columns-repeated="2" office:value-type="float" office:value="1319" calcext:value-type="float">
            <text:p>1319</text:p>
          </table:table-cell>
          <table:table-cell office:value-type="float" office:value="0.581361" calcext:value-type="float">
            <text:p>0.581361</text:p>
          </table:table-cell>
          <table:table-cell office:value-type="float" office:value="236.7619" calcext:value-type="float">
            <text:p>236.7619</text:p>
          </table:table-cell>
          <table:table-cell office:value-type="float" office:value="70.98388" calcext:value-type="float">
            <text:p>70.98388</text:p>
          </table:table-cell>
          <table:table-cell office:value-type="float" office:value="19.05869" calcext:value-type="float">
            <text:p>19.05869</text:p>
          </table:table-cell>
          <table:table-cell office:value-type="float" office:value="9726" calcext:value-type="float">
            <text:p>972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720.08" calcext:value-type="float">
            <text:p>22720.08</text:p>
          </table:table-cell>
          <table:table-cell office:value-type="float" office:value="13908.45" calcext:value-type="float">
            <text:p>13908.45</text:p>
          </table:table-cell>
          <table:table-cell office:value-type="float" office:value="62" calcext:value-type="float">
            <text:p>62</text:p>
          </table:table-cell>
          <table:table-cell office:value-type="float" office:value="22241" calcext:value-type="float">
            <text:p>22241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490924" calcext:value-type="float">
            <text:p>490924</text:p>
          </table:table-cell>
          <table:table-cell office:value-type="float" office:value="1328" calcext:value-type="float">
            <text:p>1328</text:p>
          </table:table-cell>
          <table:table-cell office:value-type="float" office:value="409420" calcext:value-type="float">
            <text:p>409420</text:p>
          </table:table-cell>
          <table:table-cell office:value-type="float" office:value="1108" calcext:value-type="float">
            <text:p>1108</text:p>
          </table:table-cell>
          <table:table-cell office:value-type="float" office:value="376850" calcext:value-type="float">
            <text:p>376850</text:p>
          </table:table-cell>
          <table:table-cell office:value-type="float" office:value="1020" calcext:value-type="float">
            <text:p>1020</text:p>
          </table:table-cell>
          <table:table-cell office:value-type="float" office:value="343875" calcext:value-type="float">
            <text:p>343875</text:p>
          </table:table-cell>
          <table:table-cell office:value-type="float" office:value="931" calcext:value-type="float">
            <text:p>931</text:p>
          </table:table-cell>
          <table:table-cell office:value-type="float" office:value="68" calcext:value-type="float">
            <text:p>68</text:p>
          </table:table-cell>
          <table:table-cell office:value-type="float" office:value="719" calcext:value-type="float">
            <text:p>719</text:p>
          </table:table-cell>
          <table:table-cell table:number-columns-repeated="2" office:value-type="float" office:value="2702" calcext:value-type="float">
            <text:p>270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254" calcext:value-type="float">
            <text:p>525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726" calcext:value-type="float">
            <text:p>972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350" calcext:value-type="float">
            <text:p>1635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947" calcext:value-type="float">
            <text:p>2294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0772" calcext:value-type="float">
            <text:p>30772</text:p>
          </table:table-cell>
          <table:table-cell office:value-type="float" office:value="83" calcext:value-type="float">
            <text:p>83</text:p>
          </table:table-cell>
          <table:table-cell office:value-type="float" office:value="369.5403" calcext:value-type="float">
            <text:p>369.5403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370.9075" calcext:value-type="float">
            <text:p>370.9075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5577.925" calcext:value-type="float">
            <text:p>5577.925</text:p>
          </table:table-cell>
          <table:table-cell office:value-type="float" office:value="13908.45" calcext:value-type="float">
            <text:p>13908.45</text:p>
          </table:table-cell>
          <table:table-cell office:value-type="float" office:value="12479.81" calcext:value-type="float">
            <text:p>12479.81</text:p>
          </table:table-cell>
        </table:table-row>
        <table:table-row table:style-name="ro1">
          <table:table-cell office:value-type="string" calcext:value-type="string">
            <text:p>- <text:s text:c="2"/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08" calcext:value-type="float">
            <text:p>808</text:p>
          </table:table-cell>
          <table:table-cell office:value-type="float" office:value="1077802" calcext:value-type="float">
            <text:p>1077802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0.1689994" calcext:value-type="float">
            <text:p>0.1689994</text:p>
          </table:table-cell>
          <table:table-cell office:value-type="float" office:value="69.76137" calcext:value-type="float">
            <text:p>69.76137</text:p>
          </table:table-cell>
          <table:table-cell office:value-type="float" office:value="17.7153" calcext:value-type="float">
            <text:p>17.7153</text:p>
          </table:table-cell>
          <table:table-cell office:value-type="float" office:value="13.29906" calcext:value-type="float">
            <text:p>13.29906</text:p>
          </table:table-cell>
          <table:table-cell office:value-type="float" office:value="118695" calcext:value-type="float">
            <text:p>11869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61.864" calcext:value-type="float">
            <text:p>1761.864</text:p>
          </table:table-cell>
          <table:table-cell office:value-type="float" office:value="1659.988" calcext:value-type="float">
            <text:p>1659.988</text:p>
          </table:table-cell>
          <table:table-cell office:value-type="float" office:value="8" calcext:value-type="float">
            <text:p>8</text:p>
          </table:table-cell>
          <table:table-cell office:value-type="float" office:value="40377" calcext:value-type="float">
            <text:p>40377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349888" calcext:value-type="float">
            <text:p>1349888</text:p>
          </table:table-cell>
          <table:table-cell office:value-type="float" office:value="263" calcext:value-type="float">
            <text:p>263</text:p>
          </table:table-cell>
          <table:table-cell office:value-type="float" office:value="790368" calcext:value-type="float">
            <text:p>790368</text:p>
          </table:table-cell>
          <table:table-cell office:value-type="float" office:value="154" calcext:value-type="float">
            <text:p>154</text:p>
          </table:table-cell>
          <table:table-cell office:value-type="float" office:value="630921" calcext:value-type="float">
            <text:p>630921</text:p>
          </table:table-cell>
          <table:table-cell office:value-type="float" office:value="123" calcext:value-type="float">
            <text:p>123</text:p>
          </table:table-cell>
          <table:table-cell office:value-type="float" office:value="461513" calcext:value-type="float">
            <text:p>461513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26354" calcext:value-type="float">
            <text:p>263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7333" calcext:value-type="float">
            <text:p>6733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8695" calcext:value-type="float">
            <text:p>11869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0826" calcext:value-type="float">
            <text:p>2008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72567" calcext:value-type="float">
            <text:p>27256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60245" calcext:value-type="float">
            <text:p>360245</text:p>
          </table:table-cell>
          <table:table-cell office:value-type="float" office:value="70" calcext:value-type="float">
            <text:p>70</text:p>
          </table:table-cell>
          <table:table-cell office:value-type="float" office:value="5141.316" calcext:value-type="float">
            <text:p>5141.3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5144.656" calcext:value-type="float">
            <text:p>5144.65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725.7042" calcext:value-type="float">
            <text:p>725.7042</text:p>
          </table:table-cell>
          <table:table-cell office:value-type="float" office:value="1659.988" calcext:value-type="float">
            <text:p>1659.988</text:p>
          </table:table-cell>
          <table:table-cell office:value-type="float" office:value="1652.544" calcext:value-type="float">
            <text:p>1652.544</text:p>
          </table:table-cell>
        </table:table-row>
        <table:table-row table:style-name="ro1">
          <table:table-cell office:value-type="string" calcext:value-type="string">
            <text:p>+ <text:s text:c="2"/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08" calcext:value-type="float">
            <text:p>808</text:p>
          </table:table-cell>
          <table:table-cell office:value-type="float" office:value="1077802" calcext:value-type="float">
            <text:p>1077802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0.1689994" calcext:value-type="float">
            <text:p>0.1689994</text:p>
          </table:table-cell>
          <table:table-cell office:value-type="float" office:value="69.76137" calcext:value-type="float">
            <text:p>69.76137</text:p>
          </table:table-cell>
          <table:table-cell office:value-type="float" office:value="17.7153" calcext:value-type="float">
            <text:p>17.7153</text:p>
          </table:table-cell>
          <table:table-cell office:value-type="float" office:value="13.29906" calcext:value-type="float">
            <text:p>13.29906</text:p>
          </table:table-cell>
          <table:table-cell office:value-type="float" office:value="118695" calcext:value-type="float">
            <text:p>11869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61.864" calcext:value-type="float">
            <text:p>1761.864</text:p>
          </table:table-cell>
          <table:table-cell office:value-type="float" office:value="1659.988" calcext:value-type="float">
            <text:p>1659.988</text:p>
          </table:table-cell>
          <table:table-cell office:value-type="float" office:value="8" calcext:value-type="float">
            <text:p>8</text:p>
          </table:table-cell>
          <table:table-cell office:value-type="float" office:value="40377" calcext:value-type="float">
            <text:p>40377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349888" calcext:value-type="float">
            <text:p>1349888</text:p>
          </table:table-cell>
          <table:table-cell office:value-type="float" office:value="263" calcext:value-type="float">
            <text:p>263</text:p>
          </table:table-cell>
          <table:table-cell office:value-type="float" office:value="790368" calcext:value-type="float">
            <text:p>790368</text:p>
          </table:table-cell>
          <table:table-cell office:value-type="float" office:value="154" calcext:value-type="float">
            <text:p>154</text:p>
          </table:table-cell>
          <table:table-cell office:value-type="float" office:value="630921" calcext:value-type="float">
            <text:p>630921</text:p>
          </table:table-cell>
          <table:table-cell office:value-type="float" office:value="123" calcext:value-type="float">
            <text:p>123</text:p>
          </table:table-cell>
          <table:table-cell office:value-type="float" office:value="461513" calcext:value-type="float">
            <text:p>461513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26354" calcext:value-type="float">
            <text:p>263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7333" calcext:value-type="float">
            <text:p>6733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8695" calcext:value-type="float">
            <text:p>11869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0826" calcext:value-type="float">
            <text:p>2008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72567" calcext:value-type="float">
            <text:p>27256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60245" calcext:value-type="float">
            <text:p>360245</text:p>
          </table:table-cell>
          <table:table-cell office:value-type="float" office:value="70" calcext:value-type="float">
            <text:p>70</text:p>
          </table:table-cell>
          <table:table-cell office:value-type="float" office:value="5141.316" calcext:value-type="float">
            <text:p>5141.3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5144.656" calcext:value-type="float">
            <text:p>5144.65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725.7042" calcext:value-type="float">
            <text:p>725.7042</text:p>
          </table:table-cell>
          <table:table-cell office:value-type="float" office:value="1659.988" calcext:value-type="float">
            <text:p>1659.988</text:p>
          </table:table-cell>
          <table:table-cell office:value-type="float" office:value="1652.544" calcext:value-type="float">
            <text:p>1652.544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08" calcext:value-type="float">
            <text:p>808</text:p>
          </table:table-cell>
          <table:table-cell office:value-type="float" office:value="77670" calcext:value-type="float">
            <text:p>7767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0.1689994" calcext:value-type="float">
            <text:p>0.1689994</text:p>
          </table:table-cell>
          <table:table-cell office:value-type="float" office:value="69.76137" calcext:value-type="float">
            <text:p>69.76137</text:p>
          </table:table-cell>
          <table:table-cell office:value-type="float" office:value="17.7153" calcext:value-type="float">
            <text:p>17.7153</text:p>
          </table:table-cell>
          <table:table-cell office:value-type="float" office:value="13.29906" calcext:value-type="float">
            <text:p>13.29906</text:p>
          </table:table-cell>
          <table:table-cell office:value-type="float" office:value="12337" calcext:value-type="float">
            <text:p>1233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761.864" calcext:value-type="float">
            <text:p>1761.864</text:p>
          </table:table-cell>
          <table:table-cell office:value-type="float" office:value="1659.988" calcext:value-type="float">
            <text:p>1659.988</text:p>
          </table:table-cell>
          <table:table-cell office:value-type="float" office:value="14" calcext:value-type="float">
            <text:p>14</text:p>
          </table:table-cell>
          <table:table-cell office:value-type="float" office:value="5025" calcext:value-type="float">
            <text:p>5025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97121" calcext:value-type="float">
            <text:p>97121</text:p>
          </table:table-cell>
          <table:table-cell office:value-type="float" office:value="263" calcext:value-type="float">
            <text:p>263</text:p>
          </table:table-cell>
          <table:table-cell office:value-type="float" office:value="56924" calcext:value-type="float">
            <text:p>56924</text:p>
          </table:table-cell>
          <table:table-cell office:value-type="float" office:value="154" calcext:value-type="float">
            <text:p>154</text:p>
          </table:table-cell>
          <table:table-cell office:value-type="float" office:value="45497" calcext:value-type="float">
            <text:p>45497</text:p>
          </table:table-cell>
          <table:table-cell office:value-type="float" office:value="123" calcext:value-type="float">
            <text:p>123</text:p>
          </table:table-cell>
          <table:table-cell office:value-type="float" office:value="33440" calcext:value-type="float">
            <text:p>33440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3061" calcext:value-type="float">
            <text:p>30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130" calcext:value-type="float">
            <text:p>71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337" calcext:value-type="float">
            <text:p>123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9150" calcext:value-type="float">
            <text:p>191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4289" calcext:value-type="float">
            <text:p>2428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9794" calcext:value-type="float">
            <text:p>29794</text:p>
          </table:table-cell>
          <table:table-cell office:value-type="float" office:value="80" calcext:value-type="float">
            <text:p>80</text:p>
          </table:table-cell>
          <table:table-cell office:value-type="float" office:value="369.3761" calcext:value-type="float">
            <text:p>369.376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369.2623" calcext:value-type="float">
            <text:p>369.262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725.7042" calcext:value-type="float">
            <text:p>725.7042</text:p>
          </table:table-cell>
          <table:table-cell office:value-type="float" office:value="1659.988" calcext:value-type="float">
            <text:p>1659.988</text:p>
          </table:table-cell>
          <table:table-cell office:value-type="float" office:value="1652.544" calcext:value-type="float">
            <text:p>1652.544</text:p>
          </table:table-cell>
        </table:table-row>
        <table:table-row table:style-name="ro1">
          <table:table-cell office:value-type="string" calcext:value-type="string">
            <text:p>- <text:s text:c="2"/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3" calcext:value-type="float">
            <text:p>783</text:p>
          </table:table-cell>
          <table:table-cell office:value-type="float" office:value="856320" calcext:value-type="float">
            <text:p>85632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0.498834" calcext:value-type="float">
            <text:p>0.498834</text:p>
          </table:table-cell>
          <table:table-cell office:value-type="float" office:value="67.18045" calcext:value-type="float">
            <text:p>67.18045</text:p>
          </table:table-cell>
          <table:table-cell office:value-type="float" office:value="20.65511" calcext:value-type="float">
            <text:p>20.65511</text:p>
          </table:table-cell>
          <table:table-cell office:value-type="float" office:value="6.433577" calcext:value-type="float">
            <text:p>6.433577</text:p>
          </table:table-cell>
          <table:table-cell office:value-type="float" office:value="211853" calcext:value-type="float">
            <text:p>21185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26.2784" calcext:value-type="float">
            <text:p>826.2784</text:p>
          </table:table-cell>
          <table:table-cell office:value-type="float" office:value="806.5609" calcext:value-type="float">
            <text:p>806.5609</text:p>
          </table:table-cell>
          <table:table-cell office:value-type="float" office:value="7" calcext:value-type="float">
            <text:p>7</text:p>
          </table:table-cell>
          <table:table-cell office:value-type="float" office:value="35690" calcext:value-type="float">
            <text:p>3569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932618" calcext:value-type="float">
            <text:p>932618</text:p>
          </table:table-cell>
          <table:table-cell office:value-type="float" office:value="181" calcext:value-type="float">
            <text:p>181</text:p>
          </table:table-cell>
          <table:table-cell office:value-type="float" office:value="556829" calcext:value-type="float">
            <text:p>556829</text:p>
          </table:table-cell>
          <table:table-cell office:value-type="float" office:value="108" calcext:value-type="float">
            <text:p>108</text:p>
          </table:table-cell>
          <table:table-cell office:value-type="float" office:value="442803" calcext:value-type="float">
            <text:p>442803</text:p>
          </table:table-cell>
          <table:table-cell office:value-type="float" office:value="86" calcext:value-type="float">
            <text:p>86</text:p>
          </table:table-cell>
          <table:table-cell office:value-type="float" office:value="324519" calcext:value-type="float">
            <text:p>32451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67916" calcext:value-type="float">
            <text:p>679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4830" calcext:value-type="float">
            <text:p>1448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1853" calcext:value-type="float">
            <text:p>21185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94538" calcext:value-type="float">
            <text:p>29453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50992" calcext:value-type="float">
            <text:p>35099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402487" calcext:value-type="float">
            <text:p>402487</text:p>
          </table:table-cell>
          <table:table-cell office:value-type="float" office:value="78" calcext:value-type="float">
            <text:p>78</text:p>
          </table:table-cell>
          <table:table-cell office:value-type="float" office:value="5165.101" calcext:value-type="float">
            <text:p>5165.101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5176.011" calcext:value-type="float">
            <text:p>5176.011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288.2267" calcext:value-type="float">
            <text:p>288.2267</text:p>
          </table:table-cell>
          <table:table-cell office:value-type="float" office:value="806.5609" calcext:value-type="float">
            <text:p>806.5609</text:p>
          </table:table-cell>
          <table:table-cell office:value-type="float" office:value="840.6776" calcext:value-type="float">
            <text:p>840.6776</text:p>
          </table:table-cell>
        </table:table-row>
        <table:table-row table:style-name="ro1">
          <table:table-cell office:value-type="string" calcext:value-type="string">
            <text:p>+ <text:s text:c="2"/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3" calcext:value-type="float">
            <text:p>783</text:p>
          </table:table-cell>
          <table:table-cell office:value-type="float" office:value="856320" calcext:value-type="float">
            <text:p>85632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0.498834" calcext:value-type="float">
            <text:p>0.498834</text:p>
          </table:table-cell>
          <table:table-cell office:value-type="float" office:value="67.18045" calcext:value-type="float">
            <text:p>67.18045</text:p>
          </table:table-cell>
          <table:table-cell office:value-type="float" office:value="20.65511" calcext:value-type="float">
            <text:p>20.65511</text:p>
          </table:table-cell>
          <table:table-cell office:value-type="float" office:value="6.433577" calcext:value-type="float">
            <text:p>6.433577</text:p>
          </table:table-cell>
          <table:table-cell office:value-type="float" office:value="211853" calcext:value-type="float">
            <text:p>21185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26.2784" calcext:value-type="float">
            <text:p>826.2784</text:p>
          </table:table-cell>
          <table:table-cell office:value-type="float" office:value="806.5609" calcext:value-type="float">
            <text:p>806.5609</text:p>
          </table:table-cell>
          <table:table-cell office:value-type="float" office:value="7" calcext:value-type="float">
            <text:p>7</text:p>
          </table:table-cell>
          <table:table-cell office:value-type="float" office:value="35690" calcext:value-type="float">
            <text:p>3569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932618" calcext:value-type="float">
            <text:p>932618</text:p>
          </table:table-cell>
          <table:table-cell office:value-type="float" office:value="181" calcext:value-type="float">
            <text:p>181</text:p>
          </table:table-cell>
          <table:table-cell office:value-type="float" office:value="556829" calcext:value-type="float">
            <text:p>556829</text:p>
          </table:table-cell>
          <table:table-cell office:value-type="float" office:value="108" calcext:value-type="float">
            <text:p>108</text:p>
          </table:table-cell>
          <table:table-cell office:value-type="float" office:value="442803" calcext:value-type="float">
            <text:p>442803</text:p>
          </table:table-cell>
          <table:table-cell office:value-type="float" office:value="86" calcext:value-type="float">
            <text:p>86</text:p>
          </table:table-cell>
          <table:table-cell office:value-type="float" office:value="324519" calcext:value-type="float">
            <text:p>32451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67916" calcext:value-type="float">
            <text:p>679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4830" calcext:value-type="float">
            <text:p>1448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1853" calcext:value-type="float">
            <text:p>21185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94538" calcext:value-type="float">
            <text:p>29453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50992" calcext:value-type="float">
            <text:p>35099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402487" calcext:value-type="float">
            <text:p>402487</text:p>
          </table:table-cell>
          <table:table-cell office:value-type="float" office:value="78" calcext:value-type="float">
            <text:p>78</text:p>
          </table:table-cell>
          <table:table-cell office:value-type="float" office:value="5165.101" calcext:value-type="float">
            <text:p>5165.101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5176.011" calcext:value-type="float">
            <text:p>5176.011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288.2267" calcext:value-type="float">
            <text:p>288.2267</text:p>
          </table:table-cell>
          <table:table-cell office:value-type="float" office:value="806.5609" calcext:value-type="float">
            <text:p>806.5609</text:p>
          </table:table-cell>
          <table:table-cell office:value-type="float" office:value="840.6776" calcext:value-type="float">
            <text:p>840.6776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3" calcext:value-type="float">
            <text:p>783</text:p>
          </table:table-cell>
          <table:table-cell office:value-type="float" office:value="61270" calcext:value-type="float">
            <text:p>6127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0.498834" calcext:value-type="float">
            <text:p>0.498834</text:p>
          </table:table-cell>
          <table:table-cell office:value-type="float" office:value="67.18045" calcext:value-type="float">
            <text:p>67.18045</text:p>
          </table:table-cell>
          <table:table-cell office:value-type="float" office:value="20.65511" calcext:value-type="float">
            <text:p>20.65511</text:p>
          </table:table-cell>
          <table:table-cell office:value-type="float" office:value="6.433577" calcext:value-type="float">
            <text:p>6.433577</text:p>
          </table:table-cell>
          <table:table-cell office:value-type="float" office:value="4838" calcext:value-type="float">
            <text:p>483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26.2784" calcext:value-type="float">
            <text:p>826.2784</text:p>
          </table:table-cell>
          <table:table-cell office:value-type="float" office:value="806.5609" calcext:value-type="float">
            <text:p>806.5609</text:p>
          </table:table-cell>
          <table:table-cell office:value-type="float" office:value="5" calcext:value-type="float">
            <text:p>5</text:p>
          </table:table-cell>
          <table:table-cell office:value-type="float" office:value="1785" calcext:value-type="float">
            <text:p>1785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6735" calcext:value-type="float">
            <text:p>66735</text:p>
          </table:table-cell>
          <table:table-cell office:value-type="float" office:value="181" calcext:value-type="float">
            <text:p>181</text:p>
          </table:table-cell>
          <table:table-cell office:value-type="float" office:value="39946" calcext:value-type="float">
            <text:p>39946</text:p>
          </table:table-cell>
          <table:table-cell office:value-type="float" office:value="108" calcext:value-type="float">
            <text:p>108</text:p>
          </table:table-cell>
          <table:table-cell office:value-type="float" office:value="31816" calcext:value-type="float">
            <text:p>31816</text:p>
          </table:table-cell>
          <table:table-cell office:value-type="float" office:value="86" calcext:value-type="float">
            <text:p>86</text:p>
          </table:table-cell>
          <table:table-cell office:value-type="float" office:value="23289" calcext:value-type="float">
            <text:p>23289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1922" calcext:value-type="float">
            <text:p>19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99" calcext:value-type="float">
            <text:p>339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838" calcext:value-type="float">
            <text:p>483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376" calcext:value-type="float">
            <text:p>737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199" calcext:value-type="float">
            <text:p>919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047" calcext:value-type="float">
            <text:p>11047</text:p>
          </table:table-cell>
          <table:table-cell office:value-type="float" office:value="30" calcext:value-type="float">
            <text:p>30</text:p>
          </table:table-cell>
          <table:table-cell office:value-type="float" office:value="368.5963" calcext:value-type="float">
            <text:p>368.5963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367.3778" calcext:value-type="float">
            <text:p>367.3778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288.2267" calcext:value-type="float">
            <text:p>288.2267</text:p>
          </table:table-cell>
          <table:table-cell office:value-type="float" office:value="806.5609" calcext:value-type="float">
            <text:p>806.5609</text:p>
          </table:table-cell>
          <table:table-cell office:value-type="float" office:value="840.6776" calcext:value-type="float">
            <text:p>840.6776</text:p>
          </table:table-cell>
        </table:table-row>
        <table:table-row table:style-name="ro1">
          <table:table-cell office:value-type="string" calcext:value-type="string">
            <text:p>- <text:s text:c="2"/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office:value-type="float" office:value="712599" calcext:value-type="float">
            <text:p>712599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0.2355814" calcext:value-type="float">
            <text:p>0.2355814</text:p>
          </table:table-cell>
          <table:table-cell office:value-type="float" office:value="56.02811" calcext:value-type="float">
            <text:p>56.02811</text:p>
          </table:table-cell>
          <table:table-cell office:value-type="float" office:value="14.966" calcext:value-type="float">
            <text:p>14.966</text:p>
          </table:table-cell>
          <table:table-cell office:value-type="float" office:value="13.05722" calcext:value-type="float">
            <text:p>13.05722</text:p>
          </table:table-cell>
          <table:table-cell office:value-type="float" office:value="105207" calcext:value-type="float">
            <text:p>10520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10.9444" calcext:value-type="float">
            <text:p>810.9444</text:p>
          </table:table-cell>
          <table:table-cell office:value-type="float" office:value="706.3007" calcext:value-type="float">
            <text:p>706.3007</text:p>
          </table:table-cell>
          <table:table-cell office:value-type="float" office:value="6" calcext:value-type="float">
            <text:p>6</text:p>
          </table:table-cell>
          <table:table-cell office:value-type="float" office:value="32486" calcext:value-type="float">
            <text:p>32486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937275" calcext:value-type="float">
            <text:p>937275</text:p>
          </table:table-cell>
          <table:table-cell office:value-type="float" office:value="171" calcext:value-type="float">
            <text:p>171</text:p>
          </table:table-cell>
          <table:table-cell office:value-type="float" office:value="499008" calcext:value-type="float">
            <text:p>499008</text:p>
          </table:table-cell>
          <table:table-cell office:value-type="float" office:value="91" calcext:value-type="float">
            <text:p>91</text:p>
          </table:table-cell>
          <table:table-cell office:value-type="float" office:value="351190" calcext:value-type="float">
            <text:p>351190</text:p>
          </table:table-cell>
          <table:table-cell office:value-type="float" office:value="64" calcext:value-type="float">
            <text:p>64</text:p>
          </table:table-cell>
          <table:table-cell office:value-type="float" office:value="225023" calcext:value-type="float">
            <text:p>225023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33523" calcext:value-type="float">
            <text:p>335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983" calcext:value-type="float">
            <text:p>6098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5207" calcext:value-type="float">
            <text:p>10520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1206" calcext:value-type="float">
            <text:p>17120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36879" calcext:value-type="float">
            <text:p>23687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02723" calcext:value-type="float">
            <text:p>302723</text:p>
          </table:table-cell>
          <table:table-cell office:value-type="float" office:value="55" calcext:value-type="float">
            <text:p>55</text:p>
          </table:table-cell>
          <table:table-cell office:value-type="float" office:value="5477.752" calcext:value-type="float">
            <text:p>5477.75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5485.807" calcext:value-type="float">
            <text:p>5485.80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16.8086" calcext:value-type="float">
            <text:p>416.8086</text:p>
          </table:table-cell>
          <table:table-cell office:value-type="float" office:value="706.3007" calcext:value-type="float">
            <text:p>706.3007</text:p>
          </table:table-cell>
          <table:table-cell office:value-type="float" office:value="700.0928" calcext:value-type="float">
            <text:p>700.0928</text:p>
          </table:table-cell>
        </table:table-row>
        <table:table-row table:style-name="ro1">
          <table:table-cell office:value-type="string" calcext:value-type="string">
            <text:p>+ <text:s text:c="2"/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office:value-type="float" office:value="712599" calcext:value-type="float">
            <text:p>712599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0.2355814" calcext:value-type="float">
            <text:p>0.2355814</text:p>
          </table:table-cell>
          <table:table-cell office:value-type="float" office:value="56.02811" calcext:value-type="float">
            <text:p>56.02811</text:p>
          </table:table-cell>
          <table:table-cell office:value-type="float" office:value="14.966" calcext:value-type="float">
            <text:p>14.966</text:p>
          </table:table-cell>
          <table:table-cell office:value-type="float" office:value="13.05722" calcext:value-type="float">
            <text:p>13.05722</text:p>
          </table:table-cell>
          <table:table-cell office:value-type="float" office:value="105207" calcext:value-type="float">
            <text:p>10520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10.9444" calcext:value-type="float">
            <text:p>810.9444</text:p>
          </table:table-cell>
          <table:table-cell office:value-type="float" office:value="706.3007" calcext:value-type="float">
            <text:p>706.3007</text:p>
          </table:table-cell>
          <table:table-cell office:value-type="float" office:value="6" calcext:value-type="float">
            <text:p>6</text:p>
          </table:table-cell>
          <table:table-cell office:value-type="float" office:value="32486" calcext:value-type="float">
            <text:p>32486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937275" calcext:value-type="float">
            <text:p>937275</text:p>
          </table:table-cell>
          <table:table-cell office:value-type="float" office:value="171" calcext:value-type="float">
            <text:p>171</text:p>
          </table:table-cell>
          <table:table-cell office:value-type="float" office:value="499008" calcext:value-type="float">
            <text:p>499008</text:p>
          </table:table-cell>
          <table:table-cell office:value-type="float" office:value="91" calcext:value-type="float">
            <text:p>91</text:p>
          </table:table-cell>
          <table:table-cell office:value-type="float" office:value="351190" calcext:value-type="float">
            <text:p>351190</text:p>
          </table:table-cell>
          <table:table-cell office:value-type="float" office:value="64" calcext:value-type="float">
            <text:p>64</text:p>
          </table:table-cell>
          <table:table-cell office:value-type="float" office:value="225023" calcext:value-type="float">
            <text:p>225023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33523" calcext:value-type="float">
            <text:p>335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983" calcext:value-type="float">
            <text:p>6098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5207" calcext:value-type="float">
            <text:p>10520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1206" calcext:value-type="float">
            <text:p>17120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36879" calcext:value-type="float">
            <text:p>23687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02723" calcext:value-type="float">
            <text:p>302723</text:p>
          </table:table-cell>
          <table:table-cell office:value-type="float" office:value="55" calcext:value-type="float">
            <text:p>55</text:p>
          </table:table-cell>
          <table:table-cell office:value-type="float" office:value="5477.752" calcext:value-type="float">
            <text:p>5477.75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5485.807" calcext:value-type="float">
            <text:p>5485.80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16.8086" calcext:value-type="float">
            <text:p>416.8086</text:p>
          </table:table-cell>
          <table:table-cell office:value-type="float" office:value="706.3007" calcext:value-type="float">
            <text:p>706.3007</text:p>
          </table:table-cell>
          <table:table-cell office:value-type="float" office:value="700.0928" calcext:value-type="float">
            <text:p>700.0928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office:value-type="float" office:value="48045" calcext:value-type="float">
            <text:p>4804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0.2355814" calcext:value-type="float">
            <text:p>0.2355814</text:p>
          </table:table-cell>
          <table:table-cell office:value-type="float" office:value="56.02811" calcext:value-type="float">
            <text:p>56.02811</text:p>
          </table:table-cell>
          <table:table-cell office:value-type="float" office:value="14.966" calcext:value-type="float">
            <text:p>14.966</text:p>
          </table:table-cell>
          <table:table-cell office:value-type="float" office:value="13.05722" calcext:value-type="float">
            <text:p>13.05722</text:p>
          </table:table-cell>
          <table:table-cell office:value-type="float" office:value="9317" calcext:value-type="float">
            <text:p>931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10.9444" calcext:value-type="float">
            <text:p>810.9444</text:p>
          </table:table-cell>
          <table:table-cell office:value-type="float" office:value="706.3007" calcext:value-type="float">
            <text:p>706.3007</text:p>
          </table:table-cell>
          <table:table-cell office:value-type="float" office:value="2" calcext:value-type="float">
            <text:p>2</text:p>
          </table:table-cell>
          <table:table-cell office:value-type="float" office:value="690" calcext:value-type="float">
            <text:p>690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3151" calcext:value-type="float">
            <text:p>63151</text:p>
          </table:table-cell>
          <table:table-cell office:value-type="float" office:value="171" calcext:value-type="float">
            <text:p>171</text:p>
          </table:table-cell>
          <table:table-cell office:value-type="float" office:value="33546" calcext:value-type="float">
            <text:p>33546</text:p>
          </table:table-cell>
          <table:table-cell office:value-type="float" office:value="91" calcext:value-type="float">
            <text:p>91</text:p>
          </table:table-cell>
          <table:table-cell office:value-type="float" office:value="23532" calcext:value-type="float">
            <text:p>23532</text:p>
          </table:table-cell>
          <table:table-cell office:value-type="float" office:value="64" calcext:value-type="float">
            <text:p>64</text:p>
          </table:table-cell>
          <table:table-cell office:value-type="float" office:value="15103" calcext:value-type="float">
            <text:p>15103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722" calcext:value-type="float">
            <text:p>67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317" calcext:value-type="float">
            <text:p>93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051" calcext:value-type="float">
            <text:p>1405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279" calcext:value-type="float">
            <text:p>1927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4770" calcext:value-type="float">
            <text:p>24770</text:p>
          </table:table-cell>
          <table:table-cell office:value-type="float" office:value="67" calcext:value-type="float">
            <text:p>67</text:p>
          </table:table-cell>
          <table:table-cell office:value-type="float" office:value="371.6907" calcext:value-type="float">
            <text:p>371.690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70.5872" calcext:value-type="float">
            <text:p>370.58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16.8086" calcext:value-type="float">
            <text:p>416.8086</text:p>
          </table:table-cell>
          <table:table-cell office:value-type="float" office:value="706.3007" calcext:value-type="float">
            <text:p>706.3007</text:p>
          </table:table-cell>
          <table:table-cell office:value-type="float" office:value="700.0928" calcext:value-type="float">
            <text:p>700.0928</text:p>
          </table:table-cell>
        </table:table-row>
        <table:table-row table:style-name="ro1">
          <table:table-cell office:value-type="string" calcext:value-type="string">
            <text:p>- <text:s/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02" calcext:value-type="float">
            <text:p>402</text:p>
          </table:table-cell>
          <table:table-cell office:value-type="float" office:value="1078925" calcext:value-type="float">
            <text:p>1078925</text:p>
          </table:table-cell>
          <table:table-cell office:value-type="float" office:value="201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 office:value-type="float" office:value="0.2892013" calcext:value-type="float">
            <text:p>0.2892013</text:p>
          </table:table-cell>
          <table:table-cell office:value-type="float" office:value="65.5344" calcext:value-type="float">
            <text:p>65.5344</text:p>
          </table:table-cell>
          <table:table-cell office:value-type="float" office:value="21.60503" calcext:value-type="float">
            <text:p>21.60503</text:p>
          </table:table-cell>
          <table:table-cell office:value-type="float" office:value="10.47631" calcext:value-type="float">
            <text:p>10.47631</text:p>
          </table:table-cell>
          <table:table-cell office:value-type="float" office:value="161864" calcext:value-type="float">
            <text:p>16186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69.56" calcext:value-type="float">
            <text:p>1469.56</text:p>
          </table:table-cell>
          <table:table-cell office:value-type="float" office:value="1539.428" calcext:value-type="float">
            <text:p>1539.428</text:p>
          </table:table-cell>
          <table:table-cell office:value-type="float" office:value="22" calcext:value-type="float">
            <text:p>22</text:p>
          </table:table-cell>
          <table:table-cell office:value-type="float" office:value="116498" calcext:value-type="float">
            <text:p>116498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353828" calcext:value-type="float">
            <text:p>1353828</text:p>
          </table:table-cell>
          <table:table-cell office:value-type="float" office:value="252" calcext:value-type="float">
            <text:p>252</text:p>
          </table:table-cell>
          <table:table-cell office:value-type="float" office:value="816020" calcext:value-type="float">
            <text:p>816020</text:p>
          </table:table-cell>
          <table:table-cell office:value-type="float" office:value="152" calcext:value-type="float">
            <text:p>152</text:p>
          </table:table-cell>
          <table:table-cell office:value-type="float" office:value="628048" calcext:value-type="float">
            <text:p>628048</text:p>
          </table:table-cell>
          <table:table-cell office:value-type="float" office:value="117" calcext:value-type="float">
            <text:p>117</text:p>
          </table:table-cell>
          <table:table-cell office:value-type="float" office:value="477336" calcext:value-type="float">
            <text:p>477336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43575" calcext:value-type="float">
            <text:p>435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2964" calcext:value-type="float">
            <text:p>1029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1864" calcext:value-type="float">
            <text:p>16186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3175" calcext:value-type="float">
            <text:p>25317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28616" calcext:value-type="float">
            <text:p>32861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20228" calcext:value-type="float">
            <text:p>420228</text:p>
          </table:table-cell>
          <table:table-cell office:value-type="float" office:value="78" calcext:value-type="float">
            <text:p>78</text:p>
          </table:table-cell>
          <table:table-cell office:value-type="float" office:value="5388.545" calcext:value-type="float">
            <text:p>5388.54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387.122" calcext:value-type="float">
            <text:p>5387.12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653.7772" calcext:value-type="float">
            <text:p>653.7772</text:p>
          </table:table-cell>
          <table:table-cell office:value-type="float" office:value="1539.428" calcext:value-type="float">
            <text:p>1539.428</text:p>
          </table:table-cell>
          <table:table-cell office:value-type="float" office:value="1431.959" calcext:value-type="float">
            <text:p>1431.959</text:p>
          </table:table-cell>
        </table:table-row>
        <table:table-row table:style-name="ro1">
          <table:table-cell office:value-type="string" calcext:value-type="string">
            <text:p>+ <text:s/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02" calcext:value-type="float">
            <text:p>402</text:p>
          </table:table-cell>
          <table:table-cell office:value-type="float" office:value="1078925" calcext:value-type="float">
            <text:p>1078925</text:p>
          </table:table-cell>
          <table:table-cell office:value-type="float" office:value="201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 office:value-type="float" office:value="0.2892013" calcext:value-type="float">
            <text:p>0.2892013</text:p>
          </table:table-cell>
          <table:table-cell office:value-type="float" office:value="65.5344" calcext:value-type="float">
            <text:p>65.5344</text:p>
          </table:table-cell>
          <table:table-cell office:value-type="float" office:value="21.60503" calcext:value-type="float">
            <text:p>21.60503</text:p>
          </table:table-cell>
          <table:table-cell office:value-type="float" office:value="10.47631" calcext:value-type="float">
            <text:p>10.47631</text:p>
          </table:table-cell>
          <table:table-cell office:value-type="float" office:value="161864" calcext:value-type="float">
            <text:p>16186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69.56" calcext:value-type="float">
            <text:p>1469.56</text:p>
          </table:table-cell>
          <table:table-cell office:value-type="float" office:value="1539.428" calcext:value-type="float">
            <text:p>1539.428</text:p>
          </table:table-cell>
          <table:table-cell office:value-type="float" office:value="22" calcext:value-type="float">
            <text:p>22</text:p>
          </table:table-cell>
          <table:table-cell office:value-type="float" office:value="116498" calcext:value-type="float">
            <text:p>116498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353828" calcext:value-type="float">
            <text:p>1353828</text:p>
          </table:table-cell>
          <table:table-cell office:value-type="float" office:value="252" calcext:value-type="float">
            <text:p>252</text:p>
          </table:table-cell>
          <table:table-cell office:value-type="float" office:value="816020" calcext:value-type="float">
            <text:p>816020</text:p>
          </table:table-cell>
          <table:table-cell office:value-type="float" office:value="152" calcext:value-type="float">
            <text:p>152</text:p>
          </table:table-cell>
          <table:table-cell office:value-type="float" office:value="628048" calcext:value-type="float">
            <text:p>628048</text:p>
          </table:table-cell>
          <table:table-cell office:value-type="float" office:value="117" calcext:value-type="float">
            <text:p>117</text:p>
          </table:table-cell>
          <table:table-cell office:value-type="float" office:value="477336" calcext:value-type="float">
            <text:p>477336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43575" calcext:value-type="float">
            <text:p>435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2964" calcext:value-type="float">
            <text:p>1029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1864" calcext:value-type="float">
            <text:p>16186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3175" calcext:value-type="float">
            <text:p>25317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28616" calcext:value-type="float">
            <text:p>32861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20228" calcext:value-type="float">
            <text:p>420228</text:p>
          </table:table-cell>
          <table:table-cell office:value-type="float" office:value="78" calcext:value-type="float">
            <text:p>78</text:p>
          </table:table-cell>
          <table:table-cell office:value-type="float" office:value="5388.545" calcext:value-type="float">
            <text:p>5388.54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387.122" calcext:value-type="float">
            <text:p>5387.12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653.7772" calcext:value-type="float">
            <text:p>653.7772</text:p>
          </table:table-cell>
          <table:table-cell office:value-type="float" office:value="1539.428" calcext:value-type="float">
            <text:p>1539.428</text:p>
          </table:table-cell>
          <table:table-cell office:value-type="float" office:value="1431.959" calcext:value-type="float">
            <text:p>1431.959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02" calcext:value-type="float">
            <text:p>402</text:p>
          </table:table-cell>
          <table:table-cell office:value-type="float" office:value="74842" calcext:value-type="float">
            <text:p>74842</text:p>
          </table:table-cell>
          <table:table-cell office:value-type="float" office:value="201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 office:value-type="float" office:value="0.2892013" calcext:value-type="float">
            <text:p>0.2892013</text:p>
          </table:table-cell>
          <table:table-cell office:value-type="float" office:value="65.5344" calcext:value-type="float">
            <text:p>65.5344</text:p>
          </table:table-cell>
          <table:table-cell office:value-type="float" office:value="21.60503" calcext:value-type="float">
            <text:p>21.60503</text:p>
          </table:table-cell>
          <table:table-cell office:value-type="float" office:value="10.47631" calcext:value-type="float">
            <text:p>10.47631</text:p>
          </table:table-cell>
          <table:table-cell office:value-type="float" office:value="15721" calcext:value-type="float">
            <text:p>1572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469.56" calcext:value-type="float">
            <text:p>1469.56</text:p>
          </table:table-cell>
          <table:table-cell office:value-type="float" office:value="1539.428" calcext:value-type="float">
            <text:p>1539.428</text:p>
          </table:table-cell>
          <table:table-cell office:value-type="float" office:value="4" calcext:value-type="float">
            <text:p>4</text:p>
          </table:table-cell>
          <table:table-cell office:value-type="float" office:value="1399" calcext:value-type="float">
            <text:p>1399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93853" calcext:value-type="float">
            <text:p>93853</text:p>
          </table:table-cell>
          <table:table-cell office:value-type="float" office:value="252" calcext:value-type="float">
            <text:p>252</text:p>
          </table:table-cell>
          <table:table-cell office:value-type="float" office:value="56659" calcext:value-type="float">
            <text:p>56659</text:p>
          </table:table-cell>
          <table:table-cell office:value-type="float" office:value="152" calcext:value-type="float">
            <text:p>152</text:p>
          </table:table-cell>
          <table:table-cell office:value-type="float" office:value="43426" calcext:value-type="float">
            <text:p>43426</text:p>
          </table:table-cell>
          <table:table-cell office:value-type="float" office:value="117" calcext:value-type="float">
            <text:p>117</text:p>
          </table:table-cell>
          <table:table-cell office:value-type="float" office:value="32964" calcext:value-type="float">
            <text:p>32964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5029" calcext:value-type="float">
            <text:p>502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579" calcext:value-type="float">
            <text:p>1057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721" calcext:value-type="float">
            <text:p>157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553" calcext:value-type="float">
            <text:p>2355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8389" calcext:value-type="float">
            <text:p>2838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3578" calcext:value-type="float">
            <text:p>33578</text:p>
          </table:table-cell>
          <table:table-cell office:value-type="float" office:value="90" calcext:value-type="float">
            <text:p>90</text:p>
          </table:table-cell>
          <table:table-cell office:value-type="float" office:value="368.5182" calcext:value-type="float">
            <text:p>368.51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370.7391" calcext:value-type="float">
            <text:p>370.7391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653.7772" calcext:value-type="float">
            <text:p>653.7772</text:p>
          </table:table-cell>
          <table:table-cell office:value-type="float" office:value="1539.428" calcext:value-type="float">
            <text:p>1539.428</text:p>
          </table:table-cell>
          <table:table-cell office:value-type="float" office:value="1431.959" calcext:value-type="float">
            <text:p>1431.959</text:p>
          </table:table-cell>
        </table:table-row>
        <table:table-row table:style-name="ro1">
          <table:table-cell office:value-type="string" calcext:value-type="string">
            <text:p>- <text:s/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797" calcext:value-type="float">
            <text:p>797</text:p>
          </table:table-cell>
          <table:table-cell office:value-type="float" office:value="1971736" calcext:value-type="float">
            <text:p>1971736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0.04042862" calcext:value-type="float">
            <text:p>0.04042862</text:p>
          </table:table-cell>
          <table:table-cell office:value-type="float" office:value="71.13407" calcext:value-type="float">
            <text:p>71.13407</text:p>
          </table:table-cell>
          <table:table-cell office:value-type="float" office:value="23.00098" calcext:value-type="float">
            <text:p>23.00098</text:p>
          </table:table-cell>
          <table:table-cell office:value-type="float" office:value="21.02533" calcext:value-type="float">
            <text:p>21.02533</text:p>
          </table:table-cell>
          <table:table-cell office:value-type="float" office:value="128164" calcext:value-type="float">
            <text:p>1281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081.46" calcext:value-type="float">
            <text:p>5081.46</text:p>
          </table:table-cell>
          <table:table-cell office:value-type="float" office:value="5730.335" calcext:value-type="float">
            <text:p>5730.335</text:p>
          </table:table-cell>
          <table:table-cell office:value-type="float" office:value="35" calcext:value-type="float">
            <text:p>35</text:p>
          </table:table-cell>
          <table:table-cell office:value-type="float" office:value="181553" calcext:value-type="float">
            <text:p>181553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2435408" calcext:value-type="float">
            <text:p>2435408</text:p>
          </table:table-cell>
          <table:table-cell office:value-type="float" office:value="466" calcext:value-type="float">
            <text:p>466</text:p>
          </table:table-cell>
          <table:table-cell office:value-type="float" office:value="1628421" calcext:value-type="float">
            <text:p>1628421</text:p>
          </table:table-cell>
          <table:table-cell office:value-type="float" office:value="316" calcext:value-type="float">
            <text:p>316</text:p>
          </table:table-cell>
          <table:table-cell office:value-type="float" office:value="1384002" calcext:value-type="float">
            <text:p>1384002</text:p>
          </table:table-cell>
          <table:table-cell office:value-type="float" office:value="262" calcext:value-type="float">
            <text:p>262</text:p>
          </table:table-cell>
          <table:table-cell office:value-type="float" office:value="1082526" calcext:value-type="float">
            <text:p>1082526</text:p>
          </table:table-cell>
          <table:table-cell office:value-type="float" office:value="203" calcext:value-type="float">
            <text:p>203</text:p>
          </table:table-cell>
          <table:table-cell office:value-type="float" office:value="113" calcext:value-type="float">
            <text:p>113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40422" calcext:value-type="float">
            <text:p>404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1966" calcext:value-type="float">
            <text:p>819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8164" calcext:value-type="float">
            <text:p>12816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0310" calcext:value-type="float">
            <text:p>20031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8381" calcext:value-type="float">
            <text:p>26838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35882" calcext:value-type="float">
            <text:p>335882</text:p>
          </table:table-cell>
          <table:table-cell office:value-type="float" office:value="64" calcext:value-type="float">
            <text:p>64</text:p>
          </table:table-cell>
          <table:table-cell office:value-type="float" office:value="5514.64" calcext:value-type="float">
            <text:p>5514.6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5460.46" calcext:value-type="float">
            <text:p>5460.4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21.141" calcext:value-type="float">
            <text:p>1521.141</text:p>
          </table:table-cell>
          <table:table-cell office:value-type="float" office:value="5730.335" calcext:value-type="float">
            <text:p>5730.335</text:p>
          </table:table-cell>
          <table:table-cell office:value-type="float" office:value="5665.734" calcext:value-type="float">
            <text:p>5665.734</text:p>
          </table:table-cell>
        </table:table-row>
        <table:table-row table:style-name="ro1">
          <table:table-cell office:value-type="string" calcext:value-type="string">
            <text:p>+ <text:s/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797" calcext:value-type="float">
            <text:p>797</text:p>
          </table:table-cell>
          <table:table-cell office:value-type="float" office:value="1971736" calcext:value-type="float">
            <text:p>1971736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0.04042862" calcext:value-type="float">
            <text:p>0.04042862</text:p>
          </table:table-cell>
          <table:table-cell office:value-type="float" office:value="71.13407" calcext:value-type="float">
            <text:p>71.13407</text:p>
          </table:table-cell>
          <table:table-cell office:value-type="float" office:value="23.00098" calcext:value-type="float">
            <text:p>23.00098</text:p>
          </table:table-cell>
          <table:table-cell office:value-type="float" office:value="21.02533" calcext:value-type="float">
            <text:p>21.02533</text:p>
          </table:table-cell>
          <table:table-cell office:value-type="float" office:value="128164" calcext:value-type="float">
            <text:p>1281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081.46" calcext:value-type="float">
            <text:p>5081.46</text:p>
          </table:table-cell>
          <table:table-cell office:value-type="float" office:value="5730.335" calcext:value-type="float">
            <text:p>5730.335</text:p>
          </table:table-cell>
          <table:table-cell office:value-type="float" office:value="35" calcext:value-type="float">
            <text:p>35</text:p>
          </table:table-cell>
          <table:table-cell office:value-type="float" office:value="181553" calcext:value-type="float">
            <text:p>181553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2435408" calcext:value-type="float">
            <text:p>2435408</text:p>
          </table:table-cell>
          <table:table-cell office:value-type="float" office:value="466" calcext:value-type="float">
            <text:p>466</text:p>
          </table:table-cell>
          <table:table-cell office:value-type="float" office:value="1628421" calcext:value-type="float">
            <text:p>1628421</text:p>
          </table:table-cell>
          <table:table-cell office:value-type="float" office:value="316" calcext:value-type="float">
            <text:p>316</text:p>
          </table:table-cell>
          <table:table-cell office:value-type="float" office:value="1384002" calcext:value-type="float">
            <text:p>1384002</text:p>
          </table:table-cell>
          <table:table-cell office:value-type="float" office:value="262" calcext:value-type="float">
            <text:p>262</text:p>
          </table:table-cell>
          <table:table-cell office:value-type="float" office:value="1082526" calcext:value-type="float">
            <text:p>1082526</text:p>
          </table:table-cell>
          <table:table-cell office:value-type="float" office:value="203" calcext:value-type="float">
            <text:p>203</text:p>
          </table:table-cell>
          <table:table-cell office:value-type="float" office:value="113" calcext:value-type="float">
            <text:p>113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40422" calcext:value-type="float">
            <text:p>404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1966" calcext:value-type="float">
            <text:p>819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8164" calcext:value-type="float">
            <text:p>12816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0310" calcext:value-type="float">
            <text:p>20031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8381" calcext:value-type="float">
            <text:p>26838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35882" calcext:value-type="float">
            <text:p>335882</text:p>
          </table:table-cell>
          <table:table-cell office:value-type="float" office:value="64" calcext:value-type="float">
            <text:p>64</text:p>
          </table:table-cell>
          <table:table-cell office:value-type="float" office:value="5514.64" calcext:value-type="float">
            <text:p>5514.6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5460.46" calcext:value-type="float">
            <text:p>5460.4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21.141" calcext:value-type="float">
            <text:p>1521.141</text:p>
          </table:table-cell>
          <table:table-cell office:value-type="float" office:value="5730.335" calcext:value-type="float">
            <text:p>5730.335</text:p>
          </table:table-cell>
          <table:table-cell office:value-type="float" office:value="5665.734" calcext:value-type="float">
            <text:p>5665.734</text:p>
          </table:table-cell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797" calcext:value-type="float">
            <text:p>797</text:p>
          </table:table-cell>
          <table:table-cell office:value-type="float" office:value="147088" calcext:value-type="float">
            <text:p>147088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0.04042862" calcext:value-type="float">
            <text:p>0.04042862</text:p>
          </table:table-cell>
          <table:table-cell office:value-type="float" office:value="71.13407" calcext:value-type="float">
            <text:p>71.13407</text:p>
          </table:table-cell>
          <table:table-cell office:value-type="float" office:value="23.00098" calcext:value-type="float">
            <text:p>23.00098</text:p>
          </table:table-cell>
          <table:table-cell office:value-type="float" office:value="21.02533" calcext:value-type="float">
            <text:p>21.02533</text:p>
          </table:table-cell>
          <table:table-cell office:value-type="float" office:value="18777" calcext:value-type="float">
            <text:p>1877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081.46" calcext:value-type="float">
            <text:p>5081.46</text:p>
          </table:table-cell>
          <table:table-cell office:value-type="float" office:value="5730.335" calcext:value-type="float">
            <text:p>5730.335</text:p>
          </table:table-cell>
          <table:table-cell office:value-type="float" office:value="22" calcext:value-type="float">
            <text:p>22</text:p>
          </table:table-cell>
          <table:table-cell office:value-type="float" office:value="8129" calcext:value-type="float">
            <text:p>8129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76148" calcext:value-type="float">
            <text:p>176148</text:p>
          </table:table-cell>
          <table:table-cell office:value-type="float" office:value="466" calcext:value-type="float">
            <text:p>466</text:p>
          </table:table-cell>
          <table:table-cell office:value-type="float" office:value="119898" calcext:value-type="float">
            <text:p>119898</text:p>
          </table:table-cell>
          <table:table-cell office:value-type="float" office:value="316" calcext:value-type="float">
            <text:p>316</text:p>
          </table:table-cell>
          <table:table-cell office:value-type="float" office:value="99739" calcext:value-type="float">
            <text:p>99739</text:p>
          </table:table-cell>
          <table:table-cell office:value-type="float" office:value="262" calcext:value-type="float">
            <text:p>262</text:p>
          </table:table-cell>
          <table:table-cell office:value-type="float" office:value="77479" calcext:value-type="float">
            <text:p>77479</text:p>
          </table:table-cell>
          <table:table-cell office:value-type="float" office:value="203" calcext:value-type="float">
            <text:p>203</text:p>
          </table:table-cell>
          <table:table-cell office:value-type="float" office:value="107" calcext:value-type="float">
            <text:p>107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5101" calcext:value-type="float">
            <text:p>5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184" calcext:value-type="float">
            <text:p>1118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8777" calcext:value-type="float">
            <text:p>1877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1039" calcext:value-type="float">
            <text:p>3103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3242" calcext:value-type="float">
            <text:p>43242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56856" calcext:value-type="float">
            <text:p>56856</text:p>
          </table:table-cell>
          <table:table-cell office:value-type="float" office:value="149" calcext:value-type="float">
            <text:p>149</text:p>
          </table:table-cell>
          <table:table-cell office:value-type="float" office:value="371.2456" calcext:value-type="float">
            <text:p>371.245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371.4737" calcext:value-type="float">
            <text:p>371.4737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21.141" calcext:value-type="float">
            <text:p>1521.141</text:p>
          </table:table-cell>
          <table:table-cell office:value-type="float" office:value="5730.335" calcext:value-type="float">
            <text:p>5730.335</text:p>
          </table:table-cell>
          <table:table-cell office:value-type="float" office:value="5665.734" calcext:value-type="float">
            <text:p>5665.734</text:p>
          </table:table-cell>
        </table:table-row>
        <table:table-row table:style-name="ro1">
          <table:table-cell office:value-type="string" calcext:value-type="string">
            <text:p>- <text:s/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779709" calcext:value-type="float">
            <text:p>779709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0.3056901" calcext:value-type="float">
            <text:p>0.3056901</text:p>
          </table:table-cell>
          <table:table-cell office:value-type="float" office:value="59.70071" calcext:value-type="float">
            <text:p>59.70071</text:p>
          </table:table-cell>
          <table:table-cell office:value-type="float" office:value="16.50398" calcext:value-type="float">
            <text:p>16.50398</text:p>
          </table:table-cell>
          <table:table-cell office:value-type="float" office:value="13.12116" calcext:value-type="float">
            <text:p>13.12116</text:p>
          </table:table-cell>
          <table:table-cell office:value-type="float" office:value="171372" calcext:value-type="float">
            <text:p>1713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56.9792" calcext:value-type="float">
            <text:p>956.9792</text:p>
          </table:table-cell>
          <table:table-cell office:value-type="float" office:value="661.5448" calcext:value-type="float">
            <text:p>661.5448</text:p>
          </table:table-cell>
          <table:table-cell office:value-type="float" office:value="8" calcext:value-type="float">
            <text:p>8</text:p>
          </table:table-cell>
          <table:table-cell office:value-type="float" office:value="43703" calcext:value-type="float">
            <text:p>43703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999155" calcext:value-type="float">
            <text:p>999155</text:p>
          </table:table-cell>
          <table:table-cell office:value-type="float" office:value="182" calcext:value-type="float">
            <text:p>182</text:p>
          </table:table-cell>
          <table:table-cell office:value-type="float" office:value="549264" calcext:value-type="float">
            <text:p>549264</text:p>
          </table:table-cell>
          <table:table-cell office:value-type="float" office:value="100" calcext:value-type="float">
            <text:p>100</text:p>
          </table:table-cell>
          <table:table-cell office:value-type="float" office:value="423351" calcext:value-type="float">
            <text:p>423351</text:p>
          </table:table-cell>
          <table:table-cell office:value-type="float" office:value="77" calcext:value-type="float">
            <text:p>77</text:p>
          </table:table-cell>
          <table:table-cell office:value-type="float" office:value="263722" calcext:value-type="float">
            <text:p>26372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66885" calcext:value-type="float">
            <text:p>6688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1715" calcext:value-type="float">
            <text:p>1217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71372" calcext:value-type="float">
            <text:p>1713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8364" calcext:value-type="float">
            <text:p>24836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14069" calcext:value-type="float">
            <text:p>31406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58132" calcext:value-type="float">
            <text:p>358132</text:p>
          </table:table-cell>
          <table:table-cell office:value-type="float" office:value="65" calcext:value-type="float">
            <text:p>65</text:p>
          </table:table-cell>
          <table:table-cell office:value-type="float" office:value="5482.245" calcext:value-type="float">
            <text:p>5482.24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5479.937" calcext:value-type="float">
            <text:p>5479.93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462.8381" calcext:value-type="float">
            <text:p>462.8381</text:p>
          </table:table-cell>
          <table:table-cell office:value-type="float" office:value="661.5448" calcext:value-type="float">
            <text:p>661.5448</text:p>
          </table:table-cell>
          <table:table-cell office:value-type="float" office:value="689.2551" calcext:value-type="float">
            <text:p>689.2551</text:p>
          </table:table-cell>
        </table:table-row>
        <table:table-row table:style-name="ro1">
          <table:table-cell office:value-type="string" calcext:value-type="string">
            <text:p>+ <text:s/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779709" calcext:value-type="float">
            <text:p>779709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0.3056901" calcext:value-type="float">
            <text:p>0.3056901</text:p>
          </table:table-cell>
          <table:table-cell office:value-type="float" office:value="59.70071" calcext:value-type="float">
            <text:p>59.70071</text:p>
          </table:table-cell>
          <table:table-cell office:value-type="float" office:value="16.50398" calcext:value-type="float">
            <text:p>16.50398</text:p>
          </table:table-cell>
          <table:table-cell office:value-type="float" office:value="13.12116" calcext:value-type="float">
            <text:p>13.12116</text:p>
          </table:table-cell>
          <table:table-cell office:value-type="float" office:value="171372" calcext:value-type="float">
            <text:p>1713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56.9792" calcext:value-type="float">
            <text:p>956.9792</text:p>
          </table:table-cell>
          <table:table-cell office:value-type="float" office:value="661.5448" calcext:value-type="float">
            <text:p>661.5448</text:p>
          </table:table-cell>
          <table:table-cell office:value-type="float" office:value="8" calcext:value-type="float">
            <text:p>8</text:p>
          </table:table-cell>
          <table:table-cell office:value-type="float" office:value="43703" calcext:value-type="float">
            <text:p>43703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999155" calcext:value-type="float">
            <text:p>999155</text:p>
          </table:table-cell>
          <table:table-cell office:value-type="float" office:value="182" calcext:value-type="float">
            <text:p>182</text:p>
          </table:table-cell>
          <table:table-cell office:value-type="float" office:value="549264" calcext:value-type="float">
            <text:p>549264</text:p>
          </table:table-cell>
          <table:table-cell office:value-type="float" office:value="100" calcext:value-type="float">
            <text:p>100</text:p>
          </table:table-cell>
          <table:table-cell office:value-type="float" office:value="423351" calcext:value-type="float">
            <text:p>423351</text:p>
          </table:table-cell>
          <table:table-cell office:value-type="float" office:value="77" calcext:value-type="float">
            <text:p>77</text:p>
          </table:table-cell>
          <table:table-cell office:value-type="float" office:value="263722" calcext:value-type="float">
            <text:p>26372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66885" calcext:value-type="float">
            <text:p>6688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1715" calcext:value-type="float">
            <text:p>1217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71372" calcext:value-type="float">
            <text:p>1713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8364" calcext:value-type="float">
            <text:p>24836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14069" calcext:value-type="float">
            <text:p>31406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58132" calcext:value-type="float">
            <text:p>358132</text:p>
          </table:table-cell>
          <table:table-cell office:value-type="float" office:value="65" calcext:value-type="float">
            <text:p>65</text:p>
          </table:table-cell>
          <table:table-cell office:value-type="float" office:value="5482.245" calcext:value-type="float">
            <text:p>5482.24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5479.937" calcext:value-type="float">
            <text:p>5479.93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462.8381" calcext:value-type="float">
            <text:p>462.8381</text:p>
          </table:table-cell>
          <table:table-cell office:value-type="float" office:value="661.5448" calcext:value-type="float">
            <text:p>661.5448</text:p>
          </table:table-cell>
          <table:table-cell office:value-type="float" office:value="689.2551" calcext:value-type="float">
            <text:p>689.2551</text:p>
          </table:table-cell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52723" calcext:value-type="float">
            <text:p>52723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0.3056901" calcext:value-type="float">
            <text:p>0.3056901</text:p>
          </table:table-cell>
          <table:table-cell office:value-type="float" office:value="59.70071" calcext:value-type="float">
            <text:p>59.70071</text:p>
          </table:table-cell>
          <table:table-cell office:value-type="float" office:value="16.50398" calcext:value-type="float">
            <text:p>16.50398</text:p>
          </table:table-cell>
          <table:table-cell office:value-type="float" office:value="13.12116" calcext:value-type="float">
            <text:p>13.12116</text:p>
          </table:table-cell>
          <table:table-cell office:value-type="float" office:value="8675" calcext:value-type="float">
            <text:p>867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56.9792" calcext:value-type="float">
            <text:p>956.9792</text:p>
          </table:table-cell>
          <table:table-cell office:value-type="float" office:value="661.5448" calcext:value-type="float">
            <text:p>661.5448</text:p>
          </table:table-cell>
          <table:table-cell office:value-type="float" office:value="4" calcext:value-type="float">
            <text:p>4</text:p>
          </table:table-cell>
          <table:table-cell office:value-type="float" office:value="1418" calcext:value-type="float">
            <text:p>1418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7531" calcext:value-type="float">
            <text:p>67531</text:p>
          </table:table-cell>
          <table:table-cell office:value-type="float" office:value="182" calcext:value-type="float">
            <text:p>182</text:p>
          </table:table-cell>
          <table:table-cell office:value-type="float" office:value="37264" calcext:value-type="float">
            <text:p>37264</text:p>
          </table:table-cell>
          <table:table-cell office:value-type="float" office:value="100" calcext:value-type="float">
            <text:p>100</text:p>
          </table:table-cell>
          <table:table-cell office:value-type="float" office:value="28662" calcext:value-type="float">
            <text:p>28662</text:p>
          </table:table-cell>
          <table:table-cell office:value-type="float" office:value="77" calcext:value-type="float">
            <text:p>77</text:p>
          </table:table-cell>
          <table:table-cell office:value-type="float" office:value="17783" calcext:value-type="float">
            <text:p>17783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3067" calcext:value-type="float">
            <text:p>306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673" calcext:value-type="float">
            <text:p>567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675" calcext:value-type="float">
            <text:p>867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821" calcext:value-type="float">
            <text:p>1382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8622" calcext:value-type="float">
            <text:p>1862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4626" calcext:value-type="float">
            <text:p>24626</text:p>
          </table:table-cell>
          <table:table-cell office:value-type="float" office:value="66" calcext:value-type="float">
            <text:p>66</text:p>
          </table:table-cell>
          <table:table-cell office:value-type="float" office:value="369.5784" calcext:value-type="float">
            <text:p>369.578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369.4727" calcext:value-type="float">
            <text:p>369.47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462.8381" calcext:value-type="float">
            <text:p>462.8381</text:p>
          </table:table-cell>
          <table:table-cell office:value-type="float" office:value="661.5448" calcext:value-type="float">
            <text:p>661.5448</text:p>
          </table:table-cell>
          <table:table-cell office:value-type="float" office:value="689.2551" calcext:value-type="float">
            <text:p>689.2551</text:p>
          </table:table-cell>
        </table:table-row>
        <table:table-row table:style-name="ro1">
          <table:table-cell office:value-type="string" calcext:value-type="string">
            <text:p>- <text:s/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77" calcext:value-type="float">
            <text:p>277</text:p>
          </table:table-cell>
          <table:table-cell office:value-type="float" office:value="827818" calcext:value-type="float">
            <text:p>827818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0.2744479" calcext:value-type="float">
            <text:p>0.2744479</text:p>
          </table:table-cell>
          <table:table-cell office:value-type="float" office:value="61.89048" calcext:value-type="float">
            <text:p>61.89048</text:p>
          </table:table-cell>
          <table:table-cell office:value-type="float" office:value="17.63915" calcext:value-type="float">
            <text:p>17.63915</text:p>
          </table:table-cell>
          <table:table-cell office:value-type="float" office:value="13.63025" calcext:value-type="float">
            <text:p>13.63025</text:p>
          </table:table-cell>
          <table:table-cell office:value-type="float" office:value="129820" calcext:value-type="float">
            <text:p>1298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48.763" calcext:value-type="float">
            <text:p>1148.763</text:p>
          </table:table-cell>
          <table:table-cell office:value-type="float" office:value="855.4511" calcext:value-type="float">
            <text:p>855.4511</text:p>
          </table:table-cell>
          <table:table-cell office:value-type="float" office:value="7" calcext:value-type="float">
            <text:p>7</text:p>
          </table:table-cell>
          <table:table-cell office:value-type="float" office:value="37282" calcext:value-type="float">
            <text:p>37282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017159" calcext:value-type="float">
            <text:p>1017159</text:p>
          </table:table-cell>
          <table:table-cell office:value-type="float" office:value="188" calcext:value-type="float">
            <text:p>188</text:p>
          </table:table-cell>
          <table:table-cell office:value-type="float" office:value="584729" calcext:value-type="float">
            <text:p>584729</text:p>
          </table:table-cell>
          <table:table-cell office:value-type="float" office:value="108" calcext:value-type="float">
            <text:p>108</text:p>
          </table:table-cell>
          <table:table-cell office:value-type="float" office:value="401134" calcext:value-type="float">
            <text:p>401134</text:p>
          </table:table-cell>
          <table:table-cell office:value-type="float" office:value="74" calcext:value-type="float">
            <text:p>74</text:p>
          </table:table-cell>
          <table:table-cell office:value-type="float" office:value="287273" calcext:value-type="float">
            <text:p>287273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54615" calcext:value-type="float">
            <text:p>546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2040" calcext:value-type="float">
            <text:p>920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9820" calcext:value-type="float">
            <text:p>1298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8779" calcext:value-type="float">
            <text:p>17877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2749" calcext:value-type="float">
            <text:p>23274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02874" calcext:value-type="float">
            <text:p>302874</text:p>
          </table:table-cell>
          <table:table-cell office:value-type="float" office:value="56" calcext:value-type="float">
            <text:p>56</text:p>
          </table:table-cell>
          <table:table-cell office:value-type="float" office:value="5375.352" calcext:value-type="float">
            <text:p>5375.35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5357.774" calcext:value-type="float">
            <text:p>5357.77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40.9269" calcext:value-type="float">
            <text:p>440.9269</text:p>
          </table:table-cell>
          <table:table-cell office:value-type="float" office:value="855.4511" calcext:value-type="float">
            <text:p>855.4511</text:p>
          </table:table-cell>
          <table:table-cell office:value-type="float" office:value="868.978" calcext:value-type="float">
            <text:p>868.978</text:p>
          </table:table-cell>
        </table:table-row>
        <table:table-row table:style-name="ro1">
          <table:table-cell office:value-type="string" calcext:value-type="string">
            <text:p>+ <text:s/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77" calcext:value-type="float">
            <text:p>277</text:p>
          </table:table-cell>
          <table:table-cell office:value-type="float" office:value="827818" calcext:value-type="float">
            <text:p>827818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0.2744479" calcext:value-type="float">
            <text:p>0.2744479</text:p>
          </table:table-cell>
          <table:table-cell office:value-type="float" office:value="61.89048" calcext:value-type="float">
            <text:p>61.89048</text:p>
          </table:table-cell>
          <table:table-cell office:value-type="float" office:value="17.63915" calcext:value-type="float">
            <text:p>17.63915</text:p>
          </table:table-cell>
          <table:table-cell office:value-type="float" office:value="13.63025" calcext:value-type="float">
            <text:p>13.63025</text:p>
          </table:table-cell>
          <table:table-cell office:value-type="float" office:value="129820" calcext:value-type="float">
            <text:p>1298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48.763" calcext:value-type="float">
            <text:p>1148.763</text:p>
          </table:table-cell>
          <table:table-cell office:value-type="float" office:value="855.4511" calcext:value-type="float">
            <text:p>855.4511</text:p>
          </table:table-cell>
          <table:table-cell office:value-type="float" office:value="7" calcext:value-type="float">
            <text:p>7</text:p>
          </table:table-cell>
          <table:table-cell office:value-type="float" office:value="37282" calcext:value-type="float">
            <text:p>37282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017159" calcext:value-type="float">
            <text:p>1017159</text:p>
          </table:table-cell>
          <table:table-cell office:value-type="float" office:value="188" calcext:value-type="float">
            <text:p>188</text:p>
          </table:table-cell>
          <table:table-cell office:value-type="float" office:value="584729" calcext:value-type="float">
            <text:p>584729</text:p>
          </table:table-cell>
          <table:table-cell office:value-type="float" office:value="108" calcext:value-type="float">
            <text:p>108</text:p>
          </table:table-cell>
          <table:table-cell office:value-type="float" office:value="401134" calcext:value-type="float">
            <text:p>401134</text:p>
          </table:table-cell>
          <table:table-cell office:value-type="float" office:value="74" calcext:value-type="float">
            <text:p>74</text:p>
          </table:table-cell>
          <table:table-cell office:value-type="float" office:value="287273" calcext:value-type="float">
            <text:p>287273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54615" calcext:value-type="float">
            <text:p>546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2040" calcext:value-type="float">
            <text:p>920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9820" calcext:value-type="float">
            <text:p>1298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8779" calcext:value-type="float">
            <text:p>17877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2749" calcext:value-type="float">
            <text:p>23274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02874" calcext:value-type="float">
            <text:p>302874</text:p>
          </table:table-cell>
          <table:table-cell office:value-type="float" office:value="56" calcext:value-type="float">
            <text:p>56</text:p>
          </table:table-cell>
          <table:table-cell office:value-type="float" office:value="5375.352" calcext:value-type="float">
            <text:p>5375.35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5357.774" calcext:value-type="float">
            <text:p>5357.77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40.9269" calcext:value-type="float">
            <text:p>440.9269</text:p>
          </table:table-cell>
          <table:table-cell office:value-type="float" office:value="855.4511" calcext:value-type="float">
            <text:p>855.4511</text:p>
          </table:table-cell>
          <table:table-cell office:value-type="float" office:value="868.978" calcext:value-type="float">
            <text:p>868.978</text:p>
          </table:table-cell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77" calcext:value-type="float">
            <text:p>277</text:p>
          </table:table-cell>
          <table:table-cell office:value-type="float" office:value="56579" calcext:value-type="float">
            <text:p>56579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0.2744479" calcext:value-type="float">
            <text:p>0.2744479</text:p>
          </table:table-cell>
          <table:table-cell office:value-type="float" office:value="61.89048" calcext:value-type="float">
            <text:p>61.89048</text:p>
          </table:table-cell>
          <table:table-cell office:value-type="float" office:value="17.63915" calcext:value-type="float">
            <text:p>17.63915</text:p>
          </table:table-cell>
          <table:table-cell office:value-type="float" office:value="13.63025" calcext:value-type="float">
            <text:p>13.63025</text:p>
          </table:table-cell>
          <table:table-cell office:value-type="float" office:value="5991" calcext:value-type="float">
            <text:p>599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48.763" calcext:value-type="float">
            <text:p>1148.763</text:p>
          </table:table-cell>
          <table:table-cell office:value-type="float" office:value="855.4511" calcext:value-type="float">
            <text:p>855.4511</text:p>
          </table:table-cell>
          <table:table-cell office:value-type="float" office:value="9" calcext:value-type="float">
            <text:p>9</text:p>
          </table:table-cell>
          <table:table-cell office:value-type="float" office:value="3233" calcext:value-type="float">
            <text:p>3233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9500" calcext:value-type="float">
            <text:p>69500</text:p>
          </table:table-cell>
          <table:table-cell office:value-type="float" office:value="188" calcext:value-type="float">
            <text:p>188</text:p>
          </table:table-cell>
          <table:table-cell office:value-type="float" office:value="39937" calcext:value-type="float">
            <text:p>39937</text:p>
          </table:table-cell>
          <table:table-cell office:value-type="float" office:value="108" calcext:value-type="float">
            <text:p>108</text:p>
          </table:table-cell>
          <table:table-cell office:value-type="float" office:value="27313" calcext:value-type="float">
            <text:p>27313</text:p>
          </table:table-cell>
          <table:table-cell office:value-type="float" office:value="74" calcext:value-type="float">
            <text:p>74</text:p>
          </table:table-cell>
          <table:table-cell office:value-type="float" office:value="19582" calcext:value-type="float">
            <text:p>19582</text:p>
          </table:table-cell>
          <table:table-cell office:value-type="float" office:value="53" calcext:value-type="float">
            <text:p>53</text:p>
          </table:table-cell>
          <table:table-cell office:value-type="float" office:value="116" calcext:value-type="float">
            <text:p>11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662" calcext:value-type="float">
            <text:p>266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92" calcext:value-type="float">
            <text:p>48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991" calcext:value-type="float">
            <text:p>599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242" calcext:value-type="float">
            <text:p>824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763" calcext:value-type="float">
            <text:p>1076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4468" calcext:value-type="float">
            <text:p>14468</text:p>
          </table:table-cell>
          <table:table-cell office:value-type="float" office:value="39" calcext:value-type="float">
            <text:p>39</text:p>
          </table:table-cell>
          <table:table-cell office:value-type="float" office:value="370.7207" calcext:value-type="float">
            <text:p>370.720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369.8609" calcext:value-type="float">
            <text:p>369.8609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40.9269" calcext:value-type="float">
            <text:p>440.9269</text:p>
          </table:table-cell>
          <table:table-cell office:value-type="float" office:value="855.4511" calcext:value-type="float">
            <text:p>855.4511</text:p>
          </table:table-cell>
          <table:table-cell office:value-type="float" office:value="868.978" calcext:value-type="float">
            <text:p>868.978</text:p>
          </table:table-cell>
        </table:table-row>
        <table:table-row table:style-name="ro1">
          <table:table-cell office:value-type="string" calcext:value-type="string">
            <text:p>- <text:s/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8" calcext:value-type="float">
            <text:p>238</text:p>
          </table:table-cell>
          <table:table-cell office:value-type="float" office:value="888795" calcext:value-type="float">
            <text:p>888795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0.2966863" calcext:value-type="float">
            <text:p>0.2966863</text:p>
          </table:table-cell>
          <table:table-cell office:value-type="float" office:value="57.11486" calcext:value-type="float">
            <text:p>57.11486</text:p>
          </table:table-cell>
          <table:table-cell office:value-type="float" office:value="17.75788" calcext:value-type="float">
            <text:p>17.75788</text:p>
          </table:table-cell>
          <table:table-cell office:value-type="float" office:value="12.23576" calcext:value-type="float">
            <text:p>12.23576</text:p>
          </table:table-cell>
          <table:table-cell office:value-type="float" office:value="126571" calcext:value-type="float">
            <text:p>1265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42.169" calcext:value-type="float">
            <text:p>1042.169</text:p>
          </table:table-cell>
          <table:table-cell office:value-type="float" office:value="1165.129" calcext:value-type="float">
            <text:p>1165.129</text:p>
          </table:table-cell>
          <table:table-cell office:value-type="float" office:value="5" calcext:value-type="float">
            <text:p>5</text:p>
          </table:table-cell>
          <table:table-cell office:value-type="float" office:value="26800" calcext:value-type="float">
            <text:p>2680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097649" calcext:value-type="float">
            <text:p>1097649</text:p>
          </table:table-cell>
          <table:table-cell office:value-type="float" office:value="201" calcext:value-type="float">
            <text:p>201</text:p>
          </table:table-cell>
          <table:table-cell office:value-type="float" office:value="627632" calcext:value-type="float">
            <text:p>627632</text:p>
          </table:table-cell>
          <table:table-cell office:value-type="float" office:value="115" calcext:value-type="float">
            <text:p>115</text:p>
          </table:table-cell>
          <table:table-cell office:value-type="float" office:value="457938" calcext:value-type="float">
            <text:p>457938</text:p>
          </table:table-cell>
          <table:table-cell office:value-type="float" office:value="84" calcext:value-type="float">
            <text:p>84</text:p>
          </table:table-cell>
          <table:table-cell office:value-type="float" office:value="343393" calcext:value-type="float">
            <text:p>343393</text:p>
          </table:table-cell>
          <table:table-cell office:value-type="float" office:value="63" calcext:value-type="float">
            <text:p>63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38900" calcext:value-type="float">
            <text:p>389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7094" calcext:value-type="float">
            <text:p>770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6571" calcext:value-type="float">
            <text:p>12657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7583" calcext:value-type="float">
            <text:p>19758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8079" calcext:value-type="float">
            <text:p>25807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23503" calcext:value-type="float">
            <text:p>323503</text:p>
          </table:table-cell>
          <table:table-cell office:value-type="float" office:value="59" calcext:value-type="float">
            <text:p>59</text:p>
          </table:table-cell>
          <table:table-cell office:value-type="float" office:value="5472.173" calcext:value-type="float">
            <text:p>5472.173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5486.646" calcext:value-type="float">
            <text:p>5486.646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429.9139" calcext:value-type="float">
            <text:p>429.9139</text:p>
          </table:table-cell>
          <table:table-cell office:value-type="float" office:value="1165.129" calcext:value-type="float">
            <text:p>1165.129</text:p>
          </table:table-cell>
          <table:table-cell office:value-type="float" office:value="1116.848" calcext:value-type="float">
            <text:p>1116.848</text:p>
          </table:table-cell>
        </table:table-row>
        <table:table-row table:style-name="ro1">
          <table:table-cell office:value-type="string" calcext:value-type="string">
            <text:p>+ <text:s/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8" calcext:value-type="float">
            <text:p>238</text:p>
          </table:table-cell>
          <table:table-cell office:value-type="float" office:value="888795" calcext:value-type="float">
            <text:p>888795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0.2966863" calcext:value-type="float">
            <text:p>0.2966863</text:p>
          </table:table-cell>
          <table:table-cell office:value-type="float" office:value="57.11486" calcext:value-type="float">
            <text:p>57.11486</text:p>
          </table:table-cell>
          <table:table-cell office:value-type="float" office:value="17.75788" calcext:value-type="float">
            <text:p>17.75788</text:p>
          </table:table-cell>
          <table:table-cell office:value-type="float" office:value="12.23576" calcext:value-type="float">
            <text:p>12.23576</text:p>
          </table:table-cell>
          <table:table-cell office:value-type="float" office:value="126571" calcext:value-type="float">
            <text:p>1265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42.169" calcext:value-type="float">
            <text:p>1042.169</text:p>
          </table:table-cell>
          <table:table-cell office:value-type="float" office:value="1165.129" calcext:value-type="float">
            <text:p>1165.129</text:p>
          </table:table-cell>
          <table:table-cell office:value-type="float" office:value="5" calcext:value-type="float">
            <text:p>5</text:p>
          </table:table-cell>
          <table:table-cell office:value-type="float" office:value="26800" calcext:value-type="float">
            <text:p>2680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097649" calcext:value-type="float">
            <text:p>1097649</text:p>
          </table:table-cell>
          <table:table-cell office:value-type="float" office:value="201" calcext:value-type="float">
            <text:p>201</text:p>
          </table:table-cell>
          <table:table-cell office:value-type="float" office:value="627632" calcext:value-type="float">
            <text:p>627632</text:p>
          </table:table-cell>
          <table:table-cell office:value-type="float" office:value="115" calcext:value-type="float">
            <text:p>115</text:p>
          </table:table-cell>
          <table:table-cell office:value-type="float" office:value="457938" calcext:value-type="float">
            <text:p>457938</text:p>
          </table:table-cell>
          <table:table-cell office:value-type="float" office:value="84" calcext:value-type="float">
            <text:p>84</text:p>
          </table:table-cell>
          <table:table-cell office:value-type="float" office:value="343393" calcext:value-type="float">
            <text:p>343393</text:p>
          </table:table-cell>
          <table:table-cell office:value-type="float" office:value="63" calcext:value-type="float">
            <text:p>63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38900" calcext:value-type="float">
            <text:p>389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7094" calcext:value-type="float">
            <text:p>770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6571" calcext:value-type="float">
            <text:p>12657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7583" calcext:value-type="float">
            <text:p>19758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8079" calcext:value-type="float">
            <text:p>25807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23503" calcext:value-type="float">
            <text:p>323503</text:p>
          </table:table-cell>
          <table:table-cell office:value-type="float" office:value="59" calcext:value-type="float">
            <text:p>59</text:p>
          </table:table-cell>
          <table:table-cell office:value-type="float" office:value="5472.173" calcext:value-type="float">
            <text:p>5472.173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5486.646" calcext:value-type="float">
            <text:p>5486.646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429.9139" calcext:value-type="float">
            <text:p>429.9139</text:p>
          </table:table-cell>
          <table:table-cell office:value-type="float" office:value="1165.129" calcext:value-type="float">
            <text:p>1165.129</text:p>
          </table:table-cell>
          <table:table-cell office:value-type="float" office:value="1116.848" calcext:value-type="float">
            <text:p>1116.848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8" calcext:value-type="float">
            <text:p>238</text:p>
          </table:table-cell>
          <table:table-cell office:value-type="float" office:value="60253" calcext:value-type="float">
            <text:p>60253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0.2966863" calcext:value-type="float">
            <text:p>0.2966863</text:p>
          </table:table-cell>
          <table:table-cell office:value-type="float" office:value="57.11486" calcext:value-type="float">
            <text:p>57.11486</text:p>
          </table:table-cell>
          <table:table-cell office:value-type="float" office:value="17.75788" calcext:value-type="float">
            <text:p>17.75788</text:p>
          </table:table-cell>
          <table:table-cell office:value-type="float" office:value="12.23576" calcext:value-type="float">
            <text:p>12.23576</text:p>
          </table:table-cell>
          <table:table-cell office:value-type="float" office:value="8475" calcext:value-type="float">
            <text:p>847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42.169" calcext:value-type="float">
            <text:p>1042.169</text:p>
          </table:table-cell>
          <table:table-cell office:value-type="float" office:value="1165.129" calcext:value-type="float">
            <text:p>1165.129</text:p>
          </table:table-cell>
          <table:table-cell office:value-type="float" office:value="14" calcext:value-type="float">
            <text:p>14</text:p>
          </table:table-cell>
          <table:table-cell office:value-type="float" office:value="4952" calcext:value-type="float">
            <text:p>4952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74409" calcext:value-type="float">
            <text:p>74409</text:p>
          </table:table-cell>
          <table:table-cell office:value-type="float" office:value="201" calcext:value-type="float">
            <text:p>201</text:p>
          </table:table-cell>
          <table:table-cell office:value-type="float" office:value="42425" calcext:value-type="float">
            <text:p>42425</text:p>
          </table:table-cell>
          <table:table-cell office:value-type="float" office:value="115" calcext:value-type="float">
            <text:p>115</text:p>
          </table:table-cell>
          <table:table-cell office:value-type="float" office:value="30887" calcext:value-type="float">
            <text:p>30887</text:p>
          </table:table-cell>
          <table:table-cell office:value-type="float" office:value="84" calcext:value-type="float">
            <text:p>84</text:p>
          </table:table-cell>
          <table:table-cell office:value-type="float" office:value="23254" calcext:value-type="float">
            <text:p>23254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3077" calcext:value-type="float">
            <text:p>307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596" calcext:value-type="float">
            <text:p>559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475" calcext:value-type="float">
            <text:p>847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965" calcext:value-type="float">
            <text:p>1396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8765" calcext:value-type="float">
            <text:p>1876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3897" calcext:value-type="float">
            <text:p>23897</text:p>
          </table:table-cell>
          <table:table-cell office:value-type="float" office:value="65" calcext:value-type="float">
            <text:p>65</text:p>
          </table:table-cell>
          <table:table-cell office:value-type="float" office:value="371.0667" calcext:value-type="float">
            <text:p>371.0667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372.2405" calcext:value-type="float">
            <text:p>372.2405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429.9139" calcext:value-type="float">
            <text:p>429.9139</text:p>
          </table:table-cell>
          <table:table-cell office:value-type="float" office:value="1165.129" calcext:value-type="float">
            <text:p>1165.129</text:p>
          </table:table-cell>
          <table:table-cell office:value-type="float" office:value="1116.848" calcext:value-type="float">
            <text:p>1116.848</text:p>
          </table:table-cell>
        </table:table-row>
        <table:table-row table:style-name="ro1">
          <table:table-cell office:value-type="string" calcext:value-type="string">
            <text:p>- <text:s/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484" calcext:value-type="float">
            <text:p>484</text:p>
          </table:table-cell>
          <table:table-cell office:value-type="float" office:value="1314469" calcext:value-type="float">
            <text:p>1314469</text:p>
          </table:table-cell>
          <table:table-cell office:value-type="float" office:value="247" calcext:value-type="float">
            <text:p>247</text:p>
          </table:table-cell>
          <table:table-cell office:value-type="float" office:value="247" calcext:value-type="float">
            <text:p>247</text:p>
          </table:table-cell>
          <table:table-cell office:value-type="float" office:value="0.1777502" calcext:value-type="float">
            <text:p>0.1777502</text:p>
          </table:table-cell>
          <table:table-cell office:value-type="float" office:value="68.61199" calcext:value-type="float">
            <text:p>68.61199</text:p>
          </table:table-cell>
          <table:table-cell office:value-type="float" office:value="20.2772" calcext:value-type="float">
            <text:p>20.2772</text:p>
          </table:table-cell>
          <table:table-cell office:value-type="float" office:value="12.3382" calcext:value-type="float">
            <text:p>12.3382</text:p>
          </table:table-cell>
          <table:table-cell office:value-type="float" office:value="107185" calcext:value-type="float">
            <text:p>1071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72.639" calcext:value-type="float">
            <text:p>2272.639</text:p>
          </table:table-cell>
          <table:table-cell office:value-type="float" office:value="2230.538" calcext:value-type="float">
            <text:p>2230.538</text:p>
          </table:table-cell>
          <table:table-cell office:value-type="float" office:value="9" calcext:value-type="float">
            <text:p>9</text:p>
          </table:table-cell>
          <table:table-cell office:value-type="float" office:value="47146" calcext:value-type="float">
            <text:p>47146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632942" calcext:value-type="float">
            <text:p>1632942</text:p>
          </table:table-cell>
          <table:table-cell office:value-type="float" office:value="307" calcext:value-type="float">
            <text:p>307</text:p>
          </table:table-cell>
          <table:table-cell office:value-type="float" office:value="1010872" calcext:value-type="float">
            <text:p>1010872</text:p>
          </table:table-cell>
          <table:table-cell office:value-type="float" office:value="190" calcext:value-type="float">
            <text:p>190</text:p>
          </table:table-cell>
          <table:table-cell office:value-type="float" office:value="787212" calcext:value-type="float">
            <text:p>787212</text:p>
          </table:table-cell>
          <table:table-cell office:value-type="float" office:value="148" calcext:value-type="float">
            <text:p>148</text:p>
          </table:table-cell>
          <table:table-cell office:value-type="float" office:value="606299" calcext:value-type="float">
            <text:p>606299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32322" calcext:value-type="float">
            <text:p>323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08" calcext:value-type="float">
            <text:p>641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7185" calcext:value-type="float">
            <text:p>10718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1478" calcext:value-type="float">
            <text:p>17147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19387" calcext:value-type="float">
            <text:p>21938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78121" calcext:value-type="float">
            <text:p>278121</text:p>
          </table:table-cell>
          <table:table-cell office:value-type="float" office:value="52" calcext:value-type="float">
            <text:p>52</text:p>
          </table:table-cell>
          <table:table-cell office:value-type="float" office:value="5318.333" calcext:value-type="float">
            <text:p>5318.333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5314.868" calcext:value-type="float">
            <text:p>5314.868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841.6802" calcext:value-type="float">
            <text:p>841.6802</text:p>
          </table:table-cell>
          <table:table-cell office:value-type="float" office:value="2230.538" calcext:value-type="float">
            <text:p>2230.538</text:p>
          </table:table-cell>
          <table:table-cell office:value-type="float" office:value="2103.837" calcext:value-type="float">
            <text:p>2103.837</text:p>
          </table:table-cell>
        </table:table-row>
        <table:table-row table:style-name="ro1">
          <table:table-cell office:value-type="string" calcext:value-type="string">
            <text:p>+ <text:s/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484" calcext:value-type="float">
            <text:p>484</text:p>
          </table:table-cell>
          <table:table-cell office:value-type="float" office:value="1314469" calcext:value-type="float">
            <text:p>1314469</text:p>
          </table:table-cell>
          <table:table-cell office:value-type="float" office:value="247" calcext:value-type="float">
            <text:p>247</text:p>
          </table:table-cell>
          <table:table-cell office:value-type="float" office:value="247" calcext:value-type="float">
            <text:p>247</text:p>
          </table:table-cell>
          <table:table-cell office:value-type="float" office:value="0.1777502" calcext:value-type="float">
            <text:p>0.1777502</text:p>
          </table:table-cell>
          <table:table-cell office:value-type="float" office:value="68.61199" calcext:value-type="float">
            <text:p>68.61199</text:p>
          </table:table-cell>
          <table:table-cell office:value-type="float" office:value="20.2772" calcext:value-type="float">
            <text:p>20.2772</text:p>
          </table:table-cell>
          <table:table-cell office:value-type="float" office:value="12.3382" calcext:value-type="float">
            <text:p>12.3382</text:p>
          </table:table-cell>
          <table:table-cell office:value-type="float" office:value="107185" calcext:value-type="float">
            <text:p>1071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72.639" calcext:value-type="float">
            <text:p>2272.639</text:p>
          </table:table-cell>
          <table:table-cell office:value-type="float" office:value="2230.538" calcext:value-type="float">
            <text:p>2230.538</text:p>
          </table:table-cell>
          <table:table-cell office:value-type="float" office:value="9" calcext:value-type="float">
            <text:p>9</text:p>
          </table:table-cell>
          <table:table-cell office:value-type="float" office:value="47146" calcext:value-type="float">
            <text:p>47146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632942" calcext:value-type="float">
            <text:p>1632942</text:p>
          </table:table-cell>
          <table:table-cell office:value-type="float" office:value="307" calcext:value-type="float">
            <text:p>307</text:p>
          </table:table-cell>
          <table:table-cell office:value-type="float" office:value="1010872" calcext:value-type="float">
            <text:p>1010872</text:p>
          </table:table-cell>
          <table:table-cell office:value-type="float" office:value="190" calcext:value-type="float">
            <text:p>190</text:p>
          </table:table-cell>
          <table:table-cell office:value-type="float" office:value="787212" calcext:value-type="float">
            <text:p>787212</text:p>
          </table:table-cell>
          <table:table-cell office:value-type="float" office:value="148" calcext:value-type="float">
            <text:p>148</text:p>
          </table:table-cell>
          <table:table-cell office:value-type="float" office:value="606299" calcext:value-type="float">
            <text:p>606299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32322" calcext:value-type="float">
            <text:p>323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08" calcext:value-type="float">
            <text:p>641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7185" calcext:value-type="float">
            <text:p>10718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1478" calcext:value-type="float">
            <text:p>17147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19387" calcext:value-type="float">
            <text:p>21938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78121" calcext:value-type="float">
            <text:p>278121</text:p>
          </table:table-cell>
          <table:table-cell office:value-type="float" office:value="52" calcext:value-type="float">
            <text:p>52</text:p>
          </table:table-cell>
          <table:table-cell office:value-type="float" office:value="5318.333" calcext:value-type="float">
            <text:p>5318.333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5314.868" calcext:value-type="float">
            <text:p>5314.868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841.6802" calcext:value-type="float">
            <text:p>841.6802</text:p>
          </table:table-cell>
          <table:table-cell office:value-type="float" office:value="2230.538" calcext:value-type="float">
            <text:p>2230.538</text:p>
          </table:table-cell>
          <table:table-cell office:value-type="float" office:value="2103.837" calcext:value-type="float">
            <text:p>2103.837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484" calcext:value-type="float">
            <text:p>484</text:p>
          </table:table-cell>
          <table:table-cell office:value-type="float" office:value="91628" calcext:value-type="float">
            <text:p>91628</text:p>
          </table:table-cell>
          <table:table-cell office:value-type="float" office:value="247" calcext:value-type="float">
            <text:p>247</text:p>
          </table:table-cell>
          <table:table-cell office:value-type="float" office:value="247" calcext:value-type="float">
            <text:p>247</text:p>
          </table:table-cell>
          <table:table-cell office:value-type="float" office:value="0.1777502" calcext:value-type="float">
            <text:p>0.1777502</text:p>
          </table:table-cell>
          <table:table-cell office:value-type="float" office:value="68.61199" calcext:value-type="float">
            <text:p>68.61199</text:p>
          </table:table-cell>
          <table:table-cell office:value-type="float" office:value="20.2772" calcext:value-type="float">
            <text:p>20.2772</text:p>
          </table:table-cell>
          <table:table-cell office:value-type="float" office:value="12.3382" calcext:value-type="float">
            <text:p>12.3382</text:p>
          </table:table-cell>
          <table:table-cell office:value-type="float" office:value="7131" calcext:value-type="float">
            <text:p>713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272.639" calcext:value-type="float">
            <text:p>2272.639</text:p>
          </table:table-cell>
          <table:table-cell office:value-type="float" office:value="2230.538" calcext:value-type="float">
            <text:p>2230.538</text:p>
          </table:table-cell>
          <table:table-cell office:value-type="float" office:value="5" calcext:value-type="float">
            <text:p>5</text:p>
          </table:table-cell>
          <table:table-cell office:value-type="float" office:value="1786" calcext:value-type="float">
            <text:p>1786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13963" calcext:value-type="float">
            <text:p>113963</text:p>
          </table:table-cell>
          <table:table-cell office:value-type="float" office:value="307" calcext:value-type="float">
            <text:p>307</text:p>
          </table:table-cell>
          <table:table-cell office:value-type="float" office:value="70433" calcext:value-type="float">
            <text:p>70433</text:p>
          </table:table-cell>
          <table:table-cell office:value-type="float" office:value="190" calcext:value-type="float">
            <text:p>190</text:p>
          </table:table-cell>
          <table:table-cell office:value-type="float" office:value="54908" calcext:value-type="float">
            <text:p>54908</text:p>
          </table:table-cell>
          <table:table-cell office:value-type="float" office:value="148" calcext:value-type="float">
            <text:p>148</text:p>
          </table:table-cell>
          <table:table-cell office:value-type="float" office:value="42282" calcext:value-type="float">
            <text:p>42282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2680" calcext:value-type="float">
            <text:p>26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927" calcext:value-type="float">
            <text:p>49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131" calcext:value-type="float">
            <text:p>71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249" calcext:value-type="float">
            <text:p>1124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608" calcext:value-type="float">
            <text:p>1460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770" calcext:value-type="float">
            <text:p>18770</text:p>
          </table:table-cell>
          <table:table-cell office:value-type="float" office:value="50" calcext:value-type="float">
            <text:p>50</text:p>
          </table:table-cell>
          <table:table-cell office:value-type="float" office:value="371.0811" calcext:value-type="float">
            <text:p>371.081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370.1322" calcext:value-type="float">
            <text:p>370.132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841.6802" calcext:value-type="float">
            <text:p>841.6802</text:p>
          </table:table-cell>
          <table:table-cell office:value-type="float" office:value="2230.538" calcext:value-type="float">
            <text:p>2230.538</text:p>
          </table:table-cell>
          <table:table-cell office:value-type="float" office:value="2103.837" calcext:value-type="float">
            <text:p>2103.837</text:p>
          </table:table-cell>
        </table:table-row>
        <table:table-row table:style-name="ro1">
          <table:table-cell office:value-type="string" calcext:value-type="string">
            <text:p>- <text:s/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35" calcext:value-type="float">
            <text:p>335</text:p>
          </table:table-cell>
          <table:table-cell office:value-type="float" office:value="514062" calcext:value-type="float">
            <text:p>51406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.4016583" calcext:value-type="float">
            <text:p>0.4016583</text:p>
          </table:table-cell>
          <table:table-cell office:value-type="float" office:value="46.47245" calcext:value-type="float">
            <text:p>46.47245</text:p>
          </table:table-cell>
          <table:table-cell office:value-type="float" office:value="13.22987" calcext:value-type="float">
            <text:p>13.22987</text:p>
          </table:table-cell>
          <table:table-cell office:value-type="float" office:value="6.946153" calcext:value-type="float">
            <text:p>6.946153</text:p>
          </table:table-cell>
          <table:table-cell office:value-type="float" office:value="81726" calcext:value-type="float">
            <text:p>817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78.5207" calcext:value-type="float">
            <text:p>478.5207</text:p>
          </table:table-cell>
          <table:table-cell office:value-type="float" office:value="481.0639" calcext:value-type="float">
            <text:p>481.0639</text:p>
          </table:table-cell>
          <table:table-cell office:value-type="float" office:value="4" calcext:value-type="float">
            <text:p>4</text:p>
          </table:table-cell>
          <table:table-cell office:value-type="float" office:value="21330" calcext:value-type="float">
            <text:p>2133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687254" calcext:value-type="float">
            <text:p>687254</text:p>
          </table:table-cell>
          <table:table-cell office:value-type="float" office:value="127" calcext:value-type="float">
            <text:p>127</text:p>
          </table:table-cell>
          <table:table-cell office:value-type="float" office:value="329973" calcext:value-type="float">
            <text:p>329973</text:p>
          </table:table-cell>
          <table:table-cell office:value-type="float" office:value="61" calcext:value-type="float">
            <text:p>61</text:p>
          </table:table-cell>
          <table:table-cell office:value-type="float" office:value="243502" calcext:value-type="float">
            <text:p>243502</text:p>
          </table:table-cell>
          <table:table-cell office:value-type="float" office:value="45" calcext:value-type="float">
            <text:p>45</text:p>
          </table:table-cell>
          <table:table-cell office:value-type="float" office:value="135333" calcext:value-type="float">
            <text:p>135333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2859" calcext:value-type="float">
            <text:p>328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9991" calcext:value-type="float">
            <text:p>5999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1726" calcext:value-type="float">
            <text:p>817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8780" calcext:value-type="float">
            <text:p>1087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6711" calcext:value-type="float">
            <text:p>1467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0240" calcext:value-type="float">
            <text:p>190240</text:p>
          </table:table-cell>
          <table:table-cell office:value-type="float" office:value="35" calcext:value-type="float">
            <text:p>35</text:p>
          </table:table-cell>
          <table:table-cell office:value-type="float" office:value="5385.456" calcext:value-type="float">
            <text:p>5385.45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5383.619" calcext:value-type="float">
            <text:p>5383.61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245.273" calcext:value-type="float">
            <text:p>245.273</text:p>
          </table:table-cell>
          <table:table-cell office:value-type="float" office:value="481.0639" calcext:value-type="float">
            <text:p>481.0639</text:p>
          </table:table-cell>
          <table:table-cell office:value-type="float" office:value="493.4637" calcext:value-type="float">
            <text:p>493.4637</text:p>
          </table:table-cell>
        </table:table-row>
        <table:table-row table:style-name="ro1">
          <table:table-cell office:value-type="string" calcext:value-type="string">
            <text:p>+ <text:s/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35" calcext:value-type="float">
            <text:p>335</text:p>
          </table:table-cell>
          <table:table-cell office:value-type="float" office:value="514062" calcext:value-type="float">
            <text:p>51406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.4016583" calcext:value-type="float">
            <text:p>0.4016583</text:p>
          </table:table-cell>
          <table:table-cell office:value-type="float" office:value="46.47245" calcext:value-type="float">
            <text:p>46.47245</text:p>
          </table:table-cell>
          <table:table-cell office:value-type="float" office:value="13.22987" calcext:value-type="float">
            <text:p>13.22987</text:p>
          </table:table-cell>
          <table:table-cell office:value-type="float" office:value="6.946153" calcext:value-type="float">
            <text:p>6.946153</text:p>
          </table:table-cell>
          <table:table-cell office:value-type="float" office:value="81726" calcext:value-type="float">
            <text:p>817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78.5207" calcext:value-type="float">
            <text:p>478.5207</text:p>
          </table:table-cell>
          <table:table-cell office:value-type="float" office:value="481.0639" calcext:value-type="float">
            <text:p>481.0639</text:p>
          </table:table-cell>
          <table:table-cell office:value-type="float" office:value="4" calcext:value-type="float">
            <text:p>4</text:p>
          </table:table-cell>
          <table:table-cell office:value-type="float" office:value="21330" calcext:value-type="float">
            <text:p>2133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687254" calcext:value-type="float">
            <text:p>687254</text:p>
          </table:table-cell>
          <table:table-cell office:value-type="float" office:value="127" calcext:value-type="float">
            <text:p>127</text:p>
          </table:table-cell>
          <table:table-cell office:value-type="float" office:value="329973" calcext:value-type="float">
            <text:p>329973</text:p>
          </table:table-cell>
          <table:table-cell office:value-type="float" office:value="61" calcext:value-type="float">
            <text:p>61</text:p>
          </table:table-cell>
          <table:table-cell office:value-type="float" office:value="243502" calcext:value-type="float">
            <text:p>243502</text:p>
          </table:table-cell>
          <table:table-cell office:value-type="float" office:value="45" calcext:value-type="float">
            <text:p>45</text:p>
          </table:table-cell>
          <table:table-cell office:value-type="float" office:value="135333" calcext:value-type="float">
            <text:p>135333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2859" calcext:value-type="float">
            <text:p>328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9991" calcext:value-type="float">
            <text:p>5999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1726" calcext:value-type="float">
            <text:p>817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8780" calcext:value-type="float">
            <text:p>1087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6711" calcext:value-type="float">
            <text:p>1467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0240" calcext:value-type="float">
            <text:p>190240</text:p>
          </table:table-cell>
          <table:table-cell office:value-type="float" office:value="35" calcext:value-type="float">
            <text:p>35</text:p>
          </table:table-cell>
          <table:table-cell office:value-type="float" office:value="5385.456" calcext:value-type="float">
            <text:p>5385.45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5383.619" calcext:value-type="float">
            <text:p>5383.61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245.273" calcext:value-type="float">
            <text:p>245.273</text:p>
          </table:table-cell>
          <table:table-cell office:value-type="float" office:value="481.0639" calcext:value-type="float">
            <text:p>481.0639</text:p>
          </table:table-cell>
          <table:table-cell office:value-type="float" office:value="493.4637" calcext:value-type="float">
            <text:p>493.4637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35" calcext:value-type="float">
            <text:p>335</text:p>
          </table:table-cell>
          <table:table-cell office:value-type="float" office:value="35287" calcext:value-type="float">
            <text:p>3528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.4016583" calcext:value-type="float">
            <text:p>0.4016583</text:p>
          </table:table-cell>
          <table:table-cell office:value-type="float" office:value="46.47245" calcext:value-type="float">
            <text:p>46.47245</text:p>
          </table:table-cell>
          <table:table-cell office:value-type="float" office:value="13.22987" calcext:value-type="float">
            <text:p>13.22987</text:p>
          </table:table-cell>
          <table:table-cell office:value-type="float" office:value="6.946153" calcext:value-type="float">
            <text:p>6.946153</text:p>
          </table:table-cell>
          <table:table-cell office:value-type="float" office:value="17140" calcext:value-type="float">
            <text:p>1714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78.5207" calcext:value-type="float">
            <text:p>478.5207</text:p>
          </table:table-cell>
          <table:table-cell office:value-type="float" office:value="481.0639" calcext:value-type="float">
            <text:p>481.0639</text:p>
          </table:table-cell>
          <table:table-cell office:value-type="float" office:value="3" calcext:value-type="float">
            <text:p>3</text:p>
          </table:table-cell>
          <table:table-cell office:value-type="float" office:value="1079" calcext:value-type="float">
            <text:p>1079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47197" calcext:value-type="float">
            <text:p>47197</text:p>
          </table:table-cell>
          <table:table-cell office:value-type="float" office:value="127" calcext:value-type="float">
            <text:p>127</text:p>
          </table:table-cell>
          <table:table-cell office:value-type="float" office:value="22708" calcext:value-type="float">
            <text:p>22708</text:p>
          </table:table-cell>
          <table:table-cell office:value-type="float" office:value="61" calcext:value-type="float">
            <text:p>61</text:p>
          </table:table-cell>
          <table:table-cell office:value-type="float" office:value="16784" calcext:value-type="float">
            <text:p>16784</text:p>
          </table:table-cell>
          <table:table-cell office:value-type="float" office:value="45" calcext:value-type="float">
            <text:p>45</text:p>
          </table:table-cell>
          <table:table-cell office:value-type="float" office:value="9311" calcext:value-type="float">
            <text:p>9311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4922" calcext:value-type="float">
            <text:p>49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826" calcext:value-type="float">
            <text:p>108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7140" calcext:value-type="float">
            <text:p>1714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769" calcext:value-type="float">
            <text:p>2376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8246" calcext:value-type="float">
            <text:p>2824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1934" calcext:value-type="float">
            <text:p>31934</text:p>
          </table:table-cell>
          <table:table-cell office:value-type="float" office:value="86" calcext:value-type="float">
            <text:p>86</text:p>
          </table:table-cell>
          <table:table-cell office:value-type="float" office:value="371.4667" calcext:value-type="float">
            <text:p>371.466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70.2763" calcext:value-type="float">
            <text:p>370.276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245.273" calcext:value-type="float">
            <text:p>245.273</text:p>
          </table:table-cell>
          <table:table-cell office:value-type="float" office:value="481.0639" calcext:value-type="float">
            <text:p>481.0639</text:p>
          </table:table-cell>
          <table:table-cell office:value-type="float" office:value="493.4637" calcext:value-type="float">
            <text:p>493.4637</text:p>
          </table:table-cell>
        </table:table-row>
        <table:table-row table:style-name="ro1">
          <table:table-cell office:value-type="string" calcext:value-type="string">
            <text:p>- <text:s/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238" calcext:value-type="float">
            <text:p>238</text:p>
          </table:table-cell>
          <table:table-cell office:value-type="float" office:value="865728" calcext:value-type="float">
            <text:p>865728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0.3844368" calcext:value-type="float">
            <text:p>0.3844368</text:p>
          </table:table-cell>
          <table:table-cell office:value-type="float" office:value="54.10303" calcext:value-type="float">
            <text:p>54.10303</text:p>
          </table:table-cell>
          <table:table-cell office:value-type="float" office:value="14.44164" calcext:value-type="float">
            <text:p>14.44164</text:p>
          </table:table-cell>
          <table:table-cell office:value-type="float" office:value="11.03068" calcext:value-type="float">
            <text:p>11.03068</text:p>
          </table:table-cell>
          <table:table-cell office:value-type="float" office:value="119697" calcext:value-type="float">
            <text:p>1196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75.6954" calcext:value-type="float">
            <text:p>875.6954</text:p>
          </table:table-cell>
          <table:table-cell office:value-type="float" office:value="847.556" calcext:value-type="float">
            <text:p>847.556</text:p>
          </table:table-cell>
          <table:table-cell office:value-type="float" office:value="5" calcext:value-type="float">
            <text:p>5</text:p>
          </table:table-cell>
          <table:table-cell office:value-type="float" office:value="30899" calcext:value-type="float">
            <text:p>30899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015264" calcext:value-type="float">
            <text:p>1015264</text:p>
          </table:table-cell>
          <table:table-cell office:value-type="float" office:value="162" calcext:value-type="float">
            <text:p>162</text:p>
          </table:table-cell>
          <table:table-cell office:value-type="float" office:value="558524" calcext:value-type="float">
            <text:p>558524</text:p>
          </table:table-cell>
          <table:table-cell office:value-type="float" office:value="89" calcext:value-type="float">
            <text:p>89</text:p>
          </table:table-cell>
          <table:table-cell office:value-type="float" office:value="407685" calcext:value-type="float">
            <text:p>407685</text:p>
          </table:table-cell>
          <table:table-cell office:value-type="float" office:value="65" calcext:value-type="float">
            <text:p>65</text:p>
          </table:table-cell>
          <table:table-cell office:value-type="float" office:value="281893" calcext:value-type="float">
            <text:p>281893</text:p>
          </table:table-cell>
          <table:table-cell office:value-type="float" office:value="45" calcext:value-type="float">
            <text:p>45</text:p>
          </table:table-cell>
          <table:table-cell office:value-type="float" office:value="960" calcext:value-type="float">
            <text:p>96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44300" calcext:value-type="float">
            <text:p>44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2206" calcext:value-type="float">
            <text:p>822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9697" calcext:value-type="float">
            <text:p>11969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8783" calcext:value-type="float">
            <text:p>18878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1411" calcext:value-type="float">
            <text:p>25141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26966" calcext:value-type="float">
            <text:p>326966</text:p>
          </table:table-cell>
          <table:table-cell office:value-type="float" office:value="52" calcext:value-type="float">
            <text:p>52</text:p>
          </table:table-cell>
          <table:table-cell office:value-type="float" office:value="6259.266" calcext:value-type="float">
            <text:p>6259.26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6259.713" calcext:value-type="float">
            <text:p>6259.713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255.544" calcext:value-type="float">
            <text:p>255.544</text:p>
          </table:table-cell>
          <table:table-cell office:value-type="float" office:value="847.556" calcext:value-type="float">
            <text:p>847.556</text:p>
          </table:table-cell>
          <table:table-cell office:value-type="float" office:value="825.2708" calcext:value-type="float">
            <text:p>825.2708</text:p>
          </table:table-cell>
        </table:table-row>
        <table:table-row table:style-name="ro1">
          <table:table-cell office:value-type="string" calcext:value-type="string">
            <text:p>+ <text:s/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238" calcext:value-type="float">
            <text:p>238</text:p>
          </table:table-cell>
          <table:table-cell office:value-type="float" office:value="865728" calcext:value-type="float">
            <text:p>865728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0.3844368" calcext:value-type="float">
            <text:p>0.3844368</text:p>
          </table:table-cell>
          <table:table-cell office:value-type="float" office:value="54.10303" calcext:value-type="float">
            <text:p>54.10303</text:p>
          </table:table-cell>
          <table:table-cell office:value-type="float" office:value="14.44164" calcext:value-type="float">
            <text:p>14.44164</text:p>
          </table:table-cell>
          <table:table-cell office:value-type="float" office:value="11.03068" calcext:value-type="float">
            <text:p>11.03068</text:p>
          </table:table-cell>
          <table:table-cell office:value-type="float" office:value="119697" calcext:value-type="float">
            <text:p>1196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75.6954" calcext:value-type="float">
            <text:p>875.6954</text:p>
          </table:table-cell>
          <table:table-cell office:value-type="float" office:value="847.556" calcext:value-type="float">
            <text:p>847.556</text:p>
          </table:table-cell>
          <table:table-cell office:value-type="float" office:value="5" calcext:value-type="float">
            <text:p>5</text:p>
          </table:table-cell>
          <table:table-cell office:value-type="float" office:value="30899" calcext:value-type="float">
            <text:p>30899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015264" calcext:value-type="float">
            <text:p>1015264</text:p>
          </table:table-cell>
          <table:table-cell office:value-type="float" office:value="162" calcext:value-type="float">
            <text:p>162</text:p>
          </table:table-cell>
          <table:table-cell office:value-type="float" office:value="558524" calcext:value-type="float">
            <text:p>558524</text:p>
          </table:table-cell>
          <table:table-cell office:value-type="float" office:value="89" calcext:value-type="float">
            <text:p>89</text:p>
          </table:table-cell>
          <table:table-cell office:value-type="float" office:value="407685" calcext:value-type="float">
            <text:p>407685</text:p>
          </table:table-cell>
          <table:table-cell office:value-type="float" office:value="65" calcext:value-type="float">
            <text:p>65</text:p>
          </table:table-cell>
          <table:table-cell office:value-type="float" office:value="281893" calcext:value-type="float">
            <text:p>281893</text:p>
          </table:table-cell>
          <table:table-cell office:value-type="float" office:value="45" calcext:value-type="float">
            <text:p>45</text:p>
          </table:table-cell>
          <table:table-cell office:value-type="float" office:value="960" calcext:value-type="float">
            <text:p>96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44300" calcext:value-type="float">
            <text:p>44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2206" calcext:value-type="float">
            <text:p>822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9697" calcext:value-type="float">
            <text:p>11969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8783" calcext:value-type="float">
            <text:p>18878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1411" calcext:value-type="float">
            <text:p>25141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26966" calcext:value-type="float">
            <text:p>326966</text:p>
          </table:table-cell>
          <table:table-cell office:value-type="float" office:value="52" calcext:value-type="float">
            <text:p>52</text:p>
          </table:table-cell>
          <table:table-cell office:value-type="float" office:value="6259.266" calcext:value-type="float">
            <text:p>6259.26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6259.713" calcext:value-type="float">
            <text:p>6259.713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255.544" calcext:value-type="float">
            <text:p>255.544</text:p>
          </table:table-cell>
          <table:table-cell office:value-type="float" office:value="847.556" calcext:value-type="float">
            <text:p>847.556</text:p>
          </table:table-cell>
          <table:table-cell office:value-type="float" office:value="825.2708" calcext:value-type="float">
            <text:p>825.2708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238" calcext:value-type="float">
            <text:p>238</text:p>
          </table:table-cell>
          <table:table-cell office:value-type="float" office:value="52093" calcext:value-type="float">
            <text:p>52093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0.3844368" calcext:value-type="float">
            <text:p>0.3844368</text:p>
          </table:table-cell>
          <table:table-cell office:value-type="float" office:value="54.10303" calcext:value-type="float">
            <text:p>54.10303</text:p>
          </table:table-cell>
          <table:table-cell office:value-type="float" office:value="14.44164" calcext:value-type="float">
            <text:p>14.44164</text:p>
          </table:table-cell>
          <table:table-cell office:value-type="float" office:value="11.03068" calcext:value-type="float">
            <text:p>11.03068</text:p>
          </table:table-cell>
          <table:table-cell office:value-type="float" office:value="16998" calcext:value-type="float">
            <text:p>1699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75.6954" calcext:value-type="float">
            <text:p>875.6954</text:p>
          </table:table-cell>
          <table:table-cell office:value-type="float" office:value="847.556" calcext:value-type="float">
            <text:p>847.556</text:p>
          </table:table-cell>
          <table:table-cell office:value-type="float" office:value="2" calcext:value-type="float">
            <text:p>2</text:p>
          </table:table-cell>
          <table:table-cell office:value-type="float" office:value="716" calcext:value-type="float">
            <text:p>716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1185" calcext:value-type="float">
            <text:p>61185</text:p>
          </table:table-cell>
          <table:table-cell office:value-type="float" office:value="162" calcext:value-type="float">
            <text:p>162</text:p>
          </table:table-cell>
          <table:table-cell office:value-type="float" office:value="33667" calcext:value-type="float">
            <text:p>33667</text:p>
          </table:table-cell>
          <table:table-cell office:value-type="float" office:value="89" calcext:value-type="float">
            <text:p>89</text:p>
          </table:table-cell>
          <table:table-cell office:value-type="float" office:value="24636" calcext:value-type="float">
            <text:p>24636</text:p>
          </table:table-cell>
          <table:table-cell office:value-type="float" office:value="65" calcext:value-type="float">
            <text:p>65</text:p>
          </table:table-cell>
          <table:table-cell office:value-type="float" office:value="17072" calcext:value-type="float">
            <text:p>17072</text:p>
          </table:table-cell>
          <table:table-cell office:value-type="float" office:value="45" calcext:value-type="float">
            <text:p>45</text:p>
          </table:table-cell>
          <table:table-cell office:value-type="float" office:value="968" calcext:value-type="float">
            <text:p>968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5040" calcext:value-type="float">
            <text:p>50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994" calcext:value-type="float">
            <text:p>1099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6998" calcext:value-type="float">
            <text:p>16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3385" calcext:value-type="float">
            <text:p>2338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8994" calcext:value-type="float">
            <text:p>2899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34657" calcext:value-type="float">
            <text:p>34657</text:p>
          </table:table-cell>
          <table:table-cell office:value-type="float" office:value="92" calcext:value-type="float">
            <text:p>92</text:p>
          </table:table-cell>
          <table:table-cell office:value-type="float" office:value="378.2553" calcext:value-type="float">
            <text:p>378.255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376.0099" calcext:value-type="float">
            <text:p>376.00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255.544" calcext:value-type="float">
            <text:p>255.544</text:p>
          </table:table-cell>
          <table:table-cell office:value-type="float" office:value="847.556" calcext:value-type="float">
            <text:p>847.556</text:p>
          </table:table-cell>
          <table:table-cell office:value-type="float" office:value="825.2708" calcext:value-type="float">
            <text:p>825.2708</text:p>
          </table:table-cell>
        </table:table-row>
        <table:table-row table:style-name="ro1">
          <table:table-cell office:value-type="string" calcext:value-type="string">
            <text:p>- <text:s/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414" calcext:value-type="float">
            <text:p>414</text:p>
          </table:table-cell>
          <table:table-cell office:value-type="float" office:value="571595" calcext:value-type="float">
            <text:p>57159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0.1127885" calcext:value-type="float">
            <text:p>0.1127885</text:p>
          </table:table-cell>
          <table:table-cell office:value-type="float" office:value="42.83887" calcext:value-type="float">
            <text:p>42.83887</text:p>
          </table:table-cell>
          <table:table-cell office:value-type="float" office:value="13.70793" calcext:value-type="float">
            <text:p>13.70793</text:p>
          </table:table-cell>
          <table:table-cell office:value-type="float" office:value="11.15446" calcext:value-type="float">
            <text:p>11.15446</text:p>
          </table:table-cell>
          <table:table-cell office:value-type="float" office:value="234814" calcext:value-type="float">
            <text:p>23481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77.7661" calcext:value-type="float">
            <text:p>877.7661</text:p>
          </table:table-cell>
          <table:table-cell office:value-type="float" office:value="988.9518" calcext:value-type="float">
            <text:p>988.9518</text:p>
          </table:table-cell>
          <table:table-cell office:value-type="float" office:value="18" calcext:value-type="float">
            <text:p>18</text:p>
          </table:table-cell>
          <table:table-cell office:value-type="float" office:value="81365" calcext:value-type="float">
            <text:p>81365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839449" calcext:value-type="float">
            <text:p>839449</text:p>
          </table:table-cell>
          <table:table-cell office:value-type="float" office:value="174" calcext:value-type="float">
            <text:p>174</text:p>
          </table:table-cell>
          <table:table-cell office:value-type="float" office:value="407187" calcext:value-type="float">
            <text:p>407187</text:p>
          </table:table-cell>
          <table:table-cell office:value-type="float" office:value="89" calcext:value-type="float">
            <text:p>89</text:p>
          </table:table-cell>
          <table:table-cell office:value-type="float" office:value="308462" calcext:value-type="float">
            <text:p>308462</text:p>
          </table:table-cell>
          <table:table-cell office:value-type="float" office:value="65" calcext:value-type="float">
            <text:p>65</text:p>
          </table:table-cell>
          <table:table-cell office:value-type="float" office:value="176430" calcext:value-type="float">
            <text:p>17643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67575" calcext:value-type="float">
            <text:p>6757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5011" calcext:value-type="float">
            <text:p>14501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34814" calcext:value-type="float">
            <text:p>23481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52564" calcext:value-type="float">
            <text:p>35256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57193" calcext:value-type="float">
            <text:p>45719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535077" calcext:value-type="float">
            <text:p>535077</text:p>
          </table:table-cell>
          <table:table-cell office:value-type="float" office:value="117" calcext:value-type="float">
            <text:p>117</text:p>
          </table:table-cell>
          <table:table-cell office:value-type="float" office:value="6023.779" calcext:value-type="float">
            <text:p>6023.77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5851.127" calcext:value-type="float">
            <text:p>5851.12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511.9088" calcext:value-type="float">
            <text:p>511.9088</text:p>
          </table:table-cell>
          <table:table-cell office:value-type="float" office:value="988.9518" calcext:value-type="float">
            <text:p>988.9518</text:p>
          </table:table-cell>
          <table:table-cell office:value-type="float" office:value="957.5385" calcext:value-type="float">
            <text:p>957.5385</text:p>
          </table:table-cell>
        </table:table-row>
        <table:table-row table:style-name="ro1">
          <table:table-cell office:value-type="string" calcext:value-type="string">
            <text:p>+ <text:s/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414" calcext:value-type="float">
            <text:p>414</text:p>
          </table:table-cell>
          <table:table-cell office:value-type="float" office:value="571595" calcext:value-type="float">
            <text:p>57159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0.1127885" calcext:value-type="float">
            <text:p>0.1127885</text:p>
          </table:table-cell>
          <table:table-cell office:value-type="float" office:value="42.83887" calcext:value-type="float">
            <text:p>42.83887</text:p>
          </table:table-cell>
          <table:table-cell office:value-type="float" office:value="13.70793" calcext:value-type="float">
            <text:p>13.70793</text:p>
          </table:table-cell>
          <table:table-cell office:value-type="float" office:value="11.15446" calcext:value-type="float">
            <text:p>11.15446</text:p>
          </table:table-cell>
          <table:table-cell office:value-type="float" office:value="234814" calcext:value-type="float">
            <text:p>23481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77.7661" calcext:value-type="float">
            <text:p>877.7661</text:p>
          </table:table-cell>
          <table:table-cell office:value-type="float" office:value="988.9518" calcext:value-type="float">
            <text:p>988.9518</text:p>
          </table:table-cell>
          <table:table-cell office:value-type="float" office:value="18" calcext:value-type="float">
            <text:p>18</text:p>
          </table:table-cell>
          <table:table-cell office:value-type="float" office:value="81365" calcext:value-type="float">
            <text:p>81365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839449" calcext:value-type="float">
            <text:p>839449</text:p>
          </table:table-cell>
          <table:table-cell office:value-type="float" office:value="174" calcext:value-type="float">
            <text:p>174</text:p>
          </table:table-cell>
          <table:table-cell office:value-type="float" office:value="407187" calcext:value-type="float">
            <text:p>407187</text:p>
          </table:table-cell>
          <table:table-cell office:value-type="float" office:value="89" calcext:value-type="float">
            <text:p>89</text:p>
          </table:table-cell>
          <table:table-cell office:value-type="float" office:value="308462" calcext:value-type="float">
            <text:p>308462</text:p>
          </table:table-cell>
          <table:table-cell office:value-type="float" office:value="65" calcext:value-type="float">
            <text:p>65</text:p>
          </table:table-cell>
          <table:table-cell office:value-type="float" office:value="176430" calcext:value-type="float">
            <text:p>17643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67575" calcext:value-type="float">
            <text:p>6757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5011" calcext:value-type="float">
            <text:p>14501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34814" calcext:value-type="float">
            <text:p>23481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52564" calcext:value-type="float">
            <text:p>35256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57193" calcext:value-type="float">
            <text:p>45719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535077" calcext:value-type="float">
            <text:p>535077</text:p>
          </table:table-cell>
          <table:table-cell office:value-type="float" office:value="117" calcext:value-type="float">
            <text:p>117</text:p>
          </table:table-cell>
          <table:table-cell office:value-type="float" office:value="6023.779" calcext:value-type="float">
            <text:p>6023.77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5851.127" calcext:value-type="float">
            <text:p>5851.12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511.9088" calcext:value-type="float">
            <text:p>511.9088</text:p>
          </table:table-cell>
          <table:table-cell office:value-type="float" office:value="988.9518" calcext:value-type="float">
            <text:p>988.9518</text:p>
          </table:table-cell>
          <table:table-cell office:value-type="float" office:value="957.5385" calcext:value-type="float">
            <text:p>957.5385</text:p>
          </table:table-cell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414" calcext:value-type="float">
            <text:p>414</text:p>
          </table:table-cell>
          <table:table-cell office:value-type="float" office:value="65946" calcext:value-type="float">
            <text:p>6594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0.1127885" calcext:value-type="float">
            <text:p>0.1127885</text:p>
          </table:table-cell>
          <table:table-cell office:value-type="float" office:value="42.83887" calcext:value-type="float">
            <text:p>42.83887</text:p>
          </table:table-cell>
          <table:table-cell office:value-type="float" office:value="13.70793" calcext:value-type="float">
            <text:p>13.70793</text:p>
          </table:table-cell>
          <table:table-cell office:value-type="float" office:value="11.15446" calcext:value-type="float">
            <text:p>11.15446</text:p>
          </table:table-cell>
          <table:table-cell office:value-type="float" office:value="27365" calcext:value-type="float">
            <text:p>2736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77.7661" calcext:value-type="float">
            <text:p>877.7661</text:p>
          </table:table-cell>
          <table:table-cell office:value-type="float" office:value="988.9518" calcext:value-type="float">
            <text:p>988.9518</text:p>
          </table:table-cell>
          <table:table-cell office:value-type="float" office:value="14" calcext:value-type="float">
            <text:p>14</text:p>
          </table:table-cell>
          <table:table-cell office:value-type="float" office:value="7726" calcext:value-type="float">
            <text:p>7726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86401" calcext:value-type="float">
            <text:p>86401</text:p>
          </table:table-cell>
          <table:table-cell office:value-type="float" office:value="174" calcext:value-type="float">
            <text:p>174</text:p>
          </table:table-cell>
          <table:table-cell office:value-type="float" office:value="47919" calcext:value-type="float">
            <text:p>47919</text:p>
          </table:table-cell>
          <table:table-cell office:value-type="float" office:value="89" calcext:value-type="float">
            <text:p>89</text:p>
          </table:table-cell>
          <table:table-cell office:value-type="float" office:value="35668" calcext:value-type="float">
            <text:p>35668</text:p>
          </table:table-cell>
          <table:table-cell office:value-type="float" office:value="65" calcext:value-type="float">
            <text:p>65</text:p>
          </table:table-cell>
          <table:table-cell office:value-type="float" office:value="20205" calcext:value-type="float">
            <text:p>20205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7532" calcext:value-type="float">
            <text:p>75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439" calcext:value-type="float">
            <text:p>1643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365" calcext:value-type="float">
            <text:p>2736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2429" calcext:value-type="float">
            <text:p>4242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3458" calcext:value-type="float">
            <text:p>534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2416" calcext:value-type="float">
            <text:p>62416</text:p>
          </table:table-cell>
          <table:table-cell office:value-type="float" office:value="119" calcext:value-type="float">
            <text:p>119</text:p>
          </table:table-cell>
          <table:table-cell office:value-type="float" office:value="385.6628" calcext:value-type="float">
            <text:p>385.662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385.5638" calcext:value-type="float">
            <text:p>385.563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511.9088" calcext:value-type="float">
            <text:p>511.9088</text:p>
          </table:table-cell>
          <table:table-cell office:value-type="float" office:value="988.9518" calcext:value-type="float">
            <text:p>988.9518</text:p>
          </table:table-cell>
          <table:table-cell office:value-type="float" office:value="957.5385" calcext:value-type="float">
            <text:p>957.5385</text:p>
          </table:table-cell>
        </table:table-row>
        <table:table-row table:style-name="ro1">
          <table:table-cell office:value-type="string" calcext:value-type="string">
            <text:p>- <text:s/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33" calcext:value-type="float">
            <text:p>533</text:p>
          </table:table-cell>
          <table:table-cell office:value-type="float" office:value="791106" calcext:value-type="float">
            <text:p>791106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0.3779638" calcext:value-type="float">
            <text:p>0.3779638</text:p>
          </table:table-cell>
          <table:table-cell office:value-type="float" office:value="61.51467" calcext:value-type="float">
            <text:p>61.51467</text:p>
          </table:table-cell>
          <table:table-cell office:value-type="float" office:value="19.2079" calcext:value-type="float">
            <text:p>19.2079</text:p>
          </table:table-cell>
          <table:table-cell office:value-type="float" office:value="9.496153" calcext:value-type="float">
            <text:p>9.496153</text:p>
          </table:table-cell>
          <table:table-cell office:value-type="float" office:value="80504" calcext:value-type="float">
            <text:p>8050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35.2245" calcext:value-type="float">
            <text:p>735.2245</text:p>
          </table:table-cell>
          <table:table-cell office:value-type="float" office:value="792.3348" calcext:value-type="float">
            <text:p>792.3348</text:p>
          </table:table-cell>
          <table:table-cell office:value-type="float" office:value="4" calcext:value-type="float">
            <text:p>4</text:p>
          </table:table-cell>
          <table:table-cell office:value-type="float" office:value="20739" calcext:value-type="float">
            <text:p>20739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008757" calcext:value-type="float">
            <text:p>1008757</text:p>
          </table:table-cell>
          <table:table-cell office:value-type="float" office:value="190" calcext:value-type="float">
            <text:p>190</text:p>
          </table:table-cell>
          <table:table-cell office:value-type="float" office:value="584042" calcext:value-type="float">
            <text:p>584042</text:p>
          </table:table-cell>
          <table:table-cell office:value-type="float" office:value="110" calcext:value-type="float">
            <text:p>110</text:p>
          </table:table-cell>
          <table:table-cell office:value-type="float" office:value="441263" calcext:value-type="float">
            <text:p>441263</text:p>
          </table:table-cell>
          <table:table-cell office:value-type="float" office:value="83" calcext:value-type="float">
            <text:p>83</text:p>
          </table:table-cell>
          <table:table-cell office:value-type="float" office:value="292256" calcext:value-type="float">
            <text:p>292256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21594" calcext:value-type="float">
            <text:p>215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400" calcext:value-type="float">
            <text:p>484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0504" calcext:value-type="float">
            <text:p>805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4318" calcext:value-type="float">
            <text:p>1443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3543" calcext:value-type="float">
            <text:p>21354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98879" calcext:value-type="float">
            <text:p>298879</text:p>
          </table:table-cell>
          <table:table-cell office:value-type="float" office:value="56" calcext:value-type="float">
            <text:p>56</text:p>
          </table:table-cell>
          <table:table-cell office:value-type="float" office:value="5302.317" calcext:value-type="float">
            <text:p>5302.317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5303.068" calcext:value-type="float">
            <text:p>5303.068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467.8271" calcext:value-type="float">
            <text:p>467.8271</text:p>
          </table:table-cell>
          <table:table-cell office:value-type="float" office:value="792.3348" calcext:value-type="float">
            <text:p>792.3348</text:p>
          </table:table-cell>
          <table:table-cell office:value-type="float" office:value="774.1742" calcext:value-type="float">
            <text:p>774.1742</text:p>
          </table:table-cell>
        </table:table-row>
        <table:table-row table:style-name="ro1">
          <table:table-cell office:value-type="string" calcext:value-type="string">
            <text:p>+ <text:s/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33" calcext:value-type="float">
            <text:p>533</text:p>
          </table:table-cell>
          <table:table-cell office:value-type="float" office:value="791106" calcext:value-type="float">
            <text:p>791106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0.3779638" calcext:value-type="float">
            <text:p>0.3779638</text:p>
          </table:table-cell>
          <table:table-cell office:value-type="float" office:value="61.51467" calcext:value-type="float">
            <text:p>61.51467</text:p>
          </table:table-cell>
          <table:table-cell office:value-type="float" office:value="19.2079" calcext:value-type="float">
            <text:p>19.2079</text:p>
          </table:table-cell>
          <table:table-cell office:value-type="float" office:value="9.496153" calcext:value-type="float">
            <text:p>9.496153</text:p>
          </table:table-cell>
          <table:table-cell office:value-type="float" office:value="80504" calcext:value-type="float">
            <text:p>8050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35.2245" calcext:value-type="float">
            <text:p>735.2245</text:p>
          </table:table-cell>
          <table:table-cell office:value-type="float" office:value="792.3348" calcext:value-type="float">
            <text:p>792.3348</text:p>
          </table:table-cell>
          <table:table-cell office:value-type="float" office:value="4" calcext:value-type="float">
            <text:p>4</text:p>
          </table:table-cell>
          <table:table-cell office:value-type="float" office:value="20739" calcext:value-type="float">
            <text:p>20739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008757" calcext:value-type="float">
            <text:p>1008757</text:p>
          </table:table-cell>
          <table:table-cell office:value-type="float" office:value="190" calcext:value-type="float">
            <text:p>190</text:p>
          </table:table-cell>
          <table:table-cell office:value-type="float" office:value="584042" calcext:value-type="float">
            <text:p>584042</text:p>
          </table:table-cell>
          <table:table-cell office:value-type="float" office:value="110" calcext:value-type="float">
            <text:p>110</text:p>
          </table:table-cell>
          <table:table-cell office:value-type="float" office:value="441263" calcext:value-type="float">
            <text:p>441263</text:p>
          </table:table-cell>
          <table:table-cell office:value-type="float" office:value="83" calcext:value-type="float">
            <text:p>83</text:p>
          </table:table-cell>
          <table:table-cell office:value-type="float" office:value="292256" calcext:value-type="float">
            <text:p>292256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21594" calcext:value-type="float">
            <text:p>215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400" calcext:value-type="float">
            <text:p>484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0504" calcext:value-type="float">
            <text:p>805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4318" calcext:value-type="float">
            <text:p>1443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3543" calcext:value-type="float">
            <text:p>21354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98879" calcext:value-type="float">
            <text:p>298879</text:p>
          </table:table-cell>
          <table:table-cell office:value-type="float" office:value="56" calcext:value-type="float">
            <text:p>56</text:p>
          </table:table-cell>
          <table:table-cell office:value-type="float" office:value="5302.317" calcext:value-type="float">
            <text:p>5302.317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5303.068" calcext:value-type="float">
            <text:p>5303.068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467.8271" calcext:value-type="float">
            <text:p>467.8271</text:p>
          </table:table-cell>
          <table:table-cell office:value-type="float" office:value="792.3348" calcext:value-type="float">
            <text:p>792.3348</text:p>
          </table:table-cell>
          <table:table-cell office:value-type="float" office:value="774.1742" calcext:value-type="float">
            <text:p>774.1742</text:p>
          </table:table-cell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33" calcext:value-type="float">
            <text:p>533</text:p>
          </table:table-cell>
          <table:table-cell office:value-type="float" office:value="55284" calcext:value-type="float">
            <text:p>5528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0.3779638" calcext:value-type="float">
            <text:p>0.3779638</text:p>
          </table:table-cell>
          <table:table-cell office:value-type="float" office:value="61.51467" calcext:value-type="float">
            <text:p>61.51467</text:p>
          </table:table-cell>
          <table:table-cell office:value-type="float" office:value="19.2079" calcext:value-type="float">
            <text:p>19.2079</text:p>
          </table:table-cell>
          <table:table-cell office:value-type="float" office:value="9.496153" calcext:value-type="float">
            <text:p>9.496153</text:p>
          </table:table-cell>
          <table:table-cell office:value-type="float" office:value="13804" calcext:value-type="float">
            <text:p>138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35.2245" calcext:value-type="float">
            <text:p>735.2245</text:p>
          </table:table-cell>
          <table:table-cell office:value-type="float" office:value="792.3348" calcext:value-type="float">
            <text:p>792.3348</text:p>
          </table:table-cell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70455" calcext:value-type="float">
            <text:p>70455</text:p>
          </table:table-cell>
          <table:table-cell office:value-type="float" office:value="190" calcext:value-type="float">
            <text:p>190</text:p>
          </table:table-cell>
          <table:table-cell office:value-type="float" office:value="40903" calcext:value-type="float">
            <text:p>40903</text:p>
          </table:table-cell>
          <table:table-cell office:value-type="float" office:value="110" calcext:value-type="float">
            <text:p>110</text:p>
          </table:table-cell>
          <table:table-cell office:value-type="float" office:value="30794" calcext:value-type="float">
            <text:p>30794</text:p>
          </table:table-cell>
          <table:table-cell office:value-type="float" office:value="83" calcext:value-type="float">
            <text:p>83</text:p>
          </table:table-cell>
          <table:table-cell office:value-type="float" office:value="20390" calcext:value-type="float">
            <text:p>20390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4172" calcext:value-type="float">
            <text:p>417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967" calcext:value-type="float">
            <text:p>896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804" calcext:value-type="float">
            <text:p>1380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0437" calcext:value-type="float">
            <text:p>2043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4933" calcext:value-type="float">
            <text:p>2493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7962" calcext:value-type="float">
            <text:p>27962</text:p>
          </table:table-cell>
          <table:table-cell office:value-type="float" office:value="75" calcext:value-type="float">
            <text:p>75</text:p>
          </table:table-cell>
          <table:table-cell office:value-type="float" office:value="372.0865" calcext:value-type="float">
            <text:p>372.0865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372.3592" calcext:value-type="float">
            <text:p>372.359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467.8271" calcext:value-type="float">
            <text:p>467.8271</text:p>
          </table:table-cell>
          <table:table-cell office:value-type="float" office:value="792.3348" calcext:value-type="float">
            <text:p>792.3348</text:p>
          </table:table-cell>
          <table:table-cell office:value-type="float" office:value="774.1742" calcext:value-type="float">
            <text:p>774.1742</text:p>
          </table:table-cell>
        </table:table-row>
        <table:table-row table:style-name="ro1">
          <table:table-cell office:value-type="string" calcext:value-type="string">
            <text:p>- <text:s/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55" calcext:value-type="float">
            <text:p>355</text:p>
          </table:table-cell>
          <table:table-cell office:value-type="float" office:value="704536" calcext:value-type="float">
            <text:p>70453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0.3511985" calcext:value-type="float">
            <text:p>0.3511985</text:p>
          </table:table-cell>
          <table:table-cell office:value-type="float" office:value="57.61171" calcext:value-type="float">
            <text:p>57.61171</text:p>
          </table:table-cell>
          <table:table-cell office:value-type="float" office:value="18.67291" calcext:value-type="float">
            <text:p>18.67291</text:p>
          </table:table-cell>
          <table:table-cell office:value-type="float" office:value="9.403784" calcext:value-type="float">
            <text:p>9.403784</text:p>
          </table:table-cell>
          <table:table-cell office:value-type="float" office:value="114100" calcext:value-type="float">
            <text:p>1141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2.2823" calcext:value-type="float">
            <text:p>672.2823</text:p>
          </table:table-cell>
          <table:table-cell office:value-type="float" office:value="733.1811" calcext:value-type="float">
            <text:p>733.1811</text:p>
          </table:table-cell>
          <table:table-cell office:value-type="float" office:value="6" calcext:value-type="float">
            <text:p>6</text:p>
          </table:table-cell>
          <table:table-cell office:value-type="float" office:value="32021" calcext:value-type="float">
            <text:p>32021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958617" calcext:value-type="float">
            <text:p>958617</text:p>
          </table:table-cell>
          <table:table-cell office:value-type="float" office:value="177" calcext:value-type="float">
            <text:p>177</text:p>
          </table:table-cell>
          <table:table-cell office:value-type="float" office:value="530526" calcext:value-type="float">
            <text:p>530526</text:p>
          </table:table-cell>
          <table:table-cell office:value-type="float" office:value="98" calcext:value-type="float">
            <text:p>98</text:p>
          </table:table-cell>
          <table:table-cell office:value-type="float" office:value="384326" calcext:value-type="float">
            <text:p>384326</text:p>
          </table:table-cell>
          <table:table-cell office:value-type="float" office:value="71" calcext:value-type="float">
            <text:p>71</text:p>
          </table:table-cell>
          <table:table-cell office:value-type="float" office:value="238439" calcext:value-type="float">
            <text:p>238439</text:p>
          </table:table-cell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38293" calcext:value-type="float">
            <text:p>3829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5489" calcext:value-type="float">
            <text:p>6548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4100" calcext:value-type="float">
            <text:p>1141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0020" calcext:value-type="float">
            <text:p>1900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70884" calcext:value-type="float">
            <text:p>2708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63326" calcext:value-type="float">
            <text:p>363326</text:p>
          </table:table-cell>
          <table:table-cell office:value-type="float" office:value="67" calcext:value-type="float">
            <text:p>67</text:p>
          </table:table-cell>
          <table:table-cell office:value-type="float" office:value="5431.82" calcext:value-type="float">
            <text:p>5431.82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5422.247" calcext:value-type="float">
            <text:p>5422.247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477.9752" calcext:value-type="float">
            <text:p>477.9752</text:p>
          </table:table-cell>
          <table:table-cell office:value-type="float" office:value="733.1811" calcext:value-type="float">
            <text:p>733.1811</text:p>
          </table:table-cell>
          <table:table-cell office:value-type="float" office:value="706.418" calcext:value-type="float">
            <text:p>706.418</text:p>
          </table:table-cell>
        </table:table-row>
        <table:table-row table:style-name="ro1">
          <table:table-cell office:value-type="string" calcext:value-type="string">
            <text:p>+ <text:s/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55" calcext:value-type="float">
            <text:p>355</text:p>
          </table:table-cell>
          <table:table-cell office:value-type="float" office:value="704536" calcext:value-type="float">
            <text:p>70453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0.3511985" calcext:value-type="float">
            <text:p>0.3511985</text:p>
          </table:table-cell>
          <table:table-cell office:value-type="float" office:value="57.61171" calcext:value-type="float">
            <text:p>57.61171</text:p>
          </table:table-cell>
          <table:table-cell office:value-type="float" office:value="18.67291" calcext:value-type="float">
            <text:p>18.67291</text:p>
          </table:table-cell>
          <table:table-cell office:value-type="float" office:value="9.403784" calcext:value-type="float">
            <text:p>9.403784</text:p>
          </table:table-cell>
          <table:table-cell office:value-type="float" office:value="114100" calcext:value-type="float">
            <text:p>1141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2.2823" calcext:value-type="float">
            <text:p>672.2823</text:p>
          </table:table-cell>
          <table:table-cell office:value-type="float" office:value="733.1811" calcext:value-type="float">
            <text:p>733.1811</text:p>
          </table:table-cell>
          <table:table-cell office:value-type="float" office:value="6" calcext:value-type="float">
            <text:p>6</text:p>
          </table:table-cell>
          <table:table-cell office:value-type="float" office:value="32021" calcext:value-type="float">
            <text:p>32021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958617" calcext:value-type="float">
            <text:p>958617</text:p>
          </table:table-cell>
          <table:table-cell office:value-type="float" office:value="177" calcext:value-type="float">
            <text:p>177</text:p>
          </table:table-cell>
          <table:table-cell office:value-type="float" office:value="530526" calcext:value-type="float">
            <text:p>530526</text:p>
          </table:table-cell>
          <table:table-cell office:value-type="float" office:value="98" calcext:value-type="float">
            <text:p>98</text:p>
          </table:table-cell>
          <table:table-cell office:value-type="float" office:value="384326" calcext:value-type="float">
            <text:p>384326</text:p>
          </table:table-cell>
          <table:table-cell office:value-type="float" office:value="71" calcext:value-type="float">
            <text:p>71</text:p>
          </table:table-cell>
          <table:table-cell office:value-type="float" office:value="238439" calcext:value-type="float">
            <text:p>238439</text:p>
          </table:table-cell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38293" calcext:value-type="float">
            <text:p>3829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5489" calcext:value-type="float">
            <text:p>6548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4100" calcext:value-type="float">
            <text:p>1141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0020" calcext:value-type="float">
            <text:p>1900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70884" calcext:value-type="float">
            <text:p>2708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63326" calcext:value-type="float">
            <text:p>363326</text:p>
          </table:table-cell>
          <table:table-cell office:value-type="float" office:value="67" calcext:value-type="float">
            <text:p>67</text:p>
          </table:table-cell>
          <table:table-cell office:value-type="float" office:value="5431.82" calcext:value-type="float">
            <text:p>5431.82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5422.247" calcext:value-type="float">
            <text:p>5422.247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477.9752" calcext:value-type="float">
            <text:p>477.9752</text:p>
          </table:table-cell>
          <table:table-cell office:value-type="float" office:value="733.1811" calcext:value-type="float">
            <text:p>733.1811</text:p>
          </table:table-cell>
          <table:table-cell office:value-type="float" office:value="706.418" calcext:value-type="float">
            <text:p>706.418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55" calcext:value-type="float">
            <text:p>355</text:p>
          </table:table-cell>
          <table:table-cell office:value-type="float" office:value="48366" calcext:value-type="float">
            <text:p>4836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0.3511985" calcext:value-type="float">
            <text:p>0.3511985</text:p>
          </table:table-cell>
          <table:table-cell office:value-type="float" office:value="57.61171" calcext:value-type="float">
            <text:p>57.61171</text:p>
          </table:table-cell>
          <table:table-cell office:value-type="float" office:value="18.67291" calcext:value-type="float">
            <text:p>18.67291</text:p>
          </table:table-cell>
          <table:table-cell office:value-type="float" office:value="9.403784" calcext:value-type="float">
            <text:p>9.403784</text:p>
          </table:table-cell>
          <table:table-cell office:value-type="float" office:value="7828" calcext:value-type="float">
            <text:p>78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72.2823" calcext:value-type="float">
            <text:p>672.2823</text:p>
          </table:table-cell>
          <table:table-cell office:value-type="float" office:value="733.1811" calcext:value-type="float">
            <text:p>733.1811</text:p>
          </table:table-cell>
          <table:table-cell office:value-type="float" office:value="11" calcext:value-type="float">
            <text:p>11</text:p>
          </table:table-cell>
          <table:table-cell office:value-type="float" office:value="3982" calcext:value-type="float">
            <text:p>3982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5628" calcext:value-type="float">
            <text:p>65628</text:p>
          </table:table-cell>
          <table:table-cell office:value-type="float" office:value="177" calcext:value-type="float">
            <text:p>177</text:p>
          </table:table-cell>
          <table:table-cell office:value-type="float" office:value="36406" calcext:value-type="float">
            <text:p>36406</text:p>
          </table:table-cell>
          <table:table-cell office:value-type="float" office:value="98" calcext:value-type="float">
            <text:p>98</text:p>
          </table:table-cell>
          <table:table-cell office:value-type="float" office:value="26386" calcext:value-type="float">
            <text:p>26386</text:p>
          </table:table-cell>
          <table:table-cell office:value-type="float" office:value="71" calcext:value-type="float">
            <text:p>71</text:p>
          </table:table-cell>
          <table:table-cell office:value-type="float" office:value="16307" calcext:value-type="float">
            <text:p>16307</text:p>
          </table:table-cell>
          <table:table-cell office:value-type="float" office:value="44" calcext:value-type="float">
            <text:p>44</text:p>
          </table:table-cell>
          <table:table-cell office:value-type="float" office:value="183" calcext:value-type="float">
            <text:p>183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2672" calcext:value-type="float">
            <text:p>267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56" calcext:value-type="float">
            <text:p>48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828" calcext:value-type="float">
            <text:p>78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052" calcext:value-type="float">
            <text:p>1305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737" calcext:value-type="float">
            <text:p>1673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9730" calcext:value-type="float">
            <text:p>19730</text:p>
          </table:table-cell>
          <table:table-cell office:value-type="float" office:value="53" calcext:value-type="float">
            <text:p>53</text:p>
          </table:table-cell>
          <table:table-cell office:value-type="float" office:value="371.9615" calcext:value-type="float">
            <text:p>371.9615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370.2135" calcext:value-type="float">
            <text:p>370.2135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477.9752" calcext:value-type="float">
            <text:p>477.9752</text:p>
          </table:table-cell>
          <table:table-cell office:value-type="float" office:value="733.1811" calcext:value-type="float">
            <text:p>733.1811</text:p>
          </table:table-cell>
          <table:table-cell office:value-type="float" office:value="706.418" calcext:value-type="float">
            <text:p>706.418</text:p>
          </table:table-cell>
        </table:table-row>
        <table:table-row table:style-name="ro1">
          <table:table-cell office:value-type="string" calcext:value-type="string">
            <text:p>- <text:s/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397" calcext:value-type="float">
            <text:p>397</text:p>
          </table:table-cell>
          <table:table-cell office:value-type="float" office:value="1072642" calcext:value-type="float">
            <text:p>1072642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0.2921152" calcext:value-type="float">
            <text:p>0.2921152</text:p>
          </table:table-cell>
          <table:table-cell office:value-type="float" office:value="69.0153" calcext:value-type="float">
            <text:p>69.0153</text:p>
          </table:table-cell>
          <table:table-cell office:value-type="float" office:value="18.00987" calcext:value-type="float">
            <text:p>18.00987</text:p>
          </table:table-cell>
          <table:table-cell office:value-type="float" office:value="13.43916" calcext:value-type="float">
            <text:p>13.43916</text:p>
          </table:table-cell>
          <table:table-cell office:value-type="float" office:value="212401" calcext:value-type="float">
            <text:p>21240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27.123" calcext:value-type="float">
            <text:p>1427.123</text:p>
          </table:table-cell>
          <table:table-cell office:value-type="float" office:value="1063.055" calcext:value-type="float">
            <text:p>1063.055</text:p>
          </table:table-cell>
          <table:table-cell office:value-type="float" office:value="6" calcext:value-type="float">
            <text:p>6</text:p>
          </table:table-cell>
          <table:table-cell office:value-type="float" office:value="35880" calcext:value-type="float">
            <text:p>3588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333523" calcext:value-type="float">
            <text:p>1333523</text:p>
          </table:table-cell>
          <table:table-cell office:value-type="float" office:value="220" calcext:value-type="float">
            <text:p>220</text:p>
          </table:table-cell>
          <table:table-cell office:value-type="float" office:value="786991" calcext:value-type="float">
            <text:p>786991</text:p>
          </table:table-cell>
          <table:table-cell office:value-type="float" office:value="130" calcext:value-type="float">
            <text:p>130</text:p>
          </table:table-cell>
          <table:table-cell office:value-type="float" office:value="575431" calcext:value-type="float">
            <text:p>575431</text:p>
          </table:table-cell>
          <table:table-cell office:value-type="float" office:value="95" calcext:value-type="float">
            <text:p>95</text:p>
          </table:table-cell>
          <table:table-cell office:value-type="float" office:value="394145" calcext:value-type="float">
            <text:p>394145</text:p>
          </table:table-cell>
          <table:table-cell office:value-type="float" office:value="65" calcext:value-type="float">
            <text:p>65</text:p>
          </table:table-cell>
          <table:table-cell office:value-type="float" office:value="519" calcext:value-type="float">
            <text:p>519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42863" calcext:value-type="float">
            <text:p>428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5362" calcext:value-type="float">
            <text:p>11536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2401" calcext:value-type="float">
            <text:p>21240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51624" calcext:value-type="float">
            <text:p>35162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72820" calcext:value-type="float">
            <text:p>47282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00121" calcext:value-type="float">
            <text:p>600121</text:p>
          </table:table-cell>
          <table:table-cell office:value-type="float" office:value="99" calcext:value-type="float">
            <text:p>99</text:p>
          </table:table-cell>
          <table:table-cell office:value-type="float" office:value="6076.885" calcext:value-type="float">
            <text:p>6076.88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6070.016" calcext:value-type="float">
            <text:p>6070.016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421.5466" calcext:value-type="float">
            <text:p>421.5466</text:p>
          </table:table-cell>
          <table:table-cell office:value-type="float" office:value="1063.055" calcext:value-type="float">
            <text:p>1063.055</text:p>
          </table:table-cell>
          <table:table-cell office:value-type="float" office:value="1060.823" calcext:value-type="float">
            <text:p>1060.823</text:p>
          </table:table-cell>
        </table:table-row>
        <table:table-row table:style-name="ro1">
          <table:table-cell office:value-type="string" calcext:value-type="string">
            <text:p>+ <text:s/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397" calcext:value-type="float">
            <text:p>397</text:p>
          </table:table-cell>
          <table:table-cell office:value-type="float" office:value="1072642" calcext:value-type="float">
            <text:p>1072642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0.2921152" calcext:value-type="float">
            <text:p>0.2921152</text:p>
          </table:table-cell>
          <table:table-cell office:value-type="float" office:value="69.0153" calcext:value-type="float">
            <text:p>69.0153</text:p>
          </table:table-cell>
          <table:table-cell office:value-type="float" office:value="18.00987" calcext:value-type="float">
            <text:p>18.00987</text:p>
          </table:table-cell>
          <table:table-cell office:value-type="float" office:value="13.43916" calcext:value-type="float">
            <text:p>13.43916</text:p>
          </table:table-cell>
          <table:table-cell office:value-type="float" office:value="212401" calcext:value-type="float">
            <text:p>21240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27.123" calcext:value-type="float">
            <text:p>1427.123</text:p>
          </table:table-cell>
          <table:table-cell office:value-type="float" office:value="1063.055" calcext:value-type="float">
            <text:p>1063.055</text:p>
          </table:table-cell>
          <table:table-cell office:value-type="float" office:value="6" calcext:value-type="float">
            <text:p>6</text:p>
          </table:table-cell>
          <table:table-cell office:value-type="float" office:value="35880" calcext:value-type="float">
            <text:p>3588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333523" calcext:value-type="float">
            <text:p>1333523</text:p>
          </table:table-cell>
          <table:table-cell office:value-type="float" office:value="220" calcext:value-type="float">
            <text:p>220</text:p>
          </table:table-cell>
          <table:table-cell office:value-type="float" office:value="786991" calcext:value-type="float">
            <text:p>786991</text:p>
          </table:table-cell>
          <table:table-cell office:value-type="float" office:value="130" calcext:value-type="float">
            <text:p>130</text:p>
          </table:table-cell>
          <table:table-cell office:value-type="float" office:value="575431" calcext:value-type="float">
            <text:p>575431</text:p>
          </table:table-cell>
          <table:table-cell office:value-type="float" office:value="95" calcext:value-type="float">
            <text:p>95</text:p>
          </table:table-cell>
          <table:table-cell office:value-type="float" office:value="394145" calcext:value-type="float">
            <text:p>394145</text:p>
          </table:table-cell>
          <table:table-cell office:value-type="float" office:value="65" calcext:value-type="float">
            <text:p>65</text:p>
          </table:table-cell>
          <table:table-cell office:value-type="float" office:value="519" calcext:value-type="float">
            <text:p>519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42863" calcext:value-type="float">
            <text:p>428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5362" calcext:value-type="float">
            <text:p>11536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2401" calcext:value-type="float">
            <text:p>21240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51624" calcext:value-type="float">
            <text:p>35162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72820" calcext:value-type="float">
            <text:p>47282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00121" calcext:value-type="float">
            <text:p>600121</text:p>
          </table:table-cell>
          <table:table-cell office:value-type="float" office:value="99" calcext:value-type="float">
            <text:p>99</text:p>
          </table:table-cell>
          <table:table-cell office:value-type="float" office:value="6076.885" calcext:value-type="float">
            <text:p>6076.88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6070.016" calcext:value-type="float">
            <text:p>6070.016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421.5466" calcext:value-type="float">
            <text:p>421.5466</text:p>
          </table:table-cell>
          <table:table-cell office:value-type="float" office:value="1063.055" calcext:value-type="float">
            <text:p>1063.055</text:p>
          </table:table-cell>
          <table:table-cell office:value-type="float" office:value="1060.823" calcext:value-type="float">
            <text:p>1060.823</text:p>
          </table:table-cell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397" calcext:value-type="float">
            <text:p>397</text:p>
          </table:table-cell>
          <table:table-cell office:value-type="float" office:value="66533" calcext:value-type="float">
            <text:p>66533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0.2921152" calcext:value-type="float">
            <text:p>0.2921152</text:p>
          </table:table-cell>
          <table:table-cell office:value-type="float" office:value="69.0153" calcext:value-type="float">
            <text:p>69.0153</text:p>
          </table:table-cell>
          <table:table-cell office:value-type="float" office:value="18.00987" calcext:value-type="float">
            <text:p>18.00987</text:p>
          </table:table-cell>
          <table:table-cell office:value-type="float" office:value="13.43916" calcext:value-type="float">
            <text:p>13.43916</text:p>
          </table:table-cell>
          <table:table-cell office:value-type="float" office:value="5711" calcext:value-type="float">
            <text:p>57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27.123" calcext:value-type="float">
            <text:p>1427.123</text:p>
          </table:table-cell>
          <table:table-cell office:value-type="float" office:value="1063.055" calcext:value-type="float">
            <text:p>1063.055</text:p>
          </table:table-cell>
          <table:table-cell office:value-type="float" office:value="3" calcext:value-type="float">
            <text:p>3</text:p>
          </table:table-cell>
          <table:table-cell office:value-type="float" office:value="1088" calcext:value-type="float">
            <text:p>1088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82810" calcext:value-type="float">
            <text:p>82810</text:p>
          </table:table-cell>
          <table:table-cell office:value-type="float" office:value="220" calcext:value-type="float">
            <text:p>220</text:p>
          </table:table-cell>
          <table:table-cell office:value-type="float" office:value="48791" calcext:value-type="float">
            <text:p>48791</text:p>
          </table:table-cell>
          <table:table-cell office:value-type="float" office:value="130" calcext:value-type="float">
            <text:p>130</text:p>
          </table:table-cell>
          <table:table-cell office:value-type="float" office:value="35701" calcext:value-type="float">
            <text:p>35701</text:p>
          </table:table-cell>
          <table:table-cell office:value-type="float" office:value="95" calcext:value-type="float">
            <text:p>95</text:p>
          </table:table-cell>
          <table:table-cell office:value-type="float" office:value="24351" calcext:value-type="float">
            <text:p>24351</text:p>
          </table:table-cell>
          <table:table-cell office:value-type="float" office:value="65" calcext:value-type="float">
            <text:p>65</text:p>
          </table:table-cell>
          <table:table-cell office:value-type="float" office:value="531" calcext:value-type="float">
            <text:p>531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1936" calcext:value-type="float">
            <text:p>19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33" calcext:value-type="float">
            <text:p>38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711" calcext:value-type="float">
            <text:p>57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475" calcext:value-type="float">
            <text:p>94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602" calcext:value-type="float">
            <text:p>1360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517" calcext:value-type="float">
            <text:p>18517</text:p>
          </table:table-cell>
          <table:table-cell office:value-type="float" office:value="49" calcext:value-type="float">
            <text:p>49</text:p>
          </table:table-cell>
          <table:table-cell office:value-type="float" office:value="379.6283" calcext:value-type="float">
            <text:p>379.6283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378.4206" calcext:value-type="float">
            <text:p>378.4206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421.5466" calcext:value-type="float">
            <text:p>421.5466</text:p>
          </table:table-cell>
          <table:table-cell office:value-type="float" office:value="1063.055" calcext:value-type="float">
            <text:p>1063.055</text:p>
          </table:table-cell>
          <table:table-cell office:value-type="float" office:value="1060.823" calcext:value-type="float">
            <text:p>1060.823</text:p>
          </table:table-cell>
        </table:table-row>
        <table:table-row table:style-name="ro1">
          <table:table-cell office:value-type="string" calcext:value-type="string">
            <text:p>- <text:s/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90" calcext:value-type="float">
            <text:p>190</text:p>
          </table:table-cell>
          <table:table-cell office:value-type="float" office:value="698163" calcext:value-type="float">
            <text:p>69816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0.3984927" calcext:value-type="float">
            <text:p>0.3984927</text:p>
          </table:table-cell>
          <table:table-cell office:value-type="float" office:value="57.59698" calcext:value-type="float">
            <text:p>57.59698</text:p>
          </table:table-cell>
          <table:table-cell office:value-type="float" office:value="17.33305" calcext:value-type="float">
            <text:p>17.33305</text:p>
          </table:table-cell>
          <table:table-cell office:value-type="float" office:value="10.51917" calcext:value-type="float">
            <text:p>10.51917</text:p>
          </table:table-cell>
          <table:table-cell office:value-type="float" office:value="133281" calcext:value-type="float">
            <text:p>13328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6.2048" calcext:value-type="float">
            <text:p>766.2048</text:p>
          </table:table-cell>
          <table:table-cell office:value-type="float" office:value="692.4831" calcext:value-type="float">
            <text:p>692.4831</text:p>
          </table:table-cell>
          <table:table-cell office:value-type="float" office:value="10" calcext:value-type="float">
            <text:p>10</text:p>
          </table:table-cell>
          <table:table-cell office:value-type="float" office:value="54228" calcext:value-type="float">
            <text:p>54228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868911" calcext:value-type="float">
            <text:p>868911</text:p>
          </table:table-cell>
          <table:table-cell office:value-type="float" office:value="158" calcext:value-type="float">
            <text:p>158</text:p>
          </table:table-cell>
          <table:table-cell office:value-type="float" office:value="466300" calcext:value-type="float">
            <text:p>466300</text:p>
          </table:table-cell>
          <table:table-cell office:value-type="float" office:value="85" calcext:value-type="float">
            <text:p>85</text:p>
          </table:table-cell>
          <table:table-cell office:value-type="float" office:value="334555" calcext:value-type="float">
            <text:p>334555</text:p>
          </table:table-cell>
          <table:table-cell office:value-type="float" office:value="61" calcext:value-type="float">
            <text:p>61</text:p>
          </table:table-cell>
          <table:table-cell office:value-type="float" office:value="224637" calcext:value-type="float">
            <text:p>224637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39287" calcext:value-type="float">
            <text:p>3928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3337" calcext:value-type="float">
            <text:p>8333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281" calcext:value-type="float">
            <text:p>1332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9341" calcext:value-type="float">
            <text:p>19934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9848" calcext:value-type="float">
            <text:p>2598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14401" calcext:value-type="float">
            <text:p>314401</text:p>
          </table:table-cell>
          <table:table-cell office:value-type="float" office:value="57" calcext:value-type="float">
            <text:p>57</text:p>
          </table:table-cell>
          <table:table-cell office:value-type="float" office:value="5514.627" calcext:value-type="float">
            <text:p>5514.627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5518.366" calcext:value-type="float">
            <text:p>5518.366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426.8314" calcext:value-type="float">
            <text:p>426.8314</text:p>
          </table:table-cell>
          <table:table-cell office:value-type="float" office:value="692.4831" calcext:value-type="float">
            <text:p>692.4831</text:p>
          </table:table-cell>
          <table:table-cell office:value-type="float" office:value="720.7759" calcext:value-type="float">
            <text:p>720.7759</text:p>
          </table:table-cell>
        </table:table-row>
        <table:table-row table:style-name="ro1">
          <table:table-cell office:value-type="string" calcext:value-type="string">
            <text:p>+ <text:s/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90" calcext:value-type="float">
            <text:p>190</text:p>
          </table:table-cell>
          <table:table-cell office:value-type="float" office:value="698163" calcext:value-type="float">
            <text:p>69816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0.3984927" calcext:value-type="float">
            <text:p>0.3984927</text:p>
          </table:table-cell>
          <table:table-cell office:value-type="float" office:value="57.59698" calcext:value-type="float">
            <text:p>57.59698</text:p>
          </table:table-cell>
          <table:table-cell office:value-type="float" office:value="17.33305" calcext:value-type="float">
            <text:p>17.33305</text:p>
          </table:table-cell>
          <table:table-cell office:value-type="float" office:value="10.51917" calcext:value-type="float">
            <text:p>10.51917</text:p>
          </table:table-cell>
          <table:table-cell office:value-type="float" office:value="133281" calcext:value-type="float">
            <text:p>13328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6.2048" calcext:value-type="float">
            <text:p>766.2048</text:p>
          </table:table-cell>
          <table:table-cell office:value-type="float" office:value="692.4831" calcext:value-type="float">
            <text:p>692.4831</text:p>
          </table:table-cell>
          <table:table-cell office:value-type="float" office:value="10" calcext:value-type="float">
            <text:p>10</text:p>
          </table:table-cell>
          <table:table-cell office:value-type="float" office:value="54228" calcext:value-type="float">
            <text:p>54228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868911" calcext:value-type="float">
            <text:p>868911</text:p>
          </table:table-cell>
          <table:table-cell office:value-type="float" office:value="158" calcext:value-type="float">
            <text:p>158</text:p>
          </table:table-cell>
          <table:table-cell office:value-type="float" office:value="466300" calcext:value-type="float">
            <text:p>466300</text:p>
          </table:table-cell>
          <table:table-cell office:value-type="float" office:value="85" calcext:value-type="float">
            <text:p>85</text:p>
          </table:table-cell>
          <table:table-cell office:value-type="float" office:value="334555" calcext:value-type="float">
            <text:p>334555</text:p>
          </table:table-cell>
          <table:table-cell office:value-type="float" office:value="61" calcext:value-type="float">
            <text:p>61</text:p>
          </table:table-cell>
          <table:table-cell office:value-type="float" office:value="224637" calcext:value-type="float">
            <text:p>224637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39287" calcext:value-type="float">
            <text:p>3928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3337" calcext:value-type="float">
            <text:p>8333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281" calcext:value-type="float">
            <text:p>1332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9341" calcext:value-type="float">
            <text:p>19934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9848" calcext:value-type="float">
            <text:p>2598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14401" calcext:value-type="float">
            <text:p>314401</text:p>
          </table:table-cell>
          <table:table-cell office:value-type="float" office:value="57" calcext:value-type="float">
            <text:p>57</text:p>
          </table:table-cell>
          <table:table-cell office:value-type="float" office:value="5514.627" calcext:value-type="float">
            <text:p>5514.627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5518.366" calcext:value-type="float">
            <text:p>5518.366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426.8314" calcext:value-type="float">
            <text:p>426.8314</text:p>
          </table:table-cell>
          <table:table-cell office:value-type="float" office:value="692.4831" calcext:value-type="float">
            <text:p>692.4831</text:p>
          </table:table-cell>
          <table:table-cell office:value-type="float" office:value="720.7759" calcext:value-type="float">
            <text:p>720.7759</text:p>
          </table:table-cell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90" calcext:value-type="float">
            <text:p>190</text:p>
          </table:table-cell>
          <table:table-cell office:value-type="float" office:value="47113" calcext:value-type="float">
            <text:p>4711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0.3984927" calcext:value-type="float">
            <text:p>0.3984927</text:p>
          </table:table-cell>
          <table:table-cell office:value-type="float" office:value="57.59698" calcext:value-type="float">
            <text:p>57.59698</text:p>
          </table:table-cell>
          <table:table-cell office:value-type="float" office:value="17.33305" calcext:value-type="float">
            <text:p>17.33305</text:p>
          </table:table-cell>
          <table:table-cell office:value-type="float" office:value="10.51917" calcext:value-type="float">
            <text:p>10.51917</text:p>
          </table:table-cell>
          <table:table-cell office:value-type="float" office:value="10116" calcext:value-type="float">
            <text:p>1011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66.2048" calcext:value-type="float">
            <text:p>766.2048</text:p>
          </table:table-cell>
          <table:table-cell office:value-type="float" office:value="692.4831" calcext:value-type="float">
            <text:p>692.4831</text:p>
          </table:table-cell>
          <table:table-cell office:value-type="float" office:value="6" calcext:value-type="float">
            <text:p>6</text:p>
          </table:table-cell>
          <table:table-cell office:value-type="float" office:value="2133" calcext:value-type="float">
            <text:p>2133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58557" calcext:value-type="float">
            <text:p>58557</text:p>
          </table:table-cell>
          <table:table-cell office:value-type="float" office:value="158" calcext:value-type="float">
            <text:p>158</text:p>
          </table:table-cell>
          <table:table-cell office:value-type="float" office:value="31567" calcext:value-type="float">
            <text:p>31567</text:p>
          </table:table-cell>
          <table:table-cell office:value-type="float" office:value="85" calcext:value-type="float">
            <text:p>85</text:p>
          </table:table-cell>
          <table:table-cell office:value-type="float" office:value="22588" calcext:value-type="float">
            <text:p>22588</text:p>
          </table:table-cell>
          <table:table-cell office:value-type="float" office:value="61" calcext:value-type="float">
            <text:p>61</text:p>
          </table:table-cell>
          <table:table-cell office:value-type="float" office:value="15113" calcext:value-type="float">
            <text:p>15113</text:p>
          </table:table-cell>
          <table:table-cell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2690" calcext:value-type="float">
            <text:p>269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990" calcext:value-type="float">
            <text:p>59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116" calcext:value-type="float">
            <text:p>101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421" calcext:value-type="float">
            <text:p>1642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1556" calcext:value-type="float">
            <text:p>2155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6359" calcext:value-type="float">
            <text:p>26359</text:p>
          </table:table-cell>
          <table:table-cell office:value-type="float" office:value="71" calcext:value-type="float">
            <text:p>71</text:p>
          </table:table-cell>
          <table:table-cell office:value-type="float" office:value="371.7451" calcext:value-type="float">
            <text:p>371.7451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371.5644" calcext:value-type="float">
            <text:p>371.5644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426.8314" calcext:value-type="float">
            <text:p>426.8314</text:p>
          </table:table-cell>
          <table:table-cell office:value-type="float" office:value="692.4831" calcext:value-type="float">
            <text:p>692.4831</text:p>
          </table:table-cell>
          <table:table-cell office:value-type="float" office:value="720.7759" calcext:value-type="float">
            <text:p>720.7759</text:p>
          </table:table-cell>
        </table:table-row>
        <table:table-row table:style-name="ro1">
          <table:table-cell office:value-type="string" calcext:value-type="string">
            <text:p>- <text:s/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0" calcext:value-type="float">
            <text:p>50</text:p>
          </table:table-cell>
          <table:table-cell office:value-type="float" office:value="884315" calcext:value-type="float">
            <text:p>884315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0.3840528" calcext:value-type="float">
            <text:p>0.3840528</text:p>
          </table:table-cell>
          <table:table-cell office:value-type="float" office:value="64.69523" calcext:value-type="float">
            <text:p>64.69523</text:p>
          </table:table-cell>
          <table:table-cell office:value-type="float" office:value="16.3711" calcext:value-type="float">
            <text:p>16.3711</text:p>
          </table:table-cell>
          <table:table-cell office:value-type="float" office:value="9.669106" calcext:value-type="float">
            <text:p>9.669106</text:p>
          </table:table-cell>
          <table:table-cell office:value-type="float" office:value="140660" calcext:value-type="float">
            <text:p>1406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71.6211" calcext:value-type="float">
            <text:p>871.6211</text:p>
          </table:table-cell>
          <table:table-cell office:value-type="float" office:value="790.8642" calcext:value-type="float">
            <text:p>790.8642</text:p>
          </table:table-cell>
          <table:table-cell office:value-type="float" office:value="5" calcext:value-type="float">
            <text:p>5</text:p>
          </table:table-cell>
          <table:table-cell office:value-type="float" office:value="27363" calcext:value-type="float">
            <text:p>27363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028631" calcext:value-type="float">
            <text:p>1028631</text:p>
          </table:table-cell>
          <table:table-cell office:value-type="float" office:value="184" calcext:value-type="float">
            <text:p>184</text:p>
          </table:table-cell>
          <table:table-cell office:value-type="float" office:value="559412" calcext:value-type="float">
            <text:p>559412</text:p>
          </table:table-cell>
          <table:table-cell office:value-type="float" office:value="100" calcext:value-type="float">
            <text:p>100</text:p>
          </table:table-cell>
          <table:table-cell office:value-type="float" office:value="436205" calcext:value-type="float">
            <text:p>436205</text:p>
          </table:table-cell>
          <table:table-cell office:value-type="float" office:value="78" calcext:value-type="float">
            <text:p>78</text:p>
          </table:table-cell>
          <table:table-cell office:value-type="float" office:value="302218" calcext:value-type="float">
            <text:p>302218</text:p>
          </table:table-cell>
          <table:table-cell office:value-type="float" office:value="54" calcext:value-type="float">
            <text:p>54</text:p>
          </table:table-cell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9670" calcext:value-type="float">
            <text:p>3967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4660" calcext:value-type="float">
            <text:p>846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0660" calcext:value-type="float">
            <text:p>1406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3513" calcext:value-type="float">
            <text:p>2135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4119" calcext:value-type="float">
            <text:p>26411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26007" calcext:value-type="float">
            <text:p>326007</text:p>
          </table:table-cell>
          <table:table-cell office:value-type="float" office:value="58" calcext:value-type="float">
            <text:p>58</text:p>
          </table:table-cell>
          <table:table-cell office:value-type="float" office:value="5594.615" calcext:value-type="float">
            <text:p>5594.615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5595.5" calcext:value-type="float">
            <text:p>5595.5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308.7991" calcext:value-type="float">
            <text:p>308.7991</text:p>
          </table:table-cell>
          <table:table-cell office:value-type="float" office:value="790.8642" calcext:value-type="float">
            <text:p>790.8642</text:p>
          </table:table-cell>
          <table:table-cell office:value-type="float" office:value="817.9058" calcext:value-type="float">
            <text:p>817.9058</text:p>
          </table:table-cell>
        </table:table-row>
        <table:table-row table:style-name="ro1">
          <table:table-cell office:value-type="string" calcext:value-type="string">
            <text:p>+ <text:s/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0" calcext:value-type="float">
            <text:p>50</text:p>
          </table:table-cell>
          <table:table-cell office:value-type="float" office:value="884315" calcext:value-type="float">
            <text:p>884315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0.3840528" calcext:value-type="float">
            <text:p>0.3840528</text:p>
          </table:table-cell>
          <table:table-cell office:value-type="float" office:value="64.69523" calcext:value-type="float">
            <text:p>64.69523</text:p>
          </table:table-cell>
          <table:table-cell office:value-type="float" office:value="16.3711" calcext:value-type="float">
            <text:p>16.3711</text:p>
          </table:table-cell>
          <table:table-cell office:value-type="float" office:value="9.669106" calcext:value-type="float">
            <text:p>9.669106</text:p>
          </table:table-cell>
          <table:table-cell office:value-type="float" office:value="140660" calcext:value-type="float">
            <text:p>1406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71.6211" calcext:value-type="float">
            <text:p>871.6211</text:p>
          </table:table-cell>
          <table:table-cell office:value-type="float" office:value="790.8642" calcext:value-type="float">
            <text:p>790.8642</text:p>
          </table:table-cell>
          <table:table-cell office:value-type="float" office:value="5" calcext:value-type="float">
            <text:p>5</text:p>
          </table:table-cell>
          <table:table-cell office:value-type="float" office:value="27363" calcext:value-type="float">
            <text:p>27363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028631" calcext:value-type="float">
            <text:p>1028631</text:p>
          </table:table-cell>
          <table:table-cell office:value-type="float" office:value="184" calcext:value-type="float">
            <text:p>184</text:p>
          </table:table-cell>
          <table:table-cell office:value-type="float" office:value="559412" calcext:value-type="float">
            <text:p>559412</text:p>
          </table:table-cell>
          <table:table-cell office:value-type="float" office:value="100" calcext:value-type="float">
            <text:p>100</text:p>
          </table:table-cell>
          <table:table-cell office:value-type="float" office:value="436205" calcext:value-type="float">
            <text:p>436205</text:p>
          </table:table-cell>
          <table:table-cell office:value-type="float" office:value="78" calcext:value-type="float">
            <text:p>78</text:p>
          </table:table-cell>
          <table:table-cell office:value-type="float" office:value="302218" calcext:value-type="float">
            <text:p>302218</text:p>
          </table:table-cell>
          <table:table-cell office:value-type="float" office:value="54" calcext:value-type="float">
            <text:p>54</text:p>
          </table:table-cell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9670" calcext:value-type="float">
            <text:p>3967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4660" calcext:value-type="float">
            <text:p>846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0660" calcext:value-type="float">
            <text:p>1406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3513" calcext:value-type="float">
            <text:p>2135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4119" calcext:value-type="float">
            <text:p>26411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26007" calcext:value-type="float">
            <text:p>326007</text:p>
          </table:table-cell>
          <table:table-cell office:value-type="float" office:value="58" calcext:value-type="float">
            <text:p>58</text:p>
          </table:table-cell>
          <table:table-cell office:value-type="float" office:value="5594.615" calcext:value-type="float">
            <text:p>5594.615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5595.5" calcext:value-type="float">
            <text:p>5595.5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308.7991" calcext:value-type="float">
            <text:p>308.7991</text:p>
          </table:table-cell>
          <table:table-cell office:value-type="float" office:value="790.8642" calcext:value-type="float">
            <text:p>790.8642</text:p>
          </table:table-cell>
          <table:table-cell office:value-type="float" office:value="817.9058" calcext:value-type="float">
            <text:p>817.9058</text:p>
          </table:table-cell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0" calcext:value-type="float">
            <text:p>50</text:p>
          </table:table-cell>
          <table:table-cell office:value-type="float" office:value="58233" calcext:value-type="float">
            <text:p>5823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0.3840528" calcext:value-type="float">
            <text:p>0.3840528</text:p>
          </table:table-cell>
          <table:table-cell office:value-type="float" office:value="64.69523" calcext:value-type="float">
            <text:p>64.69523</text:p>
          </table:table-cell>
          <table:table-cell office:value-type="float" office:value="16.3711" calcext:value-type="float">
            <text:p>16.3711</text:p>
          </table:table-cell>
          <table:table-cell office:value-type="float" office:value="9.669106" calcext:value-type="float">
            <text:p>9.669106</text:p>
          </table:table-cell>
          <table:table-cell office:value-type="float" office:value="6673" calcext:value-type="float">
            <text:p>667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71.6211" calcext:value-type="float">
            <text:p>871.6211</text:p>
          </table:table-cell>
          <table:table-cell office:value-type="float" office:value="790.8642" calcext:value-type="float">
            <text:p>790.8642</text:p>
          </table:table-cell>
          <table:table-cell office:value-type="float" office:value="3" calcext:value-type="float">
            <text:p>3</text:p>
          </table:table-cell>
          <table:table-cell office:value-type="float" office:value="1063" calcext:value-type="float">
            <text:p>1063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7790" calcext:value-type="float">
            <text:p>67790</text:p>
          </table:table-cell>
          <table:table-cell office:value-type="float" office:value="184" calcext:value-type="float">
            <text:p>184</text:p>
          </table:table-cell>
          <table:table-cell office:value-type="float" office:value="36921" calcext:value-type="float">
            <text:p>36921</text:p>
          </table:table-cell>
          <table:table-cell office:value-type="float" office:value="100" calcext:value-type="float">
            <text:p>100</text:p>
          </table:table-cell>
          <table:table-cell office:value-type="float" office:value="28781" calcext:value-type="float">
            <text:p>28781</text:p>
          </table:table-cell>
          <table:table-cell office:value-type="float" office:value="78" calcext:value-type="float">
            <text:p>78</text:p>
          </table:table-cell>
          <table:table-cell office:value-type="float" office:value="20035" calcext:value-type="float">
            <text:p>20035</text:p>
          </table:table-cell>
          <table:table-cell office:value-type="float" office:value="54" calcext:value-type="float">
            <text:p>54</text:p>
          </table:table-cell>
          <table:table-cell office:value-type="float" office:value="269" calcext:value-type="float">
            <text:p>26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292" calcext:value-type="float">
            <text:p>22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52" calcext:value-type="float">
            <text:p>44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673" calcext:value-type="float">
            <text:p>667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762" calcext:value-type="float">
            <text:p>1076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246" calcext:value-type="float">
            <text:p>1524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9301" calcext:value-type="float">
            <text:p>19301</text:p>
          </table:table-cell>
          <table:table-cell office:value-type="float" office:value="52" calcext:value-type="float">
            <text:p>52</text:p>
          </table:table-cell>
          <table:table-cell office:value-type="float" office:value="367.9479" calcext:value-type="float">
            <text:p>367.9479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368.36" calcext:value-type="float">
            <text:p>368.36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308.7991" calcext:value-type="float">
            <text:p>308.7991</text:p>
          </table:table-cell>
          <table:table-cell office:value-type="float" office:value="790.8642" calcext:value-type="float">
            <text:p>790.8642</text:p>
          </table:table-cell>
          <table:table-cell office:value-type="float" office:value="817.9058" calcext:value-type="float">
            <text:p>817.9058</text:p>
          </table:table-cell>
        </table:table-row>
        <table:table-row table:style-name="ro1">
          <table:table-cell office:value-type="string" calcext:value-type="string">
            <text:p>- <text:s/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56" calcext:value-type="float">
            <text:p>56</text:p>
          </table:table-cell>
          <table:table-cell office:value-type="float" office:value="2351432" calcext:value-type="float">
            <text:p>2351432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0.5751321" calcext:value-type="float">
            <text:p>0.5751321</text:p>
          </table:table-cell>
          <table:table-cell office:value-type="float" office:value="120.2647" calcext:value-type="float">
            <text:p>120.2647</text:p>
          </table:table-cell>
          <table:table-cell office:value-type="float" office:value="38.04583" calcext:value-type="float">
            <text:p>38.04583</text:p>
          </table:table-cell>
          <table:table-cell office:value-type="float" office:value="8.035497" calcext:value-type="float">
            <text:p>8.035497</text:p>
          </table:table-cell>
          <table:table-cell office:value-type="float" office:value="140920" calcext:value-type="float">
            <text:p>1409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16.926" calcext:value-type="float">
            <text:p>3716.926</text:p>
          </table:table-cell>
          <table:table-cell office:value-type="float" office:value="3179.899" calcext:value-type="float">
            <text:p>3179.899</text:p>
          </table:table-cell>
          <table:table-cell office:value-type="float" office:value="30" calcext:value-type="float">
            <text:p>30</text:p>
          </table:table-cell>
          <table:table-cell office:value-type="float" office:value="166204" calcext:value-type="float">
            <text:p>166204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2660046" calcext:value-type="float">
            <text:p>2660046</text:p>
          </table:table-cell>
          <table:table-cell office:value-type="float" office:value="475" calcext:value-type="float">
            <text:p>475</text:p>
          </table:table-cell>
          <table:table-cell office:value-type="float" office:value="1947365" calcext:value-type="float">
            <text:p>1947365</text:p>
          </table:table-cell>
          <table:table-cell office:value-type="float" office:value="348" calcext:value-type="float">
            <text:p>348</text:p>
          </table:table-cell>
          <table:table-cell office:value-type="float" office:value="1661584" calcext:value-type="float">
            <text:p>1661584</text:p>
          </table:table-cell>
          <table:table-cell office:value-type="float" office:value="297" calcext:value-type="float">
            <text:p>297</text:p>
          </table:table-cell>
          <table:table-cell office:value-type="float" office:value="1381798" calcext:value-type="float">
            <text:p>1381798</text:p>
          </table:table-cell>
          <table:table-cell office:value-type="float" office:value="247" calcext:value-type="float">
            <text:p>247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4232" calcext:value-type="float">
            <text:p>342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9237" calcext:value-type="float">
            <text:p>7923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0920" calcext:value-type="float">
            <text:p>1409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2129" calcext:value-type="float">
            <text:p>24212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31845" calcext:value-type="float">
            <text:p>33184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38388" calcext:value-type="float">
            <text:p>438388</text:p>
          </table:table-cell>
          <table:table-cell office:value-type="float" office:value="78" calcext:value-type="float">
            <text:p>78</text:p>
          </table:table-cell>
          <table:table-cell office:value-type="float" office:value="5600.708" calcext:value-type="float">
            <text:p>5600.708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5595.98" calcext:value-type="float">
            <text:p>5595.98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169.732" calcext:value-type="float">
            <text:p>1169.732</text:p>
          </table:table-cell>
          <table:table-cell office:value-type="float" office:value="3179.899" calcext:value-type="float">
            <text:p>3179.899</text:p>
          </table:table-cell>
          <table:table-cell office:value-type="float" office:value="3018.425" calcext:value-type="float">
            <text:p>3018.425</text:p>
          </table:table-cell>
        </table:table-row>
        <table:table-row table:style-name="ro1">
          <table:table-cell office:value-type="string" calcext:value-type="string">
            <text:p>+ <text:s/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56" calcext:value-type="float">
            <text:p>56</text:p>
          </table:table-cell>
          <table:table-cell office:value-type="float" office:value="2351432" calcext:value-type="float">
            <text:p>2351432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0.5751321" calcext:value-type="float">
            <text:p>0.5751321</text:p>
          </table:table-cell>
          <table:table-cell office:value-type="float" office:value="120.2647" calcext:value-type="float">
            <text:p>120.2647</text:p>
          </table:table-cell>
          <table:table-cell office:value-type="float" office:value="38.04583" calcext:value-type="float">
            <text:p>38.04583</text:p>
          </table:table-cell>
          <table:table-cell office:value-type="float" office:value="8.035497" calcext:value-type="float">
            <text:p>8.035497</text:p>
          </table:table-cell>
          <table:table-cell office:value-type="float" office:value="140920" calcext:value-type="float">
            <text:p>1409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16.926" calcext:value-type="float">
            <text:p>3716.926</text:p>
          </table:table-cell>
          <table:table-cell office:value-type="float" office:value="3179.899" calcext:value-type="float">
            <text:p>3179.899</text:p>
          </table:table-cell>
          <table:table-cell office:value-type="float" office:value="30" calcext:value-type="float">
            <text:p>30</text:p>
          </table:table-cell>
          <table:table-cell office:value-type="float" office:value="166204" calcext:value-type="float">
            <text:p>166204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2660046" calcext:value-type="float">
            <text:p>2660046</text:p>
          </table:table-cell>
          <table:table-cell office:value-type="float" office:value="475" calcext:value-type="float">
            <text:p>475</text:p>
          </table:table-cell>
          <table:table-cell office:value-type="float" office:value="1947365" calcext:value-type="float">
            <text:p>1947365</text:p>
          </table:table-cell>
          <table:table-cell office:value-type="float" office:value="348" calcext:value-type="float">
            <text:p>348</text:p>
          </table:table-cell>
          <table:table-cell office:value-type="float" office:value="1661584" calcext:value-type="float">
            <text:p>1661584</text:p>
          </table:table-cell>
          <table:table-cell office:value-type="float" office:value="297" calcext:value-type="float">
            <text:p>297</text:p>
          </table:table-cell>
          <table:table-cell office:value-type="float" office:value="1381798" calcext:value-type="float">
            <text:p>1381798</text:p>
          </table:table-cell>
          <table:table-cell office:value-type="float" office:value="247" calcext:value-type="float">
            <text:p>247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4232" calcext:value-type="float">
            <text:p>342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9237" calcext:value-type="float">
            <text:p>7923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0920" calcext:value-type="float">
            <text:p>1409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2129" calcext:value-type="float">
            <text:p>24212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31845" calcext:value-type="float">
            <text:p>33184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38388" calcext:value-type="float">
            <text:p>438388</text:p>
          </table:table-cell>
          <table:table-cell office:value-type="float" office:value="78" calcext:value-type="float">
            <text:p>78</text:p>
          </table:table-cell>
          <table:table-cell office:value-type="float" office:value="5600.708" calcext:value-type="float">
            <text:p>5600.708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5595.98" calcext:value-type="float">
            <text:p>5595.98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169.732" calcext:value-type="float">
            <text:p>1169.732</text:p>
          </table:table-cell>
          <table:table-cell office:value-type="float" office:value="3179.899" calcext:value-type="float">
            <text:p>3179.899</text:p>
          </table:table-cell>
          <table:table-cell office:value-type="float" office:value="3018.425" calcext:value-type="float">
            <text:p>3018.425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56" calcext:value-type="float">
            <text:p>56</text:p>
          </table:table-cell>
          <table:table-cell office:value-type="float" office:value="155222" calcext:value-type="float">
            <text:p>155222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0.5751321" calcext:value-type="float">
            <text:p>0.5751321</text:p>
          </table:table-cell>
          <table:table-cell office:value-type="float" office:value="120.2647" calcext:value-type="float">
            <text:p>120.2647</text:p>
          </table:table-cell>
          <table:table-cell office:value-type="float" office:value="38.04583" calcext:value-type="float">
            <text:p>38.04583</text:p>
          </table:table-cell>
          <table:table-cell office:value-type="float" office:value="8.035497" calcext:value-type="float">
            <text:p>8.035497</text:p>
          </table:table-cell>
          <table:table-cell office:value-type="float" office:value="4907" calcext:value-type="float">
            <text:p>49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716.926" calcext:value-type="float">
            <text:p>3716.926</text:p>
          </table:table-cell>
          <table:table-cell office:value-type="float" office:value="3179.899" calcext:value-type="float">
            <text:p>3179.899</text:p>
          </table:table-cell>
          <table:table-cell office:value-type="float" office:value="17" calcext:value-type="float">
            <text:p>17</text:p>
          </table:table-cell>
          <table:table-cell office:value-type="float" office:value="6030" calcext:value-type="float">
            <text:p>6030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75430" calcext:value-type="float">
            <text:p>175430</text:p>
          </table:table-cell>
          <table:table-cell office:value-type="float" office:value="475" calcext:value-type="float">
            <text:p>475</text:p>
          </table:table-cell>
          <table:table-cell office:value-type="float" office:value="128633" calcext:value-type="float">
            <text:p>128633</text:p>
          </table:table-cell>
          <table:table-cell office:value-type="float" office:value="348" calcext:value-type="float">
            <text:p>348</text:p>
          </table:table-cell>
          <table:table-cell office:value-type="float" office:value="109789" calcext:value-type="float">
            <text:p>109789</text:p>
          </table:table-cell>
          <table:table-cell office:value-type="float" office:value="297" calcext:value-type="float">
            <text:p>297</text:p>
          </table:table-cell>
          <table:table-cell office:value-type="float" office:value="91262" calcext:value-type="float">
            <text:p>91262</text:p>
          </table:table-cell>
          <table:table-cell office:value-type="float" office:value="247" calcext:value-type="float">
            <text:p>247</text:p>
          </table:table-cell>
          <table:table-cell office:value-type="float" office:value="297" calcext:value-type="float">
            <text:p>29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290" calcext:value-type="float">
            <text:p>22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402" calcext:value-type="float">
            <text:p>340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907" calcext:value-type="float">
            <text:p>490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238" calcext:value-type="float">
            <text:p>823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362" calcext:value-type="float">
            <text:p>123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765" calcext:value-type="float">
            <text:p>16765</text:p>
          </table:table-cell>
          <table:table-cell office:value-type="float" office:value="45" calcext:value-type="float">
            <text:p>45</text:p>
          </table:table-cell>
          <table:table-cell office:value-type="float" office:value="371.4481" calcext:value-type="float">
            <text:p>371.4481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369.6974" calcext:value-type="float">
            <text:p>369.6974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169.732" calcext:value-type="float">
            <text:p>1169.732</text:p>
          </table:table-cell>
          <table:table-cell office:value-type="float" office:value="3179.899" calcext:value-type="float">
            <text:p>3179.899</text:p>
          </table:table-cell>
          <table:table-cell office:value-type="float" office:value="3018.425" calcext:value-type="float">
            <text:p>3018.425</text:p>
          </table:table-cell>
        </table:table-row>
        <table:table-row table:style-name="ro1">
          <table:table-cell office:value-type="string" calcext:value-type="string">
            <text:p>- <text:s/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78" calcext:value-type="float">
            <text:p>78</text:p>
          </table:table-cell>
          <table:table-cell office:value-type="float" office:value="877607" calcext:value-type="float">
            <text:p>877607</text:p>
          </table:table-cell>
          <table:table-cell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float" office:value="0.2333339" calcext:value-type="float">
            <text:p>0.2333339</text:p>
          </table:table-cell>
          <table:table-cell office:value-type="float" office:value="58.90548" calcext:value-type="float">
            <text:p>58.90548</text:p>
          </table:table-cell>
          <table:table-cell office:value-type="float" office:value="18.10794" calcext:value-type="float">
            <text:p>18.10794</text:p>
          </table:table-cell>
          <table:table-cell office:value-type="float" office:value="11.05144" calcext:value-type="float">
            <text:p>11.05144</text:p>
          </table:table-cell>
          <table:table-cell office:value-type="float" office:value="163785" calcext:value-type="float">
            <text:p>16378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16.4141" calcext:value-type="float">
            <text:p>916.4141</text:p>
          </table:table-cell>
          <table:table-cell office:value-type="float" office:value="1016.726" calcext:value-type="float">
            <text:p>1016.726</text:p>
          </table:table-cell>
          <table:table-cell office:value-type="float" office:value="8" calcext:value-type="float">
            <text:p>8</text:p>
          </table:table-cell>
          <table:table-cell office:value-type="float" office:value="44004" calcext:value-type="float">
            <text:p>44004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090352" calcext:value-type="float">
            <text:p>1090352</text:p>
          </table:table-cell>
          <table:table-cell office:value-type="float" office:value="195" calcext:value-type="float">
            <text:p>195</text:p>
          </table:table-cell>
          <table:table-cell office:value-type="float" office:value="620695" calcext:value-type="float">
            <text:p>620695</text:p>
          </table:table-cell>
          <table:table-cell office:value-type="float" office:value="111" calcext:value-type="float">
            <text:p>111</text:p>
          </table:table-cell>
          <table:table-cell office:value-type="float" office:value="441459" calcext:value-type="float">
            <text:p>441459</text:p>
          </table:table-cell>
          <table:table-cell office:value-type="float" office:value="79" calcext:value-type="float">
            <text:p>79</text:p>
          </table:table-cell>
          <table:table-cell office:value-type="float" office:value="301517" calcext:value-type="float">
            <text:p>301517</text:p>
          </table:table-cell>
          <table:table-cell office:value-type="float" office:value="54" calcext:value-type="float">
            <text:p>54</text:p>
          </table:table-cell>
          <table:table-cell office:value-type="float" office:value="304" calcext:value-type="float">
            <text:p>30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2479" calcext:value-type="float">
            <text:p>6247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18999" calcext:value-type="float">
            <text:p>11899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3785" calcext:value-type="float">
            <text:p>16378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31059" calcext:value-type="float">
            <text:p>2310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98077" calcext:value-type="float">
            <text:p>29807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65608" calcext:value-type="float">
            <text:p>365608</text:p>
          </table:table-cell>
          <table:table-cell office:value-type="float" office:value="65" calcext:value-type="float">
            <text:p>65</text:p>
          </table:table-cell>
          <table:table-cell office:value-type="float" office:value="5569.546" calcext:value-type="float">
            <text:p>5569.546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585.479" calcext:value-type="float">
            <text:p>5585.479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443.9017" calcext:value-type="float">
            <text:p>443.9017</text:p>
          </table:table-cell>
          <table:table-cell office:value-type="float" office:value="1016.726" calcext:value-type="float">
            <text:p>1016.726</text:p>
          </table:table-cell>
          <table:table-cell office:value-type="float" office:value="1029.342" calcext:value-type="float">
            <text:p>1029.342</text:p>
          </table:table-cell>
        </table:table-row>
        <table:table-row table:style-name="ro1">
          <table:table-cell office:value-type="string" calcext:value-type="string">
            <text:p>+ <text:s/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78" calcext:value-type="float">
            <text:p>78</text:p>
          </table:table-cell>
          <table:table-cell office:value-type="float" office:value="877607" calcext:value-type="float">
            <text:p>877607</text:p>
          </table:table-cell>
          <table:table-cell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float" office:value="0.2333339" calcext:value-type="float">
            <text:p>0.2333339</text:p>
          </table:table-cell>
          <table:table-cell office:value-type="float" office:value="58.90548" calcext:value-type="float">
            <text:p>58.90548</text:p>
          </table:table-cell>
          <table:table-cell office:value-type="float" office:value="18.10794" calcext:value-type="float">
            <text:p>18.10794</text:p>
          </table:table-cell>
          <table:table-cell office:value-type="float" office:value="11.05144" calcext:value-type="float">
            <text:p>11.05144</text:p>
          </table:table-cell>
          <table:table-cell office:value-type="float" office:value="163785" calcext:value-type="float">
            <text:p>16378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16.4141" calcext:value-type="float">
            <text:p>916.4141</text:p>
          </table:table-cell>
          <table:table-cell office:value-type="float" office:value="1016.726" calcext:value-type="float">
            <text:p>1016.726</text:p>
          </table:table-cell>
          <table:table-cell office:value-type="float" office:value="8" calcext:value-type="float">
            <text:p>8</text:p>
          </table:table-cell>
          <table:table-cell office:value-type="float" office:value="44004" calcext:value-type="float">
            <text:p>44004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090352" calcext:value-type="float">
            <text:p>1090352</text:p>
          </table:table-cell>
          <table:table-cell office:value-type="float" office:value="195" calcext:value-type="float">
            <text:p>195</text:p>
          </table:table-cell>
          <table:table-cell office:value-type="float" office:value="620695" calcext:value-type="float">
            <text:p>620695</text:p>
          </table:table-cell>
          <table:table-cell office:value-type="float" office:value="111" calcext:value-type="float">
            <text:p>111</text:p>
          </table:table-cell>
          <table:table-cell office:value-type="float" office:value="441459" calcext:value-type="float">
            <text:p>441459</text:p>
          </table:table-cell>
          <table:table-cell office:value-type="float" office:value="79" calcext:value-type="float">
            <text:p>79</text:p>
          </table:table-cell>
          <table:table-cell office:value-type="float" office:value="301517" calcext:value-type="float">
            <text:p>301517</text:p>
          </table:table-cell>
          <table:table-cell office:value-type="float" office:value="54" calcext:value-type="float">
            <text:p>54</text:p>
          </table:table-cell>
          <table:table-cell office:value-type="float" office:value="304" calcext:value-type="float">
            <text:p>30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2479" calcext:value-type="float">
            <text:p>6247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18999" calcext:value-type="float">
            <text:p>11899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3785" calcext:value-type="float">
            <text:p>16378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31059" calcext:value-type="float">
            <text:p>2310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98077" calcext:value-type="float">
            <text:p>29807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65608" calcext:value-type="float">
            <text:p>365608</text:p>
          </table:table-cell>
          <table:table-cell office:value-type="float" office:value="65" calcext:value-type="float">
            <text:p>65</text:p>
          </table:table-cell>
          <table:table-cell office:value-type="float" office:value="5569.546" calcext:value-type="float">
            <text:p>5569.546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585.479" calcext:value-type="float">
            <text:p>5585.479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443.9017" calcext:value-type="float">
            <text:p>443.9017</text:p>
          </table:table-cell>
          <table:table-cell office:value-type="float" office:value="1016.726" calcext:value-type="float">
            <text:p>1016.726</text:p>
          </table:table-cell>
          <table:table-cell office:value-type="float" office:value="1029.342" calcext:value-type="float">
            <text:p>1029.342</text:p>
          </table:table-cell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78" calcext:value-type="float">
            <text:p>78</text:p>
          </table:table-cell>
          <table:table-cell office:value-type="float" office:value="58217" calcext:value-type="float">
            <text:p>58217</text:p>
          </table:table-cell>
          <table:table-cell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float" office:value="0.2333339" calcext:value-type="float">
            <text:p>0.2333339</text:p>
          </table:table-cell>
          <table:table-cell office:value-type="float" office:value="58.90548" calcext:value-type="float">
            <text:p>58.90548</text:p>
          </table:table-cell>
          <table:table-cell office:value-type="float" office:value="18.10794" calcext:value-type="float">
            <text:p>18.10794</text:p>
          </table:table-cell>
          <table:table-cell office:value-type="float" office:value="11.05144" calcext:value-type="float">
            <text:p>11.05144</text:p>
          </table:table-cell>
          <table:table-cell office:value-type="float" office:value="16329" calcext:value-type="float">
            <text:p>1632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916.4141" calcext:value-type="float">
            <text:p>916.4141</text:p>
          </table:table-cell>
          <table:table-cell office:value-type="float" office:value="1016.726" calcext:value-type="float">
            <text:p>1016.726</text:p>
          </table:table-cell>
          <table:table-cell office:value-type="float" office:value="6" calcext:value-type="float">
            <text:p>6</text:p>
          </table:table-cell>
          <table:table-cell office:value-type="float" office:value="2179" calcext:value-type="float">
            <text:p>2179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72223" calcext:value-type="float">
            <text:p>72223</text:p>
          </table:table-cell>
          <table:table-cell office:value-type="float" office:value="195" calcext:value-type="float">
            <text:p>195</text:p>
          </table:table-cell>
          <table:table-cell office:value-type="float" office:value="41237" calcext:value-type="float">
            <text:p>41237</text:p>
          </table:table-cell>
          <table:table-cell office:value-type="float" office:value="111" calcext:value-type="float">
            <text:p>111</text:p>
          </table:table-cell>
          <table:table-cell office:value-type="float" office:value="29288" calcext:value-type="float">
            <text:p>29288</text:p>
          </table:table-cell>
          <table:table-cell office:value-type="float" office:value="79" calcext:value-type="float">
            <text:p>79</text:p>
          </table:table-cell>
          <table:table-cell office:value-type="float" office:value="20105" calcext:value-type="float">
            <text:p>20105</text:p>
          </table:table-cell>
          <table:table-cell office:value-type="float" office:value="54" calcext:value-type="float">
            <text:p>54</text:p>
          </table:table-cell>
          <table:table-cell office:value-type="float" office:value="306" calcext:value-type="float">
            <text:p>30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4916" calcext:value-type="float">
            <text:p>49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471" calcext:value-type="float">
            <text:p>1047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329" calcext:value-type="float">
            <text:p>1632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729" calcext:value-type="float">
            <text:p>2372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8928" calcext:value-type="float">
            <text:p>2892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4887" calcext:value-type="float">
            <text:p>34887</text:p>
          </table:table-cell>
          <table:table-cell office:value-type="float" office:value="94" calcext:value-type="float">
            <text:p>94</text:p>
          </table:table-cell>
          <table:table-cell office:value-type="float" office:value="370" calcext:value-type="float">
            <text:p>37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370.4787" calcext:value-type="float">
            <text:p>370.4787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443.9017" calcext:value-type="float">
            <text:p>443.9017</text:p>
          </table:table-cell>
          <table:table-cell office:value-type="float" office:value="1016.726" calcext:value-type="float">
            <text:p>1016.726</text:p>
          </table:table-cell>
          <table:table-cell office:value-type="float" office:value="1029.342" calcext:value-type="float">
            <text:p>1029.342</text:p>
          </table:table-cell>
        </table:table-row>
        <table:table-row table:style-name="ro1">
          <table:table-cell office:value-type="string" calcext:value-type="string">
            <text:p>- <text:s/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934" calcext:value-type="float">
            <text:p>934</text:p>
          </table:table-cell>
          <table:table-cell office:value-type="float" office:value="765359" calcext:value-type="float">
            <text:p>765359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0.284355" calcext:value-type="float">
            <text:p>0.284355</text:p>
          </table:table-cell>
          <table:table-cell office:value-type="float" office:value="50.0569" calcext:value-type="float">
            <text:p>50.0569</text:p>
          </table:table-cell>
          <table:table-cell office:value-type="float" office:value="15.16172" calcext:value-type="float">
            <text:p>15.16172</text:p>
          </table:table-cell>
          <table:table-cell office:value-type="float" office:value="8.747408" calcext:value-type="float">
            <text:p>8.747408</text:p>
          </table:table-cell>
          <table:table-cell office:value-type="float" office:value="98599" calcext:value-type="float">
            <text:p>9859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69.6179" calcext:value-type="float">
            <text:p>769.6179</text:p>
          </table:table-cell>
          <table:table-cell office:value-type="float" office:value="827.9728" calcext:value-type="float">
            <text:p>827.9728</text:p>
          </table:table-cell>
          <table:table-cell office:value-type="float" office:value="7" calcext:value-type="float">
            <text:p>7</text:p>
          </table:table-cell>
          <table:table-cell office:value-type="float" office:value="40183" calcext:value-type="float">
            <text:p>40183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984732" calcext:value-type="float">
            <text:p>984732</text:p>
          </table:table-cell>
          <table:table-cell office:value-type="float" office:value="170" calcext:value-type="float">
            <text:p>170</text:p>
          </table:table-cell>
          <table:table-cell office:value-type="float" office:value="522162" calcext:value-type="float">
            <text:p>522162</text:p>
          </table:table-cell>
          <table:table-cell office:value-type="float" office:value="90" calcext:value-type="float">
            <text:p>90</text:p>
          </table:table-cell>
          <table:table-cell office:value-type="float" office:value="382661" calcext:value-type="float">
            <text:p>382661</text:p>
          </table:table-cell>
          <table:table-cell office:value-type="float" office:value="66" calcext:value-type="float">
            <text:p>66</text:p>
          </table:table-cell>
          <table:table-cell office:value-type="float" office:value="226197" calcext:value-type="float">
            <text:p>226197</text:p>
          </table:table-cell>
          <table:table-cell office:value-type="float" office:value="39" calcext:value-type="float">
            <text:p>39</text:p>
          </table:table-cell>
          <table:table-cell office:value-type="float" office:value="478" calcext:value-type="float">
            <text:p>478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29243" calcext:value-type="float">
            <text:p>292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141" calcext:value-type="float">
            <text:p>581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8599" calcext:value-type="float">
            <text:p>9859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3018" calcext:value-type="float">
            <text:p>1630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1011" calcext:value-type="float">
            <text:p>2210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84643" calcext:value-type="float">
            <text:p>284643</text:p>
          </table:table-cell>
          <table:table-cell office:value-type="float" office:value="49" calcext:value-type="float">
            <text:p>49</text:p>
          </table:table-cell>
          <table:table-cell office:value-type="float" office:value="5776.6" calcext:value-type="float">
            <text:p>5776.6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5766.896" calcext:value-type="float">
            <text:p>5766.89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471.9496" calcext:value-type="float">
            <text:p>471.9496</text:p>
          </table:table-cell>
          <table:table-cell office:value-type="float" office:value="827.9728" calcext:value-type="float">
            <text:p>827.9728</text:p>
          </table:table-cell>
          <table:table-cell office:value-type="float" office:value="830.5015" calcext:value-type="float">
            <text:p>830.5015</text:p>
          </table:table-cell>
        </table:table-row>
        <table:table-row table:style-name="ro1">
          <table:table-cell office:value-type="string" calcext:value-type="string">
            <text:p>+ <text:s/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934" calcext:value-type="float">
            <text:p>934</text:p>
          </table:table-cell>
          <table:table-cell office:value-type="float" office:value="765359" calcext:value-type="float">
            <text:p>765359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0.284355" calcext:value-type="float">
            <text:p>0.284355</text:p>
          </table:table-cell>
          <table:table-cell office:value-type="float" office:value="50.0569" calcext:value-type="float">
            <text:p>50.0569</text:p>
          </table:table-cell>
          <table:table-cell office:value-type="float" office:value="15.16172" calcext:value-type="float">
            <text:p>15.16172</text:p>
          </table:table-cell>
          <table:table-cell office:value-type="float" office:value="8.747408" calcext:value-type="float">
            <text:p>8.747408</text:p>
          </table:table-cell>
          <table:table-cell office:value-type="float" office:value="98599" calcext:value-type="float">
            <text:p>9859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69.6179" calcext:value-type="float">
            <text:p>769.6179</text:p>
          </table:table-cell>
          <table:table-cell office:value-type="float" office:value="827.9728" calcext:value-type="float">
            <text:p>827.9728</text:p>
          </table:table-cell>
          <table:table-cell office:value-type="float" office:value="7" calcext:value-type="float">
            <text:p>7</text:p>
          </table:table-cell>
          <table:table-cell office:value-type="float" office:value="40183" calcext:value-type="float">
            <text:p>40183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984732" calcext:value-type="float">
            <text:p>984732</text:p>
          </table:table-cell>
          <table:table-cell office:value-type="float" office:value="170" calcext:value-type="float">
            <text:p>170</text:p>
          </table:table-cell>
          <table:table-cell office:value-type="float" office:value="522162" calcext:value-type="float">
            <text:p>522162</text:p>
          </table:table-cell>
          <table:table-cell office:value-type="float" office:value="90" calcext:value-type="float">
            <text:p>90</text:p>
          </table:table-cell>
          <table:table-cell office:value-type="float" office:value="382661" calcext:value-type="float">
            <text:p>382661</text:p>
          </table:table-cell>
          <table:table-cell office:value-type="float" office:value="66" calcext:value-type="float">
            <text:p>66</text:p>
          </table:table-cell>
          <table:table-cell office:value-type="float" office:value="226197" calcext:value-type="float">
            <text:p>226197</text:p>
          </table:table-cell>
          <table:table-cell office:value-type="float" office:value="39" calcext:value-type="float">
            <text:p>39</text:p>
          </table:table-cell>
          <table:table-cell office:value-type="float" office:value="478" calcext:value-type="float">
            <text:p>478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29243" calcext:value-type="float">
            <text:p>292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141" calcext:value-type="float">
            <text:p>581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8599" calcext:value-type="float">
            <text:p>9859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3018" calcext:value-type="float">
            <text:p>1630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1011" calcext:value-type="float">
            <text:p>2210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84643" calcext:value-type="float">
            <text:p>284643</text:p>
          </table:table-cell>
          <table:table-cell office:value-type="float" office:value="49" calcext:value-type="float">
            <text:p>49</text:p>
          </table:table-cell>
          <table:table-cell office:value-type="float" office:value="5776.6" calcext:value-type="float">
            <text:p>5776.6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5766.896" calcext:value-type="float">
            <text:p>5766.89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471.9496" calcext:value-type="float">
            <text:p>471.9496</text:p>
          </table:table-cell>
          <table:table-cell office:value-type="float" office:value="827.9728" calcext:value-type="float">
            <text:p>827.9728</text:p>
          </table:table-cell>
          <table:table-cell office:value-type="float" office:value="830.5015" calcext:value-type="float">
            <text:p>830.5015</text:p>
          </table:table-cell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934" calcext:value-type="float">
            <text:p>934</text:p>
          </table:table-cell>
          <table:table-cell office:value-type="float" office:value="49560" calcext:value-type="float">
            <text:p>4956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0.284355" calcext:value-type="float">
            <text:p>0.284355</text:p>
          </table:table-cell>
          <table:table-cell office:value-type="float" office:value="50.0569" calcext:value-type="float">
            <text:p>50.0569</text:p>
          </table:table-cell>
          <table:table-cell office:value-type="float" office:value="15.16172" calcext:value-type="float">
            <text:p>15.16172</text:p>
          </table:table-cell>
          <table:table-cell office:value-type="float" office:value="8.747408" calcext:value-type="float">
            <text:p>8.747408</text:p>
          </table:table-cell>
          <table:table-cell office:value-type="float" office:value="13959" calcext:value-type="float">
            <text:p>1395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69.6179" calcext:value-type="float">
            <text:p>769.6179</text:p>
          </table:table-cell>
          <table:table-cell office:value-type="float" office:value="827.9728" calcext:value-type="float">
            <text:p>827.9728</text:p>
          </table:table-cell>
          <table:table-cell office:value-type="float" office:value="6" calcext:value-type="float">
            <text:p>6</text:p>
          </table:table-cell>
          <table:table-cell office:value-type="float" office:value="2155" calcext:value-type="float">
            <text:p>2155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4031" calcext:value-type="float">
            <text:p>64031</text:p>
          </table:table-cell>
          <table:table-cell office:value-type="float" office:value="170" calcext:value-type="float">
            <text:p>170</text:p>
          </table:table-cell>
          <table:table-cell office:value-type="float" office:value="33772" calcext:value-type="float">
            <text:p>33772</text:p>
          </table:table-cell>
          <table:table-cell office:value-type="float" office:value="90" calcext:value-type="float">
            <text:p>90</text:p>
          </table:table-cell>
          <table:table-cell office:value-type="float" office:value="24699" calcext:value-type="float">
            <text:p>24699</text:p>
          </table:table-cell>
          <table:table-cell office:value-type="float" office:value="66" calcext:value-type="float">
            <text:p>66</text:p>
          </table:table-cell>
          <table:table-cell office:value-type="float" office:value="14642" calcext:value-type="float">
            <text:p>14642</text:p>
          </table:table-cell>
          <table:table-cell office:value-type="float" office:value="39" calcext:value-type="float">
            <text:p>39</text:p>
          </table:table-cell>
          <table:table-cell office:value-type="float" office:value="473" calcext:value-type="float">
            <text:p>473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5024" calcext:value-type="float">
            <text:p>50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884" calcext:value-type="float">
            <text:p>988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959" calcext:value-type="float">
            <text:p>1395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9275" calcext:value-type="float">
            <text:p>1927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3038" calcext:value-type="float">
            <text:p>2303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6792" calcext:value-type="float">
            <text:p>26792</text:p>
          </table:table-cell>
          <table:table-cell office:value-type="float" office:value="71" calcext:value-type="float">
            <text:p>71</text:p>
          </table:table-cell>
          <table:table-cell office:value-type="float" office:value="379.9091" calcext:value-type="float">
            <text:p>379.9091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374.9792" calcext:value-type="float">
            <text:p>374.9792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471.9496" calcext:value-type="float">
            <text:p>471.9496</text:p>
          </table:table-cell>
          <table:table-cell office:value-type="float" office:value="827.9728" calcext:value-type="float">
            <text:p>827.9728</text:p>
          </table:table-cell>
          <table:table-cell office:value-type="float" office:value="830.5015" calcext:value-type="float">
            <text:p>830.5015</text:p>
          </table:table-cell>
        </table:table-row>
        <table:table-row table:style-name="ro1">
          <table:table-cell office:value-type="string" calcext:value-type="string">
            <text:p>- <text:s/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879" calcext:value-type="float">
            <text:p>879</text:p>
          </table:table-cell>
          <table:table-cell office:value-type="float" office:value="1100177" calcext:value-type="float">
            <text:p>110017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0.3892637" calcext:value-type="float">
            <text:p>0.3892637</text:p>
          </table:table-cell>
          <table:table-cell office:value-type="float" office:value="69.92233" calcext:value-type="float">
            <text:p>69.92233</text:p>
          </table:table-cell>
          <table:table-cell office:value-type="float" office:value="19.15245" calcext:value-type="float">
            <text:p>19.15245</text:p>
          </table:table-cell>
          <table:table-cell office:value-type="float" office:value="7.148662" calcext:value-type="float">
            <text:p>7.148662</text:p>
          </table:table-cell>
          <table:table-cell office:value-type="float" office:value="215379" calcext:value-type="float">
            <text:p>21537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95.528" calcext:value-type="float">
            <text:p>1095.528</text:p>
          </table:table-cell>
          <table:table-cell office:value-type="float" office:value="1173.256" calcext:value-type="float">
            <text:p>1173.256</text:p>
          </table:table-cell>
          <table:table-cell office:value-type="float" office:value="11" calcext:value-type="float">
            <text:p>11</text:p>
          </table:table-cell>
          <table:table-cell office:value-type="float" office:value="63574" calcext:value-type="float">
            <text:p>63574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291989" calcext:value-type="float">
            <text:p>1291989</text:p>
          </table:table-cell>
          <table:table-cell office:value-type="float" office:value="222" calcext:value-type="float">
            <text:p>222</text:p>
          </table:table-cell>
          <table:table-cell office:value-type="float" office:value="769493" calcext:value-type="float">
            <text:p>769493</text:p>
          </table:table-cell>
          <table:table-cell office:value-type="float" office:value="132" calcext:value-type="float">
            <text:p>132</text:p>
          </table:table-cell>
          <table:table-cell office:value-type="float" office:value="571654" calcext:value-type="float">
            <text:p>571654</text:p>
          </table:table-cell>
          <table:table-cell office:value-type="float" office:value="98" calcext:value-type="float">
            <text:p>98</text:p>
          </table:table-cell>
          <table:table-cell office:value-type="float" office:value="420256" calcext:value-type="float">
            <text:p>420256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876" calcext:value-type="float">
            <text:p>876</text:p>
          </table:table-cell>
          <table:table-cell table:number-columns-repeated="2" office:value-type="float" office:value="70565" calcext:value-type="float">
            <text:p>7056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5716" calcext:value-type="float">
            <text:p>1457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5379" calcext:value-type="float">
            <text:p>21537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2751" calcext:value-type="float">
            <text:p>3027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84537" calcext:value-type="float">
            <text:p>38453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71601" calcext:value-type="float">
            <text:p>471601</text:p>
          </table:table-cell>
          <table:table-cell office:value-type="float" office:value="81" calcext:value-type="float">
            <text:p>81</text:p>
          </table:table-cell>
          <table:table-cell office:value-type="float" office:value="5773.862" calcext:value-type="float">
            <text:p>5773.862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5787.276" calcext:value-type="float">
            <text:p>5787.276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450.1655" calcext:value-type="float">
            <text:p>450.1655</text:p>
          </table:table-cell>
          <table:table-cell office:value-type="float" office:value="1173.256" calcext:value-type="float">
            <text:p>1173.256</text:p>
          </table:table-cell>
          <table:table-cell office:value-type="float" office:value="1157.783" calcext:value-type="float">
            <text:p>1157.783</text:p>
          </table:table-cell>
        </table:table-row>
        <table:table-row table:style-name="ro1">
          <table:table-cell office:value-type="string" calcext:value-type="string">
            <text:p>+ <text:s/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879" calcext:value-type="float">
            <text:p>879</text:p>
          </table:table-cell>
          <table:table-cell office:value-type="float" office:value="1100177" calcext:value-type="float">
            <text:p>110017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0.3892637" calcext:value-type="float">
            <text:p>0.3892637</text:p>
          </table:table-cell>
          <table:table-cell office:value-type="float" office:value="69.92233" calcext:value-type="float">
            <text:p>69.92233</text:p>
          </table:table-cell>
          <table:table-cell office:value-type="float" office:value="19.15245" calcext:value-type="float">
            <text:p>19.15245</text:p>
          </table:table-cell>
          <table:table-cell office:value-type="float" office:value="7.148662" calcext:value-type="float">
            <text:p>7.148662</text:p>
          </table:table-cell>
          <table:table-cell office:value-type="float" office:value="215379" calcext:value-type="float">
            <text:p>21537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95.528" calcext:value-type="float">
            <text:p>1095.528</text:p>
          </table:table-cell>
          <table:table-cell office:value-type="float" office:value="1173.256" calcext:value-type="float">
            <text:p>1173.256</text:p>
          </table:table-cell>
          <table:table-cell office:value-type="float" office:value="11" calcext:value-type="float">
            <text:p>11</text:p>
          </table:table-cell>
          <table:table-cell office:value-type="float" office:value="63574" calcext:value-type="float">
            <text:p>63574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291989" calcext:value-type="float">
            <text:p>1291989</text:p>
          </table:table-cell>
          <table:table-cell office:value-type="float" office:value="222" calcext:value-type="float">
            <text:p>222</text:p>
          </table:table-cell>
          <table:table-cell office:value-type="float" office:value="769493" calcext:value-type="float">
            <text:p>769493</text:p>
          </table:table-cell>
          <table:table-cell office:value-type="float" office:value="132" calcext:value-type="float">
            <text:p>132</text:p>
          </table:table-cell>
          <table:table-cell office:value-type="float" office:value="571654" calcext:value-type="float">
            <text:p>571654</text:p>
          </table:table-cell>
          <table:table-cell office:value-type="float" office:value="98" calcext:value-type="float">
            <text:p>98</text:p>
          </table:table-cell>
          <table:table-cell office:value-type="float" office:value="420256" calcext:value-type="float">
            <text:p>420256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876" calcext:value-type="float">
            <text:p>876</text:p>
          </table:table-cell>
          <table:table-cell table:number-columns-repeated="2" office:value-type="float" office:value="70565" calcext:value-type="float">
            <text:p>7056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5716" calcext:value-type="float">
            <text:p>1457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5379" calcext:value-type="float">
            <text:p>21537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2751" calcext:value-type="float">
            <text:p>3027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84537" calcext:value-type="float">
            <text:p>38453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71601" calcext:value-type="float">
            <text:p>471601</text:p>
          </table:table-cell>
          <table:table-cell office:value-type="float" office:value="81" calcext:value-type="float">
            <text:p>81</text:p>
          </table:table-cell>
          <table:table-cell office:value-type="float" office:value="5773.862" calcext:value-type="float">
            <text:p>5773.862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5787.276" calcext:value-type="float">
            <text:p>5787.276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450.1655" calcext:value-type="float">
            <text:p>450.1655</text:p>
          </table:table-cell>
          <table:table-cell office:value-type="float" office:value="1173.256" calcext:value-type="float">
            <text:p>1173.256</text:p>
          </table:table-cell>
          <table:table-cell office:value-type="float" office:value="1157.783" calcext:value-type="float">
            <text:p>1157.783</text:p>
          </table:table-cell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879" calcext:value-type="float">
            <text:p>879</text:p>
          </table:table-cell>
          <table:table-cell office:value-type="float" office:value="71675" calcext:value-type="float">
            <text:p>71675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0.3892637" calcext:value-type="float">
            <text:p>0.3892637</text:p>
          </table:table-cell>
          <table:table-cell office:value-type="float" office:value="69.92233" calcext:value-type="float">
            <text:p>69.92233</text:p>
          </table:table-cell>
          <table:table-cell office:value-type="float" office:value="19.15245" calcext:value-type="float">
            <text:p>19.15245</text:p>
          </table:table-cell>
          <table:table-cell office:value-type="float" office:value="7.148662" calcext:value-type="float">
            <text:p>7.148662</text:p>
          </table:table-cell>
          <table:table-cell office:value-type="float" office:value="8422" calcext:value-type="float">
            <text:p>842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95.528" calcext:value-type="float">
            <text:p>1095.528</text:p>
          </table:table-cell>
          <table:table-cell office:value-type="float" office:value="1173.256" calcext:value-type="float">
            <text:p>1173.256</text:p>
          </table:table-cell>
          <table:table-cell office:value-type="float" office:value="5" calcext:value-type="float">
            <text:p>5</text:p>
          </table:table-cell>
          <table:table-cell office:value-type="float" office:value="1824" calcext:value-type="float">
            <text:p>1824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84206" calcext:value-type="float">
            <text:p>84206</text:p>
          </table:table-cell>
          <table:table-cell office:value-type="float" office:value="222" calcext:value-type="float">
            <text:p>222</text:p>
          </table:table-cell>
          <table:table-cell office:value-type="float" office:value="50155" calcext:value-type="float">
            <text:p>50155</text:p>
          </table:table-cell>
          <table:table-cell office:value-type="float" office:value="132" calcext:value-type="float">
            <text:p>132</text:p>
          </table:table-cell>
          <table:table-cell office:value-type="float" office:value="37193" calcext:value-type="float">
            <text:p>37193</text:p>
          </table:table-cell>
          <table:table-cell office:value-type="float" office:value="98" calcext:value-type="float">
            <text:p>98</text:p>
          </table:table-cell>
          <table:table-cell office:value-type="float" office:value="27301" calcext:value-type="float">
            <text:p>27301</text:p>
          </table:table-cell>
          <table:table-cell office:value-type="float" office:value="72" calcext:value-type="float">
            <text:p>72</text:p>
          </table:table-cell>
          <table:table-cell office:value-type="float" office:value="485" calcext:value-type="float">
            <text:p>485</text:p>
          </table:table-cell>
          <table:table-cell office:value-type="float" office:value="879" calcext:value-type="float">
            <text:p>879</text:p>
          </table:table-cell>
          <table:table-cell table:number-columns-repeated="2" office:value-type="float" office:value="2741" calcext:value-type="float">
            <text:p>27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385" calcext:value-type="float">
            <text:p>538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422" calcext:value-type="float">
            <text:p>842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155" calcext:value-type="float">
            <text:p>121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5565" calcext:value-type="float">
            <text:p>1556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9801" calcext:value-type="float">
            <text:p>19801</text:p>
          </table:table-cell>
          <table:table-cell office:value-type="float" office:value="52" calcext:value-type="float">
            <text:p>52</text:p>
          </table:table-cell>
          <table:table-cell office:value-type="float" office:value="378.9725" calcext:value-type="float">
            <text:p>378.972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380.2979" calcext:value-type="float">
            <text:p>380.2979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450.1655" calcext:value-type="float">
            <text:p>450.1655</text:p>
          </table:table-cell>
          <table:table-cell office:value-type="float" office:value="1173.256" calcext:value-type="float">
            <text:p>1173.256</text:p>
          </table:table-cell>
          <table:table-cell office:value-type="float" office:value="1157.783" calcext:value-type="float">
            <text:p>1157.783</text:p>
          </table:table-cell>
        </table:table-row>
        <table:table-row table:style-name="ro1">
          <table:table-cell office:value-type="string" calcext:value-type="string">
            <text:p>- <text:s/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922" calcext:value-type="float">
            <text:p>922</text:p>
          </table:table-cell>
          <table:table-cell office:value-type="float" office:value="1152820" calcext:value-type="float">
            <text:p>1152820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0.3976329" calcext:value-type="float">
            <text:p>0.3976329</text:p>
          </table:table-cell>
          <table:table-cell office:value-type="float" office:value="73.2178" calcext:value-type="float">
            <text:p>73.2178</text:p>
          </table:table-cell>
          <table:table-cell office:value-type="float" office:value="24.419" calcext:value-type="float">
            <text:p>24.419</text:p>
          </table:table-cell>
          <table:table-cell office:value-type="float" office:value="11.20631" calcext:value-type="float">
            <text:p>11.20631</text:p>
          </table:table-cell>
          <table:table-cell office:value-type="float" office:value="284074" calcext:value-type="float">
            <text:p>28407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109.775" calcext:value-type="float">
            <text:p>1109.775</text:p>
          </table:table-cell>
          <table:table-cell office:value-type="float" office:value="1158.112" calcext:value-type="float">
            <text:p>1158.112</text:p>
          </table:table-cell>
          <table:table-cell office:value-type="float" office:value="15" calcext:value-type="float">
            <text:p>15</text:p>
          </table:table-cell>
          <table:table-cell office:value-type="float" office:value="85932" calcext:value-type="float">
            <text:p>85932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418745" calcext:value-type="float">
            <text:p>1418745</text:p>
          </table:table-cell>
          <table:table-cell office:value-type="float" office:value="245" calcext:value-type="float">
            <text:p>245</text:p>
          </table:table-cell>
          <table:table-cell office:value-type="float" office:value="880211" calcext:value-type="float">
            <text:p>880211</text:p>
          </table:table-cell>
          <table:table-cell office:value-type="float" office:value="152" calcext:value-type="float">
            <text:p>152</text:p>
          </table:table-cell>
          <table:table-cell office:value-type="float" office:value="701171" calcext:value-type="float">
            <text:p>701171</text:p>
          </table:table-cell>
          <table:table-cell office:value-type="float" office:value="121" calcext:value-type="float">
            <text:p>121</text:p>
          </table:table-cell>
          <table:table-cell office:value-type="float" office:value="539739" calcext:value-type="float">
            <text:p>539739</text:p>
          </table:table-cell>
          <table:table-cell office:value-type="float" office:value="93" calcext:value-type="float">
            <text:p>93</text:p>
          </table:table-cell>
          <table:table-cell office:value-type="float" office:value="477" calcext:value-type="float">
            <text:p>477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76067" calcext:value-type="float">
            <text:p>7606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8598" calcext:value-type="float">
            <text:p>16859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4074" calcext:value-type="float">
            <text:p>28407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35175" calcext:value-type="float">
            <text:p>4351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62591" calcext:value-type="float">
            <text:p>56259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72703" calcext:value-type="float">
            <text:p>672703</text:p>
          </table:table-cell>
          <table:table-cell office:value-type="float" office:value="116" calcext:value-type="float">
            <text:p>116</text:p>
          </table:table-cell>
          <table:table-cell office:value-type="float" office:value="5770.949" calcext:value-type="float">
            <text:p>5770.949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5778.126" calcext:value-type="float">
            <text:p>5778.126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644.1489" calcext:value-type="float">
            <text:p>644.1489</text:p>
          </table:table-cell>
          <table:table-cell office:value-type="float" office:value="1158.112" calcext:value-type="float">
            <text:p>1158.112</text:p>
          </table:table-cell>
          <table:table-cell office:value-type="float" office:value="1133.72" calcext:value-type="float">
            <text:p>1133.72</text:p>
          </table:table-cell>
        </table:table-row>
        <table:table-row table:style-name="ro1">
          <table:table-cell office:value-type="string" calcext:value-type="string">
            <text:p>- <text:s/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922" calcext:value-type="float">
            <text:p>922</text:p>
          </table:table-cell>
          <table:table-cell office:value-type="float" office:value="75468" calcext:value-type="float">
            <text:p>75468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0.3976329" calcext:value-type="float">
            <text:p>0.3976329</text:p>
          </table:table-cell>
          <table:table-cell office:value-type="float" office:value="73.2178" calcext:value-type="float">
            <text:p>73.2178</text:p>
          </table:table-cell>
          <table:table-cell office:value-type="float" office:value="24.419" calcext:value-type="float">
            <text:p>24.419</text:p>
          </table:table-cell>
          <table:table-cell office:value-type="float" office:value="11.20631" calcext:value-type="float">
            <text:p>11.20631</text:p>
          </table:table-cell>
          <table:table-cell office:value-type="float" office:value="9289" calcext:value-type="float">
            <text:p>928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09.775" calcext:value-type="float">
            <text:p>1109.775</text:p>
          </table:table-cell>
          <table:table-cell office:value-type="float" office:value="1158.112" calcext:value-type="float">
            <text:p>1158.112</text:p>
          </table:table-cell>
          <table:table-cell office:value-type="float" office:value="14" calcext:value-type="float">
            <text:p>14</text:p>
          </table:table-cell>
          <table:table-cell office:value-type="float" office:value="5216" calcext:value-type="float">
            <text:p>5216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93006" calcext:value-type="float">
            <text:p>93006</text:p>
          </table:table-cell>
          <table:table-cell office:value-type="float" office:value="245" calcext:value-type="float">
            <text:p>245</text:p>
          </table:table-cell>
          <table:table-cell office:value-type="float" office:value="57571" calcext:value-type="float">
            <text:p>57571</text:p>
          </table:table-cell>
          <table:table-cell office:value-type="float" office:value="152" calcext:value-type="float">
            <text:p>152</text:p>
          </table:table-cell>
          <table:table-cell office:value-type="float" office:value="45827" calcext:value-type="float">
            <text:p>45827</text:p>
          </table:table-cell>
          <table:table-cell office:value-type="float" office:value="121" calcext:value-type="float">
            <text:p>121</text:p>
          </table:table-cell>
          <table:table-cell office:value-type="float" office:value="35343" calcext:value-type="float">
            <text:p>35343</text:p>
          </table:table-cell>
          <table:table-cell office:value-type="float" office:value="93" calcext:value-type="float">
            <text:p>93</text:p>
          </table:table-cell>
          <table:table-cell office:value-type="float" office:value="472" calcext:value-type="float">
            <text:p>472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float" office:value="3142" calcext:value-type="float">
            <text:p>314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593" calcext:value-type="float">
            <text:p>659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289" calcext:value-type="float">
            <text:p>928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099" calcext:value-type="float">
            <text:p>1309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490" calcext:value-type="float">
            <text:p>1649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9906" calcext:value-type="float">
            <text:p>19906</text:p>
          </table:table-cell>
          <table:table-cell office:value-type="float" office:value="52" calcext:value-type="float">
            <text:p>52</text:p>
          </table:table-cell>
          <table:table-cell office:value-type="float" office:value="379.7975" calcext:value-type="float">
            <text:p>379.7975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380.5632" calcext:value-type="float">
            <text:p>380.5632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644.1489" calcext:value-type="float">
            <text:p>644.1489</text:p>
          </table:table-cell>
          <table:table-cell office:value-type="float" office:value="1158.112" calcext:value-type="float">
            <text:p>1158.112</text:p>
          </table:table-cell>
          <table:table-cell office:value-type="float" office:value="1133.72" calcext:value-type="float">
            <text:p>1133.72</text:p>
          </table:table-cell>
        </table:table-row>
        <table:table-row table:style-name="ro1">
          <table:table-cell office:value-type="string" calcext:value-type="string">
            <text:p>- <text:s/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364" calcext:value-type="float">
            <text:p>364</text:p>
          </table:table-cell>
          <table:table-cell office:value-type="float" office:value="4881827" calcext:value-type="float">
            <text:p>4881827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0.2539506" calcext:value-type="float">
            <text:p>0.2539506</text:p>
          </table:table-cell>
          <table:table-cell office:value-type="float" office:value="142.9205" calcext:value-type="float">
            <text:p>142.9205</text:p>
          </table:table-cell>
          <table:table-cell office:value-type="float" office:value="37.2724" calcext:value-type="float">
            <text:p>37.2724</text:p>
          </table:table-cell>
          <table:table-cell office:value-type="float" office:value="34.93666" calcext:value-type="float">
            <text:p>34.93666</text:p>
          </table:table-cell>
          <table:table-cell office:value-type="float" office:value="160863" calcext:value-type="float">
            <text:p>16086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923.32" calcext:value-type="float">
            <text:p>15923.32</text:p>
          </table:table-cell>
          <table:table-cell office:value-type="float" office:value="11610.95" calcext:value-type="float">
            <text:p>11610.95</text:p>
          </table:table-cell>
          <table:table-cell office:value-type="float" office:value="80" calcext:value-type="float">
            <text:p>80</text:p>
          </table:table-cell>
          <table:table-cell office:value-type="float" office:value="490486" calcext:value-type="float">
            <text:p>490486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5428163" calcext:value-type="float">
            <text:p>5428163</text:p>
          </table:table-cell>
          <table:table-cell office:value-type="float" office:value="881" calcext:value-type="float">
            <text:p>881</text:p>
          </table:table-cell>
          <table:table-cell office:value-type="float" office:value="4213980" calcext:value-type="float">
            <text:p>4213980</text:p>
          </table:table-cell>
          <table:table-cell office:value-type="float" office:value="683" calcext:value-type="float">
            <text:p>683</text:p>
          </table:table-cell>
          <table:table-cell office:value-type="float" office:value="3703028" calcext:value-type="float">
            <text:p>3703028</text:p>
          </table:table-cell>
          <table:table-cell office:value-type="float" office:value="600" calcext:value-type="float">
            <text:p>600</text:p>
          </table:table-cell>
          <table:table-cell office:value-type="float" office:value="3199037" calcext:value-type="float">
            <text:p>3199037</text:p>
          </table:table-cell>
          <table:table-cell office:value-type="float" office:value="518" calcext:value-type="float">
            <text:p>518</text:p>
          </table:table-cell>
          <table:table-cell office:value-type="float" office:value="684" calcext:value-type="float">
            <text:p>68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56164" calcext:value-type="float">
            <text:p>561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1225" calcext:value-type="float">
            <text:p>1112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0863" calcext:value-type="float">
            <text:p>16086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2327" calcext:value-type="float">
            <text:p>2223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77560" calcext:value-type="float">
            <text:p>27756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26799" calcext:value-type="float">
            <text:p>326799</text:p>
          </table:table-cell>
          <table:table-cell office:value-type="float" office:value="53" calcext:value-type="float">
            <text:p>53</text:p>
          </table:table-cell>
          <table:table-cell office:value-type="float" office:value="6099.222" calcext:value-type="float">
            <text:p>6099.222</text:p>
          </table:table-cell>
          <table:table-cell office:value-type="float" office:value="153" calcext:value-type="float">
            <text:p>153</text:p>
          </table:table-cell>
          <table:table-cell office:value-type="float" office:value="193" calcext:value-type="float">
            <text:p>193</text:p>
          </table:table-cell>
          <table:table-cell office:value-type="float" office:value="6059.162" calcext:value-type="float">
            <text:p>6059.162</text:p>
          </table:table-cell>
          <table:table-cell office:value-type="float" office:value="222" calcext:value-type="float">
            <text:p>222</text:p>
          </table:table-cell>
          <table:table-cell office:value-type="float" office:value="275" calcext:value-type="float">
            <text:p>275</text:p>
          </table:table-cell>
          <table:table-cell office:value-type="float" office:value="2657.96" calcext:value-type="float">
            <text:p>2657.96</text:p>
          </table:table-cell>
          <table:table-cell office:value-type="float" office:value="11610.95" calcext:value-type="float">
            <text:p>11610.95</text:p>
          </table:table-cell>
          <table:table-cell office:value-type="float" office:value="9933.806" calcext:value-type="float">
            <text:p>9933.806</text:p>
          </table:table-cell>
        </table:table-row>
        <table:table-row table:style-name="ro1">
          <table:table-cell office:value-type="string" calcext:value-type="string">
            <text:p>+ <text:s/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922" calcext:value-type="float">
            <text:p>922</text:p>
          </table:table-cell>
          <table:table-cell office:value-type="float" office:value="1152820" calcext:value-type="float">
            <text:p>1152820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0.3976329" calcext:value-type="float">
            <text:p>0.3976329</text:p>
          </table:table-cell>
          <table:table-cell office:value-type="float" office:value="73.2178" calcext:value-type="float">
            <text:p>73.2178</text:p>
          </table:table-cell>
          <table:table-cell office:value-type="float" office:value="24.419" calcext:value-type="float">
            <text:p>24.419</text:p>
          </table:table-cell>
          <table:table-cell office:value-type="float" office:value="11.20631" calcext:value-type="float">
            <text:p>11.20631</text:p>
          </table:table-cell>
          <table:table-cell office:value-type="float" office:value="284074" calcext:value-type="float">
            <text:p>28407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109.775" calcext:value-type="float">
            <text:p>1109.775</text:p>
          </table:table-cell>
          <table:table-cell office:value-type="float" office:value="1158.112" calcext:value-type="float">
            <text:p>1158.112</text:p>
          </table:table-cell>
          <table:table-cell office:value-type="float" office:value="15" calcext:value-type="float">
            <text:p>15</text:p>
          </table:table-cell>
          <table:table-cell office:value-type="float" office:value="85932" calcext:value-type="float">
            <text:p>85932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418745" calcext:value-type="float">
            <text:p>1418745</text:p>
          </table:table-cell>
          <table:table-cell office:value-type="float" office:value="245" calcext:value-type="float">
            <text:p>245</text:p>
          </table:table-cell>
          <table:table-cell office:value-type="float" office:value="880211" calcext:value-type="float">
            <text:p>880211</text:p>
          </table:table-cell>
          <table:table-cell office:value-type="float" office:value="152" calcext:value-type="float">
            <text:p>152</text:p>
          </table:table-cell>
          <table:table-cell office:value-type="float" office:value="701171" calcext:value-type="float">
            <text:p>701171</text:p>
          </table:table-cell>
          <table:table-cell office:value-type="float" office:value="121" calcext:value-type="float">
            <text:p>121</text:p>
          </table:table-cell>
          <table:table-cell office:value-type="float" office:value="539739" calcext:value-type="float">
            <text:p>539739</text:p>
          </table:table-cell>
          <table:table-cell office:value-type="float" office:value="93" calcext:value-type="float">
            <text:p>93</text:p>
          </table:table-cell>
          <table:table-cell office:value-type="float" office:value="477" calcext:value-type="float">
            <text:p>477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76067" calcext:value-type="float">
            <text:p>7606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8598" calcext:value-type="float">
            <text:p>16859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4074" calcext:value-type="float">
            <text:p>28407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35175" calcext:value-type="float">
            <text:p>4351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62591" calcext:value-type="float">
            <text:p>56259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72703" calcext:value-type="float">
            <text:p>672703</text:p>
          </table:table-cell>
          <table:table-cell office:value-type="float" office:value="116" calcext:value-type="float">
            <text:p>116</text:p>
          </table:table-cell>
          <table:table-cell office:value-type="float" office:value="5769.56" calcext:value-type="float">
            <text:p>5769.56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5778.146" calcext:value-type="float">
            <text:p>5778.146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 office:value-type="float" office:value="644.1489" calcext:value-type="float">
            <text:p>644.1489</text:p>
          </table:table-cell>
          <table:table-cell office:value-type="float" office:value="1158.112" calcext:value-type="float">
            <text:p>1158.112</text:p>
          </table:table-cell>
          <table:table-cell office:value-type="float" office:value="1133.72" calcext:value-type="float">
            <text:p>1133.72</text:p>
          </table:table-cell>
        </table:table-row>
        <table:table-row table:style-name="ro1">
          <table:table-cell office:value-type="string" calcext:value-type="string">
            <text:p>+ <text:s/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922" calcext:value-type="float">
            <text:p>922</text:p>
          </table:table-cell>
          <table:table-cell office:value-type="float" office:value="75468" calcext:value-type="float">
            <text:p>75468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0.3976329" calcext:value-type="float">
            <text:p>0.3976329</text:p>
          </table:table-cell>
          <table:table-cell office:value-type="float" office:value="73.2178" calcext:value-type="float">
            <text:p>73.2178</text:p>
          </table:table-cell>
          <table:table-cell office:value-type="float" office:value="24.419" calcext:value-type="float">
            <text:p>24.419</text:p>
          </table:table-cell>
          <table:table-cell office:value-type="float" office:value="11.20631" calcext:value-type="float">
            <text:p>11.20631</text:p>
          </table:table-cell>
          <table:table-cell office:value-type="float" office:value="9289" calcext:value-type="float">
            <text:p>928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09.775" calcext:value-type="float">
            <text:p>1109.775</text:p>
          </table:table-cell>
          <table:table-cell office:value-type="float" office:value="1158.112" calcext:value-type="float">
            <text:p>1158.112</text:p>
          </table:table-cell>
          <table:table-cell office:value-type="float" office:value="14" calcext:value-type="float">
            <text:p>14</text:p>
          </table:table-cell>
          <table:table-cell office:value-type="float" office:value="5216" calcext:value-type="float">
            <text:p>5216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93006" calcext:value-type="float">
            <text:p>93006</text:p>
          </table:table-cell>
          <table:table-cell office:value-type="float" office:value="245" calcext:value-type="float">
            <text:p>245</text:p>
          </table:table-cell>
          <table:table-cell office:value-type="float" office:value="57571" calcext:value-type="float">
            <text:p>57571</text:p>
          </table:table-cell>
          <table:table-cell office:value-type="float" office:value="152" calcext:value-type="float">
            <text:p>152</text:p>
          </table:table-cell>
          <table:table-cell office:value-type="float" office:value="45827" calcext:value-type="float">
            <text:p>45827</text:p>
          </table:table-cell>
          <table:table-cell office:value-type="float" office:value="121" calcext:value-type="float">
            <text:p>121</text:p>
          </table:table-cell>
          <table:table-cell office:value-type="float" office:value="35343" calcext:value-type="float">
            <text:p>35343</text:p>
          </table:table-cell>
          <table:table-cell office:value-type="float" office:value="93" calcext:value-type="float">
            <text:p>93</text:p>
          </table:table-cell>
          <table:table-cell office:value-type="float" office:value="472" calcext:value-type="float">
            <text:p>472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float" office:value="3142" calcext:value-type="float">
            <text:p>314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593" calcext:value-type="float">
            <text:p>659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289" calcext:value-type="float">
            <text:p>928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099" calcext:value-type="float">
            <text:p>1309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490" calcext:value-type="float">
            <text:p>1649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9906" calcext:value-type="float">
            <text:p>19906</text:p>
          </table:table-cell>
          <table:table-cell office:value-type="float" office:value="52" calcext:value-type="float">
            <text:p>52</text:p>
          </table:table-cell>
          <table:table-cell office:value-type="float" office:value="379.12" calcext:value-type="float">
            <text:p>379.12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380.2927" calcext:value-type="float">
            <text:p>380.2927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 office:value-type="float" office:value="644.1489" calcext:value-type="float">
            <text:p>644.1489</text:p>
          </table:table-cell>
          <table:table-cell office:value-type="float" office:value="1158.112" calcext:value-type="float">
            <text:p>1158.112</text:p>
          </table:table-cell>
          <table:table-cell office:value-type="float" office:value="1133.72" calcext:value-type="float">
            <text:p>1133.72</text:p>
          </table:table-cell>
        </table:table-row>
        <table:table-row table:style-name="ro1">
          <table:table-cell office:value-type="string" calcext:value-type="string">
            <text:p>+ <text:s/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364" calcext:value-type="float">
            <text:p>364</text:p>
          </table:table-cell>
          <table:table-cell office:value-type="float" office:value="4881827" calcext:value-type="float">
            <text:p>4881827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0.2539506" calcext:value-type="float">
            <text:p>0.2539506</text:p>
          </table:table-cell>
          <table:table-cell office:value-type="float" office:value="142.9205" calcext:value-type="float">
            <text:p>142.9205</text:p>
          </table:table-cell>
          <table:table-cell office:value-type="float" office:value="37.2724" calcext:value-type="float">
            <text:p>37.2724</text:p>
          </table:table-cell>
          <table:table-cell office:value-type="float" office:value="34.93666" calcext:value-type="float">
            <text:p>34.93666</text:p>
          </table:table-cell>
          <table:table-cell office:value-type="float" office:value="160863" calcext:value-type="float">
            <text:p>16086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923.32" calcext:value-type="float">
            <text:p>15923.32</text:p>
          </table:table-cell>
          <table:table-cell office:value-type="float" office:value="11610.95" calcext:value-type="float">
            <text:p>11610.95</text:p>
          </table:table-cell>
          <table:table-cell office:value-type="float" office:value="80" calcext:value-type="float">
            <text:p>80</text:p>
          </table:table-cell>
          <table:table-cell office:value-type="float" office:value="490486" calcext:value-type="float">
            <text:p>490486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5428163" calcext:value-type="float">
            <text:p>5428163</text:p>
          </table:table-cell>
          <table:table-cell office:value-type="float" office:value="881" calcext:value-type="float">
            <text:p>881</text:p>
          </table:table-cell>
          <table:table-cell office:value-type="float" office:value="4213980" calcext:value-type="float">
            <text:p>4213980</text:p>
          </table:table-cell>
          <table:table-cell office:value-type="float" office:value="683" calcext:value-type="float">
            <text:p>683</text:p>
          </table:table-cell>
          <table:table-cell office:value-type="float" office:value="3703028" calcext:value-type="float">
            <text:p>3703028</text:p>
          </table:table-cell>
          <table:table-cell office:value-type="float" office:value="600" calcext:value-type="float">
            <text:p>600</text:p>
          </table:table-cell>
          <table:table-cell office:value-type="float" office:value="3199037" calcext:value-type="float">
            <text:p>3199037</text:p>
          </table:table-cell>
          <table:table-cell office:value-type="float" office:value="518" calcext:value-type="float">
            <text:p>518</text:p>
          </table:table-cell>
          <table:table-cell office:value-type="float" office:value="684" calcext:value-type="float">
            <text:p>68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56164" calcext:value-type="float">
            <text:p>561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1225" calcext:value-type="float">
            <text:p>1112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0863" calcext:value-type="float">
            <text:p>16086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2327" calcext:value-type="float">
            <text:p>2223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77560" calcext:value-type="float">
            <text:p>27756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26799" calcext:value-type="float">
            <text:p>326799</text:p>
          </table:table-cell>
          <table:table-cell office:value-type="float" office:value="53" calcext:value-type="float">
            <text:p>53</text:p>
          </table:table-cell>
          <table:table-cell office:value-type="float" office:value="6099.222" calcext:value-type="float">
            <text:p>6099.222</text:p>
          </table:table-cell>
          <table:table-cell office:value-type="float" office:value="153" calcext:value-type="float">
            <text:p>153</text:p>
          </table:table-cell>
          <table:table-cell office:value-type="float" office:value="193" calcext:value-type="float">
            <text:p>193</text:p>
          </table:table-cell>
          <table:table-cell office:value-type="float" office:value="6059.162" calcext:value-type="float">
            <text:p>6059.162</text:p>
          </table:table-cell>
          <table:table-cell office:value-type="float" office:value="222" calcext:value-type="float">
            <text:p>222</text:p>
          </table:table-cell>
          <table:table-cell office:value-type="float" office:value="275" calcext:value-type="float">
            <text:p>275</text:p>
          </table:table-cell>
          <table:table-cell office:value-type="float" office:value="2657.96" calcext:value-type="float">
            <text:p>2657.96</text:p>
          </table:table-cell>
          <table:table-cell office:value-type="float" office:value="11610.95" calcext:value-type="float">
            <text:p>11610.95</text:p>
          </table:table-cell>
          <table:table-cell office:value-type="float" office:value="9933.806" calcext:value-type="float">
            <text:p>9933.806</text:p>
          </table:table-cell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364" calcext:value-type="float">
            <text:p>364</text:p>
          </table:table-cell>
          <table:table-cell office:value-type="float" office:value="300866" calcext:value-type="float">
            <text:p>300866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0.2539506" calcext:value-type="float">
            <text:p>0.2539506</text:p>
          </table:table-cell>
          <table:table-cell office:value-type="float" office:value="142.9205" calcext:value-type="float">
            <text:p>142.9205</text:p>
          </table:table-cell>
          <table:table-cell office:value-type="float" office:value="37.2724" calcext:value-type="float">
            <text:p>37.2724</text:p>
          </table:table-cell>
          <table:table-cell office:value-type="float" office:value="34.93666" calcext:value-type="float">
            <text:p>34.93666</text:p>
          </table:table-cell>
          <table:table-cell office:value-type="float" office:value="7234" calcext:value-type="float">
            <text:p>723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923.32" calcext:value-type="float">
            <text:p>15923.32</text:p>
          </table:table-cell>
          <table:table-cell office:value-type="float" office:value="11610.95" calcext:value-type="float">
            <text:p>11610.95</text:p>
          </table:table-cell>
          <table:table-cell office:value-type="float" office:value="30" calcext:value-type="float">
            <text:p>30</text:p>
          </table:table-cell>
          <table:table-cell office:value-type="float" office:value="11046" calcext:value-type="float">
            <text:p>11046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334665" calcext:value-type="float">
            <text:p>334665</text:p>
          </table:table-cell>
          <table:table-cell office:value-type="float" office:value="881" calcext:value-type="float">
            <text:p>881</text:p>
          </table:table-cell>
          <table:table-cell office:value-type="float" office:value="259459" calcext:value-type="float">
            <text:p>259459</text:p>
          </table:table-cell>
          <table:table-cell office:value-type="float" office:value="683" calcext:value-type="float">
            <text:p>683</text:p>
          </table:table-cell>
          <table:table-cell office:value-type="float" office:value="227855" calcext:value-type="float">
            <text:p>227855</text:p>
          </table:table-cell>
          <table:table-cell office:value-type="float" office:value="600" calcext:value-type="float">
            <text:p>600</text:p>
          </table:table-cell>
          <table:table-cell office:value-type="float" office:value="196841" calcext:value-type="float">
            <text:p>196841</text:p>
          </table:table-cell>
          <table:table-cell office:value-type="float" office:value="518" calcext:value-type="float">
            <text:p>518</text:p>
          </table:table-cell>
          <table:table-cell office:value-type="float" office:value="679" calcext:value-type="float">
            <text:p>679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3145" calcext:value-type="float">
            <text:p>31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996" calcext:value-type="float">
            <text:p>499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234" calcext:value-type="float">
            <text:p>72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496" calcext:value-type="float">
            <text:p>1249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8452" calcext:value-type="float">
            <text:p>184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393" calcext:value-type="float">
            <text:p>25393</text:p>
          </table:table-cell>
          <table:table-cell office:value-type="float" office:value="67" calcext:value-type="float">
            <text:p>67</text:p>
          </table:table-cell>
          <table:table-cell office:value-type="float" office:value="379.8889" calcext:value-type="float">
            <text:p>379.8889</text:p>
          </table:table-cell>
          <table:table-cell office:value-type="float" office:value="153" calcext:value-type="float">
            <text:p>153</text:p>
          </table:table-cell>
          <table:table-cell office:value-type="float" office:value="193" calcext:value-type="float">
            <text:p>193</text:p>
          </table:table-cell>
          <table:table-cell office:value-type="float" office:value="380.2252" calcext:value-type="float">
            <text:p>380.2252</text:p>
          </table:table-cell>
          <table:table-cell office:value-type="float" office:value="222" calcext:value-type="float">
            <text:p>222</text:p>
          </table:table-cell>
          <table:table-cell office:value-type="float" office:value="275" calcext:value-type="float">
            <text:p>275</text:p>
          </table:table-cell>
          <table:table-cell office:value-type="float" office:value="2657.96" calcext:value-type="float">
            <text:p>2657.96</text:p>
          </table:table-cell>
          <table:table-cell office:value-type="float" office:value="11610.95" calcext:value-type="float">
            <text:p>11610.95</text:p>
          </table:table-cell>
          <table:table-cell office:value-type="float" office:value="9933.806" calcext:value-type="float">
            <text:p>9933.806</text:p>
          </table:table-cell>
        </table:table-row>
        <table:table-row table:style-name="ro1">
          <table:table-cell office:value-type="string" calcext:value-type="string">
            <text:p>- <text:s/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550" calcext:value-type="float">
            <text:p>550</text:p>
          </table:table-cell>
          <table:table-cell office:value-type="float" office:value="902176" calcext:value-type="float">
            <text:p>90217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2898176" calcext:value-type="float">
            <text:p>0.2898176</text:p>
          </table:table-cell>
          <table:table-cell office:value-type="float" office:value="59.67083" calcext:value-type="float">
            <text:p>59.67083</text:p>
          </table:table-cell>
          <table:table-cell office:value-type="float" office:value="18.29488" calcext:value-type="float">
            <text:p>18.29488</text:p>
          </table:table-cell>
          <table:table-cell office:value-type="float" office:value="13.2721" calcext:value-type="float">
            <text:p>13.2721</text:p>
          </table:table-cell>
          <table:table-cell office:value-type="float" office:value="145039" calcext:value-type="float">
            <text:p>1450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61.7156" calcext:value-type="float">
            <text:p>961.7156</text:p>
          </table:table-cell>
          <table:table-cell office:value-type="float" office:value="903.0284" calcext:value-type="float">
            <text:p>903.0284</text:p>
          </table:table-cell>
          <table:table-cell office:value-type="float" office:value="5" calcext:value-type="float">
            <text:p>5</text:p>
          </table:table-cell>
          <table:table-cell office:value-type="float" office:value="29620" calcext:value-type="float">
            <text:p>2962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154278" calcext:value-type="float">
            <text:p>1154278</text:p>
          </table:table-cell>
          <table:table-cell office:value-type="float" office:value="192" calcext:value-type="float">
            <text:p>192</text:p>
          </table:table-cell>
          <table:table-cell office:value-type="float" office:value="619959" calcext:value-type="float">
            <text:p>619959</text:p>
          </table:table-cell>
          <table:table-cell office:value-type="float" office:value="103" calcext:value-type="float">
            <text:p>103</text:p>
          </table:table-cell>
          <table:table-cell office:value-type="float" office:value="470066" calcext:value-type="float">
            <text:p>470066</text:p>
          </table:table-cell>
          <table:table-cell office:value-type="float" office:value="78" calcext:value-type="float">
            <text:p>78</text:p>
          </table:table-cell>
          <table:table-cell office:value-type="float" office:value="313904" calcext:value-type="float">
            <text:p>313904</text:p>
          </table:table-cell>
          <table:table-cell office:value-type="float" office:value="52" calcext:value-type="float">
            <text:p>52</text:p>
          </table:table-cell>
          <table:table-cell office:value-type="float" office:value="526" calcext:value-type="float">
            <text:p>526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36546" calcext:value-type="float">
            <text:p>365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5001" calcext:value-type="float">
            <text:p>8500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5039" calcext:value-type="float">
            <text:p>1450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47160" calcext:value-type="float">
            <text:p>24716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43397" calcext:value-type="float">
            <text:p>34339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45563" calcext:value-type="float">
            <text:p>445563</text:p>
          </table:table-cell>
          <table:table-cell office:value-type="float" office:value="74" calcext:value-type="float">
            <text:p>74</text:p>
          </table:table-cell>
          <table:table-cell office:value-type="float" office:value="5990" calcext:value-type="float">
            <text:p>599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5990.683" calcext:value-type="float">
            <text:p>5990.68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45.0838" calcext:value-type="float">
            <text:p>445.0838</text:p>
          </table:table-cell>
          <table:table-cell office:value-type="float" office:value="903.0284" calcext:value-type="float">
            <text:p>903.0284</text:p>
          </table:table-cell>
          <table:table-cell office:value-type="float" office:value="888.1315" calcext:value-type="float">
            <text:p>888.1315</text:p>
          </table:table-cell>
        </table:table-row>
        <table:table-row table:style-name="ro1">
          <table:table-cell office:value-type="string" calcext:value-type="string">
            <text:p>+ <text:s/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550" calcext:value-type="float">
            <text:p>550</text:p>
          </table:table-cell>
          <table:table-cell office:value-type="float" office:value="902176" calcext:value-type="float">
            <text:p>90217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2898176" calcext:value-type="float">
            <text:p>0.2898176</text:p>
          </table:table-cell>
          <table:table-cell office:value-type="float" office:value="59.67083" calcext:value-type="float">
            <text:p>59.67083</text:p>
          </table:table-cell>
          <table:table-cell office:value-type="float" office:value="18.29488" calcext:value-type="float">
            <text:p>18.29488</text:p>
          </table:table-cell>
          <table:table-cell office:value-type="float" office:value="13.2721" calcext:value-type="float">
            <text:p>13.2721</text:p>
          </table:table-cell>
          <table:table-cell office:value-type="float" office:value="145039" calcext:value-type="float">
            <text:p>1450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61.7156" calcext:value-type="float">
            <text:p>961.7156</text:p>
          </table:table-cell>
          <table:table-cell office:value-type="float" office:value="903.0284" calcext:value-type="float">
            <text:p>903.0284</text:p>
          </table:table-cell>
          <table:table-cell office:value-type="float" office:value="5" calcext:value-type="float">
            <text:p>5</text:p>
          </table:table-cell>
          <table:table-cell office:value-type="float" office:value="29620" calcext:value-type="float">
            <text:p>2962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154278" calcext:value-type="float">
            <text:p>1154278</text:p>
          </table:table-cell>
          <table:table-cell office:value-type="float" office:value="192" calcext:value-type="float">
            <text:p>192</text:p>
          </table:table-cell>
          <table:table-cell office:value-type="float" office:value="619959" calcext:value-type="float">
            <text:p>619959</text:p>
          </table:table-cell>
          <table:table-cell office:value-type="float" office:value="103" calcext:value-type="float">
            <text:p>103</text:p>
          </table:table-cell>
          <table:table-cell office:value-type="float" office:value="470066" calcext:value-type="float">
            <text:p>470066</text:p>
          </table:table-cell>
          <table:table-cell office:value-type="float" office:value="78" calcext:value-type="float">
            <text:p>78</text:p>
          </table:table-cell>
          <table:table-cell office:value-type="float" office:value="313904" calcext:value-type="float">
            <text:p>313904</text:p>
          </table:table-cell>
          <table:table-cell office:value-type="float" office:value="52" calcext:value-type="float">
            <text:p>52</text:p>
          </table:table-cell>
          <table:table-cell office:value-type="float" office:value="526" calcext:value-type="float">
            <text:p>526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36546" calcext:value-type="float">
            <text:p>365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5001" calcext:value-type="float">
            <text:p>8500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5039" calcext:value-type="float">
            <text:p>1450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47160" calcext:value-type="float">
            <text:p>24716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43397" calcext:value-type="float">
            <text:p>34339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45563" calcext:value-type="float">
            <text:p>445563</text:p>
          </table:table-cell>
          <table:table-cell office:value-type="float" office:value="74" calcext:value-type="float">
            <text:p>74</text:p>
          </table:table-cell>
          <table:table-cell office:value-type="float" office:value="5990" calcext:value-type="float">
            <text:p>599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5990.683" calcext:value-type="float">
            <text:p>5990.68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45.0838" calcext:value-type="float">
            <text:p>445.0838</text:p>
          </table:table-cell>
          <table:table-cell office:value-type="float" office:value="903.0284" calcext:value-type="float">
            <text:p>903.0284</text:p>
          </table:table-cell>
          <table:table-cell office:value-type="float" office:value="888.1315" calcext:value-type="float">
            <text:p>888.1315</text:p>
          </table:table-cell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550" calcext:value-type="float">
            <text:p>550</text:p>
          </table:table-cell>
          <table:table-cell office:value-type="float" office:value="56759" calcext:value-type="float">
            <text:p>56759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2898176" calcext:value-type="float">
            <text:p>0.2898176</text:p>
          </table:table-cell>
          <table:table-cell office:value-type="float" office:value="59.67083" calcext:value-type="float">
            <text:p>59.67083</text:p>
          </table:table-cell>
          <table:table-cell office:value-type="float" office:value="18.29488" calcext:value-type="float">
            <text:p>18.29488</text:p>
          </table:table-cell>
          <table:table-cell office:value-type="float" office:value="13.2721" calcext:value-type="float">
            <text:p>13.2721</text:p>
          </table:table-cell>
          <table:table-cell office:value-type="float" office:value="8117" calcext:value-type="float">
            <text:p>81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61.7156" calcext:value-type="float">
            <text:p>961.7156</text:p>
          </table:table-cell>
          <table:table-cell office:value-type="float" office:value="903.0284" calcext:value-type="float">
            <text:p>903.0284</text:p>
          </table:table-cell>
          <table:table-cell office:value-type="float" office:value="4" calcext:value-type="float">
            <text:p>4</text:p>
          </table:table-cell>
          <table:table-cell office:value-type="float" office:value="1416" calcext:value-type="float">
            <text:p>1416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72678" calcext:value-type="float">
            <text:p>72678</text:p>
          </table:table-cell>
          <table:table-cell office:value-type="float" office:value="192" calcext:value-type="float">
            <text:p>192</text:p>
          </table:table-cell>
          <table:table-cell office:value-type="float" office:value="38973" calcext:value-type="float">
            <text:p>38973</text:p>
          </table:table-cell>
          <table:table-cell office:value-type="float" office:value="103" calcext:value-type="float">
            <text:p>103</text:p>
          </table:table-cell>
          <table:table-cell office:value-type="float" office:value="29483" calcext:value-type="float">
            <text:p>29483</text:p>
          </table:table-cell>
          <table:table-cell office:value-type="float" office:value="78" calcext:value-type="float">
            <text:p>78</text:p>
          </table:table-cell>
          <table:table-cell office:value-type="float" office:value="19602" calcext:value-type="float">
            <text:p>19602</text:p>
          </table:table-cell>
          <table:table-cell office:value-type="float" office:value="52" calcext:value-type="float">
            <text:p>52</text:p>
          </table:table-cell>
          <table:table-cell office:value-type="float" office:value="518" calcext:value-type="float">
            <text:p>518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2758" calcext:value-type="float">
            <text:p>275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47" calcext:value-type="float">
            <text:p>504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117" calcext:value-type="float">
            <text:p>81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524" calcext:value-type="float">
            <text:p>115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547" calcext:value-type="float">
            <text:p>1454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930" calcext:value-type="float">
            <text:p>17930</text:p>
          </table:table-cell>
          <table:table-cell office:value-type="float" office:value="47" calcext:value-type="float">
            <text:p>47</text:p>
          </table:table-cell>
          <table:table-cell office:value-type="float" office:value="380.4456" calcext:value-type="float">
            <text:p>380.4456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379.2167" calcext:value-type="float">
            <text:p>379.216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45.0838" calcext:value-type="float">
            <text:p>445.0838</text:p>
          </table:table-cell>
          <table:table-cell office:value-type="float" office:value="903.0284" calcext:value-type="float">
            <text:p>903.0284</text:p>
          </table:table-cell>
          <table:table-cell office:value-type="float" office:value="888.1315" calcext:value-type="float">
            <text:p>888.1315</text:p>
          </table:table-cell>
        </table:table-row>
        <table:table-row table:style-name="ro1">
          <table:table-cell office:value-type="string" calcext:value-type="string">
            <text:p>- <text:s/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618" calcext:value-type="float">
            <text:p>618</text:p>
          </table:table-cell>
          <table:table-cell office:value-type="float" office:value="1428789" calcext:value-type="float">
            <text:p>1428789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0.3402294" calcext:value-type="float">
            <text:p>0.3402294</text:p>
          </table:table-cell>
          <table:table-cell office:value-type="float" office:value="85.5732" calcext:value-type="float">
            <text:p>85.5732</text:p>
          </table:table-cell>
          <table:table-cell office:value-type="float" office:value="20.2901" calcext:value-type="float">
            <text:p>20.2901</text:p>
          </table:table-cell>
          <table:table-cell office:value-type="float" office:value="16.17508" calcext:value-type="float">
            <text:p>16.17508</text:p>
          </table:table-cell>
          <table:table-cell office:value-type="float" office:value="240053" calcext:value-type="float">
            <text:p>24005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356.972" calcext:value-type="float">
            <text:p>2356.972</text:p>
          </table:table-cell>
          <table:table-cell office:value-type="float" office:value="1626.092" calcext:value-type="float">
            <text:p>1626.092</text:p>
          </table:table-cell>
          <table:table-cell office:value-type="float" office:value="17" calcext:value-type="float">
            <text:p>17</text:p>
          </table:table-cell>
          <table:table-cell office:value-type="float" office:value="100588" calcext:value-type="float">
            <text:p>100588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739215" calcext:value-type="float">
            <text:p>1739215</text:p>
          </table:table-cell>
          <table:table-cell office:value-type="float" office:value="291" calcext:value-type="float">
            <text:p>291</text:p>
          </table:table-cell>
          <table:table-cell office:value-type="float" office:value="1131057" calcext:value-type="float">
            <text:p>1131057</text:p>
          </table:table-cell>
          <table:table-cell office:value-type="float" office:value="189" calcext:value-type="float">
            <text:p>189</text:p>
          </table:table-cell>
          <table:table-cell office:value-type="float" office:value="909975" calcext:value-type="float">
            <text:p>909975</text:p>
          </table:table-cell>
          <table:table-cell office:value-type="float" office:value="152" calcext:value-type="float">
            <text:p>152</text:p>
          </table:table-cell>
          <table:table-cell office:value-type="float" office:value="663914" calcext:value-type="float">
            <text:p>663914</text:p>
          </table:table-cell>
          <table:table-cell office:value-type="float" office:value="111" calcext:value-type="float">
            <text:p>111</text:p>
          </table:table-cell>
          <table:table-cell office:value-type="float" office:value="574" calcext:value-type="float">
            <text:p>574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78621" calcext:value-type="float">
            <text:p>786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2003" calcext:value-type="float">
            <text:p>16200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0053" calcext:value-type="float">
            <text:p>2400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71793" calcext:value-type="float">
            <text:p>37179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9227" calcext:value-type="float">
            <text:p>50922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8368" calcext:value-type="float">
            <text:p>658368</text:p>
          </table:table-cell>
          <table:table-cell office:value-type="float" office:value="110" calcext:value-type="float">
            <text:p>110</text:p>
          </table:table-cell>
          <table:table-cell office:value-type="float" office:value="5959.369" calcext:value-type="float">
            <text:p>5959.369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5946.762" calcext:value-type="float">
            <text:p>5946.76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690.2557" calcext:value-type="float">
            <text:p>690.2557</text:p>
          </table:table-cell>
          <table:table-cell office:value-type="float" office:value="1626.092" calcext:value-type="float">
            <text:p>1626.092</text:p>
          </table:table-cell>
          <table:table-cell office:value-type="float" office:value="1537.155" calcext:value-type="float">
            <text:p>1537.155</text:p>
          </table:table-cell>
        </table:table-row>
        <table:table-row table:style-name="ro1">
          <table:table-cell office:value-type="string" calcext:value-type="string">
            <text:p>+ <text:s/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618" calcext:value-type="float">
            <text:p>618</text:p>
          </table:table-cell>
          <table:table-cell office:value-type="float" office:value="1428789" calcext:value-type="float">
            <text:p>1428789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0.3402294" calcext:value-type="float">
            <text:p>0.3402294</text:p>
          </table:table-cell>
          <table:table-cell office:value-type="float" office:value="85.5732" calcext:value-type="float">
            <text:p>85.5732</text:p>
          </table:table-cell>
          <table:table-cell office:value-type="float" office:value="20.2901" calcext:value-type="float">
            <text:p>20.2901</text:p>
          </table:table-cell>
          <table:table-cell office:value-type="float" office:value="16.17508" calcext:value-type="float">
            <text:p>16.17508</text:p>
          </table:table-cell>
          <table:table-cell office:value-type="float" office:value="240053" calcext:value-type="float">
            <text:p>24005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356.972" calcext:value-type="float">
            <text:p>2356.972</text:p>
          </table:table-cell>
          <table:table-cell office:value-type="float" office:value="1626.092" calcext:value-type="float">
            <text:p>1626.092</text:p>
          </table:table-cell>
          <table:table-cell office:value-type="float" office:value="17" calcext:value-type="float">
            <text:p>17</text:p>
          </table:table-cell>
          <table:table-cell office:value-type="float" office:value="100588" calcext:value-type="float">
            <text:p>100588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739215" calcext:value-type="float">
            <text:p>1739215</text:p>
          </table:table-cell>
          <table:table-cell office:value-type="float" office:value="291" calcext:value-type="float">
            <text:p>291</text:p>
          </table:table-cell>
          <table:table-cell office:value-type="float" office:value="1131057" calcext:value-type="float">
            <text:p>1131057</text:p>
          </table:table-cell>
          <table:table-cell office:value-type="float" office:value="189" calcext:value-type="float">
            <text:p>189</text:p>
          </table:table-cell>
          <table:table-cell office:value-type="float" office:value="909975" calcext:value-type="float">
            <text:p>909975</text:p>
          </table:table-cell>
          <table:table-cell office:value-type="float" office:value="152" calcext:value-type="float">
            <text:p>152</text:p>
          </table:table-cell>
          <table:table-cell office:value-type="float" office:value="663914" calcext:value-type="float">
            <text:p>663914</text:p>
          </table:table-cell>
          <table:table-cell office:value-type="float" office:value="111" calcext:value-type="float">
            <text:p>111</text:p>
          </table:table-cell>
          <table:table-cell office:value-type="float" office:value="574" calcext:value-type="float">
            <text:p>574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78621" calcext:value-type="float">
            <text:p>786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2003" calcext:value-type="float">
            <text:p>16200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0053" calcext:value-type="float">
            <text:p>2400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71793" calcext:value-type="float">
            <text:p>37179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9227" calcext:value-type="float">
            <text:p>50922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8368" calcext:value-type="float">
            <text:p>658368</text:p>
          </table:table-cell>
          <table:table-cell office:value-type="float" office:value="110" calcext:value-type="float">
            <text:p>110</text:p>
          </table:table-cell>
          <table:table-cell office:value-type="float" office:value="5959.369" calcext:value-type="float">
            <text:p>5959.369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5946.762" calcext:value-type="float">
            <text:p>5946.76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690.2557" calcext:value-type="float">
            <text:p>690.2557</text:p>
          </table:table-cell>
          <table:table-cell office:value-type="float" office:value="1626.092" calcext:value-type="float">
            <text:p>1626.092</text:p>
          </table:table-cell>
          <table:table-cell office:value-type="float" office:value="1537.155" calcext:value-type="float">
            <text:p>1537.155</text:p>
          </table:table-cell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618" calcext:value-type="float">
            <text:p>618</text:p>
          </table:table-cell>
          <table:table-cell office:value-type="float" office:value="90851" calcext:value-type="float">
            <text:p>90851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0.3402294" calcext:value-type="float">
            <text:p>0.3402294</text:p>
          </table:table-cell>
          <table:table-cell office:value-type="float" office:value="85.5732" calcext:value-type="float">
            <text:p>85.5732</text:p>
          </table:table-cell>
          <table:table-cell office:value-type="float" office:value="20.2901" calcext:value-type="float">
            <text:p>20.2901</text:p>
          </table:table-cell>
          <table:table-cell office:value-type="float" office:value="16.17508" calcext:value-type="float">
            <text:p>16.17508</text:p>
          </table:table-cell>
          <table:table-cell office:value-type="float" office:value="5721" calcext:value-type="float">
            <text:p>57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356.972" calcext:value-type="float">
            <text:p>2356.972</text:p>
          </table:table-cell>
          <table:table-cell office:value-type="float" office:value="1626.092" calcext:value-type="float">
            <text:p>1626.092</text:p>
          </table:table-cell>
          <table:table-cell office:value-type="float" office:value="14" calcext:value-type="float">
            <text:p>14</text:p>
          </table:table-cell>
          <table:table-cell office:value-type="float" office:value="5167" calcext:value-type="float">
            <text:p>5167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10477" calcext:value-type="float">
            <text:p>110477</text:p>
          </table:table-cell>
          <table:table-cell office:value-type="float" office:value="291" calcext:value-type="float">
            <text:p>291</text:p>
          </table:table-cell>
          <table:table-cell office:value-type="float" office:value="71896" calcext:value-type="float">
            <text:p>71896</text:p>
          </table:table-cell>
          <table:table-cell office:value-type="float" office:value="189" calcext:value-type="float">
            <text:p>189</text:p>
          </table:table-cell>
          <table:table-cell office:value-type="float" office:value="57742" calcext:value-type="float">
            <text:p>57742</text:p>
          </table:table-cell>
          <table:table-cell office:value-type="float" office:value="152" calcext:value-type="float">
            <text:p>152</text:p>
          </table:table-cell>
          <table:table-cell office:value-type="float" office:value="42100" calcext:value-type="float">
            <text:p>42100</text:p>
          </table:table-cell>
          <table:table-cell office:value-type="float" office:value="111" calcext:value-type="float">
            <text:p>111</text:p>
          </table:table-cell>
          <table:table-cell office:value-type="float" office:value="575" calcext:value-type="float">
            <text:p>575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2357" calcext:value-type="float">
            <text:p>23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875" calcext:value-type="float">
            <text:p>38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721" calcext:value-type="float">
            <text:p>57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723" calcext:value-type="float">
            <text:p>872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071" calcext:value-type="float">
            <text:p>1107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4155" calcext:value-type="float">
            <text:p>14155</text:p>
          </table:table-cell>
          <table:table-cell office:value-type="float" office:value="37" calcext:value-type="float">
            <text:p>37</text:p>
          </table:table-cell>
          <table:table-cell office:value-type="float" office:value="381.0538" calcext:value-type="float">
            <text:p>381.0538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379.404" calcext:value-type="float">
            <text:p>379.40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690.2557" calcext:value-type="float">
            <text:p>690.2557</text:p>
          </table:table-cell>
          <table:table-cell office:value-type="float" office:value="1626.092" calcext:value-type="float">
            <text:p>1626.092</text:p>
          </table:table-cell>
          <table:table-cell office:value-type="float" office:value="1537.155" calcext:value-type="float">
            <text:p>1537.155</text:p>
          </table:table-cell>
        </table:table-row>
        <table:table-row table:style-name="ro1">
          <table:table-cell office:value-type="string" calcext:value-type="string">
            <text:p>- <text:s/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509" calcext:value-type="float">
            <text:p>509</text:p>
          </table:table-cell>
          <table:table-cell office:value-type="float" office:value="2702053" calcext:value-type="float">
            <text:p>2702053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0.1244148" calcext:value-type="float">
            <text:p>0.1244148</text:p>
          </table:table-cell>
          <table:table-cell office:value-type="float" office:value="86.35546" calcext:value-type="float">
            <text:p>86.35546</text:p>
          </table:table-cell>
          <table:table-cell office:value-type="float" office:value="26.78882" calcext:value-type="float">
            <text:p>26.78882</text:p>
          </table:table-cell>
          <table:table-cell office:value-type="float" office:value="22.67968" calcext:value-type="float">
            <text:p>22.67968</text:p>
          </table:table-cell>
          <table:table-cell office:value-type="float" office:value="160342" calcext:value-type="float">
            <text:p>1603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57.583" calcext:value-type="float">
            <text:p>6857.583</text:p>
          </table:table-cell>
          <table:table-cell office:value-type="float" office:value="6803.837" calcext:value-type="float">
            <text:p>6803.837</text:p>
          </table:table-cell>
          <table:table-cell office:value-type="float" office:value="18" calcext:value-type="float">
            <text:p>18</text:p>
          </table:table-cell>
          <table:table-cell office:value-type="float" office:value="77793" calcext:value-type="float">
            <text:p>77793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3198568" calcext:value-type="float">
            <text:p>3198568</text:p>
          </table:table-cell>
          <table:table-cell office:value-type="float" office:value="554" calcext:value-type="float">
            <text:p>554</text:p>
          </table:table-cell>
          <table:table-cell office:value-type="float" office:value="2175446" calcext:value-type="float">
            <text:p>2175446</text:p>
          </table:table-cell>
          <table:table-cell office:value-type="float" office:value="397" calcext:value-type="float">
            <text:p>397</text:p>
          </table:table-cell>
          <table:table-cell office:value-type="float" office:value="1776969" calcext:value-type="float">
            <text:p>1776969</text:p>
          </table:table-cell>
          <table:table-cell office:value-type="float" office:value="335" calcext:value-type="float">
            <text:p>335</text:p>
          </table:table-cell>
          <table:table-cell office:value-type="float" office:value="1406854" calcext:value-type="float">
            <text:p>1406854</text:p>
          </table:table-cell>
          <table:table-cell office:value-type="float" office:value="269" calcext:value-type="float">
            <text:p>269</text:p>
          </table:table-cell>
          <table:table-cell office:value-type="float" office:value="619" calcext:value-type="float">
            <text:p>619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8944" calcext:value-type="float">
            <text:p>489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0473" calcext:value-type="float">
            <text:p>10047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0342" calcext:value-type="float">
            <text:p>1603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2293" calcext:value-type="float">
            <text:p>24229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10416" calcext:value-type="float">
            <text:p>31041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91016" calcext:value-type="float">
            <text:p>391016</text:p>
          </table:table-cell>
          <table:table-cell office:value-type="float" office:value="68" calcext:value-type="float">
            <text:p>68</text:p>
          </table:table-cell>
          <table:table-cell office:value-type="float" office:value="5843.4" calcext:value-type="float">
            <text:p>5843.4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5835.395" calcext:value-type="float">
            <text:p>5835.395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942.933" calcext:value-type="float">
            <text:p>1942.933</text:p>
          </table:table-cell>
          <table:table-cell office:value-type="float" office:value="6803.837" calcext:value-type="float">
            <text:p>6803.837</text:p>
          </table:table-cell>
          <table:table-cell office:value-type="float" office:value="6505.344" calcext:value-type="float">
            <text:p>6505.344</text:p>
          </table:table-cell>
        </table:table-row>
        <table:table-row table:style-name="ro1">
          <table:table-cell office:value-type="string" calcext:value-type="string">
            <text:p>+ <text:s/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509" calcext:value-type="float">
            <text:p>509</text:p>
          </table:table-cell>
          <table:table-cell office:value-type="float" office:value="2702053" calcext:value-type="float">
            <text:p>2702053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0.1244148" calcext:value-type="float">
            <text:p>0.1244148</text:p>
          </table:table-cell>
          <table:table-cell office:value-type="float" office:value="86.35546" calcext:value-type="float">
            <text:p>86.35546</text:p>
          </table:table-cell>
          <table:table-cell office:value-type="float" office:value="26.78882" calcext:value-type="float">
            <text:p>26.78882</text:p>
          </table:table-cell>
          <table:table-cell office:value-type="float" office:value="22.67968" calcext:value-type="float">
            <text:p>22.67968</text:p>
          </table:table-cell>
          <table:table-cell office:value-type="float" office:value="160342" calcext:value-type="float">
            <text:p>1603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57.583" calcext:value-type="float">
            <text:p>6857.583</text:p>
          </table:table-cell>
          <table:table-cell office:value-type="float" office:value="6803.837" calcext:value-type="float">
            <text:p>6803.837</text:p>
          </table:table-cell>
          <table:table-cell office:value-type="float" office:value="18" calcext:value-type="float">
            <text:p>18</text:p>
          </table:table-cell>
          <table:table-cell office:value-type="float" office:value="77793" calcext:value-type="float">
            <text:p>77793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3198568" calcext:value-type="float">
            <text:p>3198568</text:p>
          </table:table-cell>
          <table:table-cell office:value-type="float" office:value="554" calcext:value-type="float">
            <text:p>554</text:p>
          </table:table-cell>
          <table:table-cell office:value-type="float" office:value="2175446" calcext:value-type="float">
            <text:p>2175446</text:p>
          </table:table-cell>
          <table:table-cell office:value-type="float" office:value="397" calcext:value-type="float">
            <text:p>397</text:p>
          </table:table-cell>
          <table:table-cell office:value-type="float" office:value="1776969" calcext:value-type="float">
            <text:p>1776969</text:p>
          </table:table-cell>
          <table:table-cell office:value-type="float" office:value="335" calcext:value-type="float">
            <text:p>335</text:p>
          </table:table-cell>
          <table:table-cell office:value-type="float" office:value="1406854" calcext:value-type="float">
            <text:p>1406854</text:p>
          </table:table-cell>
          <table:table-cell office:value-type="float" office:value="269" calcext:value-type="float">
            <text:p>269</text:p>
          </table:table-cell>
          <table:table-cell office:value-type="float" office:value="619" calcext:value-type="float">
            <text:p>619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8944" calcext:value-type="float">
            <text:p>489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0473" calcext:value-type="float">
            <text:p>10047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0342" calcext:value-type="float">
            <text:p>1603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2293" calcext:value-type="float">
            <text:p>24229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10416" calcext:value-type="float">
            <text:p>31041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91016" calcext:value-type="float">
            <text:p>391016</text:p>
          </table:table-cell>
          <table:table-cell office:value-type="float" office:value="68" calcext:value-type="float">
            <text:p>68</text:p>
          </table:table-cell>
          <table:table-cell office:value-type="float" office:value="5843.4" calcext:value-type="float">
            <text:p>5843.4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5835.395" calcext:value-type="float">
            <text:p>5835.395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942.933" calcext:value-type="float">
            <text:p>1942.933</text:p>
          </table:table-cell>
          <table:table-cell office:value-type="float" office:value="6803.837" calcext:value-type="float">
            <text:p>6803.837</text:p>
          </table:table-cell>
          <table:table-cell office:value-type="float" office:value="6505.344" calcext:value-type="float">
            <text:p>6505.344</text:p>
          </table:table-cell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509" calcext:value-type="float">
            <text:p>509</text:p>
          </table:table-cell>
          <table:table-cell office:value-type="float" office:value="184485" calcext:value-type="float">
            <text:p>184485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0.1244148" calcext:value-type="float">
            <text:p>0.1244148</text:p>
          </table:table-cell>
          <table:table-cell office:value-type="float" office:value="86.35546" calcext:value-type="float">
            <text:p>86.35546</text:p>
          </table:table-cell>
          <table:table-cell office:value-type="float" office:value="26.78882" calcext:value-type="float">
            <text:p>26.78882</text:p>
          </table:table-cell>
          <table:table-cell office:value-type="float" office:value="22.67968" calcext:value-type="float">
            <text:p>22.67968</text:p>
          </table:table-cell>
          <table:table-cell office:value-type="float" office:value="19155" calcext:value-type="float">
            <text:p>1915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857.583" calcext:value-type="float">
            <text:p>6857.583</text:p>
          </table:table-cell>
          <table:table-cell office:value-type="float" office:value="6803.837" calcext:value-type="float">
            <text:p>6803.837</text:p>
          </table:table-cell>
          <table:table-cell office:value-type="float" office:value="26" calcext:value-type="float">
            <text:p>26</text:p>
          </table:table-cell>
          <table:table-cell office:value-type="float" office:value="9889" calcext:value-type="float">
            <text:p>9889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214360" calcext:value-type="float">
            <text:p>214360</text:p>
          </table:table-cell>
          <table:table-cell office:value-type="float" office:value="554" calcext:value-type="float">
            <text:p>554</text:p>
          </table:table-cell>
          <table:table-cell office:value-type="float" office:value="154298" calcext:value-type="float">
            <text:p>154298</text:p>
          </table:table-cell>
          <table:table-cell office:value-type="float" office:value="397" calcext:value-type="float">
            <text:p>397</text:p>
          </table:table-cell>
          <table:table-cell office:value-type="float" office:value="130425" calcext:value-type="float">
            <text:p>130425</text:p>
          </table:table-cell>
          <table:table-cell office:value-type="float" office:value="335" calcext:value-type="float">
            <text:p>335</text:p>
          </table:table-cell>
          <table:table-cell office:value-type="float" office:value="104971" calcext:value-type="float">
            <text:p>104971</text:p>
          </table:table-cell>
          <table:table-cell office:value-type="float" office:value="269" calcext:value-type="float">
            <text:p>269</text:p>
          </table:table-cell>
          <table:table-cell office:value-type="float" office:value="605" calcext:value-type="float">
            <text:p>605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233" calcext:value-type="float">
            <text:p>523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338" calcext:value-type="float">
            <text:p>1133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9155" calcext:value-type="float">
            <text:p>1915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1671" calcext:value-type="float">
            <text:p>3167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4244" calcext:value-type="float">
            <text:p>4424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56546" calcext:value-type="float">
            <text:p>56546</text:p>
          </table:table-cell>
          <table:table-cell office:value-type="float" office:value="145" calcext:value-type="float">
            <text:p>145</text:p>
          </table:table-cell>
          <table:table-cell office:value-type="float" office:value="379.1615" calcext:value-type="float">
            <text:p>379.161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381.6766" calcext:value-type="float">
            <text:p>381.6766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942.933" calcext:value-type="float">
            <text:p>1942.933</text:p>
          </table:table-cell>
          <table:table-cell office:value-type="float" office:value="6803.837" calcext:value-type="float">
            <text:p>6803.837</text:p>
          </table:table-cell>
          <table:table-cell office:value-type="float" office:value="6505.344" calcext:value-type="float">
            <text:p>6505.344</text:p>
          </table:table-cell>
        </table:table-row>
        <table:table-row table:style-name="ro1">
          <table:table-cell office:value-type="string" calcext:value-type="string">
            <text:p>- <text:s/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436" calcext:value-type="float">
            <text:p>436</text:p>
          </table:table-cell>
          <table:table-cell office:value-type="float" office:value="1018191" calcext:value-type="float">
            <text:p>1018191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0.2143964" calcext:value-type="float">
            <text:p>0.2143964</text:p>
          </table:table-cell>
          <table:table-cell office:value-type="float" office:value="65.80997" calcext:value-type="float">
            <text:p>65.80997</text:p>
          </table:table-cell>
          <table:table-cell office:value-type="float" office:value="16.72673" calcext:value-type="float">
            <text:p>16.72673</text:p>
          </table:table-cell>
          <table:table-cell office:value-type="float" office:value="11.60541" calcext:value-type="float">
            <text:p>11.60541</text:p>
          </table:table-cell>
          <table:table-cell office:value-type="float" office:value="177142" calcext:value-type="float">
            <text:p>1771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03.199" calcext:value-type="float">
            <text:p>1203.199</text:p>
          </table:table-cell>
          <table:table-cell office:value-type="float" office:value="1010.221" calcext:value-type="float">
            <text:p>1010.221</text:p>
          </table:table-cell>
          <table:table-cell office:value-type="float" office:value="5" calcext:value-type="float">
            <text:p>5</text:p>
          </table:table-cell>
          <table:table-cell office:value-type="float" office:value="30045" calcext:value-type="float">
            <text:p>30045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304972" calcext:value-type="float">
            <text:p>1304972</text:p>
          </table:table-cell>
          <table:table-cell office:value-type="float" office:value="214" calcext:value-type="float">
            <text:p>214</text:p>
          </table:table-cell>
          <table:table-cell office:value-type="float" office:value="731816" calcext:value-type="float">
            <text:p>731816</text:p>
          </table:table-cell>
          <table:table-cell office:value-type="float" office:value="120" calcext:value-type="float">
            <text:p>120</text:p>
          </table:table-cell>
          <table:table-cell office:value-type="float" office:value="548667" calcext:value-type="float">
            <text:p>548667</text:p>
          </table:table-cell>
          <table:table-cell office:value-type="float" office:value="90" calcext:value-type="float">
            <text:p>90</text:p>
          </table:table-cell>
          <table:table-cell office:value-type="float" office:value="378690" calcext:value-type="float">
            <text:p>378690</text:p>
          </table:table-cell>
          <table:table-cell office:value-type="float" office:value="62" calcext:value-type="float">
            <text:p>62</text:p>
          </table:table-cell>
          <table:table-cell office:value-type="float" office:value="609" calcext:value-type="float">
            <text:p>609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37106" calcext:value-type="float">
            <text:p>371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7798" calcext:value-type="float">
            <text:p>9779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7142" calcext:value-type="float">
            <text:p>1771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5139" calcext:value-type="float">
            <text:p>30513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8968" calcext:value-type="float">
            <text:p>4089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19000" calcext:value-type="float">
            <text:p>519000</text:p>
          </table:table-cell>
          <table:table-cell office:value-type="float" office:value="85" calcext:value-type="float">
            <text:p>85</text:p>
          </table:table-cell>
          <table:table-cell office:value-type="float" office:value="6059.036" calcext:value-type="float">
            <text:p>6059.03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6050.733" calcext:value-type="float">
            <text:p>6050.733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465.7568" calcext:value-type="float">
            <text:p>465.7568</text:p>
          </table:table-cell>
          <table:table-cell office:value-type="float" office:value="1010.221" calcext:value-type="float">
            <text:p>1010.221</text:p>
          </table:table-cell>
          <table:table-cell office:value-type="float" office:value="968.5613" calcext:value-type="float">
            <text:p>968.5613</text:p>
          </table:table-cell>
        </table:table-row>
        <table:table-row table:style-name="ro1">
          <table:table-cell office:value-type="string" calcext:value-type="string">
            <text:p>+ <text:s/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436" calcext:value-type="float">
            <text:p>436</text:p>
          </table:table-cell>
          <table:table-cell office:value-type="float" office:value="1018191" calcext:value-type="float">
            <text:p>1018191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0.2143964" calcext:value-type="float">
            <text:p>0.2143964</text:p>
          </table:table-cell>
          <table:table-cell office:value-type="float" office:value="65.80997" calcext:value-type="float">
            <text:p>65.80997</text:p>
          </table:table-cell>
          <table:table-cell office:value-type="float" office:value="16.72673" calcext:value-type="float">
            <text:p>16.72673</text:p>
          </table:table-cell>
          <table:table-cell office:value-type="float" office:value="11.60541" calcext:value-type="float">
            <text:p>11.60541</text:p>
          </table:table-cell>
          <table:table-cell office:value-type="float" office:value="177142" calcext:value-type="float">
            <text:p>1771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03.199" calcext:value-type="float">
            <text:p>1203.199</text:p>
          </table:table-cell>
          <table:table-cell office:value-type="float" office:value="1010.221" calcext:value-type="float">
            <text:p>1010.221</text:p>
          </table:table-cell>
          <table:table-cell office:value-type="float" office:value="5" calcext:value-type="float">
            <text:p>5</text:p>
          </table:table-cell>
          <table:table-cell office:value-type="float" office:value="30045" calcext:value-type="float">
            <text:p>30045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304972" calcext:value-type="float">
            <text:p>1304972</text:p>
          </table:table-cell>
          <table:table-cell office:value-type="float" office:value="214" calcext:value-type="float">
            <text:p>214</text:p>
          </table:table-cell>
          <table:table-cell office:value-type="float" office:value="731816" calcext:value-type="float">
            <text:p>731816</text:p>
          </table:table-cell>
          <table:table-cell office:value-type="float" office:value="120" calcext:value-type="float">
            <text:p>120</text:p>
          </table:table-cell>
          <table:table-cell office:value-type="float" office:value="548667" calcext:value-type="float">
            <text:p>548667</text:p>
          </table:table-cell>
          <table:table-cell office:value-type="float" office:value="90" calcext:value-type="float">
            <text:p>90</text:p>
          </table:table-cell>
          <table:table-cell office:value-type="float" office:value="378690" calcext:value-type="float">
            <text:p>378690</text:p>
          </table:table-cell>
          <table:table-cell office:value-type="float" office:value="62" calcext:value-type="float">
            <text:p>62</text:p>
          </table:table-cell>
          <table:table-cell office:value-type="float" office:value="609" calcext:value-type="float">
            <text:p>609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37106" calcext:value-type="float">
            <text:p>371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7798" calcext:value-type="float">
            <text:p>9779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7142" calcext:value-type="float">
            <text:p>1771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5139" calcext:value-type="float">
            <text:p>30513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8968" calcext:value-type="float">
            <text:p>4089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19000" calcext:value-type="float">
            <text:p>519000</text:p>
          </table:table-cell>
          <table:table-cell office:value-type="float" office:value="85" calcext:value-type="float">
            <text:p>85</text:p>
          </table:table-cell>
          <table:table-cell office:value-type="float" office:value="6059.036" calcext:value-type="float">
            <text:p>6059.03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6050.733" calcext:value-type="float">
            <text:p>6050.733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465.7568" calcext:value-type="float">
            <text:p>465.7568</text:p>
          </table:table-cell>
          <table:table-cell office:value-type="float" office:value="1010.221" calcext:value-type="float">
            <text:p>1010.221</text:p>
          </table:table-cell>
          <table:table-cell office:value-type="float" office:value="968.5613" calcext:value-type="float">
            <text:p>968.5613</text:p>
          </table:table-cell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436" calcext:value-type="float">
            <text:p>436</text:p>
          </table:table-cell>
          <table:table-cell office:value-type="float" office:value="63221" calcext:value-type="float">
            <text:p>63221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0.2143964" calcext:value-type="float">
            <text:p>0.2143964</text:p>
          </table:table-cell>
          <table:table-cell office:value-type="float" office:value="65.80997" calcext:value-type="float">
            <text:p>65.80997</text:p>
          </table:table-cell>
          <table:table-cell office:value-type="float" office:value="16.72673" calcext:value-type="float">
            <text:p>16.72673</text:p>
          </table:table-cell>
          <table:table-cell office:value-type="float" office:value="11.60541" calcext:value-type="float">
            <text:p>11.60541</text:p>
          </table:table-cell>
          <table:table-cell office:value-type="float" office:value="5764" calcext:value-type="float">
            <text:p>57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03.199" calcext:value-type="float">
            <text:p>1203.199</text:p>
          </table:table-cell>
          <table:table-cell office:value-type="float" office:value="1010.221" calcext:value-type="float">
            <text:p>1010.221</text:p>
          </table:table-cell>
          <table:table-cell office:value-type="float" office:value="21" calcext:value-type="float">
            <text:p>21</text:p>
          </table:table-cell>
          <table:table-cell office:value-type="float" office:value="7724" calcext:value-type="float">
            <text:p>7724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81030" calcext:value-type="float">
            <text:p>81030</text:p>
          </table:table-cell>
          <table:table-cell office:value-type="float" office:value="214" calcext:value-type="float">
            <text:p>214</text:p>
          </table:table-cell>
          <table:table-cell office:value-type="float" office:value="45407" calcext:value-type="float">
            <text:p>45407</text:p>
          </table:table-cell>
          <table:table-cell office:value-type="float" office:value="120" calcext:value-type="float">
            <text:p>120</text:p>
          </table:table-cell>
          <table:table-cell office:value-type="float" office:value="34035" calcext:value-type="float">
            <text:p>34035</text:p>
          </table:table-cell>
          <table:table-cell office:value-type="float" office:value="90" calcext:value-type="float">
            <text:p>90</text:p>
          </table:table-cell>
          <table:table-cell office:value-type="float" office:value="23540" calcext:value-type="float">
            <text:p>23540</text:p>
          </table:table-cell>
          <table:table-cell office:value-type="float" office:value="62" calcext:value-type="float">
            <text:p>62</text:p>
          </table:table-cell>
          <table:table-cell office:value-type="float" office:value="597" calcext:value-type="float">
            <text:p>59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18" calcext:value-type="float">
            <text:p>34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764" calcext:value-type="float">
            <text:p>576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531" calcext:value-type="float">
            <text:p>95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960" calcext:value-type="float">
            <text:p>1296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853" calcext:value-type="float">
            <text:p>16853</text:p>
          </table:table-cell>
          <table:table-cell office:value-type="float" office:value="44" calcext:value-type="float">
            <text:p>44</text:p>
          </table:table-cell>
          <table:table-cell office:value-type="float" office:value="379.5586" calcext:value-type="float">
            <text:p>379.558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380.7586" calcext:value-type="float">
            <text:p>380.7586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465.7568" calcext:value-type="float">
            <text:p>465.7568</text:p>
          </table:table-cell>
          <table:table-cell office:value-type="float" office:value="1010.221" calcext:value-type="float">
            <text:p>1010.221</text:p>
          </table:table-cell>
          <table:table-cell office:value-type="float" office:value="968.5613" calcext:value-type="float">
            <text:p>968.5613</text:p>
          </table:table-cell>
        </table:table-row>
        <table:table-row table:style-name="ro1">
          <table:table-cell office:value-type="string" calcext:value-type="string">
            <text:p>- <text:s/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380" calcext:value-type="float">
            <text:p>380</text:p>
          </table:table-cell>
          <table:table-cell office:value-type="float" office:value="1113141" calcext:value-type="float">
            <text:p>1113141</text:p>
          </table:table-cell>
          <table:table-cell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 office:value-type="float" office:value="0.2044614" calcext:value-type="float">
            <text:p>0.2044614</text:p>
          </table:table-cell>
          <table:table-cell office:value-type="float" office:value="67.00489" calcext:value-type="float">
            <text:p>67.00489</text:p>
          </table:table-cell>
          <table:table-cell office:value-type="float" office:value="18.02558" calcext:value-type="float">
            <text:p>18.02558</text:p>
          </table:table-cell>
          <table:table-cell office:value-type="float" office:value="11.1002" calcext:value-type="float">
            <text:p>11.1002</text:p>
          </table:table-cell>
          <table:table-cell office:value-type="float" office:value="214400" calcext:value-type="float">
            <text:p>2144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52.861" calcext:value-type="float">
            <text:p>1452.861</text:p>
          </table:table-cell>
          <table:table-cell office:value-type="float" office:value="1270.569" calcext:value-type="float">
            <text:p>1270.569</text:p>
          </table:table-cell>
          <table:table-cell office:value-type="float" office:value="8" calcext:value-type="float">
            <text:p>8</text:p>
          </table:table-cell>
          <table:table-cell office:value-type="float" office:value="48202" calcext:value-type="float">
            <text:p>48202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424482" calcext:value-type="float">
            <text:p>1424482</text:p>
          </table:table-cell>
          <table:table-cell office:value-type="float" office:value="233" calcext:value-type="float">
            <text:p>233</text:p>
          </table:table-cell>
          <table:table-cell office:value-type="float" office:value="825268" calcext:value-type="float">
            <text:p>825268</text:p>
          </table:table-cell>
          <table:table-cell office:value-type="float" office:value="135" calcext:value-type="float">
            <text:p>135</text:p>
          </table:table-cell>
          <table:table-cell office:value-type="float" office:value="647739" calcext:value-type="float">
            <text:p>647739</text:p>
          </table:table-cell>
          <table:table-cell office:value-type="float" office:value="106" calcext:value-type="float">
            <text:p>106</text:p>
          </table:table-cell>
          <table:table-cell office:value-type="float" office:value="421653" calcext:value-type="float">
            <text:p>421653</text:p>
          </table:table-cell>
          <table:table-cell office:value-type="float" office:value="69" calcext:value-type="float">
            <text:p>69</text:p>
          </table:table-cell>
          <table:table-cell office:value-type="float" office:value="631" calcext:value-type="float">
            <text:p>631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55717" calcext:value-type="float">
            <text:p>557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8832" calcext:value-type="float">
            <text:p>1288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14400" calcext:value-type="float">
            <text:p>21440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7013" calcext:value-type="float">
            <text:p>33701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34752" calcext:value-type="float">
            <text:p>43475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32574" calcext:value-type="float">
            <text:p>532574</text:p>
          </table:table-cell>
          <table:table-cell office:value-type="float" office:value="87" calcext:value-type="float">
            <text:p>87</text:p>
          </table:table-cell>
          <table:table-cell office:value-type="float" office:value="6091.409" calcext:value-type="float">
            <text:p>6091.409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6087.302" calcext:value-type="float">
            <text:p>6087.302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622.1434" calcext:value-type="float">
            <text:p>622.1434</text:p>
          </table:table-cell>
          <table:table-cell office:value-type="float" office:value="1270.569" calcext:value-type="float">
            <text:p>1270.569</text:p>
          </table:table-cell>
          <table:table-cell office:value-type="float" office:value="1217.33" calcext:value-type="float">
            <text:p>1217.33</text:p>
          </table:table-cell>
        </table:table-row>
        <table:table-row table:style-name="ro1">
          <table:table-cell office:value-type="string" calcext:value-type="string">
            <text:p>+ <text:s/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380" calcext:value-type="float">
            <text:p>380</text:p>
          </table:table-cell>
          <table:table-cell office:value-type="float" office:value="1113141" calcext:value-type="float">
            <text:p>1113141</text:p>
          </table:table-cell>
          <table:table-cell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 office:value-type="float" office:value="0.2044614" calcext:value-type="float">
            <text:p>0.2044614</text:p>
          </table:table-cell>
          <table:table-cell office:value-type="float" office:value="67.00489" calcext:value-type="float">
            <text:p>67.00489</text:p>
          </table:table-cell>
          <table:table-cell office:value-type="float" office:value="18.02558" calcext:value-type="float">
            <text:p>18.02558</text:p>
          </table:table-cell>
          <table:table-cell office:value-type="float" office:value="11.1002" calcext:value-type="float">
            <text:p>11.1002</text:p>
          </table:table-cell>
          <table:table-cell office:value-type="float" office:value="214400" calcext:value-type="float">
            <text:p>2144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52.861" calcext:value-type="float">
            <text:p>1452.861</text:p>
          </table:table-cell>
          <table:table-cell office:value-type="float" office:value="1270.569" calcext:value-type="float">
            <text:p>1270.569</text:p>
          </table:table-cell>
          <table:table-cell office:value-type="float" office:value="8" calcext:value-type="float">
            <text:p>8</text:p>
          </table:table-cell>
          <table:table-cell office:value-type="float" office:value="48202" calcext:value-type="float">
            <text:p>48202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424482" calcext:value-type="float">
            <text:p>1424482</text:p>
          </table:table-cell>
          <table:table-cell office:value-type="float" office:value="233" calcext:value-type="float">
            <text:p>233</text:p>
          </table:table-cell>
          <table:table-cell office:value-type="float" office:value="825268" calcext:value-type="float">
            <text:p>825268</text:p>
          </table:table-cell>
          <table:table-cell office:value-type="float" office:value="135" calcext:value-type="float">
            <text:p>135</text:p>
          </table:table-cell>
          <table:table-cell office:value-type="float" office:value="647739" calcext:value-type="float">
            <text:p>647739</text:p>
          </table:table-cell>
          <table:table-cell office:value-type="float" office:value="106" calcext:value-type="float">
            <text:p>106</text:p>
          </table:table-cell>
          <table:table-cell office:value-type="float" office:value="421653" calcext:value-type="float">
            <text:p>421653</text:p>
          </table:table-cell>
          <table:table-cell office:value-type="float" office:value="69" calcext:value-type="float">
            <text:p>69</text:p>
          </table:table-cell>
          <table:table-cell office:value-type="float" office:value="631" calcext:value-type="float">
            <text:p>631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55717" calcext:value-type="float">
            <text:p>557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8832" calcext:value-type="float">
            <text:p>1288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14400" calcext:value-type="float">
            <text:p>21440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7013" calcext:value-type="float">
            <text:p>33701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34752" calcext:value-type="float">
            <text:p>43475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32574" calcext:value-type="float">
            <text:p>532574</text:p>
          </table:table-cell>
          <table:table-cell office:value-type="float" office:value="87" calcext:value-type="float">
            <text:p>87</text:p>
          </table:table-cell>
          <table:table-cell office:value-type="float" office:value="6091.409" calcext:value-type="float">
            <text:p>6091.409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6087.302" calcext:value-type="float">
            <text:p>6087.302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622.1434" calcext:value-type="float">
            <text:p>622.1434</text:p>
          </table:table-cell>
          <table:table-cell office:value-type="float" office:value="1270.569" calcext:value-type="float">
            <text:p>1270.569</text:p>
          </table:table-cell>
          <table:table-cell office:value-type="float" office:value="1217.33" calcext:value-type="float">
            <text:p>1217.33</text:p>
          </table:table-cell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380" calcext:value-type="float">
            <text:p>380</text:p>
          </table:table-cell>
          <table:table-cell office:value-type="float" office:value="68638" calcext:value-type="float">
            <text:p>68638</text:p>
          </table:table-cell>
          <table:table-cell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 office:value-type="float" office:value="0.2044614" calcext:value-type="float">
            <text:p>0.2044614</text:p>
          </table:table-cell>
          <table:table-cell office:value-type="float" office:value="67.00489" calcext:value-type="float">
            <text:p>67.00489</text:p>
          </table:table-cell>
          <table:table-cell office:value-type="float" office:value="18.02558" calcext:value-type="float">
            <text:p>18.02558</text:p>
          </table:table-cell>
          <table:table-cell office:value-type="float" office:value="11.1002" calcext:value-type="float">
            <text:p>11.1002</text:p>
          </table:table-cell>
          <table:table-cell office:value-type="float" office:value="4549" calcext:value-type="float">
            <text:p>454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52.861" calcext:value-type="float">
            <text:p>1452.861</text:p>
          </table:table-cell>
          <table:table-cell office:value-type="float" office:value="1270.569" calcext:value-type="float">
            <text:p>1270.569</text:p>
          </table:table-cell>
          <table:table-cell office:value-type="float" office:value="15" calcext:value-type="float">
            <text:p>15</text:p>
          </table:table-cell>
          <table:table-cell office:value-type="float" office:value="5434" calcext:value-type="float">
            <text:p>5434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87977" calcext:value-type="float">
            <text:p>87977</text:p>
          </table:table-cell>
          <table:table-cell office:value-type="float" office:value="233" calcext:value-type="float">
            <text:p>233</text:p>
          </table:table-cell>
          <table:table-cell office:value-type="float" office:value="50902" calcext:value-type="float">
            <text:p>50902</text:p>
          </table:table-cell>
          <table:table-cell office:value-type="float" office:value="135" calcext:value-type="float">
            <text:p>135</text:p>
          </table:table-cell>
          <table:table-cell office:value-type="float" office:value="39938" calcext:value-type="float">
            <text:p>39938</text:p>
          </table:table-cell>
          <table:table-cell office:value-type="float" office:value="106" calcext:value-type="float">
            <text:p>106</text:p>
          </table:table-cell>
          <table:table-cell office:value-type="float" office:value="25864" calcext:value-type="float">
            <text:p>25864</text:p>
          </table:table-cell>
          <table:table-cell office:value-type="float" office:value="69" calcext:value-type="float">
            <text:p>69</text:p>
          </table:table-cell>
          <table:table-cell office:value-type="float" office:value="635" calcext:value-type="float">
            <text:p>635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1947" calcext:value-type="float">
            <text:p>19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19" calcext:value-type="float">
            <text:p>34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549" calcext:value-type="float">
            <text:p>454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723" calcext:value-type="float">
            <text:p>872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017" calcext:value-type="float">
            <text:p>1401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9355" calcext:value-type="float">
            <text:p>19355</text:p>
          </table:table-cell>
          <table:table-cell office:value-type="float" office:value="51" calcext:value-type="float">
            <text:p>51</text:p>
          </table:table-cell>
          <table:table-cell office:value-type="float" office:value="380.5591" calcext:value-type="float">
            <text:p>380.5591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380.25" calcext:value-type="float">
            <text:p>380.25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622.1434" calcext:value-type="float">
            <text:p>622.1434</text:p>
          </table:table-cell>
          <table:table-cell office:value-type="float" office:value="1270.569" calcext:value-type="float">
            <text:p>1270.569</text:p>
          </table:table-cell>
          <table:table-cell office:value-type="float" office:value="1217.33" calcext:value-type="float">
            <text:p>1217.33</text:p>
          </table:table-cell>
        </table:table-row>
        <table:table-row table:style-name="ro1">
          <table:table-cell office:value-type="string" calcext:value-type="string">
            <text:p>- <text:s/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468" calcext:value-type="float">
            <text:p>468</text:p>
          </table:table-cell>
          <table:table-cell office:value-type="float" office:value="666798" calcext:value-type="float">
            <text:p>666798</text:p>
          </table:table-cell>
          <table:table-cell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office:value-type="float" office:value="0.2135471" calcext:value-type="float">
            <text:p>0.2135471</text:p>
          </table:table-cell>
          <table:table-cell office:value-type="float" office:value="49.46215" calcext:value-type="float">
            <text:p>49.46215</text:p>
          </table:table-cell>
          <table:table-cell office:value-type="float" office:value="14.75153" calcext:value-type="float">
            <text:p>14.75153</text:p>
          </table:table-cell>
          <table:table-cell office:value-type="float" office:value="11.60245" calcext:value-type="float">
            <text:p>11.60245</text:p>
          </table:table-cell>
          <table:table-cell office:value-type="float" office:value="168124" calcext:value-type="float">
            <text:p>1681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85.4107" calcext:value-type="float">
            <text:p>685.4107</text:p>
          </table:table-cell>
          <table:table-cell office:value-type="float" office:value="740.9744" calcext:value-type="float">
            <text:p>740.9744</text:p>
          </table:table-cell>
          <table:table-cell office:value-type="float" office:value="4" calcext:value-type="float">
            <text:p>4</text:p>
          </table:table-cell>
          <table:table-cell office:value-type="float" office:value="23670" calcext:value-type="float">
            <text:p>2367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884801" calcext:value-type="float">
            <text:p>884801</text:p>
          </table:table-cell>
          <table:table-cell office:value-type="float" office:value="147" calcext:value-type="float">
            <text:p>147</text:p>
          </table:table-cell>
          <table:table-cell office:value-type="float" office:value="456043" calcext:value-type="float">
            <text:p>456043</text:p>
          </table:table-cell>
          <table:table-cell office:value-type="float" office:value="76" calcext:value-type="float">
            <text:p>76</text:p>
          </table:table-cell>
          <table:table-cell office:value-type="float" office:value="317973" calcext:value-type="float">
            <text:p>317973</text:p>
          </table:table-cell>
          <table:table-cell office:value-type="float" office:value="53" calcext:value-type="float">
            <text:p>53</text:p>
          </table:table-cell>
          <table:table-cell office:value-type="float" office:value="203460" calcext:value-type="float">
            <text:p>203460</text:p>
          </table:table-cell>
          <table:table-cell office:value-type="float" office:value="34" calcext:value-type="float">
            <text:p>34</text:p>
          </table:table-cell>
          <table:table-cell office:value-type="float" office:value="486" calcext:value-type="float">
            <text:p>486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42441" calcext:value-type="float">
            <text:p>424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6154" calcext:value-type="float">
            <text:p>9615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68124" calcext:value-type="float">
            <text:p>1681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4632" calcext:value-type="float">
            <text:p>26463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48760" calcext:value-type="float">
            <text:p>34876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26748" calcext:value-type="float">
            <text:p>426748</text:p>
          </table:table-cell>
          <table:table-cell office:value-type="float" office:value="71" calcext:value-type="float">
            <text:p>71</text:p>
          </table:table-cell>
          <table:table-cell office:value-type="float" office:value="6034.106" calcext:value-type="float">
            <text:p>6034.10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046.125" calcext:value-type="float">
            <text:p>6046.12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84.3829" calcext:value-type="float">
            <text:p>384.3829</text:p>
          </table:table-cell>
          <table:table-cell office:value-type="float" office:value="740.9744" calcext:value-type="float">
            <text:p>740.9744</text:p>
          </table:table-cell>
          <table:table-cell office:value-type="float" office:value="724.962" calcext:value-type="float">
            <text:p>724.962</text:p>
          </table:table-cell>
        </table:table-row>
        <table:table-row table:style-name="ro1">
          <table:table-cell office:value-type="string" calcext:value-type="string">
            <text:p>+ <text:s/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468" calcext:value-type="float">
            <text:p>468</text:p>
          </table:table-cell>
          <table:table-cell office:value-type="float" office:value="666798" calcext:value-type="float">
            <text:p>666798</text:p>
          </table:table-cell>
          <table:table-cell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office:value-type="float" office:value="0.2135471" calcext:value-type="float">
            <text:p>0.2135471</text:p>
          </table:table-cell>
          <table:table-cell office:value-type="float" office:value="49.46215" calcext:value-type="float">
            <text:p>49.46215</text:p>
          </table:table-cell>
          <table:table-cell office:value-type="float" office:value="14.75153" calcext:value-type="float">
            <text:p>14.75153</text:p>
          </table:table-cell>
          <table:table-cell office:value-type="float" office:value="11.60245" calcext:value-type="float">
            <text:p>11.60245</text:p>
          </table:table-cell>
          <table:table-cell office:value-type="float" office:value="168124" calcext:value-type="float">
            <text:p>1681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85.4107" calcext:value-type="float">
            <text:p>685.4107</text:p>
          </table:table-cell>
          <table:table-cell office:value-type="float" office:value="740.9744" calcext:value-type="float">
            <text:p>740.9744</text:p>
          </table:table-cell>
          <table:table-cell office:value-type="float" office:value="4" calcext:value-type="float">
            <text:p>4</text:p>
          </table:table-cell>
          <table:table-cell office:value-type="float" office:value="23670" calcext:value-type="float">
            <text:p>2367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884801" calcext:value-type="float">
            <text:p>884801</text:p>
          </table:table-cell>
          <table:table-cell office:value-type="float" office:value="147" calcext:value-type="float">
            <text:p>147</text:p>
          </table:table-cell>
          <table:table-cell office:value-type="float" office:value="456043" calcext:value-type="float">
            <text:p>456043</text:p>
          </table:table-cell>
          <table:table-cell office:value-type="float" office:value="76" calcext:value-type="float">
            <text:p>76</text:p>
          </table:table-cell>
          <table:table-cell office:value-type="float" office:value="317973" calcext:value-type="float">
            <text:p>317973</text:p>
          </table:table-cell>
          <table:table-cell office:value-type="float" office:value="53" calcext:value-type="float">
            <text:p>53</text:p>
          </table:table-cell>
          <table:table-cell office:value-type="float" office:value="203460" calcext:value-type="float">
            <text:p>203460</text:p>
          </table:table-cell>
          <table:table-cell office:value-type="float" office:value="34" calcext:value-type="float">
            <text:p>34</text:p>
          </table:table-cell>
          <table:table-cell office:value-type="float" office:value="486" calcext:value-type="float">
            <text:p>486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42441" calcext:value-type="float">
            <text:p>424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6154" calcext:value-type="float">
            <text:p>9615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68124" calcext:value-type="float">
            <text:p>1681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4632" calcext:value-type="float">
            <text:p>26463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48760" calcext:value-type="float">
            <text:p>34876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26748" calcext:value-type="float">
            <text:p>426748</text:p>
          </table:table-cell>
          <table:table-cell office:value-type="float" office:value="71" calcext:value-type="float">
            <text:p>71</text:p>
          </table:table-cell>
          <table:table-cell office:value-type="float" office:value="6034.106" calcext:value-type="float">
            <text:p>6034.10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046.125" calcext:value-type="float">
            <text:p>6046.12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84.3829" calcext:value-type="float">
            <text:p>384.3829</text:p>
          </table:table-cell>
          <table:table-cell office:value-type="float" office:value="740.9744" calcext:value-type="float">
            <text:p>740.9744</text:p>
          </table:table-cell>
          <table:table-cell office:value-type="float" office:value="724.962" calcext:value-type="float">
            <text:p>724.962</text:p>
          </table:table-cell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468" calcext:value-type="float">
            <text:p>468</text:p>
          </table:table-cell>
          <table:table-cell office:value-type="float" office:value="41723" calcext:value-type="float">
            <text:p>41723</text:p>
          </table:table-cell>
          <table:table-cell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office:value-type="float" office:value="0.2135471" calcext:value-type="float">
            <text:p>0.2135471</text:p>
          </table:table-cell>
          <table:table-cell office:value-type="float" office:value="49.46215" calcext:value-type="float">
            <text:p>49.46215</text:p>
          </table:table-cell>
          <table:table-cell office:value-type="float" office:value="14.75153" calcext:value-type="float">
            <text:p>14.75153</text:p>
          </table:table-cell>
          <table:table-cell office:value-type="float" office:value="11.60245" calcext:value-type="float">
            <text:p>11.60245</text:p>
          </table:table-cell>
          <table:table-cell office:value-type="float" office:value="5371" calcext:value-type="float">
            <text:p>537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85.4107" calcext:value-type="float">
            <text:p>685.4107</text:p>
          </table:table-cell>
          <table:table-cell office:value-type="float" office:value="740.9744" calcext:value-type="float">
            <text:p>740.9744</text:p>
          </table:table-cell>
          <table:table-cell office:value-type="float" office:value="3" calcext:value-type="float">
            <text:p>3</text:p>
          </table:table-cell>
          <table:table-cell office:value-type="float" office:value="1084" calcext:value-type="float">
            <text:p>1084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55256" calcext:value-type="float">
            <text:p>55256</text:p>
          </table:table-cell>
          <table:table-cell office:value-type="float" office:value="147" calcext:value-type="float">
            <text:p>147</text:p>
          </table:table-cell>
          <table:table-cell office:value-type="float" office:value="28540" calcext:value-type="float">
            <text:p>28540</text:p>
          </table:table-cell>
          <table:table-cell office:value-type="float" office:value="76" calcext:value-type="float">
            <text:p>76</text:p>
          </table:table-cell>
          <table:table-cell office:value-type="float" office:value="20002" calcext:value-type="float">
            <text:p>20002</text:p>
          </table:table-cell>
          <table:table-cell office:value-type="float" office:value="53" calcext:value-type="float">
            <text:p>53</text:p>
          </table:table-cell>
          <table:table-cell office:value-type="float" office:value="12860" calcext:value-type="float">
            <text:p>12860</text:p>
          </table:table-cell>
          <table:table-cell office:value-type="float" office:value="34" calcext:value-type="float">
            <text:p>34</text:p>
          </table:table-cell>
          <table:table-cell office:value-type="float" office:value="482" calcext:value-type="float">
            <text:p>482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1562" calcext:value-type="float">
            <text:p>15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75" calcext:value-type="float">
            <text:p>30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371" calcext:value-type="float">
            <text:p>537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104" calcext:value-type="float">
            <text:p>910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455" calcext:value-type="float">
            <text:p>1245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607" calcext:value-type="float">
            <text:p>16607</text:p>
          </table:table-cell>
          <table:table-cell office:value-type="float" office:value="44" calcext:value-type="float">
            <text:p>44</text:p>
          </table:table-cell>
          <table:table-cell office:value-type="float" office:value="375.5638" calcext:value-type="float">
            <text:p>375.563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374.3125" calcext:value-type="float">
            <text:p>374.312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84.3829" calcext:value-type="float">
            <text:p>384.3829</text:p>
          </table:table-cell>
          <table:table-cell office:value-type="float" office:value="740.9744" calcext:value-type="float">
            <text:p>740.9744</text:p>
          </table:table-cell>
          <table:table-cell office:value-type="float" office:value="724.962" calcext:value-type="float">
            <text:p>724.962</text:p>
          </table:table-cell>
        </table:table-row>
        <table:table-row table:style-name="ro1">
          <table:table-cell office:value-type="string" calcext:value-type="string">
            <text:p>- <text:s/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517" calcext:value-type="float">
            <text:p>517</text:p>
          </table:table-cell>
          <table:table-cell office:value-type="float" office:value="1256559" calcext:value-type="float">
            <text:p>1256559</text:p>
          </table:table-cell>
          <table:table-cell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office:value-type="float" office:value="0.3758003" calcext:value-type="float">
            <text:p>0.3758003</text:p>
          </table:table-cell>
          <table:table-cell office:value-type="float" office:value="73.71017" calcext:value-type="float">
            <text:p>73.71017</text:p>
          </table:table-cell>
          <table:table-cell office:value-type="float" office:value="22.05052" calcext:value-type="float">
            <text:p>22.05052</text:p>
          </table:table-cell>
          <table:table-cell office:value-type="float" office:value="15.11996" calcext:value-type="float">
            <text:p>15.11996</text:p>
          </table:table-cell>
          <table:table-cell office:value-type="float" office:value="186335" calcext:value-type="float">
            <text:p>1863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46.147" calcext:value-type="float">
            <text:p>1546.147</text:p>
          </table:table-cell>
          <table:table-cell office:value-type="float" office:value="1313.68" calcext:value-type="float">
            <text:p>1313.68</text:p>
          </table:table-cell>
          <table:table-cell office:value-type="float" office:value="4" calcext:value-type="float">
            <text:p>4</text:p>
          </table:table-cell>
          <table:table-cell office:value-type="float" office:value="24398" calcext:value-type="float">
            <text:p>24398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498982" calcext:value-type="float">
            <text:p>1498982</text:p>
          </table:table-cell>
          <table:table-cell office:value-type="float" office:value="242" calcext:value-type="float">
            <text:p>242</text:p>
          </table:table-cell>
          <table:table-cell office:value-type="float" office:value="916397" calcext:value-type="float">
            <text:p>916397</text:p>
          </table:table-cell>
          <table:table-cell office:value-type="float" office:value="148" calcext:value-type="float">
            <text:p>148</text:p>
          </table:table-cell>
          <table:table-cell office:value-type="float" office:value="717671" calcext:value-type="float">
            <text:p>717671</text:p>
          </table:table-cell>
          <table:table-cell office:value-type="float" office:value="116" calcext:value-type="float">
            <text:p>116</text:p>
          </table:table-cell>
          <table:table-cell office:value-type="float" office:value="532411" calcext:value-type="float">
            <text:p>532411</text:p>
          </table:table-cell>
          <table:table-cell office:value-type="float" office:value="86" calcext:value-type="float">
            <text:p>86</text:p>
          </table:table-cell>
          <table:table-cell office:value-type="float" office:value="1254" calcext:value-type="float">
            <text:p>1254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50047" calcext:value-type="float">
            <text:p>500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2020" calcext:value-type="float">
            <text:p>1120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86335" calcext:value-type="float">
            <text:p>1863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6316" calcext:value-type="float">
            <text:p>31631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46316" calcext:value-type="float">
            <text:p>44631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82734" calcext:value-type="float">
            <text:p>582734</text:p>
          </table:table-cell>
          <table:table-cell office:value-type="float" office:value="94" calcext:value-type="float">
            <text:p>94</text:p>
          </table:table-cell>
          <table:table-cell office:value-type="float" office:value="6181.483" calcext:value-type="float">
            <text:p>6181.483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6168.596" calcext:value-type="float">
            <text:p>6168.596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504.6819" calcext:value-type="float">
            <text:p>504.6819</text:p>
          </table:table-cell>
          <table:table-cell office:value-type="float" office:value="1313.68" calcext:value-type="float">
            <text:p>1313.68</text:p>
          </table:table-cell>
          <table:table-cell office:value-type="float" office:value="1269.253" calcext:value-type="float">
            <text:p>1269.253</text:p>
          </table:table-cell>
        </table:table-row>
        <table:table-row table:style-name="ro1">
          <table:table-cell office:value-type="string" calcext:value-type="string">
            <text:p>+ <text:s/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517" calcext:value-type="float">
            <text:p>517</text:p>
          </table:table-cell>
          <table:table-cell office:value-type="float" office:value="1256559" calcext:value-type="float">
            <text:p>1256559</text:p>
          </table:table-cell>
          <table:table-cell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office:value-type="float" office:value="0.3758003" calcext:value-type="float">
            <text:p>0.3758003</text:p>
          </table:table-cell>
          <table:table-cell office:value-type="float" office:value="73.71017" calcext:value-type="float">
            <text:p>73.71017</text:p>
          </table:table-cell>
          <table:table-cell office:value-type="float" office:value="22.05052" calcext:value-type="float">
            <text:p>22.05052</text:p>
          </table:table-cell>
          <table:table-cell office:value-type="float" office:value="15.11996" calcext:value-type="float">
            <text:p>15.11996</text:p>
          </table:table-cell>
          <table:table-cell office:value-type="float" office:value="186335" calcext:value-type="float">
            <text:p>1863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46.147" calcext:value-type="float">
            <text:p>1546.147</text:p>
          </table:table-cell>
          <table:table-cell office:value-type="float" office:value="1313.68" calcext:value-type="float">
            <text:p>1313.68</text:p>
          </table:table-cell>
          <table:table-cell office:value-type="float" office:value="4" calcext:value-type="float">
            <text:p>4</text:p>
          </table:table-cell>
          <table:table-cell office:value-type="float" office:value="24398" calcext:value-type="float">
            <text:p>24398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498982" calcext:value-type="float">
            <text:p>1498982</text:p>
          </table:table-cell>
          <table:table-cell office:value-type="float" office:value="242" calcext:value-type="float">
            <text:p>242</text:p>
          </table:table-cell>
          <table:table-cell office:value-type="float" office:value="916397" calcext:value-type="float">
            <text:p>916397</text:p>
          </table:table-cell>
          <table:table-cell office:value-type="float" office:value="148" calcext:value-type="float">
            <text:p>148</text:p>
          </table:table-cell>
          <table:table-cell office:value-type="float" office:value="717671" calcext:value-type="float">
            <text:p>717671</text:p>
          </table:table-cell>
          <table:table-cell office:value-type="float" office:value="116" calcext:value-type="float">
            <text:p>116</text:p>
          </table:table-cell>
          <table:table-cell office:value-type="float" office:value="532411" calcext:value-type="float">
            <text:p>532411</text:p>
          </table:table-cell>
          <table:table-cell office:value-type="float" office:value="86" calcext:value-type="float">
            <text:p>86</text:p>
          </table:table-cell>
          <table:table-cell office:value-type="float" office:value="1254" calcext:value-type="float">
            <text:p>1254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50047" calcext:value-type="float">
            <text:p>500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2020" calcext:value-type="float">
            <text:p>1120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86335" calcext:value-type="float">
            <text:p>1863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6316" calcext:value-type="float">
            <text:p>31631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46316" calcext:value-type="float">
            <text:p>44631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82734" calcext:value-type="float">
            <text:p>582734</text:p>
          </table:table-cell>
          <table:table-cell office:value-type="float" office:value="94" calcext:value-type="float">
            <text:p>94</text:p>
          </table:table-cell>
          <table:table-cell office:value-type="float" office:value="6181.483" calcext:value-type="float">
            <text:p>6181.483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6168.596" calcext:value-type="float">
            <text:p>6168.596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504.6819" calcext:value-type="float">
            <text:p>504.6819</text:p>
          </table:table-cell>
          <table:table-cell office:value-type="float" office:value="1313.68" calcext:value-type="float">
            <text:p>1313.68</text:p>
          </table:table-cell>
          <table:table-cell office:value-type="float" office:value="1269.253" calcext:value-type="float">
            <text:p>1269.253</text:p>
          </table:table-cell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517" calcext:value-type="float">
            <text:p>517</text:p>
          </table:table-cell>
          <table:table-cell office:value-type="float" office:value="75475" calcext:value-type="float">
            <text:p>75475</text:p>
          </table:table-cell>
          <table:table-cell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office:value-type="float" office:value="0.3758003" calcext:value-type="float">
            <text:p>0.3758003</text:p>
          </table:table-cell>
          <table:table-cell office:value-type="float" office:value="73.71017" calcext:value-type="float">
            <text:p>73.71017</text:p>
          </table:table-cell>
          <table:table-cell office:value-type="float" office:value="22.05052" calcext:value-type="float">
            <text:p>22.05052</text:p>
          </table:table-cell>
          <table:table-cell office:value-type="float" office:value="15.11996" calcext:value-type="float">
            <text:p>15.11996</text:p>
          </table:table-cell>
          <table:table-cell office:value-type="float" office:value="8947" calcext:value-type="float">
            <text:p>89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46.147" calcext:value-type="float">
            <text:p>1546.147</text:p>
          </table:table-cell>
          <table:table-cell office:value-type="float" office:value="1313.68" calcext:value-type="float">
            <text:p>1313.68</text:p>
          </table:table-cell>
          <table:table-cell office:value-type="float" office:value="15" calcext:value-type="float">
            <text:p>15</text:p>
          </table:table-cell>
          <table:table-cell office:value-type="float" office:value="5355" calcext:value-type="float">
            <text:p>5355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90128" calcext:value-type="float">
            <text:p>90128</text:p>
          </table:table-cell>
          <table:table-cell office:value-type="float" office:value="242" calcext:value-type="float">
            <text:p>242</text:p>
          </table:table-cell>
          <table:table-cell office:value-type="float" office:value="55052" calcext:value-type="float">
            <text:p>55052</text:p>
          </table:table-cell>
          <table:table-cell office:value-type="float" office:value="148" calcext:value-type="float">
            <text:p>148</text:p>
          </table:table-cell>
          <table:table-cell office:value-type="float" office:value="43025" calcext:value-type="float">
            <text:p>43025</text:p>
          </table:table-cell>
          <table:table-cell office:value-type="float" office:value="116" calcext:value-type="float">
            <text:p>116</text:p>
          </table:table-cell>
          <table:table-cell office:value-type="float" office:value="32017" calcext:value-type="float">
            <text:p>32017</text:p>
          </table:table-cell>
          <table:table-cell office:value-type="float" office:value="86" calcext:value-type="float">
            <text:p>86</text:p>
          </table:table-cell>
          <table:table-cell office:value-type="float" office:value="1257" calcext:value-type="float">
            <text:p>1257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3082" calcext:value-type="float">
            <text:p>30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631" calcext:value-type="float">
            <text:p>56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47" calcext:value-type="float">
            <text:p>894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444" calcext:value-type="float">
            <text:p>134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9106" calcext:value-type="float">
            <text:p>1910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5751" calcext:value-type="float">
            <text:p>25751</text:p>
          </table:table-cell>
          <table:table-cell office:value-type="float" office:value="69" calcext:value-type="float">
            <text:p>69</text:p>
          </table:table-cell>
          <table:table-cell office:value-type="float" office:value="372.7701" calcext:value-type="float">
            <text:p>372.7701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373.6238" calcext:value-type="float">
            <text:p>373.6238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504.6819" calcext:value-type="float">
            <text:p>504.6819</text:p>
          </table:table-cell>
          <table:table-cell office:value-type="float" office:value="1313.68" calcext:value-type="float">
            <text:p>1313.68</text:p>
          </table:table-cell>
          <table:table-cell office:value-type="float" office:value="1269.253" calcext:value-type="float">
            <text:p>1269.253</text:p>
          </table:table-cell>
        </table:table-row>
        <table:table-row table:style-name="ro1">
          <table:table-cell office:value-type="string" calcext:value-type="string">
            <text:p>- <text:s/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515" calcext:value-type="float">
            <text:p>515</text:p>
          </table:table-cell>
          <table:table-cell office:value-type="float" office:value="1139679" calcext:value-type="float">
            <text:p>1139679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0.1770882" calcext:value-type="float">
            <text:p>0.1770882</text:p>
          </table:table-cell>
          <table:table-cell office:value-type="float" office:value="60.82601" calcext:value-type="float">
            <text:p>60.82601</text:p>
          </table:table-cell>
          <table:table-cell office:value-type="float" office:value="16.7267" calcext:value-type="float">
            <text:p>16.7267</text:p>
          </table:table-cell>
          <table:table-cell office:value-type="float" office:value="15.73266" calcext:value-type="float">
            <text:p>15.73266</text:p>
          </table:table-cell>
          <table:table-cell office:value-type="float" office:value="155853" calcext:value-type="float">
            <text:p>1558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67.507" calcext:value-type="float">
            <text:p>1667.507</text:p>
          </table:table-cell>
          <table:table-cell office:value-type="float" office:value="1452.472" calcext:value-type="float">
            <text:p>1452.472</text:p>
          </table:table-cell>
          <table:table-cell office:value-type="float" office:value="6" calcext:value-type="float">
            <text:p>6</text:p>
          </table:table-cell>
          <table:table-cell office:value-type="float" office:value="36440" calcext:value-type="float">
            <text:p>3644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484868" calcext:value-type="float">
            <text:p>1484868</text:p>
          </table:table-cell>
          <table:table-cell office:value-type="float" office:value="240" calcext:value-type="float">
            <text:p>240</text:p>
          </table:table-cell>
          <table:table-cell office:value-type="float" office:value="879021" calcext:value-type="float">
            <text:p>879021</text:p>
          </table:table-cell>
          <table:table-cell office:value-type="float" office:value="142" calcext:value-type="float">
            <text:p>142</text:p>
          </table:table-cell>
          <table:table-cell office:value-type="float" office:value="631041" calcext:value-type="float">
            <text:p>631041</text:p>
          </table:table-cell>
          <table:table-cell office:value-type="float" office:value="102" calcext:value-type="float">
            <text:p>102</text:p>
          </table:table-cell>
          <table:table-cell office:value-type="float" office:value="426696" calcext:value-type="float">
            <text:p>426696</text:p>
          </table:table-cell>
          <table:table-cell office:value-type="float" office:value="69" calcext:value-type="float">
            <text:p>69</text:p>
          </table:table-cell>
          <table:table-cell office:value-type="float" office:value="1241" calcext:value-type="float">
            <text:p>1241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44092" calcext:value-type="float">
            <text:p>440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3774" calcext:value-type="float">
            <text:p>9377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5853" calcext:value-type="float">
            <text:p>15585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6230" calcext:value-type="float">
            <text:p>23623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22910" calcext:value-type="float">
            <text:p>3229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9798" calcext:value-type="float">
            <text:p>409798</text:p>
          </table:table-cell>
          <table:table-cell office:value-type="float" office:value="66" calcext:value-type="float">
            <text:p>66</text:p>
          </table:table-cell>
          <table:table-cell office:value-type="float" office:value="6178.945" calcext:value-type="float">
            <text:p>6178.945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6186.519" calcext:value-type="float">
            <text:p>6186.519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619.9727" calcext:value-type="float">
            <text:p>619.9727</text:p>
          </table:table-cell>
          <table:table-cell office:value-type="float" office:value="1452.472" calcext:value-type="float">
            <text:p>1452.472</text:p>
          </table:table-cell>
          <table:table-cell office:value-type="float" office:value="1410.081" calcext:value-type="float">
            <text:p>1410.081</text:p>
          </table:table-cell>
        </table:table-row>
        <table:table-row table:style-name="ro1">
          <table:table-cell office:value-type="string" calcext:value-type="string">
            <text:p>+ <text:s/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515" calcext:value-type="float">
            <text:p>515</text:p>
          </table:table-cell>
          <table:table-cell office:value-type="float" office:value="1139679" calcext:value-type="float">
            <text:p>1139679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0.1770882" calcext:value-type="float">
            <text:p>0.1770882</text:p>
          </table:table-cell>
          <table:table-cell office:value-type="float" office:value="60.82601" calcext:value-type="float">
            <text:p>60.82601</text:p>
          </table:table-cell>
          <table:table-cell office:value-type="float" office:value="16.7267" calcext:value-type="float">
            <text:p>16.7267</text:p>
          </table:table-cell>
          <table:table-cell office:value-type="float" office:value="15.73266" calcext:value-type="float">
            <text:p>15.73266</text:p>
          </table:table-cell>
          <table:table-cell office:value-type="float" office:value="155853" calcext:value-type="float">
            <text:p>1558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67.507" calcext:value-type="float">
            <text:p>1667.507</text:p>
          </table:table-cell>
          <table:table-cell office:value-type="float" office:value="1452.472" calcext:value-type="float">
            <text:p>1452.472</text:p>
          </table:table-cell>
          <table:table-cell office:value-type="float" office:value="6" calcext:value-type="float">
            <text:p>6</text:p>
          </table:table-cell>
          <table:table-cell office:value-type="float" office:value="36440" calcext:value-type="float">
            <text:p>3644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484868" calcext:value-type="float">
            <text:p>1484868</text:p>
          </table:table-cell>
          <table:table-cell office:value-type="float" office:value="240" calcext:value-type="float">
            <text:p>240</text:p>
          </table:table-cell>
          <table:table-cell office:value-type="float" office:value="879021" calcext:value-type="float">
            <text:p>879021</text:p>
          </table:table-cell>
          <table:table-cell office:value-type="float" office:value="142" calcext:value-type="float">
            <text:p>142</text:p>
          </table:table-cell>
          <table:table-cell office:value-type="float" office:value="631041" calcext:value-type="float">
            <text:p>631041</text:p>
          </table:table-cell>
          <table:table-cell office:value-type="float" office:value="102" calcext:value-type="float">
            <text:p>102</text:p>
          </table:table-cell>
          <table:table-cell office:value-type="float" office:value="426696" calcext:value-type="float">
            <text:p>426696</text:p>
          </table:table-cell>
          <table:table-cell office:value-type="float" office:value="69" calcext:value-type="float">
            <text:p>69</text:p>
          </table:table-cell>
          <table:table-cell office:value-type="float" office:value="1241" calcext:value-type="float">
            <text:p>1241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44092" calcext:value-type="float">
            <text:p>440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3774" calcext:value-type="float">
            <text:p>9377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5853" calcext:value-type="float">
            <text:p>15585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6230" calcext:value-type="float">
            <text:p>23623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22910" calcext:value-type="float">
            <text:p>3229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9798" calcext:value-type="float">
            <text:p>409798</text:p>
          </table:table-cell>
          <table:table-cell office:value-type="float" office:value="66" calcext:value-type="float">
            <text:p>66</text:p>
          </table:table-cell>
          <table:table-cell office:value-type="float" office:value="6178.945" calcext:value-type="float">
            <text:p>6178.945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6186.519" calcext:value-type="float">
            <text:p>6186.519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619.9727" calcext:value-type="float">
            <text:p>619.9727</text:p>
          </table:table-cell>
          <table:table-cell office:value-type="float" office:value="1452.472" calcext:value-type="float">
            <text:p>1452.472</text:p>
          </table:table-cell>
          <table:table-cell office:value-type="float" office:value="1410.081" calcext:value-type="float">
            <text:p>1410.081</text:p>
          </table:table-cell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515" calcext:value-type="float">
            <text:p>515</text:p>
          </table:table-cell>
          <table:table-cell office:value-type="float" office:value="68737" calcext:value-type="float">
            <text:p>68737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0.1770882" calcext:value-type="float">
            <text:p>0.1770882</text:p>
          </table:table-cell>
          <table:table-cell office:value-type="float" office:value="60.82601" calcext:value-type="float">
            <text:p>60.82601</text:p>
          </table:table-cell>
          <table:table-cell office:value-type="float" office:value="16.7267" calcext:value-type="float">
            <text:p>16.7267</text:p>
          </table:table-cell>
          <table:table-cell office:value-type="float" office:value="15.73266" calcext:value-type="float">
            <text:p>15.73266</text:p>
          </table:table-cell>
          <table:table-cell office:value-type="float" office:value="8315" calcext:value-type="float">
            <text:p>831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67.507" calcext:value-type="float">
            <text:p>1667.507</text:p>
          </table:table-cell>
          <table:table-cell office:value-type="float" office:value="1452.472" calcext:value-type="float">
            <text:p>1452.472</text:p>
          </table:table-cell>
          <table:table-cell office:value-type="float" office:value="11" calcext:value-type="float">
            <text:p>11</text:p>
          </table:table-cell>
          <table:table-cell office:value-type="float" office:value="4019" calcext:value-type="float">
            <text:p>4019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89631" calcext:value-type="float">
            <text:p>89631</text:p>
          </table:table-cell>
          <table:table-cell office:value-type="float" office:value="240" calcext:value-type="float">
            <text:p>240</text:p>
          </table:table-cell>
          <table:table-cell office:value-type="float" office:value="53095" calcext:value-type="float">
            <text:p>53095</text:p>
          </table:table-cell>
          <table:table-cell office:value-type="float" office:value="142" calcext:value-type="float">
            <text:p>142</text:p>
          </table:table-cell>
          <table:table-cell office:value-type="float" office:value="38017" calcext:value-type="float">
            <text:p>38017</text:p>
          </table:table-cell>
          <table:table-cell office:value-type="float" office:value="102" calcext:value-type="float">
            <text:p>102</text:p>
          </table:table-cell>
          <table:table-cell office:value-type="float" office:value="25755" calcext:value-type="float">
            <text:p>25755</text:p>
          </table:table-cell>
          <table:table-cell office:value-type="float" office:value="69" calcext:value-type="float">
            <text:p>69</text:p>
          </table:table-cell>
          <table:table-cell office:value-type="float" office:value="1238" calcext:value-type="float">
            <text:p>1238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2309" calcext:value-type="float">
            <text:p>230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948" calcext:value-type="float">
            <text:p>494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315" calcext:value-type="float">
            <text:p>83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773" calcext:value-type="float">
            <text:p>1277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5400" calcext:value-type="float">
            <text:p>154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9176" calcext:value-type="float">
            <text:p>19176</text:p>
          </table:table-cell>
          <table:table-cell office:value-type="float" office:value="51" calcext:value-type="float">
            <text:p>51</text:p>
          </table:table-cell>
          <table:table-cell office:value-type="float" office:value="373.4066" calcext:value-type="float">
            <text:p>373.4066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374.7453" calcext:value-type="float">
            <text:p>374.7453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619.9727" calcext:value-type="float">
            <text:p>619.9727</text:p>
          </table:table-cell>
          <table:table-cell office:value-type="float" office:value="1452.472" calcext:value-type="float">
            <text:p>1452.472</text:p>
          </table:table-cell>
          <table:table-cell office:value-type="float" office:value="1410.081" calcext:value-type="float">
            <text:p>1410.081</text:p>
          </table:table-cell>
        </table:table-row>
        <table:table-row table:style-name="ro1">
          <table:table-cell office:value-type="string" calcext:value-type="string">
            <text:p>- <text:s/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572" calcext:value-type="float">
            <text:p>572</text:p>
          </table:table-cell>
          <table:table-cell office:value-type="float" office:value="907014" calcext:value-type="float">
            <text:p>90701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1750837" calcext:value-type="float">
            <text:p>0.1750837</text:p>
          </table:table-cell>
          <table:table-cell office:value-type="float" office:value="57.80636" calcext:value-type="float">
            <text:p>57.80636</text:p>
          </table:table-cell>
          <table:table-cell office:value-type="float" office:value="16.36797" calcext:value-type="float">
            <text:p>16.36797</text:p>
          </table:table-cell>
          <table:table-cell office:value-type="float" office:value="12.36594" calcext:value-type="float">
            <text:p>12.36594</text:p>
          </table:table-cell>
          <table:table-cell office:value-type="float" office:value="169843" calcext:value-type="float">
            <text:p>1698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38.597" calcext:value-type="float">
            <text:p>1038.597</text:p>
          </table:table-cell>
          <table:table-cell office:value-type="float" office:value="995.7884" calcext:value-type="float">
            <text:p>995.7884</text:p>
          </table:table-cell>
          <table:table-cell office:value-type="float" office:value="6" calcext:value-type="float">
            <text:p>6</text:p>
          </table:table-cell>
          <table:table-cell office:value-type="float" office:value="35841" calcext:value-type="float">
            <text:p>35841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178797" calcext:value-type="float">
            <text:p>1178797</text:p>
          </table:table-cell>
          <table:table-cell office:value-type="float" office:value="195" calcext:value-type="float">
            <text:p>195</text:p>
          </table:table-cell>
          <table:table-cell office:value-type="float" office:value="628984" calcext:value-type="float">
            <text:p>628984</text:p>
          </table:table-cell>
          <table:table-cell office:value-type="float" office:value="104" calcext:value-type="float">
            <text:p>104</text:p>
          </table:table-cell>
          <table:table-cell office:value-type="float" office:value="453475" calcext:value-type="float">
            <text:p>453475</text:p>
          </table:table-cell>
          <table:table-cell office:value-type="float" office:value="75" calcext:value-type="float">
            <text:p>75</text:p>
          </table:table-cell>
          <table:table-cell office:value-type="float" office:value="296076" calcext:value-type="float">
            <text:p>296076</text:p>
          </table:table-cell>
          <table:table-cell office:value-type="float" office:value="49" calcext:value-type="float">
            <text:p>49</text:p>
          </table:table-cell>
          <table:table-cell office:value-type="float" office:value="698" calcext:value-type="float">
            <text:p>698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49090" calcext:value-type="float">
            <text:p>490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3190" calcext:value-type="float">
            <text:p>1031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9843" calcext:value-type="float">
            <text:p>16984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0594" calcext:value-type="float">
            <text:p>29059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5830" calcext:value-type="float">
            <text:p>40583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84198" calcext:value-type="float">
            <text:p>484198</text:p>
          </table:table-cell>
          <table:table-cell office:value-type="float" office:value="80" calcext:value-type="float">
            <text:p>80</text:p>
          </table:table-cell>
          <table:table-cell office:value-type="float" office:value="6005" calcext:value-type="float">
            <text:p>600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5997.577" calcext:value-type="float">
            <text:p>5997.577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520.3931" calcext:value-type="float">
            <text:p>520.3931</text:p>
          </table:table-cell>
          <table:table-cell office:value-type="float" office:value="995.7884" calcext:value-type="float">
            <text:p>995.7884</text:p>
          </table:table-cell>
          <table:table-cell office:value-type="float" office:value="994.9122" calcext:value-type="float">
            <text:p>994.9122</text:p>
          </table:table-cell>
        </table:table-row>
        <table:table-row table:style-name="ro1">
          <table:table-cell office:value-type="string" calcext:value-type="string">
            <text:p>+ <text:s/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572" calcext:value-type="float">
            <text:p>572</text:p>
          </table:table-cell>
          <table:table-cell office:value-type="float" office:value="907014" calcext:value-type="float">
            <text:p>90701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1750837" calcext:value-type="float">
            <text:p>0.1750837</text:p>
          </table:table-cell>
          <table:table-cell office:value-type="float" office:value="57.80636" calcext:value-type="float">
            <text:p>57.80636</text:p>
          </table:table-cell>
          <table:table-cell office:value-type="float" office:value="16.36797" calcext:value-type="float">
            <text:p>16.36797</text:p>
          </table:table-cell>
          <table:table-cell office:value-type="float" office:value="12.36594" calcext:value-type="float">
            <text:p>12.36594</text:p>
          </table:table-cell>
          <table:table-cell office:value-type="float" office:value="169843" calcext:value-type="float">
            <text:p>1698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38.597" calcext:value-type="float">
            <text:p>1038.597</text:p>
          </table:table-cell>
          <table:table-cell office:value-type="float" office:value="995.7884" calcext:value-type="float">
            <text:p>995.7884</text:p>
          </table:table-cell>
          <table:table-cell office:value-type="float" office:value="6" calcext:value-type="float">
            <text:p>6</text:p>
          </table:table-cell>
          <table:table-cell office:value-type="float" office:value="35841" calcext:value-type="float">
            <text:p>35841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178797" calcext:value-type="float">
            <text:p>1178797</text:p>
          </table:table-cell>
          <table:table-cell office:value-type="float" office:value="195" calcext:value-type="float">
            <text:p>195</text:p>
          </table:table-cell>
          <table:table-cell office:value-type="float" office:value="628984" calcext:value-type="float">
            <text:p>628984</text:p>
          </table:table-cell>
          <table:table-cell office:value-type="float" office:value="104" calcext:value-type="float">
            <text:p>104</text:p>
          </table:table-cell>
          <table:table-cell office:value-type="float" office:value="453475" calcext:value-type="float">
            <text:p>453475</text:p>
          </table:table-cell>
          <table:table-cell office:value-type="float" office:value="75" calcext:value-type="float">
            <text:p>75</text:p>
          </table:table-cell>
          <table:table-cell office:value-type="float" office:value="296076" calcext:value-type="float">
            <text:p>296076</text:p>
          </table:table-cell>
          <table:table-cell office:value-type="float" office:value="49" calcext:value-type="float">
            <text:p>49</text:p>
          </table:table-cell>
          <table:table-cell office:value-type="float" office:value="698" calcext:value-type="float">
            <text:p>698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49090" calcext:value-type="float">
            <text:p>490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3190" calcext:value-type="float">
            <text:p>1031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9843" calcext:value-type="float">
            <text:p>16984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0594" calcext:value-type="float">
            <text:p>29059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5830" calcext:value-type="float">
            <text:p>40583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84198" calcext:value-type="float">
            <text:p>484198</text:p>
          </table:table-cell>
          <table:table-cell office:value-type="float" office:value="80" calcext:value-type="float">
            <text:p>80</text:p>
          </table:table-cell>
          <table:table-cell office:value-type="float" office:value="6005" calcext:value-type="float">
            <text:p>600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5997.577" calcext:value-type="float">
            <text:p>5997.577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520.3931" calcext:value-type="float">
            <text:p>520.3931</text:p>
          </table:table-cell>
          <table:table-cell office:value-type="float" office:value="995.7884" calcext:value-type="float">
            <text:p>995.7884</text:p>
          </table:table-cell>
          <table:table-cell office:value-type="float" office:value="994.9122" calcext:value-type="float">
            <text:p>994.9122</text:p>
          </table:table-cell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572" calcext:value-type="float">
            <text:p>572</text:p>
          </table:table-cell>
          <table:table-cell office:value-type="float" office:value="57325" calcext:value-type="float">
            <text:p>5732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1750837" calcext:value-type="float">
            <text:p>0.1750837</text:p>
          </table:table-cell>
          <table:table-cell office:value-type="float" office:value="57.80636" calcext:value-type="float">
            <text:p>57.80636</text:p>
          </table:table-cell>
          <table:table-cell office:value-type="float" office:value="16.36797" calcext:value-type="float">
            <text:p>16.36797</text:p>
          </table:table-cell>
          <table:table-cell office:value-type="float" office:value="12.36594" calcext:value-type="float">
            <text:p>12.36594</text:p>
          </table:table-cell>
          <table:table-cell office:value-type="float" office:value="11916" calcext:value-type="float">
            <text:p>1191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38.597" calcext:value-type="float">
            <text:p>1038.597</text:p>
          </table:table-cell>
          <table:table-cell office:value-type="float" office:value="995.7884" calcext:value-type="float">
            <text:p>995.7884</text:p>
          </table:table-cell>
          <table:table-cell office:value-type="float" office:value="9" calcext:value-type="float">
            <text:p>9</text:p>
          </table:table-cell>
          <table:table-cell office:value-type="float" office:value="3373" calcext:value-type="float">
            <text:p>3373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74553" calcext:value-type="float">
            <text:p>74553</text:p>
          </table:table-cell>
          <table:table-cell office:value-type="float" office:value="195" calcext:value-type="float">
            <text:p>195</text:p>
          </table:table-cell>
          <table:table-cell office:value-type="float" office:value="39743" calcext:value-type="float">
            <text:p>39743</text:p>
          </table:table-cell>
          <table:table-cell office:value-type="float" office:value="104" calcext:value-type="float">
            <text:p>104</text:p>
          </table:table-cell>
          <table:table-cell office:value-type="float" office:value="28684" calcext:value-type="float">
            <text:p>28684</text:p>
          </table:table-cell>
          <table:table-cell office:value-type="float" office:value="75" calcext:value-type="float">
            <text:p>75</text:p>
          </table:table-cell>
          <table:table-cell office:value-type="float" office:value="18827" calcext:value-type="float">
            <text:p>18827</text:p>
          </table:table-cell>
          <table:table-cell office:value-type="float" office:value="49" calcext:value-type="float">
            <text:p>49</text:p>
          </table:table-cell>
          <table:table-cell office:value-type="float" office:value="697" calcext:value-type="float">
            <text:p>697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3149" calcext:value-type="float">
            <text:p>314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306" calcext:value-type="float">
            <text:p>730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916" calcext:value-type="float">
            <text:p>119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8775" calcext:value-type="float">
            <text:p>1877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4109" calcext:value-type="float">
            <text:p>2410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9116" calcext:value-type="float">
            <text:p>29116</text:p>
          </table:table-cell>
          <table:table-cell office:value-type="float" office:value="76" calcext:value-type="float">
            <text:p>76</text:p>
          </table:table-cell>
          <table:table-cell office:value-type="float" office:value="381.2073" calcext:value-type="float">
            <text:p>381.2073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381.6706" calcext:value-type="float">
            <text:p>381.6706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520.3931" calcext:value-type="float">
            <text:p>520.3931</text:p>
          </table:table-cell>
          <table:table-cell office:value-type="float" office:value="995.7884" calcext:value-type="float">
            <text:p>995.7884</text:p>
          </table:table-cell>
          <table:table-cell office:value-type="float" office:value="994.9122" calcext:value-type="float">
            <text:p>994.9122</text:p>
          </table:table-cell>
        </table:table-row>
        <table:table-row table:style-name="ro1">
          <table:table-cell office:value-type="string" calcext:value-type="string">
            <text:p>- <text:s/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587" calcext:value-type="float">
            <text:p>587</text:p>
          </table:table-cell>
          <table:table-cell office:value-type="float" office:value="2210262" calcext:value-type="float">
            <text:p>2210262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float" office:value="0.1929105" calcext:value-type="float">
            <text:p>0.1929105</text:p>
          </table:table-cell>
          <table:table-cell office:value-type="float" office:value="105.3691" calcext:value-type="float">
            <text:p>105.3691</text:p>
          </table:table-cell>
          <table:table-cell office:value-type="float" office:value="23.6456" calcext:value-type="float">
            <text:p>23.6456</text:p>
          </table:table-cell>
          <table:table-cell office:value-type="float" office:value="19.95953" calcext:value-type="float">
            <text:p>19.95953</text:p>
          </table:table-cell>
          <table:table-cell office:value-type="float" office:value="298204" calcext:value-type="float">
            <text:p>29820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340.8" calcext:value-type="float">
            <text:p>4340.8</text:p>
          </table:table-cell>
          <table:table-cell office:value-type="float" office:value="3155.928" calcext:value-type="float">
            <text:p>3155.928</text:p>
          </table:table-cell>
          <table:table-cell office:value-type="float" office:value="26" calcext:value-type="float">
            <text:p>26</text:p>
          </table:table-cell>
          <table:table-cell office:value-type="float" office:value="155768" calcext:value-type="float">
            <text:p>155768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2548035" calcext:value-type="float">
            <text:p>2548035</text:p>
          </table:table-cell>
          <table:table-cell office:value-type="float" office:value="422" calcext:value-type="float">
            <text:p>422</text:p>
          </table:table-cell>
          <table:table-cell office:value-type="float" office:value="1723308" calcext:value-type="float">
            <text:p>1723308</text:p>
          </table:table-cell>
          <table:table-cell office:value-type="float" office:value="285" calcext:value-type="float">
            <text:p>285</text:p>
          </table:table-cell>
          <table:table-cell office:value-type="float" office:value="1458202" calcext:value-type="float">
            <text:p>1458202</text:p>
          </table:table-cell>
          <table:table-cell office:value-type="float" office:value="241" calcext:value-type="float">
            <text:p>241</text:p>
          </table:table-cell>
          <table:table-cell office:value-type="float" office:value="1144860" calcext:value-type="float">
            <text:p>1144860</text:p>
          </table:table-cell>
          <table:table-cell office:value-type="float" office:value="189" calcext:value-type="float">
            <text:p>189</text:p>
          </table:table-cell>
          <table:table-cell office:value-type="float" office:value="703" calcext:value-type="float">
            <text:p>703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79661" calcext:value-type="float">
            <text:p>7966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6970" calcext:value-type="float">
            <text:p>17697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98204" calcext:value-type="float">
            <text:p>29820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92314" calcext:value-type="float">
            <text:p>49231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86024" calcext:value-type="float">
            <text:p>68602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897179" calcext:value-type="float">
            <text:p>897179</text:p>
          </table:table-cell>
          <table:table-cell office:value-type="float" office:value="148" calcext:value-type="float">
            <text:p>148</text:p>
          </table:table-cell>
          <table:table-cell office:value-type="float" office:value="6000.224" calcext:value-type="float">
            <text:p>6000.224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5970.933" calcext:value-type="float">
            <text:p>5970.933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111.726" calcext:value-type="float">
            <text:p>1111.726</text:p>
          </table:table-cell>
          <table:table-cell office:value-type="float" office:value="3155.928" calcext:value-type="float">
            <text:p>3155.928</text:p>
          </table:table-cell>
          <table:table-cell office:value-type="float" office:value="2938.072" calcext:value-type="float">
            <text:p>2938.072</text:p>
          </table:table-cell>
        </table:table-row>
        <table:table-row table:style-name="ro1">
          <table:table-cell office:value-type="string" calcext:value-type="string">
            <text:p>- <text:s/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587" calcext:value-type="float">
            <text:p>587</text:p>
          </table:table-cell>
          <table:table-cell office:value-type="float" office:value="139863" calcext:value-type="float">
            <text:p>139863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float" office:value="0.1929105" calcext:value-type="float">
            <text:p>0.1929105</text:p>
          </table:table-cell>
          <table:table-cell office:value-type="float" office:value="105.3691" calcext:value-type="float">
            <text:p>105.3691</text:p>
          </table:table-cell>
          <table:table-cell office:value-type="float" office:value="23.6456" calcext:value-type="float">
            <text:p>23.6456</text:p>
          </table:table-cell>
          <table:table-cell office:value-type="float" office:value="19.95953" calcext:value-type="float">
            <text:p>19.95953</text:p>
          </table:table-cell>
          <table:table-cell office:value-type="float" office:value="18752" calcext:value-type="float">
            <text:p>1875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340.8" calcext:value-type="float">
            <text:p>4340.8</text:p>
          </table:table-cell>
          <table:table-cell office:value-type="float" office:value="3155.928" calcext:value-type="float">
            <text:p>3155.928</text:p>
          </table:table-cell>
          <table:table-cell office:value-type="float" office:value="23" calcext:value-type="float">
            <text:p>23</text:p>
          </table:table-cell>
          <table:table-cell office:value-type="float" office:value="8511" calcext:value-type="float">
            <text:p>8511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61062" calcext:value-type="float">
            <text:p>161062</text:p>
          </table:table-cell>
          <table:table-cell office:value-type="float" office:value="422" calcext:value-type="float">
            <text:p>422</text:p>
          </table:table-cell>
          <table:table-cell office:value-type="float" office:value="108968" calcext:value-type="float">
            <text:p>108968</text:p>
          </table:table-cell>
          <table:table-cell office:value-type="float" office:value="285" calcext:value-type="float">
            <text:p>285</text:p>
          </table:table-cell>
          <table:table-cell office:value-type="float" office:value="92151" calcext:value-type="float">
            <text:p>92151</text:p>
          </table:table-cell>
          <table:table-cell office:value-type="float" office:value="241" calcext:value-type="float">
            <text:p>241</text:p>
          </table:table-cell>
          <table:table-cell office:value-type="float" office:value="72178" calcext:value-type="float">
            <text:p>72178</text:p>
          </table:table-cell>
          <table:table-cell office:value-type="float" office:value="189" calcext:value-type="float">
            <text:p>189</text:p>
          </table:table-cell>
          <table:table-cell office:value-type="float" office:value="706" calcext:value-type="float">
            <text:p>706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5106" calcext:value-type="float">
            <text:p>51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177" calcext:value-type="float">
            <text:p>1117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8752" calcext:value-type="float">
            <text:p>187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0641" calcext:value-type="float">
            <text:p>3064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1946" calcext:value-type="float">
            <text:p>4194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3091" calcext:value-type="float">
            <text:p>53091</text:p>
          </table:table-cell>
          <table:table-cell office:value-type="float" office:value="139" calcext:value-type="float">
            <text:p>139</text:p>
          </table:table-cell>
          <table:table-cell office:value-type="float" office:value="382.104" calcext:value-type="float">
            <text:p>382.104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383.4724" calcext:value-type="float">
            <text:p>383.4724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111.726" calcext:value-type="float">
            <text:p>1111.726</text:p>
          </table:table-cell>
          <table:table-cell office:value-type="float" office:value="3155.928" calcext:value-type="float">
            <text:p>3155.928</text:p>
          </table:table-cell>
          <table:table-cell office:value-type="float" office:value="2938.072" calcext:value-type="float">
            <text:p>2938.072</text:p>
          </table:table-cell>
        </table:table-row>
        <table:table-row table:style-name="ro1">
          <table:table-cell office:value-type="string" calcext:value-type="string">
            <text:p>- <text:s/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321" calcext:value-type="float">
            <text:p>321</text:p>
          </table:table-cell>
          <table:table-cell office:value-type="float" office:value="981218" calcext:value-type="float">
            <text:p>981218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0.5907695" calcext:value-type="float">
            <text:p>0.5907695</text:p>
          </table:table-cell>
          <table:table-cell office:value-type="float" office:value="65.24181" calcext:value-type="float">
            <text:p>65.24181</text:p>
          </table:table-cell>
          <table:table-cell office:value-type="float" office:value="24.24486" calcext:value-type="float">
            <text:p>24.24486</text:p>
          </table:table-cell>
          <table:table-cell office:value-type="float" office:value="8.695187" calcext:value-type="float">
            <text:p>8.695187</text:p>
          </table:table-cell>
          <table:table-cell office:value-type="float" office:value="216258" calcext:value-type="float">
            <text:p>21625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78.8597" calcext:value-type="float">
            <text:p>678.8597</text:p>
          </table:table-cell>
          <table:table-cell office:value-type="float" office:value="718.0609" calcext:value-type="float">
            <text:p>718.0609</text:p>
          </table:table-cell>
          <table:table-cell office:value-type="float" office:value="6" calcext:value-type="float">
            <text:p>6</text:p>
          </table:table-cell>
          <table:table-cell office:value-type="float" office:value="36481" calcext:value-type="float">
            <text:p>36481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116985" calcext:value-type="float">
            <text:p>1116985</text:p>
          </table:table-cell>
          <table:table-cell office:value-type="float" office:value="181" calcext:value-type="float">
            <text:p>181</text:p>
          </table:table-cell>
          <table:table-cell office:value-type="float" office:value="666660" calcext:value-type="float">
            <text:p>666660</text:p>
          </table:table-cell>
          <table:table-cell office:value-type="float" office:value="108" calcext:value-type="float">
            <text:p>108</text:p>
          </table:table-cell>
          <table:table-cell office:value-type="float" office:value="530547" calcext:value-type="float">
            <text:p>530547</text:p>
          </table:table-cell>
          <table:table-cell office:value-type="float" office:value="86" calcext:value-type="float">
            <text:p>86</text:p>
          </table:table-cell>
          <table:table-cell office:value-type="float" office:value="388632" calcext:value-type="float">
            <text:p>388632</text:p>
          </table:table-cell>
          <table:table-cell office:value-type="float" office:value="63" calcext:value-type="float">
            <text:p>63</text:p>
          </table:table-cell>
          <table:table-cell office:value-type="float" office:value="709" calcext:value-type="float">
            <text:p>70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68538" calcext:value-type="float">
            <text:p>6853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8469" calcext:value-type="float">
            <text:p>14846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6258" calcext:value-type="float">
            <text:p>21625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65556" calcext:value-type="float">
            <text:p>26555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84108" calcext:value-type="float">
            <text:p>28410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14594" calcext:value-type="float">
            <text:p>314594</text:p>
          </table:table-cell>
          <table:table-cell office:value-type="float" office:value="51" calcext:value-type="float">
            <text:p>51</text:p>
          </table:table-cell>
          <table:table-cell office:value-type="float" office:value="6161.868" calcext:value-type="float">
            <text:p>6161.86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6153.286" calcext:value-type="float">
            <text:p>6153.286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384.4377" calcext:value-type="float">
            <text:p>384.4377</text:p>
          </table:table-cell>
          <table:table-cell office:value-type="float" office:value="718.0609" calcext:value-type="float">
            <text:p>718.0609</text:p>
          </table:table-cell>
          <table:table-cell office:value-type="float" office:value="787.1381" calcext:value-type="float">
            <text:p>787.1381</text:p>
          </table:table-cell>
        </table:table-row>
        <table:table-row table:style-name="ro1">
          <table:table-cell office:value-type="string" calcext:value-type="string">
            <text:p>+ <text:s/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145" calcext:value-type="float">
            <text:p>145</text:p>
          </table:table-cell>
          <table:table-cell office:value-type="float" office:value="576078" calcext:value-type="float">
            <text:p>57607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2985647" calcext:value-type="float">
            <text:p>0.2985647</text:p>
          </table:table-cell>
          <table:table-cell office:value-type="float" office:value="44.51168" calcext:value-type="float">
            <text:p>44.51168</text:p>
          </table:table-cell>
          <table:table-cell office:value-type="float" office:value="13.86516" calcext:value-type="float">
            <text:p>13.86516</text:p>
          </table:table-cell>
          <table:table-cell office:value-type="float" office:value="8.295637" calcext:value-type="float">
            <text:p>8.295637</text:p>
          </table:table-cell>
          <table:table-cell office:value-type="float" office:value="64166" calcext:value-type="float">
            <text:p>641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82.2584" calcext:value-type="float">
            <text:p>482.2584</text:p>
          </table:table-cell>
          <table:table-cell office:value-type="float" office:value="538.7662" calcext:value-type="float">
            <text:p>538.7662</text:p>
          </table:table-cell>
          <table:table-cell office:value-type="float" office:value="4" calcext:value-type="float">
            <text:p>4</text:p>
          </table:table-cell>
          <table:table-cell office:value-type="float" office:value="23031" calcext:value-type="float">
            <text:p>23031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802776" calcext:value-type="float">
            <text:p>802776</text:p>
          </table:table-cell>
          <table:table-cell office:value-type="float" office:value="138" calcext:value-type="float">
            <text:p>138</text:p>
          </table:table-cell>
          <table:table-cell office:value-type="float" office:value="383477" calcext:value-type="float">
            <text:p>383477</text:p>
          </table:table-cell>
          <table:table-cell office:value-type="float" office:value="66" calcext:value-type="float">
            <text:p>66</text:p>
          </table:table-cell>
          <table:table-cell office:value-type="float" office:value="249679" calcext:value-type="float">
            <text:p>249679</text:p>
          </table:table-cell>
          <table:table-cell office:value-type="float" office:value="43" calcext:value-type="float">
            <text:p>43</text:p>
          </table:table-cell>
          <table:table-cell office:value-type="float" office:value="151078" calcext:value-type="float">
            <text:p>151078</text:p>
          </table:table-cell>
          <table:table-cell office:value-type="float" office:value="26" calcext:value-type="float">
            <text:p>26</text:p>
          </table:table-cell>
          <table:table-cell office:value-type="float" office:value="1213" calcext:value-type="float">
            <text:p>121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3509" calcext:value-type="float">
            <text:p>235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5160" calcext:value-type="float">
            <text:p>351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66" calcext:value-type="float">
            <text:p>641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10676" calcext:value-type="float">
            <text:p>11067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7231" calcext:value-type="float">
            <text:p>1572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1562" calcext:value-type="float">
            <text:p>221562</text:p>
          </table:table-cell>
          <table:table-cell office:value-type="float" office:value="38" calcext:value-type="float">
            <text:p>38</text:p>
          </table:table-cell>
          <table:table-cell office:value-type="float" office:value="5812.889" calcext:value-type="float">
            <text:p>5812.88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5827.945" calcext:value-type="float">
            <text:p>5827.945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311.1347" calcext:value-type="float">
            <text:p>311.1347</text:p>
          </table:table-cell>
          <table:table-cell office:value-type="float" office:value="538.7662" calcext:value-type="float">
            <text:p>538.7662</text:p>
          </table:table-cell>
          <table:table-cell office:value-type="float" office:value="527.9506" calcext:value-type="float">
            <text:p>527.9506</text:p>
          </table:table-cell>
        </table:table-row>
        <table:table-row table:style-name="ro1">
          <table:table-cell office:value-type="string" calcext:value-type="string">
            <text:p>+ <text:s/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145" calcext:value-type="float">
            <text:p>145</text:p>
          </table:table-cell>
          <table:table-cell office:value-type="float" office:value="36694" calcext:value-type="float">
            <text:p>3669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2985647" calcext:value-type="float">
            <text:p>0.2985647</text:p>
          </table:table-cell>
          <table:table-cell office:value-type="float" office:value="44.51168" calcext:value-type="float">
            <text:p>44.51168</text:p>
          </table:table-cell>
          <table:table-cell office:value-type="float" office:value="13.86516" calcext:value-type="float">
            <text:p>13.86516</text:p>
          </table:table-cell>
          <table:table-cell office:value-type="float" office:value="8.295637" calcext:value-type="float">
            <text:p>8.295637</text:p>
          </table:table-cell>
          <table:table-cell office:value-type="float" office:value="14020" calcext:value-type="float">
            <text:p>1402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82.2584" calcext:value-type="float">
            <text:p>482.2584</text:p>
          </table:table-cell>
          <table:table-cell office:value-type="float" office:value="538.7662" calcext:value-type="float">
            <text:p>538.7662</text:p>
          </table:table-cell>
          <table:table-cell office:value-type="float" office:value="5" calcext:value-type="float">
            <text:p>5</text:p>
          </table:table-cell>
          <table:table-cell office:value-type="float" office:value="1817" calcext:value-type="float">
            <text:p>1817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51216" calcext:value-type="float">
            <text:p>51216</text:p>
          </table:table-cell>
          <table:table-cell office:value-type="float" office:value="138" calcext:value-type="float">
            <text:p>138</text:p>
          </table:table-cell>
          <table:table-cell office:value-type="float" office:value="24500" calcext:value-type="float">
            <text:p>24500</text:p>
          </table:table-cell>
          <table:table-cell office:value-type="float" office:value="66" calcext:value-type="float">
            <text:p>66</text:p>
          </table:table-cell>
          <table:table-cell office:value-type="float" office:value="15918" calcext:value-type="float">
            <text:p>15918</text:p>
          </table:table-cell>
          <table:table-cell office:value-type="float" office:value="43" calcext:value-type="float">
            <text:p>43</text:p>
          </table:table-cell>
          <table:table-cell office:value-type="float" office:value="9647" calcext:value-type="float">
            <text:p>9647</text:p>
          </table:table-cell>
          <table:table-cell office:value-type="float" office:value="26" calcext:value-type="float">
            <text:p>26</text:p>
          </table:table-cell>
          <table:table-cell office:value-type="float" office:value="1217" calcext:value-type="float">
            <text:p>1217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573" calcext:value-type="float">
            <text:p>457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526" calcext:value-type="float">
            <text:p>85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020" calcext:value-type="float">
            <text:p>1402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1432" calcext:value-type="float">
            <text:p>2143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6233" calcext:value-type="float">
            <text:p>2623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1102" calcext:value-type="float">
            <text:p>31102</text:p>
          </table:table-cell>
          <table:table-cell office:value-type="float" office:value="84" calcext:value-type="float">
            <text:p>84</text:p>
          </table:table-cell>
          <table:table-cell office:value-type="float" office:value="368.8642" calcext:value-type="float">
            <text:p>368.8642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370.6164" calcext:value-type="float">
            <text:p>370.6164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311.1347" calcext:value-type="float">
            <text:p>311.1347</text:p>
          </table:table-cell>
          <table:table-cell office:value-type="float" office:value="538.7662" calcext:value-type="float">
            <text:p>538.7662</text:p>
          </table:table-cell>
          <table:table-cell office:value-type="float" office:value="527.9506" calcext:value-type="float">
            <text:p>527.9506</text:p>
          </table:table-cell>
        </table:table-row>
        <table:table-row table:style-name="ro1">
          <table:table-cell office:value-type="string" calcext:value-type="string">
            <text:p>+ <text:s/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321" calcext:value-type="float">
            <text:p>321</text:p>
          </table:table-cell>
          <table:table-cell office:value-type="float" office:value="981218" calcext:value-type="float">
            <text:p>981218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0.5907695" calcext:value-type="float">
            <text:p>0.5907695</text:p>
          </table:table-cell>
          <table:table-cell office:value-type="float" office:value="65.24181" calcext:value-type="float">
            <text:p>65.24181</text:p>
          </table:table-cell>
          <table:table-cell office:value-type="float" office:value="24.24486" calcext:value-type="float">
            <text:p>24.24486</text:p>
          </table:table-cell>
          <table:table-cell office:value-type="float" office:value="8.695187" calcext:value-type="float">
            <text:p>8.695187</text:p>
          </table:table-cell>
          <table:table-cell office:value-type="float" office:value="216258" calcext:value-type="float">
            <text:p>21625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78.8597" calcext:value-type="float">
            <text:p>678.8597</text:p>
          </table:table-cell>
          <table:table-cell office:value-type="float" office:value="718.0609" calcext:value-type="float">
            <text:p>718.0609</text:p>
          </table:table-cell>
          <table:table-cell office:value-type="float" office:value="6" calcext:value-type="float">
            <text:p>6</text:p>
          </table:table-cell>
          <table:table-cell office:value-type="float" office:value="36481" calcext:value-type="float">
            <text:p>36481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116985" calcext:value-type="float">
            <text:p>1116985</text:p>
          </table:table-cell>
          <table:table-cell office:value-type="float" office:value="181" calcext:value-type="float">
            <text:p>181</text:p>
          </table:table-cell>
          <table:table-cell office:value-type="float" office:value="666660" calcext:value-type="float">
            <text:p>666660</text:p>
          </table:table-cell>
          <table:table-cell office:value-type="float" office:value="108" calcext:value-type="float">
            <text:p>108</text:p>
          </table:table-cell>
          <table:table-cell office:value-type="float" office:value="530547" calcext:value-type="float">
            <text:p>530547</text:p>
          </table:table-cell>
          <table:table-cell office:value-type="float" office:value="86" calcext:value-type="float">
            <text:p>86</text:p>
          </table:table-cell>
          <table:table-cell office:value-type="float" office:value="388632" calcext:value-type="float">
            <text:p>388632</text:p>
          </table:table-cell>
          <table:table-cell office:value-type="float" office:value="63" calcext:value-type="float">
            <text:p>63</text:p>
          </table:table-cell>
          <table:table-cell office:value-type="float" office:value="709" calcext:value-type="float">
            <text:p>70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68538" calcext:value-type="float">
            <text:p>6853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8469" calcext:value-type="float">
            <text:p>14846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6258" calcext:value-type="float">
            <text:p>21625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65556" calcext:value-type="float">
            <text:p>26555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84108" calcext:value-type="float">
            <text:p>28410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14594" calcext:value-type="float">
            <text:p>314594</text:p>
          </table:table-cell>
          <table:table-cell office:value-type="float" office:value="51" calcext:value-type="float">
            <text:p>51</text:p>
          </table:table-cell>
          <table:table-cell office:value-type="float" office:value="6161.868" calcext:value-type="float">
            <text:p>6161.86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6153.286" calcext:value-type="float">
            <text:p>6153.286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384.4377" calcext:value-type="float">
            <text:p>384.4377</text:p>
          </table:table-cell>
          <table:table-cell office:value-type="float" office:value="718.0609" calcext:value-type="float">
            <text:p>718.0609</text:p>
          </table:table-cell>
          <table:table-cell office:value-type="float" office:value="787.1381" calcext:value-type="float">
            <text:p>787.1381</text:p>
          </table:table-cell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321" calcext:value-type="float">
            <text:p>321</text:p>
          </table:table-cell>
          <table:table-cell office:value-type="float" office:value="60542" calcext:value-type="float">
            <text:p>60542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0.5907695" calcext:value-type="float">
            <text:p>0.5907695</text:p>
          </table:table-cell>
          <table:table-cell office:value-type="float" office:value="65.24181" calcext:value-type="float">
            <text:p>65.24181</text:p>
          </table:table-cell>
          <table:table-cell office:value-type="float" office:value="24.24486" calcext:value-type="float">
            <text:p>24.24486</text:p>
          </table:table-cell>
          <table:table-cell office:value-type="float" office:value="8.695187" calcext:value-type="float">
            <text:p>8.695187</text:p>
          </table:table-cell>
          <table:table-cell office:value-type="float" office:value="9935" calcext:value-type="float">
            <text:p>993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78.8597" calcext:value-type="float">
            <text:p>678.8597</text:p>
          </table:table-cell>
          <table:table-cell office:value-type="float" office:value="718.0609" calcext:value-type="float">
            <text:p>718.0609</text:p>
          </table:table-cell>
          <table:table-cell office:value-type="float" office:value="12" calcext:value-type="float">
            <text:p>12</text:p>
          </table:table-cell>
          <table:table-cell office:value-type="float" office:value="4449" calcext:value-type="float">
            <text:p>4449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8949" calcext:value-type="float">
            <text:p>68949</text:p>
          </table:table-cell>
          <table:table-cell office:value-type="float" office:value="181" calcext:value-type="float">
            <text:p>181</text:p>
          </table:table-cell>
          <table:table-cell office:value-type="float" office:value="40954" calcext:value-type="float">
            <text:p>40954</text:p>
          </table:table-cell>
          <table:table-cell office:value-type="float" office:value="108" calcext:value-type="float">
            <text:p>108</text:p>
          </table:table-cell>
          <table:table-cell office:value-type="float" office:value="32620" calcext:value-type="float">
            <text:p>32620</text:p>
          </table:table-cell>
          <table:table-cell office:value-type="float" office:value="86" calcext:value-type="float">
            <text:p>86</text:p>
          </table:table-cell>
          <table:table-cell office:value-type="float" office:value="24046" calcext:value-type="float">
            <text:p>24046</text:p>
          </table:table-cell>
          <table:table-cell office:value-type="float" office:value="63" calcext:value-type="float">
            <text:p>63</text:p>
          </table:table-cell>
          <table:table-cell office:value-type="float" office:value="711" calcext:value-type="float">
            <text:p>711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529" calcext:value-type="float">
            <text:p>35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307" calcext:value-type="float">
            <text:p>730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935" calcext:value-type="float">
            <text:p>99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960" calcext:value-type="float">
            <text:p>1296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4885" calcext:value-type="float">
            <text:p>1488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6409" calcext:value-type="float">
            <text:p>16409</text:p>
          </table:table-cell>
          <table:table-cell office:value-type="float" office:value="43" calcext:value-type="float">
            <text:p>43</text:p>
          </table:table-cell>
          <table:table-cell office:value-type="float" office:value="379.3773" calcext:value-type="float">
            <text:p>379.3773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379.7582" calcext:value-type="float">
            <text:p>379.7582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384.4377" calcext:value-type="float">
            <text:p>384.4377</text:p>
          </table:table-cell>
          <table:table-cell office:value-type="float" office:value="718.0609" calcext:value-type="float">
            <text:p>718.0609</text:p>
          </table:table-cell>
          <table:table-cell office:value-type="float" office:value="787.1381" calcext:value-type="float">
            <text:p>787.1381</text:p>
          </table:table-cell>
        </table:table-row>
        <table:table-row table:style-name="ro1">
          <table:table-cell office:value-type="string" calcext:value-type="string">
            <text:p>- <text:s/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644" calcext:value-type="float">
            <text:p>644</text:p>
          </table:table-cell>
          <table:table-cell office:value-type="float" office:value="1371234" calcext:value-type="float">
            <text:p>1371234</text:p>
          </table:table-cell>
          <table:table-cell office:value-type="float" office:value="228" calcext:value-type="float">
            <text:p>228</text:p>
          </table:table-cell>
          <table:table-cell office:value-type="float" office:value="228" calcext:value-type="float">
            <text:p>228</text:p>
          </table:table-cell>
          <table:table-cell office:value-type="float" office:value="0.2311702" calcext:value-type="float">
            <text:p>0.2311702</text:p>
          </table:table-cell>
          <table:table-cell office:value-type="float" office:value="74.53247" calcext:value-type="float">
            <text:p>74.53247</text:p>
          </table:table-cell>
          <table:table-cell office:value-type="float" office:value="19.89479" calcext:value-type="float">
            <text:p>19.89479</text:p>
          </table:table-cell>
          <table:table-cell office:value-type="float" office:value="12.61049" calcext:value-type="float">
            <text:p>12.61049</text:p>
          </table:table-cell>
          <table:table-cell office:value-type="float" office:value="295691" calcext:value-type="float">
            <text:p>29569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675.833" calcext:value-type="float">
            <text:p>1675.833</text:p>
          </table:table-cell>
          <table:table-cell office:value-type="float" office:value="1689.99" calcext:value-type="float">
            <text:p>1689.99</text:p>
          </table:table-cell>
          <table:table-cell office:value-type="float" office:value="7" calcext:value-type="float">
            <text:p>7</text:p>
          </table:table-cell>
          <table:table-cell office:value-type="float" office:value="41721" calcext:value-type="float">
            <text:p>41721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658511" calcext:value-type="float">
            <text:p>1658511</text:p>
          </table:table-cell>
          <table:table-cell office:value-type="float" office:value="276" calcext:value-type="float">
            <text:p>276</text:p>
          </table:table-cell>
          <table:table-cell office:value-type="float" office:value="1010609" calcext:value-type="float">
            <text:p>1010609</text:p>
          </table:table-cell>
          <table:table-cell office:value-type="float" office:value="168" calcext:value-type="float">
            <text:p>168</text:p>
          </table:table-cell>
          <table:table-cell office:value-type="float" office:value="800784" calcext:value-type="float">
            <text:p>800784</text:p>
          </table:table-cell>
          <table:table-cell office:value-type="float" office:value="133" calcext:value-type="float">
            <text:p>133</text:p>
          </table:table-cell>
          <table:table-cell office:value-type="float" office:value="602843" calcext:value-type="float">
            <text:p>602843</text:p>
          </table:table-cell>
          <table:table-cell office:value-type="float" office:value="100" calcext:value-type="float">
            <text:p>100</text:p>
          </table:table-cell>
          <table:table-cell office:value-type="float" office:value="732" calcext:value-type="float">
            <text:p>732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78986" calcext:value-type="float">
            <text:p>7898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4923" calcext:value-type="float">
            <text:p>1749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95691" calcext:value-type="float">
            <text:p>29569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64586" calcext:value-type="float">
            <text:p>46458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84570" calcext:value-type="float">
            <text:p>58457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705014" calcext:value-type="float">
            <text:p>705014</text:p>
          </table:table-cell>
          <table:table-cell office:value-type="float" office:value="117" calcext:value-type="float">
            <text:p>117</text:p>
          </table:table-cell>
          <table:table-cell office:value-type="float" office:value="5962.57" calcext:value-type="float">
            <text:p>5962.57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954.887" calcext:value-type="float">
            <text:p>5954.887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53.3696" calcext:value-type="float">
            <text:p>653.3696</text:p>
          </table:table-cell>
          <table:table-cell office:value-type="float" office:value="1689.99" calcext:value-type="float">
            <text:p>1689.99</text:p>
          </table:table-cell>
          <table:table-cell office:value-type="float" office:value="1588.326" calcext:value-type="float">
            <text:p>1588.326</text:p>
          </table:table-cell>
        </table:table-row>
        <table:table-row table:style-name="ro1">
          <table:table-cell office:value-type="string" calcext:value-type="string">
            <text:p>+ <text:s/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644" calcext:value-type="float">
            <text:p>644</text:p>
          </table:table-cell>
          <table:table-cell office:value-type="float" office:value="1371234" calcext:value-type="float">
            <text:p>1371234</text:p>
          </table:table-cell>
          <table:table-cell office:value-type="float" office:value="228" calcext:value-type="float">
            <text:p>228</text:p>
          </table:table-cell>
          <table:table-cell office:value-type="float" office:value="228" calcext:value-type="float">
            <text:p>228</text:p>
          </table:table-cell>
          <table:table-cell office:value-type="float" office:value="0.2311702" calcext:value-type="float">
            <text:p>0.2311702</text:p>
          </table:table-cell>
          <table:table-cell office:value-type="float" office:value="74.53247" calcext:value-type="float">
            <text:p>74.53247</text:p>
          </table:table-cell>
          <table:table-cell office:value-type="float" office:value="19.89479" calcext:value-type="float">
            <text:p>19.89479</text:p>
          </table:table-cell>
          <table:table-cell office:value-type="float" office:value="12.61049" calcext:value-type="float">
            <text:p>12.61049</text:p>
          </table:table-cell>
          <table:table-cell office:value-type="float" office:value="295691" calcext:value-type="float">
            <text:p>29569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675.833" calcext:value-type="float">
            <text:p>1675.833</text:p>
          </table:table-cell>
          <table:table-cell office:value-type="float" office:value="1689.99" calcext:value-type="float">
            <text:p>1689.99</text:p>
          </table:table-cell>
          <table:table-cell office:value-type="float" office:value="7" calcext:value-type="float">
            <text:p>7</text:p>
          </table:table-cell>
          <table:table-cell office:value-type="float" office:value="41721" calcext:value-type="float">
            <text:p>41721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658511" calcext:value-type="float">
            <text:p>1658511</text:p>
          </table:table-cell>
          <table:table-cell office:value-type="float" office:value="276" calcext:value-type="float">
            <text:p>276</text:p>
          </table:table-cell>
          <table:table-cell office:value-type="float" office:value="1010609" calcext:value-type="float">
            <text:p>1010609</text:p>
          </table:table-cell>
          <table:table-cell office:value-type="float" office:value="168" calcext:value-type="float">
            <text:p>168</text:p>
          </table:table-cell>
          <table:table-cell office:value-type="float" office:value="800784" calcext:value-type="float">
            <text:p>800784</text:p>
          </table:table-cell>
          <table:table-cell office:value-type="float" office:value="133" calcext:value-type="float">
            <text:p>133</text:p>
          </table:table-cell>
          <table:table-cell office:value-type="float" office:value="602843" calcext:value-type="float">
            <text:p>602843</text:p>
          </table:table-cell>
          <table:table-cell office:value-type="float" office:value="100" calcext:value-type="float">
            <text:p>100</text:p>
          </table:table-cell>
          <table:table-cell office:value-type="float" office:value="732" calcext:value-type="float">
            <text:p>732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78986" calcext:value-type="float">
            <text:p>7898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4923" calcext:value-type="float">
            <text:p>1749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95691" calcext:value-type="float">
            <text:p>29569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64586" calcext:value-type="float">
            <text:p>46458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84570" calcext:value-type="float">
            <text:p>58457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705014" calcext:value-type="float">
            <text:p>705014</text:p>
          </table:table-cell>
          <table:table-cell office:value-type="float" office:value="117" calcext:value-type="float">
            <text:p>117</text:p>
          </table:table-cell>
          <table:table-cell office:value-type="float" office:value="5962.57" calcext:value-type="float">
            <text:p>5962.57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5954.887" calcext:value-type="float">
            <text:p>5954.887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53.3696" calcext:value-type="float">
            <text:p>653.3696</text:p>
          </table:table-cell>
          <table:table-cell office:value-type="float" office:value="1689.99" calcext:value-type="float">
            <text:p>1689.99</text:p>
          </table:table-cell>
          <table:table-cell office:value-type="float" office:value="1588.326" calcext:value-type="float">
            <text:p>1588.326</text:p>
          </table:table-cell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644" calcext:value-type="float">
            <text:p>644</text:p>
          </table:table-cell>
          <table:table-cell office:value-type="float" office:value="87329" calcext:value-type="float">
            <text:p>87329</text:p>
          </table:table-cell>
          <table:table-cell office:value-type="float" office:value="228" calcext:value-type="float">
            <text:p>228</text:p>
          </table:table-cell>
          <table:table-cell office:value-type="float" office:value="228" calcext:value-type="float">
            <text:p>228</text:p>
          </table:table-cell>
          <table:table-cell office:value-type="float" office:value="0.2311702" calcext:value-type="float">
            <text:p>0.2311702</text:p>
          </table:table-cell>
          <table:table-cell office:value-type="float" office:value="74.53247" calcext:value-type="float">
            <text:p>74.53247</text:p>
          </table:table-cell>
          <table:table-cell office:value-type="float" office:value="19.89479" calcext:value-type="float">
            <text:p>19.89479</text:p>
          </table:table-cell>
          <table:table-cell office:value-type="float" office:value="12.61049" calcext:value-type="float">
            <text:p>12.61049</text:p>
          </table:table-cell>
          <table:table-cell office:value-type="float" office:value="5415" calcext:value-type="float">
            <text:p>54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675.833" calcext:value-type="float">
            <text:p>1675.833</text:p>
          </table:table-cell>
          <table:table-cell office:value-type="float" office:value="1689.99" calcext:value-type="float">
            <text:p>1689.99</text:p>
          </table:table-cell>
          <table:table-cell office:value-type="float" office:value="3" calcext:value-type="float">
            <text:p>3</text:p>
          </table:table-cell>
          <table:table-cell office:value-type="float" office:value="1087" calcext:value-type="float">
            <text:p>1087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05723" calcext:value-type="float">
            <text:p>105723</text:p>
          </table:table-cell>
          <table:table-cell office:value-type="float" office:value="276" calcext:value-type="float">
            <text:p>276</text:p>
          </table:table-cell>
          <table:table-cell office:value-type="float" office:value="64204" calcext:value-type="float">
            <text:p>64204</text:p>
          </table:table-cell>
          <table:table-cell office:value-type="float" office:value="168" calcext:value-type="float">
            <text:p>168</text:p>
          </table:table-cell>
          <table:table-cell office:value-type="float" office:value="50884" calcext:value-type="float">
            <text:p>50884</text:p>
          </table:table-cell>
          <table:table-cell office:value-type="float" office:value="133" calcext:value-type="float">
            <text:p>133</text:p>
          </table:table-cell>
          <table:table-cell office:value-type="float" office:value="38114" calcext:value-type="float">
            <text:p>38114</text:p>
          </table:table-cell>
          <table:table-cell office:value-type="float" office:value="100" calcext:value-type="float">
            <text:p>100</text:p>
          </table:table-cell>
          <table:table-cell office:value-type="float" office:value="732" calcext:value-type="float">
            <text:p>732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25" calcext:value-type="float">
            <text:p>35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415" calcext:value-type="float">
            <text:p>54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894" calcext:value-type="float">
            <text:p>889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692" calcext:value-type="float">
            <text:p>1269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7798" calcext:value-type="float">
            <text:p>17798</text:p>
          </table:table-cell>
          <table:table-cell office:value-type="float" office:value="46" calcext:value-type="float">
            <text:p>46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383.1613" calcext:value-type="float">
            <text:p>383.161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53.3696" calcext:value-type="float">
            <text:p>653.3696</text:p>
          </table:table-cell>
          <table:table-cell office:value-type="float" office:value="1689.99" calcext:value-type="float">
            <text:p>1689.99</text:p>
          </table:table-cell>
          <table:table-cell office:value-type="float" office:value="1588.326" calcext:value-type="float">
            <text:p>1588.326</text:p>
          </table:table-cell>
        </table:table-row>
        <table:table-row table:style-name="ro1">
          <table:table-cell office:value-type="string" calcext:value-type="string">
            <text:p>- <text:s/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496" calcext:value-type="float">
            <text:p>496</text:p>
          </table:table-cell>
          <table:table-cell office:value-type="float" office:value="755806" calcext:value-type="float">
            <text:p>75580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0.1940903" calcext:value-type="float">
            <text:p>0.1940903</text:p>
          </table:table-cell>
          <table:table-cell office:value-type="float" office:value="50.00247" calcext:value-type="float">
            <text:p>50.00247</text:p>
          </table:table-cell>
          <table:table-cell office:value-type="float" office:value="15.13074" calcext:value-type="float">
            <text:p>15.13074</text:p>
          </table:table-cell>
          <table:table-cell office:value-type="float" office:value="10.73225" calcext:value-type="float">
            <text:p>10.73225</text:p>
          </table:table-cell>
          <table:table-cell office:value-type="float" office:value="122295" calcext:value-type="float">
            <text:p>1222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42.8378" calcext:value-type="float">
            <text:p>742.8378</text:p>
          </table:table-cell>
          <table:table-cell office:value-type="float" office:value="783.1186" calcext:value-type="float">
            <text:p>783.1186</text:p>
          </table:table-cell>
          <table:table-cell office:value-type="float" office:value="7" calcext:value-type="float">
            <text:p>7</text:p>
          </table:table-cell>
          <table:table-cell office:value-type="float" office:value="42224" calcext:value-type="float">
            <text:p>42224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993968" calcext:value-type="float">
            <text:p>993968</text:p>
          </table:table-cell>
          <table:table-cell office:value-type="float" office:value="163" calcext:value-type="float">
            <text:p>163</text:p>
          </table:table-cell>
          <table:table-cell office:value-type="float" office:value="524139" calcext:value-type="float">
            <text:p>524139</text:p>
          </table:table-cell>
          <table:table-cell office:value-type="float" office:value="86" calcext:value-type="float">
            <text:p>86</text:p>
          </table:table-cell>
          <table:table-cell office:value-type="float" office:value="341402" calcext:value-type="float">
            <text:p>341402</text:p>
          </table:table-cell>
          <table:table-cell office:value-type="float" office:value="56" calcext:value-type="float">
            <text:p>56</text:p>
          </table:table-cell>
          <table:table-cell office:value-type="float" office:value="219516" calcext:value-type="float">
            <text:p>219516</text:p>
          </table:table-cell>
          <table:table-cell office:value-type="float" office:value="36" calcext:value-type="float">
            <text:p>36</text:p>
          </table:table-cell>
          <table:table-cell office:value-type="float" office:value="790" calcext:value-type="float">
            <text:p>790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43022" calcext:value-type="float">
            <text:p>430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9651" calcext:value-type="float">
            <text:p>796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2295" calcext:value-type="float">
            <text:p>12229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977" calcext:value-type="float">
            <text:p>16497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5815" calcext:value-type="float">
            <text:p>22581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81068" calcext:value-type="float">
            <text:p>281068</text:p>
          </table:table-cell>
          <table:table-cell office:value-type="float" office:value="46" calcext:value-type="float">
            <text:p>46</text:p>
          </table:table-cell>
          <table:table-cell office:value-type="float" office:value="6084.413" calcext:value-type="float">
            <text:p>6084.41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6079.479" calcext:value-type="float">
            <text:p>6079.47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47.6418" calcext:value-type="float">
            <text:p>447.6418</text:p>
          </table:table-cell>
          <table:table-cell office:value-type="float" office:value="783.1186" calcext:value-type="float">
            <text:p>783.1186</text:p>
          </table:table-cell>
          <table:table-cell office:value-type="float" office:value="809.5958" calcext:value-type="float">
            <text:p>809.5958</text:p>
          </table:table-cell>
        </table:table-row>
        <table:table-row table:style-name="ro1">
          <table:table-cell office:value-type="string" calcext:value-type="string">
            <text:p>+ <text:s/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496" calcext:value-type="float">
            <text:p>496</text:p>
          </table:table-cell>
          <table:table-cell office:value-type="float" office:value="755806" calcext:value-type="float">
            <text:p>75580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0.1940903" calcext:value-type="float">
            <text:p>0.1940903</text:p>
          </table:table-cell>
          <table:table-cell office:value-type="float" office:value="50.00247" calcext:value-type="float">
            <text:p>50.00247</text:p>
          </table:table-cell>
          <table:table-cell office:value-type="float" office:value="15.13074" calcext:value-type="float">
            <text:p>15.13074</text:p>
          </table:table-cell>
          <table:table-cell office:value-type="float" office:value="10.73225" calcext:value-type="float">
            <text:p>10.73225</text:p>
          </table:table-cell>
          <table:table-cell office:value-type="float" office:value="122295" calcext:value-type="float">
            <text:p>1222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42.8378" calcext:value-type="float">
            <text:p>742.8378</text:p>
          </table:table-cell>
          <table:table-cell office:value-type="float" office:value="783.1186" calcext:value-type="float">
            <text:p>783.1186</text:p>
          </table:table-cell>
          <table:table-cell office:value-type="float" office:value="7" calcext:value-type="float">
            <text:p>7</text:p>
          </table:table-cell>
          <table:table-cell office:value-type="float" office:value="42224" calcext:value-type="float">
            <text:p>42224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993968" calcext:value-type="float">
            <text:p>993968</text:p>
          </table:table-cell>
          <table:table-cell office:value-type="float" office:value="163" calcext:value-type="float">
            <text:p>163</text:p>
          </table:table-cell>
          <table:table-cell office:value-type="float" office:value="524139" calcext:value-type="float">
            <text:p>524139</text:p>
          </table:table-cell>
          <table:table-cell office:value-type="float" office:value="86" calcext:value-type="float">
            <text:p>86</text:p>
          </table:table-cell>
          <table:table-cell office:value-type="float" office:value="341402" calcext:value-type="float">
            <text:p>341402</text:p>
          </table:table-cell>
          <table:table-cell office:value-type="float" office:value="56" calcext:value-type="float">
            <text:p>56</text:p>
          </table:table-cell>
          <table:table-cell office:value-type="float" office:value="219516" calcext:value-type="float">
            <text:p>219516</text:p>
          </table:table-cell>
          <table:table-cell office:value-type="float" office:value="36" calcext:value-type="float">
            <text:p>36</text:p>
          </table:table-cell>
          <table:table-cell office:value-type="float" office:value="790" calcext:value-type="float">
            <text:p>790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43022" calcext:value-type="float">
            <text:p>430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9651" calcext:value-type="float">
            <text:p>796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2295" calcext:value-type="float">
            <text:p>12229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977" calcext:value-type="float">
            <text:p>16497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5815" calcext:value-type="float">
            <text:p>22581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81068" calcext:value-type="float">
            <text:p>281068</text:p>
          </table:table-cell>
          <table:table-cell office:value-type="float" office:value="46" calcext:value-type="float">
            <text:p>46</text:p>
          </table:table-cell>
          <table:table-cell office:value-type="float" office:value="6084.413" calcext:value-type="float">
            <text:p>6084.41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6079.479" calcext:value-type="float">
            <text:p>6079.47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47.6418" calcext:value-type="float">
            <text:p>447.6418</text:p>
          </table:table-cell>
          <table:table-cell office:value-type="float" office:value="783.1186" calcext:value-type="float">
            <text:p>783.1186</text:p>
          </table:table-cell>
          <table:table-cell office:value-type="float" office:value="809.5958" calcext:value-type="float">
            <text:p>809.5958</text:p>
          </table:table-cell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496" calcext:value-type="float">
            <text:p>496</text:p>
          </table:table-cell>
          <table:table-cell office:value-type="float" office:value="47337" calcext:value-type="float">
            <text:p>47337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0.1940903" calcext:value-type="float">
            <text:p>0.1940903</text:p>
          </table:table-cell>
          <table:table-cell office:value-type="float" office:value="50.00247" calcext:value-type="float">
            <text:p>50.00247</text:p>
          </table:table-cell>
          <table:table-cell office:value-type="float" office:value="15.13074" calcext:value-type="float">
            <text:p>15.13074</text:p>
          </table:table-cell>
          <table:table-cell office:value-type="float" office:value="10.73225" calcext:value-type="float">
            <text:p>10.73225</text:p>
          </table:table-cell>
          <table:table-cell office:value-type="float" office:value="8082" calcext:value-type="float">
            <text:p>808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42.8378" calcext:value-type="float">
            <text:p>742.8378</text:p>
          </table:table-cell>
          <table:table-cell office:value-type="float" office:value="783.1186" calcext:value-type="float">
            <text:p>783.1186</text:p>
          </table:table-cell>
          <table:table-cell office:value-type="float" office:value="4" calcext:value-type="float">
            <text:p>4</text:p>
          </table:table-cell>
          <table:table-cell office:value-type="float" office:value="1457" calcext:value-type="float">
            <text:p>1457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2103" calcext:value-type="float">
            <text:p>62103</text:p>
          </table:table-cell>
          <table:table-cell office:value-type="float" office:value="163" calcext:value-type="float">
            <text:p>163</text:p>
          </table:table-cell>
          <table:table-cell office:value-type="float" office:value="32902" calcext:value-type="float">
            <text:p>32902</text:p>
          </table:table-cell>
          <table:table-cell office:value-type="float" office:value="86" calcext:value-type="float">
            <text:p>86</text:p>
          </table:table-cell>
          <table:table-cell office:value-type="float" office:value="21434" calcext:value-type="float">
            <text:p>21434</text:p>
          </table:table-cell>
          <table:table-cell office:value-type="float" office:value="56" calcext:value-type="float">
            <text:p>56</text:p>
          </table:table-cell>
          <table:table-cell office:value-type="float" office:value="13749" calcext:value-type="float">
            <text:p>13749</text:p>
          </table:table-cell>
          <table:table-cell office:value-type="float" office:value="36" calcext:value-type="float">
            <text:p>36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2743" calcext:value-type="float">
            <text:p>27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22" calcext:value-type="float">
            <text:p>50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082" calcext:value-type="float">
            <text:p>808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625" calcext:value-type="float">
            <text:p>1262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7614" calcext:value-type="float">
            <text:p>1761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2626" calcext:value-type="float">
            <text:p>22626</text:p>
          </table:table-cell>
          <table:table-cell office:value-type="float" office:value="59" calcext:value-type="float">
            <text:p>59</text:p>
          </table:table-cell>
          <table:table-cell office:value-type="float" office:value="380.7391" calcext:value-type="float">
            <text:p>380.73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379.5729" calcext:value-type="float">
            <text:p>379.572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47.6418" calcext:value-type="float">
            <text:p>447.6418</text:p>
          </table:table-cell>
          <table:table-cell office:value-type="float" office:value="783.1186" calcext:value-type="float">
            <text:p>783.1186</text:p>
          </table:table-cell>
          <table:table-cell office:value-type="float" office:value="809.5958" calcext:value-type="float">
            <text:p>809.5958</text:p>
          </table:table-cell>
        </table:table-row>
        <table:table-row table:style-name="ro1">
          <table:table-cell office:value-type="string" calcext:value-type="string">
            <text:p>- <text:s/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28" calcext:value-type="float">
            <text:p>28</text:p>
          </table:table-cell>
          <table:table-cell office:value-type="float" office:value="2745197" calcext:value-type="float">
            <text:p>2745197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0.204695" calcext:value-type="float">
            <text:p>0.204695</text:p>
          </table:table-cell>
          <table:table-cell office:value-type="float" office:value="102.7377" calcext:value-type="float">
            <text:p>102.7377</text:p>
          </table:table-cell>
          <table:table-cell office:value-type="float" office:value="28.43412" calcext:value-type="float">
            <text:p>28.43412</text:p>
          </table:table-cell>
          <table:table-cell office:value-type="float" office:value="21.05869" calcext:value-type="float">
            <text:p>21.05869</text:p>
          </table:table-cell>
          <table:table-cell office:value-type="float" office:value="314650" calcext:value-type="float">
            <text:p>31465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196.438" calcext:value-type="float">
            <text:p>5196.438</text:p>
          </table:table-cell>
          <table:table-cell office:value-type="float" office:value="4557.767" calcext:value-type="float">
            <text:p>4557.767</text:p>
          </table:table-cell>
          <table:table-cell office:value-type="float" office:value="36" calcext:value-type="float">
            <text:p>36</text:p>
          </table:table-cell>
          <table:table-cell office:value-type="float" office:value="227870" calcext:value-type="float">
            <text:p>22787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3152908" calcext:value-type="float">
            <text:p>3152908</text:p>
          </table:table-cell>
          <table:table-cell office:value-type="float" office:value="494" calcext:value-type="float">
            <text:p>494</text:p>
          </table:table-cell>
          <table:table-cell office:value-type="float" office:value="2235523" calcext:value-type="float">
            <text:p>2235523</text:p>
          </table:table-cell>
          <table:table-cell office:value-type="float" office:value="350" calcext:value-type="float">
            <text:p>350</text:p>
          </table:table-cell>
          <table:table-cell office:value-type="float" office:value="1877776" calcext:value-type="float">
            <text:p>1877776</text:p>
          </table:table-cell>
          <table:table-cell office:value-type="float" office:value="294" calcext:value-type="float">
            <text:p>294</text:p>
          </table:table-cell>
          <table:table-cell office:value-type="float" office:value="1525985" calcext:value-type="float">
            <text:p>1525985</text:p>
          </table:table-cell>
          <table:table-cell office:value-type="float" office:value="239" calcext:value-type="float">
            <text:p>239</text:p>
          </table:table-cell>
          <table:table-cell office:value-type="float" office:value="836" calcext:value-type="float">
            <text:p>8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4208" calcext:value-type="float">
            <text:p>8420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6875" calcext:value-type="float">
            <text:p>18687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4650" calcext:value-type="float">
            <text:p>3146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9432" calcext:value-type="float">
            <text:p>51943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23373" calcext:value-type="float">
            <text:p>72337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952304" calcext:value-type="float">
            <text:p>952304</text:p>
          </table:table-cell>
          <table:table-cell office:value-type="float" office:value="149" calcext:value-type="float">
            <text:p>149</text:p>
          </table:table-cell>
          <table:table-cell office:value-type="float" office:value="6324.014" calcext:value-type="float">
            <text:p>6324.014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6309.45" calcext:value-type="float">
            <text:p>6309.4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420.95" calcext:value-type="float">
            <text:p>1420.95</text:p>
          </table:table-cell>
          <table:table-cell office:value-type="float" office:value="4557.767" calcext:value-type="float">
            <text:p>4557.767</text:p>
          </table:table-cell>
          <table:table-cell office:value-type="float" office:value="4180.445" calcext:value-type="float">
            <text:p>4180.445</text:p>
          </table:table-cell>
        </table:table-row>
        <table:table-row table:style-name="ro1">
          <table:table-cell office:value-type="string" calcext:value-type="string">
            <text:p>+ <text:s/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28" calcext:value-type="float">
            <text:p>28</text:p>
          </table:table-cell>
          <table:table-cell office:value-type="float" office:value="2745197" calcext:value-type="float">
            <text:p>2745197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0.204695" calcext:value-type="float">
            <text:p>0.204695</text:p>
          </table:table-cell>
          <table:table-cell office:value-type="float" office:value="102.7377" calcext:value-type="float">
            <text:p>102.7377</text:p>
          </table:table-cell>
          <table:table-cell office:value-type="float" office:value="28.43412" calcext:value-type="float">
            <text:p>28.43412</text:p>
          </table:table-cell>
          <table:table-cell office:value-type="float" office:value="21.05869" calcext:value-type="float">
            <text:p>21.05869</text:p>
          </table:table-cell>
          <table:table-cell office:value-type="float" office:value="314650" calcext:value-type="float">
            <text:p>31465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196.438" calcext:value-type="float">
            <text:p>5196.438</text:p>
          </table:table-cell>
          <table:table-cell office:value-type="float" office:value="4557.767" calcext:value-type="float">
            <text:p>4557.767</text:p>
          </table:table-cell>
          <table:table-cell office:value-type="float" office:value="36" calcext:value-type="float">
            <text:p>36</text:p>
          </table:table-cell>
          <table:table-cell office:value-type="float" office:value="227870" calcext:value-type="float">
            <text:p>22787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3152908" calcext:value-type="float">
            <text:p>3152908</text:p>
          </table:table-cell>
          <table:table-cell office:value-type="float" office:value="494" calcext:value-type="float">
            <text:p>494</text:p>
          </table:table-cell>
          <table:table-cell office:value-type="float" office:value="2235523" calcext:value-type="float">
            <text:p>2235523</text:p>
          </table:table-cell>
          <table:table-cell office:value-type="float" office:value="350" calcext:value-type="float">
            <text:p>350</text:p>
          </table:table-cell>
          <table:table-cell office:value-type="float" office:value="1877776" calcext:value-type="float">
            <text:p>1877776</text:p>
          </table:table-cell>
          <table:table-cell office:value-type="float" office:value="294" calcext:value-type="float">
            <text:p>294</text:p>
          </table:table-cell>
          <table:table-cell office:value-type="float" office:value="1525985" calcext:value-type="float">
            <text:p>1525985</text:p>
          </table:table-cell>
          <table:table-cell office:value-type="float" office:value="239" calcext:value-type="float">
            <text:p>239</text:p>
          </table:table-cell>
          <table:table-cell office:value-type="float" office:value="836" calcext:value-type="float">
            <text:p>8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4208" calcext:value-type="float">
            <text:p>8420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6875" calcext:value-type="float">
            <text:p>18687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4650" calcext:value-type="float">
            <text:p>3146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9432" calcext:value-type="float">
            <text:p>51943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23373" calcext:value-type="float">
            <text:p>72337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952304" calcext:value-type="float">
            <text:p>952304</text:p>
          </table:table-cell>
          <table:table-cell office:value-type="float" office:value="149" calcext:value-type="float">
            <text:p>149</text:p>
          </table:table-cell>
          <table:table-cell office:value-type="float" office:value="6324.014" calcext:value-type="float">
            <text:p>6324.014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6309.45" calcext:value-type="float">
            <text:p>6309.4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420.95" calcext:value-type="float">
            <text:p>1420.95</text:p>
          </table:table-cell>
          <table:table-cell office:value-type="float" office:value="4557.767" calcext:value-type="float">
            <text:p>4557.767</text:p>
          </table:table-cell>
          <table:table-cell office:value-type="float" office:value="4180.445" calcext:value-type="float">
            <text:p>4180.445</text:p>
          </table:table-cell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28" calcext:value-type="float">
            <text:p>28</text:p>
          </table:table-cell>
          <table:table-cell office:value-type="float" office:value="164921" calcext:value-type="float">
            <text:p>164921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0.204695" calcext:value-type="float">
            <text:p>0.204695</text:p>
          </table:table-cell>
          <table:table-cell office:value-type="float" office:value="102.7377" calcext:value-type="float">
            <text:p>102.7377</text:p>
          </table:table-cell>
          <table:table-cell office:value-type="float" office:value="28.43412" calcext:value-type="float">
            <text:p>28.43412</text:p>
          </table:table-cell>
          <table:table-cell office:value-type="float" office:value="21.05869" calcext:value-type="float">
            <text:p>21.05869</text:p>
          </table:table-cell>
          <table:table-cell office:value-type="float" office:value="7149" calcext:value-type="float">
            <text:p>714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196.438" calcext:value-type="float">
            <text:p>5196.438</text:p>
          </table:table-cell>
          <table:table-cell office:value-type="float" office:value="4557.767" calcext:value-type="float">
            <text:p>4557.767</text:p>
          </table:table-cell>
          <table:table-cell office:value-type="float" office:value="17" calcext:value-type="float">
            <text:p>17</text:p>
          </table:table-cell>
          <table:table-cell office:value-type="float" office:value="6172" calcext:value-type="float">
            <text:p>6172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89548" calcext:value-type="float">
            <text:p>189548</text:p>
          </table:table-cell>
          <table:table-cell office:value-type="float" office:value="494" calcext:value-type="float">
            <text:p>494</text:p>
          </table:table-cell>
          <table:table-cell office:value-type="float" office:value="134350" calcext:value-type="float">
            <text:p>134350</text:p>
          </table:table-cell>
          <table:table-cell office:value-type="float" office:value="350" calcext:value-type="float">
            <text:p>350</text:p>
          </table:table-cell>
          <table:table-cell office:value-type="float" office:value="112770" calcext:value-type="float">
            <text:p>112770</text:p>
          </table:table-cell>
          <table:table-cell office:value-type="float" office:value="294" calcext:value-type="float">
            <text:p>294</text:p>
          </table:table-cell>
          <table:table-cell office:value-type="float" office:value="91774" calcext:value-type="float">
            <text:p>91774</text:p>
          </table:table-cell>
          <table:table-cell office:value-type="float" office:value="239" calcext:value-type="float">
            <text:p>239</text:p>
          </table:table-cell>
          <table:table-cell office:value-type="float" office:value="834" calcext:value-type="float">
            <text:p>83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52" calcext:value-type="float">
            <text:p>24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802" calcext:value-type="float">
            <text:p>480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49" calcext:value-type="float">
            <text:p>714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811" calcext:value-type="float">
            <text:p>118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39" calcext:value-type="float">
            <text:p>160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1108" calcext:value-type="float">
            <text:p>21108</text:p>
          </table:table-cell>
          <table:table-cell office:value-type="float" office:value="54" calcext:value-type="float">
            <text:p>54</text:p>
          </table:table-cell>
          <table:table-cell office:value-type="float" office:value="383.869" calcext:value-type="float">
            <text:p>383.869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386.5945" calcext:value-type="float">
            <text:p>386.594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420.95" calcext:value-type="float">
            <text:p>1420.95</text:p>
          </table:table-cell>
          <table:table-cell office:value-type="float" office:value="4557.767" calcext:value-type="float">
            <text:p>4557.767</text:p>
          </table:table-cell>
          <table:table-cell office:value-type="float" office:value="4180.445" calcext:value-type="float">
            <text:p>4180.445</text:p>
          </table:table-cell>
        </table:table-row>
        <table:table-row table:style-name="ro1">
          <table:table-cell office:value-type="string" calcext:value-type="string">
            <text:p>- <text:s/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95" calcext:value-type="float">
            <text:p>95</text:p>
          </table:table-cell>
          <table:table-cell office:value-type="float" office:value="2288381" calcext:value-type="float">
            <text:p>2288381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0.3120784" calcext:value-type="float">
            <text:p>0.3120784</text:p>
          </table:table-cell>
          <table:table-cell office:value-type="float" office:value="98.71579" calcext:value-type="float">
            <text:p>98.71579</text:p>
          </table:table-cell>
          <table:table-cell office:value-type="float" office:value="26.12493" calcext:value-type="float">
            <text:p>26.12493</text:p>
          </table:table-cell>
          <table:table-cell office:value-type="float" office:value="15.87486" calcext:value-type="float">
            <text:p>15.87486</text:p>
          </table:table-cell>
          <table:table-cell office:value-type="float" office:value="268335" calcext:value-type="float">
            <text:p>2683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062.303" calcext:value-type="float">
            <text:p>4062.303</text:p>
          </table:table-cell>
          <table:table-cell office:value-type="float" office:value="3478.001" calcext:value-type="float">
            <text:p>3478.001</text:p>
          </table:table-cell>
          <table:table-cell office:value-type="float" office:value="40" calcext:value-type="float">
            <text:p>40</text:p>
          </table:table-cell>
          <table:table-cell office:value-type="float" office:value="208771" calcext:value-type="float">
            <text:p>208771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2623793" calcext:value-type="float">
            <text:p>2623793</text:p>
          </table:table-cell>
          <table:table-cell office:value-type="float" office:value="428" calcext:value-type="float">
            <text:p>428</text:p>
          </table:table-cell>
          <table:table-cell office:value-type="float" office:value="1838680" calcext:value-type="float">
            <text:p>1838680</text:p>
          </table:table-cell>
          <table:table-cell office:value-type="float" office:value="291" calcext:value-type="float">
            <text:p>291</text:p>
          </table:table-cell>
          <table:table-cell office:value-type="float" office:value="1566471" calcext:value-type="float">
            <text:p>1566471</text:p>
          </table:table-cell>
          <table:table-cell office:value-type="float" office:value="244" calcext:value-type="float">
            <text:p>244</text:p>
          </table:table-cell>
          <table:table-cell office:value-type="float" office:value="1280316" calcext:value-type="float">
            <text:p>1280316</text:p>
          </table:table-cell>
          <table:table-cell office:value-type="float" office:value="197" calcext:value-type="float">
            <text:p>197</text:p>
          </table:table-cell>
          <table:table-cell office:value-type="float" office:value="960" calcext:value-type="float">
            <text:p>96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348" calcext:value-type="float">
            <text:p>1023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9619" calcext:value-type="float">
            <text:p>1796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8335" calcext:value-type="float">
            <text:p>2683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9110" calcext:value-type="float">
            <text:p>40911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48228" calcext:value-type="float">
            <text:p>54822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10381" calcext:value-type="float">
            <text:p>710381</text:p>
          </table:table-cell>
          <table:table-cell office:value-type="float" office:value="104" calcext:value-type="float">
            <text:p>104</text:p>
          </table:table-cell>
          <table:table-cell office:value-type="float" office:value="5782.546" calcext:value-type="float">
            <text:p>5782.546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5928.494" calcext:value-type="float">
            <text:p>5928.494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063.659" calcext:value-type="float">
            <text:p>1063.659</text:p>
          </table:table-cell>
          <table:table-cell office:value-type="float" office:value="3478.001" calcext:value-type="float">
            <text:p>3478.001</text:p>
          </table:table-cell>
          <table:table-cell office:value-type="float" office:value="3266.184" calcext:value-type="float">
            <text:p>3266.184</text:p>
          </table:table-cell>
        </table:table-row>
        <table:table-row table:style-name="ro1">
          <table:table-cell office:value-type="string" calcext:value-type="string">
            <text:p>+ <text:s/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95" calcext:value-type="float">
            <text:p>95</text:p>
          </table:table-cell>
          <table:table-cell office:value-type="float" office:value="2288381" calcext:value-type="float">
            <text:p>2288381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0.3120784" calcext:value-type="float">
            <text:p>0.3120784</text:p>
          </table:table-cell>
          <table:table-cell office:value-type="float" office:value="98.71579" calcext:value-type="float">
            <text:p>98.71579</text:p>
          </table:table-cell>
          <table:table-cell office:value-type="float" office:value="26.12493" calcext:value-type="float">
            <text:p>26.12493</text:p>
          </table:table-cell>
          <table:table-cell office:value-type="float" office:value="15.87486" calcext:value-type="float">
            <text:p>15.87486</text:p>
          </table:table-cell>
          <table:table-cell office:value-type="float" office:value="268335" calcext:value-type="float">
            <text:p>2683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062.303" calcext:value-type="float">
            <text:p>4062.303</text:p>
          </table:table-cell>
          <table:table-cell office:value-type="float" office:value="3478.001" calcext:value-type="float">
            <text:p>3478.001</text:p>
          </table:table-cell>
          <table:table-cell office:value-type="float" office:value="40" calcext:value-type="float">
            <text:p>40</text:p>
          </table:table-cell>
          <table:table-cell office:value-type="float" office:value="208771" calcext:value-type="float">
            <text:p>208771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2623793" calcext:value-type="float">
            <text:p>2623793</text:p>
          </table:table-cell>
          <table:table-cell office:value-type="float" office:value="428" calcext:value-type="float">
            <text:p>428</text:p>
          </table:table-cell>
          <table:table-cell office:value-type="float" office:value="1838680" calcext:value-type="float">
            <text:p>1838680</text:p>
          </table:table-cell>
          <table:table-cell office:value-type="float" office:value="291" calcext:value-type="float">
            <text:p>291</text:p>
          </table:table-cell>
          <table:table-cell office:value-type="float" office:value="1566471" calcext:value-type="float">
            <text:p>1566471</text:p>
          </table:table-cell>
          <table:table-cell office:value-type="float" office:value="244" calcext:value-type="float">
            <text:p>244</text:p>
          </table:table-cell>
          <table:table-cell office:value-type="float" office:value="1280316" calcext:value-type="float">
            <text:p>1280316</text:p>
          </table:table-cell>
          <table:table-cell office:value-type="float" office:value="197" calcext:value-type="float">
            <text:p>197</text:p>
          </table:table-cell>
          <table:table-cell office:value-type="float" office:value="960" calcext:value-type="float">
            <text:p>96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348" calcext:value-type="float">
            <text:p>1023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9619" calcext:value-type="float">
            <text:p>1796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8335" calcext:value-type="float">
            <text:p>2683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9110" calcext:value-type="float">
            <text:p>40911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48228" calcext:value-type="float">
            <text:p>54822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10381" calcext:value-type="float">
            <text:p>710381</text:p>
          </table:table-cell>
          <table:table-cell office:value-type="float" office:value="104" calcext:value-type="float">
            <text:p>104</text:p>
          </table:table-cell>
          <table:table-cell office:value-type="float" office:value="5782.546" calcext:value-type="float">
            <text:p>5782.546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5928.494" calcext:value-type="float">
            <text:p>5928.494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063.659" calcext:value-type="float">
            <text:p>1063.659</text:p>
          </table:table-cell>
          <table:table-cell office:value-type="float" office:value="3478.001" calcext:value-type="float">
            <text:p>3478.001</text:p>
          </table:table-cell>
          <table:table-cell office:value-type="float" office:value="3266.184" calcext:value-type="float">
            <text:p>3266.184</text:p>
          </table:table-cell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95" calcext:value-type="float">
            <text:p>95</text:p>
          </table:table-cell>
          <table:table-cell office:value-type="float" office:value="142751" calcext:value-type="float">
            <text:p>142751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0.3120784" calcext:value-type="float">
            <text:p>0.3120784</text:p>
          </table:table-cell>
          <table:table-cell office:value-type="float" office:value="98.71579" calcext:value-type="float">
            <text:p>98.71579</text:p>
          </table:table-cell>
          <table:table-cell office:value-type="float" office:value="26.12493" calcext:value-type="float">
            <text:p>26.12493</text:p>
          </table:table-cell>
          <table:table-cell office:value-type="float" office:value="15.87486" calcext:value-type="float">
            <text:p>15.87486</text:p>
          </table:table-cell>
          <table:table-cell office:value-type="float" office:value="12516" calcext:value-type="float">
            <text:p>125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062.303" calcext:value-type="float">
            <text:p>4062.303</text:p>
          </table:table-cell>
          <table:table-cell office:value-type="float" office:value="3478.001" calcext:value-type="float">
            <text:p>3478.001</text:p>
          </table:table-cell>
          <table:table-cell office:value-type="float" office:value="23" calcext:value-type="float">
            <text:p>23</text:p>
          </table:table-cell>
          <table:table-cell office:value-type="float" office:value="8623" calcext:value-type="float">
            <text:p>8623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65881" calcext:value-type="float">
            <text:p>165881</text:p>
          </table:table-cell>
          <table:table-cell office:value-type="float" office:value="428" calcext:value-type="float">
            <text:p>428</text:p>
          </table:table-cell>
          <table:table-cell office:value-type="float" office:value="113144" calcext:value-type="float">
            <text:p>113144</text:p>
          </table:table-cell>
          <table:table-cell office:value-type="float" office:value="291" calcext:value-type="float">
            <text:p>291</text:p>
          </table:table-cell>
          <table:table-cell office:value-type="float" office:value="95110" calcext:value-type="float">
            <text:p>95110</text:p>
          </table:table-cell>
          <table:table-cell office:value-type="float" office:value="244" calcext:value-type="float">
            <text:p>244</text:p>
          </table:table-cell>
          <table:table-cell office:value-type="float" office:value="76716" calcext:value-type="float">
            <text:p>76716</text:p>
          </table:table-cell>
          <table:table-cell office:value-type="float" office:value="197" calcext:value-type="float">
            <text:p>197</text:p>
          </table:table-cell>
          <table:table-cell office:value-type="float" office:value="972" calcext:value-type="float">
            <text:p>97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3606" calcext:value-type="float">
            <text:p>36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888" calcext:value-type="float">
            <text:p>788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516" calcext:value-type="float">
            <text:p>125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856" calcext:value-type="float">
            <text:p>2085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7878" calcext:value-type="float">
            <text:p>2787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4490" calcext:value-type="float">
            <text:p>34490</text:p>
          </table:table-cell>
          <table:table-cell office:value-type="float" office:value="88" calcext:value-type="float">
            <text:p>88</text:p>
          </table:table-cell>
          <table:table-cell office:value-type="float" office:value="379.3759" calcext:value-type="float">
            <text:p>379.3759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378.8512" calcext:value-type="float">
            <text:p>378.8512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063.659" calcext:value-type="float">
            <text:p>1063.659</text:p>
          </table:table-cell>
          <table:table-cell office:value-type="float" office:value="3478.001" calcext:value-type="float">
            <text:p>3478.001</text:p>
          </table:table-cell>
          <table:table-cell office:value-type="float" office:value="3266.184" calcext:value-type="float">
            <text:p>3266.184</text:p>
          </table:table-cell>
        </table:table-row>
        <table:table-row table:style-name="ro1">
          <table:table-cell office:value-type="string" calcext:value-type="string">
            <text:p>- <text:s/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856" calcext:value-type="float">
            <text:p>856</text:p>
          </table:table-cell>
          <table:table-cell office:value-type="float" office:value="670218" calcext:value-type="float">
            <text:p>67021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0.3191666" calcext:value-type="float">
            <text:p>0.3191666</text:p>
          </table:table-cell>
          <table:table-cell office:value-type="float" office:value="48.57863" calcext:value-type="float">
            <text:p>48.57863</text:p>
          </table:table-cell>
          <table:table-cell office:value-type="float" office:value="16.34218" calcext:value-type="float">
            <text:p>16.34218</text:p>
          </table:table-cell>
          <table:table-cell office:value-type="float" office:value="8.116959" calcext:value-type="float">
            <text:p>8.116959</text:p>
          </table:table-cell>
          <table:table-cell office:value-type="float" office:value="86824" calcext:value-type="float">
            <text:p>86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71.7961" calcext:value-type="float">
            <text:p>671.7961</text:p>
          </table:table-cell>
          <table:table-cell office:value-type="float" office:value="772.3569" calcext:value-type="float">
            <text:p>772.3569</text:p>
          </table:table-cell>
          <table:table-cell office:value-type="float" office:value="5" calcext:value-type="float">
            <text:p>5</text:p>
          </table:table-cell>
          <table:table-cell office:value-type="float" office:value="26480" calcext:value-type="float">
            <text:p>2648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907229" calcext:value-type="float">
            <text:p>907229</text:p>
          </table:table-cell>
          <table:table-cell office:value-type="float" office:value="169" calcext:value-type="float">
            <text:p>169</text:p>
          </table:table-cell>
          <table:table-cell office:value-type="float" office:value="466542" calcext:value-type="float">
            <text:p>466542</text:p>
          </table:table-cell>
          <table:table-cell office:value-type="float" office:value="87" calcext:value-type="float">
            <text:p>87</text:p>
          </table:table-cell>
          <table:table-cell office:value-type="float" office:value="332788" calcext:value-type="float">
            <text:p>332788</text:p>
          </table:table-cell>
          <table:table-cell office:value-type="float" office:value="62" calcext:value-type="float">
            <text:p>62</text:p>
          </table:table-cell>
          <table:table-cell office:value-type="float" office:value="214270" calcext:value-type="float">
            <text:p>214270</text:p>
          </table:table-cell>
          <table:table-cell office:value-type="float" office:value="40" calcext:value-type="float">
            <text:p>40</text:p>
          </table:table-cell>
          <table:table-cell office:value-type="float" office:value="1038" calcext:value-type="float">
            <text:p>1038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32798" calcext:value-type="float">
            <text:p>327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209" calcext:value-type="float">
            <text:p>542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6824" calcext:value-type="float">
            <text:p>868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0149" calcext:value-type="float">
            <text:p>13014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8443" calcext:value-type="float">
            <text:p>17844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26721" calcext:value-type="float">
            <text:p>226721</text:p>
          </table:table-cell>
          <table:table-cell office:value-type="float" office:value="42" calcext:value-type="float">
            <text:p>42</text:p>
          </table:table-cell>
          <table:table-cell office:value-type="float" office:value="5369.876" calcext:value-type="float">
            <text:p>5369.87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5386.879" calcext:value-type="float">
            <text:p>5386.879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519.2932" calcext:value-type="float">
            <text:p>519.2932</text:p>
          </table:table-cell>
          <table:table-cell office:value-type="float" office:value="772.3569" calcext:value-type="float">
            <text:p>772.3569</text:p>
          </table:table-cell>
          <table:table-cell office:value-type="float" office:value="757.6336" calcext:value-type="float">
            <text:p>757.6336</text:p>
          </table:table-cell>
        </table:table-row>
        <table:table-row table:style-name="ro1">
          <table:table-cell office:value-type="string" calcext:value-type="string">
            <text:p>+ <text:s/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856" calcext:value-type="float">
            <text:p>856</text:p>
          </table:table-cell>
          <table:table-cell office:value-type="float" office:value="670218" calcext:value-type="float">
            <text:p>67021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0.3191666" calcext:value-type="float">
            <text:p>0.3191666</text:p>
          </table:table-cell>
          <table:table-cell office:value-type="float" office:value="48.57863" calcext:value-type="float">
            <text:p>48.57863</text:p>
          </table:table-cell>
          <table:table-cell office:value-type="float" office:value="16.34218" calcext:value-type="float">
            <text:p>16.34218</text:p>
          </table:table-cell>
          <table:table-cell office:value-type="float" office:value="8.116959" calcext:value-type="float">
            <text:p>8.116959</text:p>
          </table:table-cell>
          <table:table-cell office:value-type="float" office:value="86824" calcext:value-type="float">
            <text:p>86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71.7961" calcext:value-type="float">
            <text:p>671.7961</text:p>
          </table:table-cell>
          <table:table-cell office:value-type="float" office:value="772.3569" calcext:value-type="float">
            <text:p>772.3569</text:p>
          </table:table-cell>
          <table:table-cell office:value-type="float" office:value="5" calcext:value-type="float">
            <text:p>5</text:p>
          </table:table-cell>
          <table:table-cell office:value-type="float" office:value="26480" calcext:value-type="float">
            <text:p>2648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907229" calcext:value-type="float">
            <text:p>907229</text:p>
          </table:table-cell>
          <table:table-cell office:value-type="float" office:value="169" calcext:value-type="float">
            <text:p>169</text:p>
          </table:table-cell>
          <table:table-cell office:value-type="float" office:value="466542" calcext:value-type="float">
            <text:p>466542</text:p>
          </table:table-cell>
          <table:table-cell office:value-type="float" office:value="87" calcext:value-type="float">
            <text:p>87</text:p>
          </table:table-cell>
          <table:table-cell office:value-type="float" office:value="332788" calcext:value-type="float">
            <text:p>332788</text:p>
          </table:table-cell>
          <table:table-cell office:value-type="float" office:value="62" calcext:value-type="float">
            <text:p>62</text:p>
          </table:table-cell>
          <table:table-cell office:value-type="float" office:value="214270" calcext:value-type="float">
            <text:p>214270</text:p>
          </table:table-cell>
          <table:table-cell office:value-type="float" office:value="40" calcext:value-type="float">
            <text:p>40</text:p>
          </table:table-cell>
          <table:table-cell office:value-type="float" office:value="1038" calcext:value-type="float">
            <text:p>1038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32798" calcext:value-type="float">
            <text:p>327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209" calcext:value-type="float">
            <text:p>542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6824" calcext:value-type="float">
            <text:p>868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0149" calcext:value-type="float">
            <text:p>13014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8443" calcext:value-type="float">
            <text:p>17844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26721" calcext:value-type="float">
            <text:p>226721</text:p>
          </table:table-cell>
          <table:table-cell office:value-type="float" office:value="42" calcext:value-type="float">
            <text:p>42</text:p>
          </table:table-cell>
          <table:table-cell office:value-type="float" office:value="5369.876" calcext:value-type="float">
            <text:p>5369.87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5386.879" calcext:value-type="float">
            <text:p>5386.879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519.2932" calcext:value-type="float">
            <text:p>519.2932</text:p>
          </table:table-cell>
          <table:table-cell office:value-type="float" office:value="772.3569" calcext:value-type="float">
            <text:p>772.3569</text:p>
          </table:table-cell>
          <table:table-cell office:value-type="float" office:value="757.6336" calcext:value-type="float">
            <text:p>757.6336</text:p>
          </table:table-cell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856" calcext:value-type="float">
            <text:p>856</text:p>
          </table:table-cell>
          <table:table-cell office:value-type="float" office:value="46898" calcext:value-type="float">
            <text:p>4689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0.3191666" calcext:value-type="float">
            <text:p>0.3191666</text:p>
          </table:table-cell>
          <table:table-cell office:value-type="float" office:value="48.57863" calcext:value-type="float">
            <text:p>48.57863</text:p>
          </table:table-cell>
          <table:table-cell office:value-type="float" office:value="16.34218" calcext:value-type="float">
            <text:p>16.34218</text:p>
          </table:table-cell>
          <table:table-cell office:value-type="float" office:value="8.116959" calcext:value-type="float">
            <text:p>8.116959</text:p>
          </table:table-cell>
          <table:table-cell office:value-type="float" office:value="10574" calcext:value-type="float">
            <text:p>1057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71.7961" calcext:value-type="float">
            <text:p>671.7961</text:p>
          </table:table-cell>
          <table:table-cell office:value-type="float" office:value="772.3569" calcext:value-type="float">
            <text:p>772.3569</text:p>
          </table:table-cell>
          <table:table-cell office:value-type="float" office:value="5" calcext:value-type="float">
            <text:p>5</text:p>
          </table:table-cell>
          <table:table-cell office:value-type="float" office:value="1815" calcext:value-type="float">
            <text:p>1815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3474" calcext:value-type="float">
            <text:p>63474</text:p>
          </table:table-cell>
          <table:table-cell office:value-type="float" office:value="169" calcext:value-type="float">
            <text:p>169</text:p>
          </table:table-cell>
          <table:table-cell office:value-type="float" office:value="32599" calcext:value-type="float">
            <text:p>32599</text:p>
          </table:table-cell>
          <table:table-cell office:value-type="float" office:value="87" calcext:value-type="float">
            <text:p>87</text:p>
          </table:table-cell>
          <table:table-cell office:value-type="float" office:value="23133" calcext:value-type="float">
            <text:p>23133</text:p>
          </table:table-cell>
          <table:table-cell office:value-type="float" office:value="62" calcext:value-type="float">
            <text:p>62</text:p>
          </table:table-cell>
          <table:table-cell office:value-type="float" office:value="14930" calcext:value-type="float">
            <text:p>14930</text:p>
          </table:table-cell>
          <table:table-cell office:value-type="float" office:value="40" calcext:value-type="float">
            <text:p>40</text:p>
          </table:table-cell>
          <table:table-cell office:value-type="float" office:value="1034" calcext:value-type="float">
            <text:p>1034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3467" calcext:value-type="float">
            <text:p>346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863" calcext:value-type="float">
            <text:p>686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574" calcext:value-type="float">
            <text:p>1057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967" calcext:value-type="float">
            <text:p>1396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6951" calcext:value-type="float">
            <text:p>1695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0333" calcext:value-type="float">
            <text:p>20333</text:p>
          </table:table-cell>
          <table:table-cell office:value-type="float" office:value="54" calcext:value-type="float">
            <text:p>54</text:p>
          </table:table-cell>
          <table:table-cell office:value-type="float" office:value="377.7865" calcext:value-type="float">
            <text:p>377.786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377.2048" calcext:value-type="float">
            <text:p>377.204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519.2932" calcext:value-type="float">
            <text:p>519.2932</text:p>
          </table:table-cell>
          <table:table-cell office:value-type="float" office:value="772.3569" calcext:value-type="float">
            <text:p>772.3569</text:p>
          </table:table-cell>
          <table:table-cell office:value-type="float" office:value="757.6336" calcext:value-type="float">
            <text:p>757.6336</text:p>
          </table:table-cell>
        </table:table-row>
        <table:table-row table:style-name="ro1">
          <table:table-cell office:value-type="string" calcext:value-type="string">
            <text:p>- <text:s/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945" calcext:value-type="float">
            <text:p>945</text:p>
          </table:table-cell>
          <table:table-cell office:value-type="float" office:value="680701" calcext:value-type="float">
            <text:p>68070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.4313536" calcext:value-type="float">
            <text:p>0.4313536</text:p>
          </table:table-cell>
          <table:table-cell office:value-type="float" office:value="58.30035" calcext:value-type="float">
            <text:p>58.30035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0.65731" calcext:value-type="float">
            <text:p>10.65731</text:p>
          </table:table-cell>
          <table:table-cell office:value-type="float" office:value="123359" calcext:value-type="float">
            <text:p>12335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8.3502" calcext:value-type="float">
            <text:p>668.3502</text:p>
          </table:table-cell>
          <table:table-cell office:value-type="float" office:value="669.4178" calcext:value-type="float">
            <text:p>669.4178</text:p>
          </table:table-cell>
          <table:table-cell office:value-type="float" office:value="3" calcext:value-type="float">
            <text:p>3</text:p>
          </table:table-cell>
          <table:table-cell office:value-type="float" office:value="15726" calcext:value-type="float">
            <text:p>15726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876132" calcext:value-type="float">
            <text:p>876132</text:p>
          </table:table-cell>
          <table:table-cell office:value-type="float" office:value="165" calcext:value-type="float">
            <text:p>165</text:p>
          </table:table-cell>
          <table:table-cell office:value-type="float" office:value="462612" calcext:value-type="float">
            <text:p>462612</text:p>
          </table:table-cell>
          <table:table-cell office:value-type="float" office:value="87" calcext:value-type="float">
            <text:p>87</text:p>
          </table:table-cell>
          <table:table-cell office:value-type="float" office:value="372240" calcext:value-type="float">
            <text:p>372240</text:p>
          </table:table-cell>
          <table:table-cell office:value-type="float" office:value="70" calcext:value-type="float">
            <text:p>70</text:p>
          </table:table-cell>
          <table:table-cell office:value-type="float" office:value="239909" calcext:value-type="float">
            <text:p>239909</text:p>
          </table:table-cell>
          <table:table-cell office:value-type="float" office:value="45" calcext:value-type="float">
            <text:p>45</text:p>
          </table:table-cell>
          <table:table-cell office:value-type="float" office:value="1055" calcext:value-type="float">
            <text:p>1055</text:p>
          </table:table-cell>
          <table:table-cell office:value-type="float" office:value="947" calcext:value-type="float">
            <text:p>947</text:p>
          </table:table-cell>
          <table:table-cell table:number-columns-repeated="2" office:value-type="float" office:value="32431" calcext:value-type="float">
            <text:p>324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9835" calcext:value-type="float">
            <text:p>698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3359" calcext:value-type="float">
            <text:p>12335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3682" calcext:value-type="float">
            <text:p>21368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82931" calcext:value-type="float">
            <text:p>2829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35905" calcext:value-type="float">
            <text:p>335905</text:p>
          </table:table-cell>
          <table:table-cell office:value-type="float" office:value="63" calcext:value-type="float">
            <text:p>63</text:p>
          </table:table-cell>
          <table:table-cell office:value-type="float" office:value="5306.356" calcext:value-type="float">
            <text:p>5306.35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5316.047" calcext:value-type="float">
            <text:p>5316.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381.0249" calcext:value-type="float">
            <text:p>381.0249</text:p>
          </table:table-cell>
          <table:table-cell office:value-type="float" office:value="669.4178" calcext:value-type="float">
            <text:p>669.4178</text:p>
          </table:table-cell>
          <table:table-cell office:value-type="float" office:value="689.3597" calcext:value-type="float">
            <text:p>689.3597</text:p>
          </table:table-cell>
        </table:table-row>
        <table:table-row table:style-name="ro1">
          <table:table-cell office:value-type="string" calcext:value-type="string">
            <text:p>+ <text:s/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945" calcext:value-type="float">
            <text:p>945</text:p>
          </table:table-cell>
          <table:table-cell office:value-type="float" office:value="680701" calcext:value-type="float">
            <text:p>68070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.4313536" calcext:value-type="float">
            <text:p>0.4313536</text:p>
          </table:table-cell>
          <table:table-cell office:value-type="float" office:value="58.30035" calcext:value-type="float">
            <text:p>58.30035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0.65731" calcext:value-type="float">
            <text:p>10.65731</text:p>
          </table:table-cell>
          <table:table-cell office:value-type="float" office:value="123359" calcext:value-type="float">
            <text:p>12335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8.3502" calcext:value-type="float">
            <text:p>668.3502</text:p>
          </table:table-cell>
          <table:table-cell office:value-type="float" office:value="669.4178" calcext:value-type="float">
            <text:p>669.4178</text:p>
          </table:table-cell>
          <table:table-cell office:value-type="float" office:value="3" calcext:value-type="float">
            <text:p>3</text:p>
          </table:table-cell>
          <table:table-cell office:value-type="float" office:value="15726" calcext:value-type="float">
            <text:p>15726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876132" calcext:value-type="float">
            <text:p>876132</text:p>
          </table:table-cell>
          <table:table-cell office:value-type="float" office:value="165" calcext:value-type="float">
            <text:p>165</text:p>
          </table:table-cell>
          <table:table-cell office:value-type="float" office:value="462612" calcext:value-type="float">
            <text:p>462612</text:p>
          </table:table-cell>
          <table:table-cell office:value-type="float" office:value="87" calcext:value-type="float">
            <text:p>87</text:p>
          </table:table-cell>
          <table:table-cell office:value-type="float" office:value="372240" calcext:value-type="float">
            <text:p>372240</text:p>
          </table:table-cell>
          <table:table-cell office:value-type="float" office:value="70" calcext:value-type="float">
            <text:p>70</text:p>
          </table:table-cell>
          <table:table-cell office:value-type="float" office:value="239909" calcext:value-type="float">
            <text:p>239909</text:p>
          </table:table-cell>
          <table:table-cell office:value-type="float" office:value="45" calcext:value-type="float">
            <text:p>45</text:p>
          </table:table-cell>
          <table:table-cell office:value-type="float" office:value="1055" calcext:value-type="float">
            <text:p>1055</text:p>
          </table:table-cell>
          <table:table-cell office:value-type="float" office:value="947" calcext:value-type="float">
            <text:p>947</text:p>
          </table:table-cell>
          <table:table-cell table:number-columns-repeated="2" office:value-type="float" office:value="32431" calcext:value-type="float">
            <text:p>324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9835" calcext:value-type="float">
            <text:p>698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3359" calcext:value-type="float">
            <text:p>12335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3682" calcext:value-type="float">
            <text:p>21368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82931" calcext:value-type="float">
            <text:p>2829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35905" calcext:value-type="float">
            <text:p>335905</text:p>
          </table:table-cell>
          <table:table-cell office:value-type="float" office:value="63" calcext:value-type="float">
            <text:p>63</text:p>
          </table:table-cell>
          <table:table-cell office:value-type="float" office:value="5306.356" calcext:value-type="float">
            <text:p>5306.35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5316.047" calcext:value-type="float">
            <text:p>5316.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381.0249" calcext:value-type="float">
            <text:p>381.0249</text:p>
          </table:table-cell>
          <table:table-cell office:value-type="float" office:value="669.4178" calcext:value-type="float">
            <text:p>669.4178</text:p>
          </table:table-cell>
          <table:table-cell office:value-type="float" office:value="689.3597" calcext:value-type="float">
            <text:p>689.3597</text:p>
          </table:table-cell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945" calcext:value-type="float">
            <text:p>945</text:p>
          </table:table-cell>
          <table:table-cell office:value-type="float" office:value="48294" calcext:value-type="float">
            <text:p>4829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.4313536" calcext:value-type="float">
            <text:p>0.4313536</text:p>
          </table:table-cell>
          <table:table-cell office:value-type="float" office:value="58.30035" calcext:value-type="float">
            <text:p>58.30035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0.65731" calcext:value-type="float">
            <text:p>10.65731</text:p>
          </table:table-cell>
          <table:table-cell office:value-type="float" office:value="7199" calcext:value-type="float">
            <text:p>719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68.3502" calcext:value-type="float">
            <text:p>668.3502</text:p>
          </table:table-cell>
          <table:table-cell office:value-type="float" office:value="669.4178" calcext:value-type="float">
            <text:p>669.4178</text:p>
          </table:table-cell>
          <table:table-cell office:value-type="float" office:value="9" calcext:value-type="float">
            <text:p>9</text:p>
          </table:table-cell>
          <table:table-cell office:value-type="float" office:value="3270" calcext:value-type="float">
            <text:p>3270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2241" calcext:value-type="float">
            <text:p>62241</text:p>
          </table:table-cell>
          <table:table-cell office:value-type="float" office:value="165" calcext:value-type="float">
            <text:p>165</text:p>
          </table:table-cell>
          <table:table-cell office:value-type="float" office:value="32754" calcext:value-type="float">
            <text:p>32754</text:p>
          </table:table-cell>
          <table:table-cell office:value-type="float" office:value="87" calcext:value-type="float">
            <text:p>87</text:p>
          </table:table-cell>
          <table:table-cell office:value-type="float" office:value="26282" calcext:value-type="float">
            <text:p>26282</text:p>
          </table:table-cell>
          <table:table-cell office:value-type="float" office:value="70" calcext:value-type="float">
            <text:p>70</text:p>
          </table:table-cell>
          <table:table-cell office:value-type="float" office:value="16803" calcext:value-type="float">
            <text:p>16803</text:p>
          </table:table-cell>
          <table:table-cell office:value-type="float" office:value="45" calcext:value-type="float">
            <text:p>45</text:p>
          </table:table-cell>
          <table:table-cell office:value-type="float" office:value="1056" calcext:value-type="float">
            <text:p>1056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3104" calcext:value-type="float">
            <text:p>31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917" calcext:value-type="float">
            <text:p>49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199" calcext:value-type="float">
            <text:p>719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375" calcext:value-type="float">
            <text:p>1237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8088" calcext:value-type="float">
            <text:p>1808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4043" calcext:value-type="float">
            <text:p>24043</text:p>
          </table:table-cell>
          <table:table-cell office:value-type="float" office:value="64" calcext:value-type="float">
            <text:p>64</text:p>
          </table:table-cell>
          <table:table-cell office:value-type="float" office:value="376.5149" calcext:value-type="float">
            <text:p>376.514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376.5794" calcext:value-type="float">
            <text:p>376.5794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381.0249" calcext:value-type="float">
            <text:p>381.0249</text:p>
          </table:table-cell>
          <table:table-cell office:value-type="float" office:value="669.4178" calcext:value-type="float">
            <text:p>669.4178</text:p>
          </table:table-cell>
          <table:table-cell office:value-type="float" office:value="689.3597" calcext:value-type="float">
            <text:p>689.3597</text:p>
          </table:table-cell>
        </table:table-row>
        <table:table-row table:style-name="ro1">
          <table:table-cell office:value-type="string" calcext:value-type="string">
            <text:p>- <text:s/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62" calcext:value-type="float">
            <text:p>62</text:p>
          </table:table-cell>
          <table:table-cell office:value-type="float" office:value="2155518" calcext:value-type="float">
            <text:p>2155518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0.3292714" calcext:value-type="float">
            <text:p>0.3292714</text:p>
          </table:table-cell>
          <table:table-cell office:value-type="float" office:value="102.3842" calcext:value-type="float">
            <text:p>102.3842</text:p>
          </table:table-cell>
          <table:table-cell office:value-type="float" office:value="27.60855" calcext:value-type="float">
            <text:p>27.60855</text:p>
          </table:table-cell>
          <table:table-cell office:value-type="float" office:value="15.55071" calcext:value-type="float">
            <text:p>15.55071</text:p>
          </table:table-cell>
          <table:table-cell office:value-type="float" office:value="128740" calcext:value-type="float">
            <text:p>128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49.892" calcext:value-type="float">
            <text:p>2949.892</text:p>
          </table:table-cell>
          <table:table-cell office:value-type="float" office:value="2558.097" calcext:value-type="float">
            <text:p>2558.097</text:p>
          </table:table-cell>
          <table:table-cell office:value-type="float" office:value="17" calcext:value-type="float">
            <text:p>17</text:p>
          </table:table-cell>
          <table:table-cell office:value-type="float" office:value="107999" calcext:value-type="float">
            <text:p>107999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2493388" calcext:value-type="float">
            <text:p>2493388</text:p>
          </table:table-cell>
          <table:table-cell office:value-type="float" office:value="389" calcext:value-type="float">
            <text:p>389</text:p>
          </table:table-cell>
          <table:table-cell office:value-type="float" office:value="1739149" calcext:value-type="float">
            <text:p>1739149</text:p>
          </table:table-cell>
          <table:table-cell office:value-type="float" office:value="271" calcext:value-type="float">
            <text:p>271</text:p>
          </table:table-cell>
          <table:table-cell office:value-type="float" office:value="1457279" calcext:value-type="float">
            <text:p>1457279</text:p>
          </table:table-cell>
          <table:table-cell office:value-type="float" office:value="227" calcext:value-type="float">
            <text:p>227</text:p>
          </table:table-cell>
          <table:table-cell office:value-type="float" office:value="1116790" calcext:value-type="float">
            <text:p>1116790</text:p>
          </table:table-cell>
          <table:table-cell office:value-type="float" office:value="174" calcext:value-type="float">
            <text:p>174</text:p>
          </table:table-cell>
          <table:table-cell office:value-type="float" office:value="1072" calcext:value-type="float">
            <text:p>107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986" calcext:value-type="float">
            <text:p>519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0380" calcext:value-type="float">
            <text:p>9038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8740" calcext:value-type="float">
            <text:p>1287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6431" calcext:value-type="float">
            <text:p>1864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0666" calcext:value-type="float">
            <text:p>25066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7715" calcext:value-type="float">
            <text:p>327715</text:p>
          </table:table-cell>
          <table:table-cell office:value-type="float" office:value="51" calcext:value-type="float">
            <text:p>51</text:p>
          </table:table-cell>
          <table:table-cell office:value-type="float" office:value="6377.692" calcext:value-type="float">
            <text:p>6377.692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6374.741" calcext:value-type="float">
            <text:p>6374.74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930.4387" calcext:value-type="float">
            <text:p>930.4387</text:p>
          </table:table-cell>
          <table:table-cell office:value-type="float" office:value="2558.097" calcext:value-type="float">
            <text:p>2558.097</text:p>
          </table:table-cell>
          <table:table-cell office:value-type="float" office:value="2426.894" calcext:value-type="float">
            <text:p>2426.894</text:p>
          </table:table-cell>
        </table:table-row>
        <table:table-row table:style-name="ro1">
          <table:table-cell office:value-type="string" calcext:value-type="string">
            <text:p>+ <text:s/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62" calcext:value-type="float">
            <text:p>62</text:p>
          </table:table-cell>
          <table:table-cell office:value-type="float" office:value="2155518" calcext:value-type="float">
            <text:p>2155518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0.3292714" calcext:value-type="float">
            <text:p>0.3292714</text:p>
          </table:table-cell>
          <table:table-cell office:value-type="float" office:value="102.3842" calcext:value-type="float">
            <text:p>102.3842</text:p>
          </table:table-cell>
          <table:table-cell office:value-type="float" office:value="27.60855" calcext:value-type="float">
            <text:p>27.60855</text:p>
          </table:table-cell>
          <table:table-cell office:value-type="float" office:value="15.55071" calcext:value-type="float">
            <text:p>15.55071</text:p>
          </table:table-cell>
          <table:table-cell office:value-type="float" office:value="128740" calcext:value-type="float">
            <text:p>1287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49.892" calcext:value-type="float">
            <text:p>2949.892</text:p>
          </table:table-cell>
          <table:table-cell office:value-type="float" office:value="2558.097" calcext:value-type="float">
            <text:p>2558.097</text:p>
          </table:table-cell>
          <table:table-cell office:value-type="float" office:value="17" calcext:value-type="float">
            <text:p>17</text:p>
          </table:table-cell>
          <table:table-cell office:value-type="float" office:value="107999" calcext:value-type="float">
            <text:p>107999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2493388" calcext:value-type="float">
            <text:p>2493388</text:p>
          </table:table-cell>
          <table:table-cell office:value-type="float" office:value="389" calcext:value-type="float">
            <text:p>389</text:p>
          </table:table-cell>
          <table:table-cell office:value-type="float" office:value="1739149" calcext:value-type="float">
            <text:p>1739149</text:p>
          </table:table-cell>
          <table:table-cell office:value-type="float" office:value="271" calcext:value-type="float">
            <text:p>271</text:p>
          </table:table-cell>
          <table:table-cell office:value-type="float" office:value="1457279" calcext:value-type="float">
            <text:p>1457279</text:p>
          </table:table-cell>
          <table:table-cell office:value-type="float" office:value="227" calcext:value-type="float">
            <text:p>227</text:p>
          </table:table-cell>
          <table:table-cell office:value-type="float" office:value="1116790" calcext:value-type="float">
            <text:p>1116790</text:p>
          </table:table-cell>
          <table:table-cell office:value-type="float" office:value="174" calcext:value-type="float">
            <text:p>174</text:p>
          </table:table-cell>
          <table:table-cell office:value-type="float" office:value="1072" calcext:value-type="float">
            <text:p>107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986" calcext:value-type="float">
            <text:p>519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0380" calcext:value-type="float">
            <text:p>9038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8740" calcext:value-type="float">
            <text:p>1287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6431" calcext:value-type="float">
            <text:p>1864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0666" calcext:value-type="float">
            <text:p>25066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7715" calcext:value-type="float">
            <text:p>327715</text:p>
          </table:table-cell>
          <table:table-cell office:value-type="float" office:value="51" calcext:value-type="float">
            <text:p>51</text:p>
          </table:table-cell>
          <table:table-cell office:value-type="float" office:value="6377.692" calcext:value-type="float">
            <text:p>6377.692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6374.741" calcext:value-type="float">
            <text:p>6374.74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930.4387" calcext:value-type="float">
            <text:p>930.4387</text:p>
          </table:table-cell>
          <table:table-cell office:value-type="float" office:value="2558.097" calcext:value-type="float">
            <text:p>2558.097</text:p>
          </table:table-cell>
          <table:table-cell office:value-type="float" office:value="2426.894" calcext:value-type="float">
            <text:p>2426.894</text:p>
          </table:table-cell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62" calcext:value-type="float">
            <text:p>62</text:p>
          </table:table-cell>
          <table:table-cell office:value-type="float" office:value="125822" calcext:value-type="float">
            <text:p>125822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0.3292714" calcext:value-type="float">
            <text:p>0.3292714</text:p>
          </table:table-cell>
          <table:table-cell office:value-type="float" office:value="102.3842" calcext:value-type="float">
            <text:p>102.3842</text:p>
          </table:table-cell>
          <table:table-cell office:value-type="float" office:value="27.60855" calcext:value-type="float">
            <text:p>27.60855</text:p>
          </table:table-cell>
          <table:table-cell office:value-type="float" office:value="15.55071" calcext:value-type="float">
            <text:p>15.55071</text:p>
          </table:table-cell>
          <table:table-cell office:value-type="float" office:value="6496" calcext:value-type="float">
            <text:p>64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49.892" calcext:value-type="float">
            <text:p>2949.892</text:p>
          </table:table-cell>
          <table:table-cell office:value-type="float" office:value="2558.097" calcext:value-type="float">
            <text:p>2558.097</text:p>
          </table:table-cell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45729" calcext:value-type="float">
            <text:p>145729</text:p>
          </table:table-cell>
          <table:table-cell office:value-type="float" office:value="389" calcext:value-type="float">
            <text:p>389</text:p>
          </table:table-cell>
          <table:table-cell office:value-type="float" office:value="101497" calcext:value-type="float">
            <text:p>101497</text:p>
          </table:table-cell>
          <table:table-cell office:value-type="float" office:value="271" calcext:value-type="float">
            <text:p>271</text:p>
          </table:table-cell>
          <table:table-cell office:value-type="float" office:value="84986" calcext:value-type="float">
            <text:p>84986</text:p>
          </table:table-cell>
          <table:table-cell office:value-type="float" office:value="227" calcext:value-type="float">
            <text:p>227</text:p>
          </table:table-cell>
          <table:table-cell office:value-type="float" office:value="65026" calcext:value-type="float">
            <text:p>65026</text:p>
          </table:table-cell>
          <table:table-cell office:value-type="float" office:value="174" calcext:value-type="float">
            <text:p>174</text:p>
          </table:table-cell>
          <table:table-cell office:value-type="float" office:value="1075" calcext:value-type="float">
            <text:p>107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587" calcext:value-type="float">
            <text:p>158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871" calcext:value-type="float">
            <text:p>387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496" calcext:value-type="float">
            <text:p>649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232" calcext:value-type="float">
            <text:p>102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541" calcext:value-type="float">
            <text:p>1354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7258" calcext:value-type="float">
            <text:p>17258</text:p>
          </table:table-cell>
          <table:table-cell office:value-type="float" office:value="46" calcext:value-type="float">
            <text:p>46</text:p>
          </table:table-cell>
          <table:table-cell office:value-type="float" office:value="376.7552" calcext:value-type="float">
            <text:p>376.7552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375.5301" calcext:value-type="float">
            <text:p>375.530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930.4387" calcext:value-type="float">
            <text:p>930.4387</text:p>
          </table:table-cell>
          <table:table-cell office:value-type="float" office:value="2558.097" calcext:value-type="float">
            <text:p>2558.097</text:p>
          </table:table-cell>
          <table:table-cell office:value-type="float" office:value="2426.894" calcext:value-type="float">
            <text:p>2426.894</text:p>
          </table:table-cell>
        </table:table-row>
        <table:table-row table:style-name="ro1">
          <table:table-cell office:value-type="string" calcext:value-type="string">
            <text:p>- <text:s/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821" calcext:value-type="float">
            <text:p>821</text:p>
          </table:table-cell>
          <table:table-cell office:value-type="float" office:value="720792" calcext:value-type="float">
            <text:p>720792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0.2537486" calcext:value-type="float">
            <text:p>0.2537486</text:p>
          </table:table-cell>
          <table:table-cell office:value-type="float" office:value="58.77878" calcext:value-type="float">
            <text:p>58.77878</text:p>
          </table:table-cell>
          <table:table-cell office:value-type="float" office:value="15.68634" calcext:value-type="float">
            <text:p>15.68634</text:p>
          </table:table-cell>
          <table:table-cell office:value-type="float" office:value="11.08489" calcext:value-type="float">
            <text:p>11.08489</text:p>
          </table:table-cell>
          <table:table-cell office:value-type="float" office:value="103451" calcext:value-type="float">
            <text:p>1034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53.2769" calcext:value-type="float">
            <text:p>853.2769</text:p>
          </table:table-cell>
          <table:table-cell office:value-type="float" office:value="757.2095" calcext:value-type="float">
            <text:p>757.2095</text:p>
          </table:table-cell>
          <table:table-cell office:value-type="float" office:value="8" calcext:value-type="float">
            <text:p>8</text:p>
          </table:table-cell>
          <table:table-cell office:value-type="float" office:value="42458" calcext:value-type="float">
            <text:p>42458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964818" calcext:value-type="float">
            <text:p>964818</text:p>
          </table:table-cell>
          <table:table-cell office:value-type="float" office:value="179" calcext:value-type="float">
            <text:p>179</text:p>
          </table:table-cell>
          <table:table-cell office:value-type="float" office:value="516168" calcext:value-type="float">
            <text:p>516168</text:p>
          </table:table-cell>
          <table:table-cell office:value-type="float" office:value="96" calcext:value-type="float">
            <text:p>96</text:p>
          </table:table-cell>
          <table:table-cell office:value-type="float" office:value="370939" calcext:value-type="float">
            <text:p>370939</text:p>
          </table:table-cell>
          <table:table-cell office:value-type="float" office:value="69" calcext:value-type="float">
            <text:p>69</text:p>
          </table:table-cell>
          <table:table-cell office:value-type="float" office:value="241916" calcext:value-type="float">
            <text:p>241916</text:p>
          </table:table-cell>
          <table:table-cell office:value-type="float" office:value="45" calcext:value-type="float">
            <text:p>45</text:p>
          </table:table-cell>
          <table:table-cell office:value-type="float" office:value="1080" calcext:value-type="float">
            <text:p>1080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38431" calcext:value-type="float">
            <text:p>384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6379" calcext:value-type="float">
            <text:p>7637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3451" calcext:value-type="float">
            <text:p>10345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2172" calcext:value-type="float">
            <text:p>15217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1283" calcext:value-type="float">
            <text:p>21128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75815" calcext:value-type="float">
            <text:p>275815</text:p>
          </table:table-cell>
          <table:table-cell office:value-type="float" office:value="51" calcext:value-type="float">
            <text:p>51</text:p>
          </table:table-cell>
          <table:table-cell office:value-type="float" office:value="5400.283" calcext:value-type="float">
            <text:p>5400.28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5395.211" calcext:value-type="float">
            <text:p>5395.21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505.7761" calcext:value-type="float">
            <text:p>505.7761</text:p>
          </table:table-cell>
          <table:table-cell office:value-type="float" office:value="757.2095" calcext:value-type="float">
            <text:p>757.2095</text:p>
          </table:table-cell>
          <table:table-cell office:value-type="float" office:value="749.2196" calcext:value-type="float">
            <text:p>749.2196</text:p>
          </table:table-cell>
        </table:table-row>
        <table:table-row table:style-name="ro1">
          <table:table-cell office:value-type="string" calcext:value-type="string">
            <text:p>+ <text:s/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821" calcext:value-type="float">
            <text:p>821</text:p>
          </table:table-cell>
          <table:table-cell office:value-type="float" office:value="720792" calcext:value-type="float">
            <text:p>720792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0.2537486" calcext:value-type="float">
            <text:p>0.2537486</text:p>
          </table:table-cell>
          <table:table-cell office:value-type="float" office:value="58.77878" calcext:value-type="float">
            <text:p>58.77878</text:p>
          </table:table-cell>
          <table:table-cell office:value-type="float" office:value="15.68634" calcext:value-type="float">
            <text:p>15.68634</text:p>
          </table:table-cell>
          <table:table-cell office:value-type="float" office:value="11.08489" calcext:value-type="float">
            <text:p>11.08489</text:p>
          </table:table-cell>
          <table:table-cell office:value-type="float" office:value="103451" calcext:value-type="float">
            <text:p>1034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53.2769" calcext:value-type="float">
            <text:p>853.2769</text:p>
          </table:table-cell>
          <table:table-cell office:value-type="float" office:value="757.2095" calcext:value-type="float">
            <text:p>757.2095</text:p>
          </table:table-cell>
          <table:table-cell office:value-type="float" office:value="8" calcext:value-type="float">
            <text:p>8</text:p>
          </table:table-cell>
          <table:table-cell office:value-type="float" office:value="42458" calcext:value-type="float">
            <text:p>42458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964818" calcext:value-type="float">
            <text:p>964818</text:p>
          </table:table-cell>
          <table:table-cell office:value-type="float" office:value="179" calcext:value-type="float">
            <text:p>179</text:p>
          </table:table-cell>
          <table:table-cell office:value-type="float" office:value="516168" calcext:value-type="float">
            <text:p>516168</text:p>
          </table:table-cell>
          <table:table-cell office:value-type="float" office:value="96" calcext:value-type="float">
            <text:p>96</text:p>
          </table:table-cell>
          <table:table-cell office:value-type="float" office:value="370939" calcext:value-type="float">
            <text:p>370939</text:p>
          </table:table-cell>
          <table:table-cell office:value-type="float" office:value="69" calcext:value-type="float">
            <text:p>69</text:p>
          </table:table-cell>
          <table:table-cell office:value-type="float" office:value="241916" calcext:value-type="float">
            <text:p>241916</text:p>
          </table:table-cell>
          <table:table-cell office:value-type="float" office:value="45" calcext:value-type="float">
            <text:p>45</text:p>
          </table:table-cell>
          <table:table-cell office:value-type="float" office:value="1080" calcext:value-type="float">
            <text:p>1080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38431" calcext:value-type="float">
            <text:p>384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6379" calcext:value-type="float">
            <text:p>7637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3451" calcext:value-type="float">
            <text:p>10345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2172" calcext:value-type="float">
            <text:p>15217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1283" calcext:value-type="float">
            <text:p>21128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75815" calcext:value-type="float">
            <text:p>275815</text:p>
          </table:table-cell>
          <table:table-cell office:value-type="float" office:value="51" calcext:value-type="float">
            <text:p>51</text:p>
          </table:table-cell>
          <table:table-cell office:value-type="float" office:value="5400.283" calcext:value-type="float">
            <text:p>5400.28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5395.211" calcext:value-type="float">
            <text:p>5395.21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505.7761" calcext:value-type="float">
            <text:p>505.7761</text:p>
          </table:table-cell>
          <table:table-cell office:value-type="float" office:value="757.2095" calcext:value-type="float">
            <text:p>757.2095</text:p>
          </table:table-cell>
          <table:table-cell office:value-type="float" office:value="749.2196" calcext:value-type="float">
            <text:p>749.2196</text:p>
          </table:table-cell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821" calcext:value-type="float">
            <text:p>821</text:p>
          </table:table-cell>
          <table:table-cell office:value-type="float" office:value="50563" calcext:value-type="float">
            <text:p>5056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0.2537486" calcext:value-type="float">
            <text:p>0.2537486</text:p>
          </table:table-cell>
          <table:table-cell office:value-type="float" office:value="58.77878" calcext:value-type="float">
            <text:p>58.77878</text:p>
          </table:table-cell>
          <table:table-cell office:value-type="float" office:value="15.68634" calcext:value-type="float">
            <text:p>15.68634</text:p>
          </table:table-cell>
          <table:table-cell office:value-type="float" office:value="11.08489" calcext:value-type="float">
            <text:p>11.08489</text:p>
          </table:table-cell>
          <table:table-cell office:value-type="float" office:value="12542" calcext:value-type="float">
            <text:p>1254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53.2769" calcext:value-type="float">
            <text:p>853.2769</text:p>
          </table:table-cell>
          <table:table-cell office:value-type="float" office:value="757.2095" calcext:value-type="float">
            <text:p>757.2095</text:p>
          </table:table-cell>
          <table:table-cell office:value-type="float" office:value="3" calcext:value-type="float">
            <text:p>3</text:p>
          </table:table-cell>
          <table:table-cell office:value-type="float" office:value="1064" calcext:value-type="float">
            <text:p>1064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7418" calcext:value-type="float">
            <text:p>67418</text:p>
          </table:table-cell>
          <table:table-cell office:value-type="float" office:value="179" calcext:value-type="float">
            <text:p>179</text:p>
          </table:table-cell>
          <table:table-cell office:value-type="float" office:value="36262" calcext:value-type="float">
            <text:p>36262</text:p>
          </table:table-cell>
          <table:table-cell office:value-type="float" office:value="96" calcext:value-type="float">
            <text:p>96</text:p>
          </table:table-cell>
          <table:table-cell office:value-type="float" office:value="26078" calcext:value-type="float">
            <text:p>26078</text:p>
          </table:table-cell>
          <table:table-cell office:value-type="float" office:value="69" calcext:value-type="float">
            <text:p>69</text:p>
          </table:table-cell>
          <table:table-cell office:value-type="float" office:value="16968" calcext:value-type="float">
            <text:p>16968</text:p>
          </table:table-cell>
          <table:table-cell office:value-type="float" office:value="45" calcext:value-type="float">
            <text:p>45</text:p>
          </table:table-cell>
          <table:table-cell office:value-type="float" office:value="1078" calcext:value-type="float">
            <text:p>1078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3858" calcext:value-type="float">
            <text:p>385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605" calcext:value-type="float">
            <text:p>760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542" calcext:value-type="float">
            <text:p>1254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9242" calcext:value-type="float">
            <text:p>1924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4812" calcext:value-type="float">
            <text:p>2481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8196" calcext:value-type="float">
            <text:p>28196</text:p>
          </table:table-cell>
          <table:table-cell office:value-type="float" office:value="75" calcext:value-type="float">
            <text:p>75</text:p>
          </table:table-cell>
          <table:table-cell office:value-type="float" office:value="376.3737" calcext:value-type="float">
            <text:p>376.373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77.4904" calcext:value-type="float">
            <text:p>377.4904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505.7761" calcext:value-type="float">
            <text:p>505.7761</text:p>
          </table:table-cell>
          <table:table-cell office:value-type="float" office:value="757.2095" calcext:value-type="float">
            <text:p>757.2095</text:p>
          </table:table-cell>
          <table:table-cell office:value-type="float" office:value="749.2196" calcext:value-type="float">
            <text:p>749.2196</text:p>
          </table:table-cell>
        </table:table-row>
        <table:table-row table:style-name="ro1">
          <table:table-cell office:value-type="string" calcext:value-type="string">
            <text:p>- <text:s/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1029" calcext:value-type="float">
            <text:p>1029</text:p>
          </table:table-cell>
          <table:table-cell office:value-type="float" office:value="826272" calcext:value-type="float">
            <text:p>826272</text:p>
          </table:table-cell>
          <table:table-cell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float" office:value="0.3374629" calcext:value-type="float">
            <text:p>0.3374629</text:p>
          </table:table-cell>
          <table:table-cell office:value-type="float" office:value="65.80369" calcext:value-type="float">
            <text:p>65.80369</text:p>
          </table:table-cell>
          <table:table-cell office:value-type="float" office:value="18.30104" calcext:value-type="float">
            <text:p>18.30104</text:p>
          </table:table-cell>
          <table:table-cell office:value-type="float" office:value="7.510035" calcext:value-type="float">
            <text:p>7.510035</text:p>
          </table:table-cell>
          <table:table-cell office:value-type="float" office:value="52941" calcext:value-type="float">
            <text:p>529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37.2903" calcext:value-type="float">
            <text:p>837.2903</text:p>
          </table:table-cell>
          <table:table-cell office:value-type="float" office:value="823.8218" calcext:value-type="float">
            <text:p>823.8218</text:p>
          </table:table-cell>
          <table:table-cell office:value-type="float" office:value="5" calcext:value-type="float">
            <text:p>5</text:p>
          </table:table-cell>
          <table:table-cell office:value-type="float" office:value="25959" calcext:value-type="float">
            <text:p>25959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995429" calcext:value-type="float">
            <text:p>995429</text:p>
          </table:table-cell>
          <table:table-cell office:value-type="float" office:value="189" calcext:value-type="float">
            <text:p>189</text:p>
          </table:table-cell>
          <table:table-cell office:value-type="float" office:value="578481" calcext:value-type="float">
            <text:p>578481</text:p>
          </table:table-cell>
          <table:table-cell office:value-type="float" office:value="110" calcext:value-type="float">
            <text:p>110</text:p>
          </table:table-cell>
          <table:table-cell office:value-type="float" office:value="393838" calcext:value-type="float">
            <text:p>393838</text:p>
          </table:table-cell>
          <table:table-cell office:value-type="float" office:value="75" calcext:value-type="float">
            <text:p>75</text:p>
          </table:table-cell>
          <table:table-cell office:value-type="float" office:value="298635" calcext:value-type="float">
            <text:p>298635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1366" calcext:value-type="float">
            <text:p>213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174" calcext:value-type="float">
            <text:p>3717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2941" calcext:value-type="float">
            <text:p>529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0736" calcext:value-type="float">
            <text:p>11073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8079" calcext:value-type="float">
            <text:p>15807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95094" calcext:value-type="float">
            <text:p>195094</text:p>
          </table:table-cell>
          <table:table-cell office:value-type="float" office:value="37" calcext:value-type="float">
            <text:p>37</text:p>
          </table:table-cell>
          <table:table-cell office:value-type="float" office:value="5268.562" calcext:value-type="float">
            <text:p>5268.562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5286.286" calcext:value-type="float">
            <text:p>5286.286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397.7735" calcext:value-type="float">
            <text:p>397.7735</text:p>
          </table:table-cell>
          <table:table-cell office:value-type="float" office:value="823.8218" calcext:value-type="float">
            <text:p>823.8218</text:p>
          </table:table-cell>
          <table:table-cell office:value-type="float" office:value="827.6656" calcext:value-type="float">
            <text:p>827.6656</text:p>
          </table:table-cell>
        </table:table-row>
        <table:table-row table:style-name="ro1">
          <table:table-cell office:value-type="string" calcext:value-type="string">
            <text:p>+ <text:s/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1029" calcext:value-type="float">
            <text:p>1029</text:p>
          </table:table-cell>
          <table:table-cell office:value-type="float" office:value="826272" calcext:value-type="float">
            <text:p>826272</text:p>
          </table:table-cell>
          <table:table-cell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float" office:value="0.3374629" calcext:value-type="float">
            <text:p>0.3374629</text:p>
          </table:table-cell>
          <table:table-cell office:value-type="float" office:value="65.80369" calcext:value-type="float">
            <text:p>65.80369</text:p>
          </table:table-cell>
          <table:table-cell office:value-type="float" office:value="18.30104" calcext:value-type="float">
            <text:p>18.30104</text:p>
          </table:table-cell>
          <table:table-cell office:value-type="float" office:value="7.510035" calcext:value-type="float">
            <text:p>7.510035</text:p>
          </table:table-cell>
          <table:table-cell office:value-type="float" office:value="52941" calcext:value-type="float">
            <text:p>529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37.2903" calcext:value-type="float">
            <text:p>837.2903</text:p>
          </table:table-cell>
          <table:table-cell office:value-type="float" office:value="823.8218" calcext:value-type="float">
            <text:p>823.8218</text:p>
          </table:table-cell>
          <table:table-cell office:value-type="float" office:value="5" calcext:value-type="float">
            <text:p>5</text:p>
          </table:table-cell>
          <table:table-cell office:value-type="float" office:value="25959" calcext:value-type="float">
            <text:p>25959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995429" calcext:value-type="float">
            <text:p>995429</text:p>
          </table:table-cell>
          <table:table-cell office:value-type="float" office:value="189" calcext:value-type="float">
            <text:p>189</text:p>
          </table:table-cell>
          <table:table-cell office:value-type="float" office:value="578481" calcext:value-type="float">
            <text:p>578481</text:p>
          </table:table-cell>
          <table:table-cell office:value-type="float" office:value="110" calcext:value-type="float">
            <text:p>110</text:p>
          </table:table-cell>
          <table:table-cell office:value-type="float" office:value="393838" calcext:value-type="float">
            <text:p>393838</text:p>
          </table:table-cell>
          <table:table-cell office:value-type="float" office:value="75" calcext:value-type="float">
            <text:p>75</text:p>
          </table:table-cell>
          <table:table-cell office:value-type="float" office:value="298635" calcext:value-type="float">
            <text:p>298635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1366" calcext:value-type="float">
            <text:p>213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174" calcext:value-type="float">
            <text:p>3717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2941" calcext:value-type="float">
            <text:p>529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0736" calcext:value-type="float">
            <text:p>11073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8079" calcext:value-type="float">
            <text:p>15807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95094" calcext:value-type="float">
            <text:p>195094</text:p>
          </table:table-cell>
          <table:table-cell office:value-type="float" office:value="37" calcext:value-type="float">
            <text:p>37</text:p>
          </table:table-cell>
          <table:table-cell office:value-type="float" office:value="5268.562" calcext:value-type="float">
            <text:p>5268.562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5286.286" calcext:value-type="float">
            <text:p>5286.286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397.7735" calcext:value-type="float">
            <text:p>397.7735</text:p>
          </table:table-cell>
          <table:table-cell office:value-type="float" office:value="823.8218" calcext:value-type="float">
            <text:p>823.8218</text:p>
          </table:table-cell>
          <table:table-cell office:value-type="float" office:value="827.6656" calcext:value-type="float">
            <text:p>827.6656</text:p>
          </table:table-cell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1029" calcext:value-type="float">
            <text:p>1029</text:p>
          </table:table-cell>
          <table:table-cell office:value-type="float" office:value="58551" calcext:value-type="float">
            <text:p>58551</text:p>
          </table:table-cell>
          <table:table-cell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float" office:value="0.3374629" calcext:value-type="float">
            <text:p>0.3374629</text:p>
          </table:table-cell>
          <table:table-cell office:value-type="float" office:value="65.80369" calcext:value-type="float">
            <text:p>65.80369</text:p>
          </table:table-cell>
          <table:table-cell office:value-type="float" office:value="18.30104" calcext:value-type="float">
            <text:p>18.30104</text:p>
          </table:table-cell>
          <table:table-cell office:value-type="float" office:value="7.510035" calcext:value-type="float">
            <text:p>7.510035</text:p>
          </table:table-cell>
          <table:table-cell office:value-type="float" office:value="6321" calcext:value-type="float">
            <text:p>63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37.2903" calcext:value-type="float">
            <text:p>837.2903</text:p>
          </table:table-cell>
          <table:table-cell office:value-type="float" office:value="823.8218" calcext:value-type="float">
            <text:p>823.8218</text:p>
          </table:table-cell>
          <table:table-cell office:value-type="float" office:value="9" calcext:value-type="float">
            <text:p>9</text:p>
          </table:table-cell>
          <table:table-cell office:value-type="float" office:value="3248" calcext:value-type="float">
            <text:p>3248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70400" calcext:value-type="float">
            <text:p>70400</text:p>
          </table:table-cell>
          <table:table-cell office:value-type="float" office:value="189" calcext:value-type="float">
            <text:p>189</text:p>
          </table:table-cell>
          <table:table-cell office:value-type="float" office:value="41063" calcext:value-type="float">
            <text:p>41063</text:p>
          </table:table-cell>
          <table:table-cell office:value-type="float" office:value="110" calcext:value-type="float">
            <text:p>110</text:p>
          </table:table-cell>
          <table:table-cell office:value-type="float" office:value="27978" calcext:value-type="float">
            <text:p>27978</text:p>
          </table:table-cell>
          <table:table-cell office:value-type="float" office:value="75" calcext:value-type="float">
            <text:p>75</text:p>
          </table:table-cell>
          <table:table-cell office:value-type="float" office:value="21254" calcext:value-type="float">
            <text:p>21254</text:p>
          </table:table-cell>
          <table:table-cell office:value-type="float" office:value="57" calcext:value-type="float">
            <text:p>57</text:p>
          </table:table-cell>
          <table:table-cell office:value-type="float" office:value="1094" calcext:value-type="float">
            <text:p>1094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float" office:value="2300" calcext:value-type="float">
            <text:p>2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134" calcext:value-type="float">
            <text:p>41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321" calcext:value-type="float">
            <text:p>63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094" calcext:value-type="float">
            <text:p>1009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4268" calcext:value-type="float">
            <text:p>1426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8342" calcext:value-type="float">
            <text:p>18342</text:p>
          </table:table-cell>
          <table:table-cell office:value-type="float" office:value="49" calcext:value-type="float">
            <text:p>49</text:p>
          </table:table-cell>
          <table:table-cell office:value-type="float" office:value="375.1096" calcext:value-type="float">
            <text:p>375.1096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374.9" calcext:value-type="float">
            <text:p>374.9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397.7735" calcext:value-type="float">
            <text:p>397.7735</text:p>
          </table:table-cell>
          <table:table-cell office:value-type="float" office:value="823.8218" calcext:value-type="float">
            <text:p>823.8218</text:p>
          </table:table-cell>
          <table:table-cell office:value-type="float" office:value="827.6656" calcext:value-type="float">
            <text:p>827.6656</text:p>
          </table:table-cell>
        </table:table-row>
        <table:table-row table:style-name="ro1">
          <table:table-cell office:value-type="string" calcext:value-type="string">
            <text:p>- <text:s/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017" calcext:value-type="float">
            <text:p>1017</text:p>
          </table:table-cell>
          <table:table-cell office:value-type="float" office:value="846948" calcext:value-type="float">
            <text:p>846948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0.2145371" calcext:value-type="float">
            <text:p>0.2145371</text:p>
          </table:table-cell>
          <table:table-cell office:value-type="float" office:value="62.46539" calcext:value-type="float">
            <text:p>62.46539</text:p>
          </table:table-cell>
          <table:table-cell office:value-type="float" office:value="16.71996" calcext:value-type="float">
            <text:p>16.71996</text:p>
          </table:table-cell>
          <table:table-cell office:value-type="float" office:value="12.53996" calcext:value-type="float">
            <text:p>12.53996</text:p>
          </table:table-cell>
          <table:table-cell office:value-type="float" office:value="137898" calcext:value-type="float">
            <text:p>1378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80.682" calcext:value-type="float">
            <text:p>1180.682</text:p>
          </table:table-cell>
          <table:table-cell office:value-type="float" office:value="1132.872" calcext:value-type="float">
            <text:p>1132.872</text:p>
          </table:table-cell>
          <table:table-cell office:value-type="float" office:value="14" calcext:value-type="float">
            <text:p>14</text:p>
          </table:table-cell>
          <table:table-cell office:value-type="float" office:value="72750" calcext:value-type="float">
            <text:p>7275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095420" calcext:value-type="float">
            <text:p>1095420</text:p>
          </table:table-cell>
          <table:table-cell office:value-type="float" office:value="208" calcext:value-type="float">
            <text:p>208</text:p>
          </table:table-cell>
          <table:table-cell office:value-type="float" office:value="615103" calcext:value-type="float">
            <text:p>615103</text:p>
          </table:table-cell>
          <table:table-cell office:value-type="float" office:value="117" calcext:value-type="float">
            <text:p>117</text:p>
          </table:table-cell>
          <table:table-cell office:value-type="float" office:value="447090" calcext:value-type="float">
            <text:p>447090</text:p>
          </table:table-cell>
          <table:table-cell office:value-type="float" office:value="85" calcext:value-type="float">
            <text:p>85</text:p>
          </table:table-cell>
          <table:table-cell office:value-type="float" office:value="299669" calcext:value-type="float">
            <text:p>299669</text:p>
          </table:table-cell>
          <table:table-cell office:value-type="float" office:value="57" calcext:value-type="float">
            <text:p>57</text:p>
          </table:table-cell>
          <table:table-cell office:value-type="float" office:value="1098" calcext:value-type="float">
            <text:p>1098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53444" calcext:value-type="float">
            <text:p>534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5593" calcext:value-type="float">
            <text:p>9559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7898" calcext:value-type="float">
            <text:p>13789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0848" calcext:value-type="float">
            <text:p>20084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4050" calcext:value-type="float">
            <text:p>2640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37699" calcext:value-type="float">
            <text:p>337699</text:p>
          </table:table-cell>
          <table:table-cell office:value-type="float" office:value="64" calcext:value-type="float">
            <text:p>64</text:p>
          </table:table-cell>
          <table:table-cell office:value-type="float" office:value="5261.747" calcext:value-type="float">
            <text:p>5261.747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5253.407" calcext:value-type="float">
            <text:p>5253.407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556.1362" calcext:value-type="float">
            <text:p>556.1362</text:p>
          </table:table-cell>
          <table:table-cell office:value-type="float" office:value="1132.872" calcext:value-type="float">
            <text:p>1132.872</text:p>
          </table:table-cell>
          <table:table-cell office:value-type="float" office:value="1076.466" calcext:value-type="float">
            <text:p>1076.466</text:p>
          </table:table-cell>
        </table:table-row>
        <table:table-row table:style-name="ro1">
          <table:table-cell office:value-type="string" calcext:value-type="string">
            <text:p>+ <text:s/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017" calcext:value-type="float">
            <text:p>1017</text:p>
          </table:table-cell>
          <table:table-cell office:value-type="float" office:value="846948" calcext:value-type="float">
            <text:p>846948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0.2145371" calcext:value-type="float">
            <text:p>0.2145371</text:p>
          </table:table-cell>
          <table:table-cell office:value-type="float" office:value="62.46539" calcext:value-type="float">
            <text:p>62.46539</text:p>
          </table:table-cell>
          <table:table-cell office:value-type="float" office:value="16.71996" calcext:value-type="float">
            <text:p>16.71996</text:p>
          </table:table-cell>
          <table:table-cell office:value-type="float" office:value="12.53996" calcext:value-type="float">
            <text:p>12.53996</text:p>
          </table:table-cell>
          <table:table-cell office:value-type="float" office:value="137898" calcext:value-type="float">
            <text:p>1378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80.682" calcext:value-type="float">
            <text:p>1180.682</text:p>
          </table:table-cell>
          <table:table-cell office:value-type="float" office:value="1132.872" calcext:value-type="float">
            <text:p>1132.872</text:p>
          </table:table-cell>
          <table:table-cell office:value-type="float" office:value="14" calcext:value-type="float">
            <text:p>14</text:p>
          </table:table-cell>
          <table:table-cell office:value-type="float" office:value="72750" calcext:value-type="float">
            <text:p>7275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095420" calcext:value-type="float">
            <text:p>1095420</text:p>
          </table:table-cell>
          <table:table-cell office:value-type="float" office:value="208" calcext:value-type="float">
            <text:p>208</text:p>
          </table:table-cell>
          <table:table-cell office:value-type="float" office:value="615103" calcext:value-type="float">
            <text:p>615103</text:p>
          </table:table-cell>
          <table:table-cell office:value-type="float" office:value="117" calcext:value-type="float">
            <text:p>117</text:p>
          </table:table-cell>
          <table:table-cell office:value-type="float" office:value="447090" calcext:value-type="float">
            <text:p>447090</text:p>
          </table:table-cell>
          <table:table-cell office:value-type="float" office:value="85" calcext:value-type="float">
            <text:p>85</text:p>
          </table:table-cell>
          <table:table-cell office:value-type="float" office:value="299669" calcext:value-type="float">
            <text:p>299669</text:p>
          </table:table-cell>
          <table:table-cell office:value-type="float" office:value="57" calcext:value-type="float">
            <text:p>57</text:p>
          </table:table-cell>
          <table:table-cell office:value-type="float" office:value="1098" calcext:value-type="float">
            <text:p>1098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53444" calcext:value-type="float">
            <text:p>534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5593" calcext:value-type="float">
            <text:p>9559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7898" calcext:value-type="float">
            <text:p>13789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0848" calcext:value-type="float">
            <text:p>20084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4050" calcext:value-type="float">
            <text:p>2640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37699" calcext:value-type="float">
            <text:p>337699</text:p>
          </table:table-cell>
          <table:table-cell office:value-type="float" office:value="64" calcext:value-type="float">
            <text:p>64</text:p>
          </table:table-cell>
          <table:table-cell office:value-type="float" office:value="5261.747" calcext:value-type="float">
            <text:p>5261.747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5253.407" calcext:value-type="float">
            <text:p>5253.407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556.1362" calcext:value-type="float">
            <text:p>556.1362</text:p>
          </table:table-cell>
          <table:table-cell office:value-type="float" office:value="1132.872" calcext:value-type="float">
            <text:p>1132.872</text:p>
          </table:table-cell>
          <table:table-cell office:value-type="float" office:value="1076.466" calcext:value-type="float">
            <text:p>1076.466</text:p>
          </table:table-cell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017" calcext:value-type="float">
            <text:p>1017</text:p>
          </table:table-cell>
          <table:table-cell office:value-type="float" office:value="60166" calcext:value-type="float">
            <text:p>60166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0.2145371" calcext:value-type="float">
            <text:p>0.2145371</text:p>
          </table:table-cell>
          <table:table-cell office:value-type="float" office:value="62.46539" calcext:value-type="float">
            <text:p>62.46539</text:p>
          </table:table-cell>
          <table:table-cell office:value-type="float" office:value="16.71996" calcext:value-type="float">
            <text:p>16.71996</text:p>
          </table:table-cell>
          <table:table-cell office:value-type="float" office:value="12.53996" calcext:value-type="float">
            <text:p>12.53996</text:p>
          </table:table-cell>
          <table:table-cell office:value-type="float" office:value="6692" calcext:value-type="float">
            <text:p>669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80.682" calcext:value-type="float">
            <text:p>1180.682</text:p>
          </table:table-cell>
          <table:table-cell office:value-type="float" office:value="1132.872" calcext:value-type="float">
            <text:p>1132.872</text:p>
          </table:table-cell>
          <table:table-cell office:value-type="float" office:value="19" calcext:value-type="float">
            <text:p>19</text:p>
          </table:table-cell>
          <table:table-cell office:value-type="float" office:value="6867" calcext:value-type="float">
            <text:p>6867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77488" calcext:value-type="float">
            <text:p>77488</text:p>
          </table:table-cell>
          <table:table-cell office:value-type="float" office:value="208" calcext:value-type="float">
            <text:p>208</text:p>
          </table:table-cell>
          <table:table-cell office:value-type="float" office:value="43734" calcext:value-type="float">
            <text:p>43734</text:p>
          </table:table-cell>
          <table:table-cell office:value-type="float" office:value="117" calcext:value-type="float">
            <text:p>117</text:p>
          </table:table-cell>
          <table:table-cell office:value-type="float" office:value="31800" calcext:value-type="float">
            <text:p>31800</text:p>
          </table:table-cell>
          <table:table-cell office:value-type="float" office:value="85" calcext:value-type="float">
            <text:p>85</text:p>
          </table:table-cell>
          <table:table-cell office:value-type="float" office:value="21218" calcext:value-type="float">
            <text:p>21218</text:p>
          </table:table-cell>
          <table:table-cell office:value-type="float" office:value="57" calcext:value-type="float">
            <text:p>57</text:p>
          </table:table-cell>
          <table:table-cell office:value-type="float" office:value="1112" calcext:value-type="float">
            <text:p>1112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2686" calcext:value-type="float">
            <text:p>268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85" calcext:value-type="float">
            <text:p>488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692" calcext:value-type="float">
            <text:p>66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130" calcext:value-type="float">
            <text:p>101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771" calcext:value-type="float">
            <text:p>1377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7781" calcext:value-type="float">
            <text:p>17781</text:p>
          </table:table-cell>
          <table:table-cell office:value-type="float" office:value="48" calcext:value-type="float">
            <text:p>48</text:p>
          </table:table-cell>
          <table:table-cell office:value-type="float" office:value="372.3218" calcext:value-type="float">
            <text:p>372.3218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372.5465" calcext:value-type="float">
            <text:p>372.5465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556.1362" calcext:value-type="float">
            <text:p>556.1362</text:p>
          </table:table-cell>
          <table:table-cell office:value-type="float" office:value="1132.872" calcext:value-type="float">
            <text:p>1132.872</text:p>
          </table:table-cell>
          <table:table-cell office:value-type="float" office:value="1076.466" calcext:value-type="float">
            <text:p>1076.466</text:p>
          </table:table-cell>
        </table:table-row>
        <table:table-row table:style-name="ro1">
          <table:table-cell office:value-type="string" calcext:value-type="string">
            <text:p>- <text:s/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112" calcext:value-type="float">
            <text:p>112</text:p>
          </table:table-cell>
          <table:table-cell office:value-type="float" office:value="2907376" calcext:value-type="float">
            <text:p>2907376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0.04396059" calcext:value-type="float">
            <text:p>0.04396059</text:p>
          </table:table-cell>
          <table:table-cell office:value-type="float" office:value="81.888" calcext:value-type="float">
            <text:p>81.888</text:p>
          </table:table-cell>
          <table:table-cell office:value-type="float" office:value="26.44927" calcext:value-type="float">
            <text:p>26.44927</text:p>
          </table:table-cell>
          <table:table-cell office:value-type="float" office:value="23.58982" calcext:value-type="float">
            <text:p>23.58982</text:p>
          </table:table-cell>
          <table:table-cell office:value-type="float" office:value="296971" calcext:value-type="float">
            <text:p>29697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545.994" calcext:value-type="float">
            <text:p>7545.994</text:p>
          </table:table-cell>
          <table:table-cell office:value-type="float" office:value="8500.701" calcext:value-type="float">
            <text:p>8500.701</text:p>
          </table:table-cell>
          <table:table-cell office:value-type="float" office:value="34" calcext:value-type="float">
            <text:p>34</text:p>
          </table:table-cell>
          <table:table-cell office:value-type="float" office:value="181500" calcext:value-type="float">
            <text:p>18150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3463968" calcext:value-type="float">
            <text:p>3463968</text:p>
          </table:table-cell>
          <table:table-cell office:value-type="float" office:value="590" calcext:value-type="float">
            <text:p>590</text:p>
          </table:table-cell>
          <table:table-cell office:value-type="float" office:value="2503532" calcext:value-type="float">
            <text:p>2503532</text:p>
          </table:table-cell>
          <table:table-cell office:value-type="float" office:value="428" calcext:value-type="float">
            <text:p>428</text:p>
          </table:table-cell>
          <table:table-cell office:value-type="float" office:value="2139976" calcext:value-type="float">
            <text:p>2139976</text:p>
          </table:table-cell>
          <table:table-cell office:value-type="float" office:value="358" calcext:value-type="float">
            <text:p>358</text:p>
          </table:table-cell>
          <table:table-cell office:value-type="float" office:value="1764853" calcext:value-type="float">
            <text:p>1764853</text:p>
          </table:table-cell>
          <table:table-cell office:value-type="float" office:value="292" calcext:value-type="float">
            <text:p>292</text:p>
          </table:table-cell>
          <table:table-cell office:value-type="float" office:value="1112" calcext:value-type="float">
            <text:p>111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5887" calcext:value-type="float">
            <text:p>8588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0337" calcext:value-type="float">
            <text:p>1803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96971" calcext:value-type="float">
            <text:p>29697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93220" calcext:value-type="float">
            <text:p>49322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91156" calcext:value-type="float">
            <text:p>69115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910254" calcext:value-type="float">
            <text:p>910254</text:p>
          </table:table-cell>
          <table:table-cell office:value-type="float" office:value="149" calcext:value-type="float">
            <text:p>149</text:p>
          </table:table-cell>
          <table:table-cell office:value-type="float" office:value="6221.336" calcext:value-type="float">
            <text:p>6221.336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6171.255" calcext:value-type="float">
            <text:p>6171.255</text:p>
          </table:table-cell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  <table:table-cell office:value-type="float" office:value="2013.265" calcext:value-type="float">
            <text:p>2013.265</text:p>
          </table:table-cell>
          <table:table-cell office:value-type="float" office:value="8500.701" calcext:value-type="float">
            <text:p>8500.701</text:p>
          </table:table-cell>
          <table:table-cell office:value-type="float" office:value="8520.118" calcext:value-type="float">
            <text:p>8520.118</text:p>
          </table:table-cell>
        </table:table-row>
        <table:table-row table:style-name="ro1">
          <table:table-cell office:value-type="string" calcext:value-type="string">
            <text:p>+ <text:s/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112" calcext:value-type="float">
            <text:p>112</text:p>
          </table:table-cell>
          <table:table-cell office:value-type="float" office:value="2907376" calcext:value-type="float">
            <text:p>2907376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0.04396059" calcext:value-type="float">
            <text:p>0.04396059</text:p>
          </table:table-cell>
          <table:table-cell office:value-type="float" office:value="81.888" calcext:value-type="float">
            <text:p>81.888</text:p>
          </table:table-cell>
          <table:table-cell office:value-type="float" office:value="26.44927" calcext:value-type="float">
            <text:p>26.44927</text:p>
          </table:table-cell>
          <table:table-cell office:value-type="float" office:value="23.58982" calcext:value-type="float">
            <text:p>23.58982</text:p>
          </table:table-cell>
          <table:table-cell office:value-type="float" office:value="296971" calcext:value-type="float">
            <text:p>29697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545.994" calcext:value-type="float">
            <text:p>7545.994</text:p>
          </table:table-cell>
          <table:table-cell office:value-type="float" office:value="8500.701" calcext:value-type="float">
            <text:p>8500.701</text:p>
          </table:table-cell>
          <table:table-cell office:value-type="float" office:value="34" calcext:value-type="float">
            <text:p>34</text:p>
          </table:table-cell>
          <table:table-cell office:value-type="float" office:value="181500" calcext:value-type="float">
            <text:p>18150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3463968" calcext:value-type="float">
            <text:p>3463968</text:p>
          </table:table-cell>
          <table:table-cell office:value-type="float" office:value="590" calcext:value-type="float">
            <text:p>590</text:p>
          </table:table-cell>
          <table:table-cell office:value-type="float" office:value="2503532" calcext:value-type="float">
            <text:p>2503532</text:p>
          </table:table-cell>
          <table:table-cell office:value-type="float" office:value="428" calcext:value-type="float">
            <text:p>428</text:p>
          </table:table-cell>
          <table:table-cell office:value-type="float" office:value="2139976" calcext:value-type="float">
            <text:p>2139976</text:p>
          </table:table-cell>
          <table:table-cell office:value-type="float" office:value="358" calcext:value-type="float">
            <text:p>358</text:p>
          </table:table-cell>
          <table:table-cell office:value-type="float" office:value="1764853" calcext:value-type="float">
            <text:p>1764853</text:p>
          </table:table-cell>
          <table:table-cell office:value-type="float" office:value="292" calcext:value-type="float">
            <text:p>292</text:p>
          </table:table-cell>
          <table:table-cell office:value-type="float" office:value="1112" calcext:value-type="float">
            <text:p>111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5887" calcext:value-type="float">
            <text:p>8588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0337" calcext:value-type="float">
            <text:p>1803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96971" calcext:value-type="float">
            <text:p>29697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93220" calcext:value-type="float">
            <text:p>49322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91156" calcext:value-type="float">
            <text:p>69115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910254" calcext:value-type="float">
            <text:p>910254</text:p>
          </table:table-cell>
          <table:table-cell office:value-type="float" office:value="149" calcext:value-type="float">
            <text:p>149</text:p>
          </table:table-cell>
          <table:table-cell office:value-type="float" office:value="6221.336" calcext:value-type="float">
            <text:p>6221.336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6171.255" calcext:value-type="float">
            <text:p>6171.255</text:p>
          </table:table-cell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  <table:table-cell office:value-type="float" office:value="2013.265" calcext:value-type="float">
            <text:p>2013.265</text:p>
          </table:table-cell>
          <table:table-cell office:value-type="float" office:value="8500.701" calcext:value-type="float">
            <text:p>8500.701</text:p>
          </table:table-cell>
          <table:table-cell office:value-type="float" office:value="8520.118" calcext:value-type="float">
            <text:p>8520.118</text:p>
          </table:table-cell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112" calcext:value-type="float">
            <text:p>112</text:p>
          </table:table-cell>
          <table:table-cell office:value-type="float" office:value="195860" calcext:value-type="float">
            <text:p>195860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0.04396059" calcext:value-type="float">
            <text:p>0.04396059</text:p>
          </table:table-cell>
          <table:table-cell office:value-type="float" office:value="81.888" calcext:value-type="float">
            <text:p>81.888</text:p>
          </table:table-cell>
          <table:table-cell office:value-type="float" office:value="26.44927" calcext:value-type="float">
            <text:p>26.44927</text:p>
          </table:table-cell>
          <table:table-cell office:value-type="float" office:value="23.58982" calcext:value-type="float">
            <text:p>23.58982</text:p>
          </table:table-cell>
          <table:table-cell office:value-type="float" office:value="17998" calcext:value-type="float">
            <text:p>1799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545.994" calcext:value-type="float">
            <text:p>7545.994</text:p>
          </table:table-cell>
          <table:table-cell office:value-type="float" office:value="8500.701" calcext:value-type="float">
            <text:p>8500.701</text:p>
          </table:table-cell>
          <table:table-cell office:value-type="float" office:value="65" calcext:value-type="float">
            <text:p>65</text:p>
          </table:table-cell>
          <table:table-cell office:value-type="float" office:value="24276" calcext:value-type="float">
            <text:p>24276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227509" calcext:value-type="float">
            <text:p>227509</text:p>
          </table:table-cell>
          <table:table-cell office:value-type="float" office:value="590" calcext:value-type="float">
            <text:p>590</text:p>
          </table:table-cell>
          <table:table-cell office:value-type="float" office:value="165501" calcext:value-type="float">
            <text:p>165501</text:p>
          </table:table-cell>
          <table:table-cell office:value-type="float" office:value="428" calcext:value-type="float">
            <text:p>428</text:p>
          </table:table-cell>
          <table:table-cell office:value-type="float" office:value="138301" calcext:value-type="float">
            <text:p>138301</text:p>
          </table:table-cell>
          <table:table-cell office:value-type="float" office:value="358" calcext:value-type="float">
            <text:p>358</text:p>
          </table:table-cell>
          <table:table-cell office:value-type="float" office:value="112801" calcext:value-type="float">
            <text:p>112801</text:p>
          </table:table-cell>
          <table:table-cell office:value-type="float" office:value="292" calcext:value-type="float">
            <text:p>292</text:p>
          </table:table-cell>
          <table:table-cell office:value-type="float" office:value="1114" calcext:value-type="float">
            <text:p>111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196" calcext:value-type="float">
            <text:p>519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329" calcext:value-type="float">
            <text:p>1132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7998" calcext:value-type="float">
            <text:p>1799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6796" calcext:value-type="float">
            <text:p>2679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34472" calcext:value-type="float">
            <text:p>3447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42590" calcext:value-type="float">
            <text:p>42590</text:p>
          </table:table-cell>
          <table:table-cell office:value-type="float" office:value="110" calcext:value-type="float">
            <text:p>110</text:p>
          </table:table-cell>
          <table:table-cell office:value-type="float" office:value="373.5182" calcext:value-type="float">
            <text:p>373.5182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373.5034" calcext:value-type="float">
            <text:p>373.5034</text:p>
          </table:table-cell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  <table:table-cell office:value-type="float" office:value="2013.265" calcext:value-type="float">
            <text:p>2013.265</text:p>
          </table:table-cell>
          <table:table-cell office:value-type="float" office:value="8500.701" calcext:value-type="float">
            <text:p>8500.701</text:p>
          </table:table-cell>
          <table:table-cell office:value-type="float" office:value="8520.118" calcext:value-type="float">
            <text:p>8520.118</text:p>
          </table:table-cell>
        </table:table-row>
        <table:table-row table:style-name="ro1">
          <table:table-cell office:value-type="string" calcext:value-type="string">
            <text:p>- <text:s/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87" calcext:value-type="float">
            <text:p>87</text:p>
          </table:table-cell>
          <table:table-cell office:value-type="float" office:value="3606230" calcext:value-type="float">
            <text:p>3606230</text:p>
          </table:table-cell>
          <table:table-cell table:number-columns-repeated="2" office:value-type="float" office:value="592" calcext:value-type="float">
            <text:p>592</text:p>
          </table:table-cell>
          <table:table-cell office:value-type="float" office:value="0.07135841" calcext:value-type="float">
            <text:p>0.07135841</text:p>
          </table:table-cell>
          <table:table-cell office:value-type="float" office:value="88.49164" calcext:value-type="float">
            <text:p>88.49164</text:p>
          </table:table-cell>
          <table:table-cell office:value-type="float" office:value="30.58774" calcext:value-type="float">
            <text:p>30.58774</text:p>
          </table:table-cell>
          <table:table-cell office:value-type="float" office:value="25.27458" calcext:value-type="float">
            <text:p>25.27458</text:p>
          </table:table-cell>
          <table:table-cell office:value-type="float" office:value="175003" calcext:value-type="float">
            <text:p>17500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97.182" calcext:value-type="float">
            <text:p>9097.182</text:p>
          </table:table-cell>
          <table:table-cell office:value-type="float" office:value="10561.01" calcext:value-type="float">
            <text:p>10561.01</text:p>
          </table:table-cell>
          <table:table-cell office:value-type="float" office:value="70" calcext:value-type="float">
            <text:p>70</text:p>
          </table:table-cell>
          <table:table-cell office:value-type="float" office:value="404511" calcext:value-type="float">
            <text:p>404511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4091837" calcext:value-type="float">
            <text:p>4091837</text:p>
          </table:table-cell>
          <table:table-cell office:value-type="float" office:value="684" calcext:value-type="float">
            <text:p>684</text:p>
          </table:table-cell>
          <table:table-cell office:value-type="float" office:value="3106762" calcext:value-type="float">
            <text:p>3106762</text:p>
          </table:table-cell>
          <table:table-cell office:value-type="float" office:value="506" calcext:value-type="float">
            <text:p>506</text:p>
          </table:table-cell>
          <table:table-cell office:value-type="float" office:value="2661078" calcext:value-type="float">
            <text:p>2661078</text:p>
          </table:table-cell>
          <table:table-cell office:value-type="float" office:value="433" calcext:value-type="float">
            <text:p>433</text:p>
          </table:table-cell>
          <table:table-cell office:value-type="float" office:value="2205888" calcext:value-type="float">
            <text:p>2205888</text:p>
          </table:table-cell>
          <table:table-cell office:value-type="float" office:value="359" calcext:value-type="float">
            <text:p>359</text:p>
          </table:table-cell>
          <table:table-cell office:value-type="float" office:value="1122" calcext:value-type="float">
            <text:p>112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7637" calcext:value-type="float">
            <text:p>576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0530" calcext:value-type="float">
            <text:p>1105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5003" calcext:value-type="float">
            <text:p>17500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0853" calcext:value-type="float">
            <text:p>27085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58036" calcext:value-type="float">
            <text:p>35803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60606" calcext:value-type="float">
            <text:p>460606</text:p>
          </table:table-cell>
          <table:table-cell office:value-type="float" office:value="71" calcext:value-type="float">
            <text:p>71</text:p>
          </table:table-cell>
          <table:table-cell office:value-type="float" office:value="6218.405" calcext:value-type="float">
            <text:p>6218.405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6101.658" calcext:value-type="float">
            <text:p>6101.658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2220.566" calcext:value-type="float">
            <text:p>2220.566</text:p>
          </table:table-cell>
          <table:table-cell office:value-type="float" office:value="10561.01" calcext:value-type="float">
            <text:p>10561.01</text:p>
          </table:table-cell>
          <table:table-cell office:value-type="float" office:value="10268.14" calcext:value-type="float">
            <text:p>10268.14</text:p>
          </table:table-cell>
        </table:table-row>
        <table:table-row table:style-name="ro1">
          <table:table-cell office:value-type="string" calcext:value-type="string">
            <text:p>+ <text:s/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87" calcext:value-type="float">
            <text:p>87</text:p>
          </table:table-cell>
          <table:table-cell office:value-type="float" office:value="3606230" calcext:value-type="float">
            <text:p>3606230</text:p>
          </table:table-cell>
          <table:table-cell table:number-columns-repeated="2" office:value-type="float" office:value="592" calcext:value-type="float">
            <text:p>592</text:p>
          </table:table-cell>
          <table:table-cell office:value-type="float" office:value="0.07135841" calcext:value-type="float">
            <text:p>0.07135841</text:p>
          </table:table-cell>
          <table:table-cell office:value-type="float" office:value="88.49164" calcext:value-type="float">
            <text:p>88.49164</text:p>
          </table:table-cell>
          <table:table-cell office:value-type="float" office:value="30.58774" calcext:value-type="float">
            <text:p>30.58774</text:p>
          </table:table-cell>
          <table:table-cell office:value-type="float" office:value="25.27458" calcext:value-type="float">
            <text:p>25.27458</text:p>
          </table:table-cell>
          <table:table-cell office:value-type="float" office:value="175003" calcext:value-type="float">
            <text:p>17500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97.182" calcext:value-type="float">
            <text:p>9097.182</text:p>
          </table:table-cell>
          <table:table-cell office:value-type="float" office:value="10561.01" calcext:value-type="float">
            <text:p>10561.01</text:p>
          </table:table-cell>
          <table:table-cell office:value-type="float" office:value="70" calcext:value-type="float">
            <text:p>70</text:p>
          </table:table-cell>
          <table:table-cell office:value-type="float" office:value="404511" calcext:value-type="float">
            <text:p>404511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4091837" calcext:value-type="float">
            <text:p>4091837</text:p>
          </table:table-cell>
          <table:table-cell office:value-type="float" office:value="684" calcext:value-type="float">
            <text:p>684</text:p>
          </table:table-cell>
          <table:table-cell office:value-type="float" office:value="3106762" calcext:value-type="float">
            <text:p>3106762</text:p>
          </table:table-cell>
          <table:table-cell office:value-type="float" office:value="506" calcext:value-type="float">
            <text:p>506</text:p>
          </table:table-cell>
          <table:table-cell office:value-type="float" office:value="2661078" calcext:value-type="float">
            <text:p>2661078</text:p>
          </table:table-cell>
          <table:table-cell office:value-type="float" office:value="433" calcext:value-type="float">
            <text:p>433</text:p>
          </table:table-cell>
          <table:table-cell office:value-type="float" office:value="2205888" calcext:value-type="float">
            <text:p>2205888</text:p>
          </table:table-cell>
          <table:table-cell office:value-type="float" office:value="359" calcext:value-type="float">
            <text:p>359</text:p>
          </table:table-cell>
          <table:table-cell office:value-type="float" office:value="1122" calcext:value-type="float">
            <text:p>112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7637" calcext:value-type="float">
            <text:p>576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0530" calcext:value-type="float">
            <text:p>1105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5003" calcext:value-type="float">
            <text:p>17500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0853" calcext:value-type="float">
            <text:p>27085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58036" calcext:value-type="float">
            <text:p>35803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60606" calcext:value-type="float">
            <text:p>460606</text:p>
          </table:table-cell>
          <table:table-cell office:value-type="float" office:value="71" calcext:value-type="float">
            <text:p>71</text:p>
          </table:table-cell>
          <table:table-cell office:value-type="float" office:value="6218.405" calcext:value-type="float">
            <text:p>6218.405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6101.658" calcext:value-type="float">
            <text:p>6101.658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2220.566" calcext:value-type="float">
            <text:p>2220.566</text:p>
          </table:table-cell>
          <table:table-cell office:value-type="float" office:value="10561.01" calcext:value-type="float">
            <text:p>10561.01</text:p>
          </table:table-cell>
          <table:table-cell office:value-type="float" office:value="10268.14" calcext:value-type="float">
            <text:p>10268.14</text:p>
          </table:table-cell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87" calcext:value-type="float">
            <text:p>87</text:p>
          </table:table-cell>
          <table:table-cell office:value-type="float" office:value="228947" calcext:value-type="float">
            <text:p>228947</text:p>
          </table:table-cell>
          <table:table-cell table:number-columns-repeated="2" office:value-type="float" office:value="592" calcext:value-type="float">
            <text:p>592</text:p>
          </table:table-cell>
          <table:table-cell office:value-type="float" office:value="0.07135841" calcext:value-type="float">
            <text:p>0.07135841</text:p>
          </table:table-cell>
          <table:table-cell office:value-type="float" office:value="88.49164" calcext:value-type="float">
            <text:p>88.49164</text:p>
          </table:table-cell>
          <table:table-cell office:value-type="float" office:value="30.58774" calcext:value-type="float">
            <text:p>30.58774</text:p>
          </table:table-cell>
          <table:table-cell office:value-type="float" office:value="25.27458" calcext:value-type="float">
            <text:p>25.27458</text:p>
          </table:table-cell>
          <table:table-cell office:value-type="float" office:value="18732" calcext:value-type="float">
            <text:p>1873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097.182" calcext:value-type="float">
            <text:p>9097.182</text:p>
          </table:table-cell>
          <table:table-cell office:value-type="float" office:value="10561.01" calcext:value-type="float">
            <text:p>10561.01</text:p>
          </table:table-cell>
          <table:table-cell office:value-type="float" office:value="67" calcext:value-type="float">
            <text:p>67</text:p>
          </table:table-cell>
          <table:table-cell office:value-type="float" office:value="25208" calcext:value-type="float">
            <text:p>25208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263720" calcext:value-type="float">
            <text:p>263720</text:p>
          </table:table-cell>
          <table:table-cell office:value-type="float" office:value="684" calcext:value-type="float">
            <text:p>684</text:p>
          </table:table-cell>
          <table:table-cell office:value-type="float" office:value="195960" calcext:value-type="float">
            <text:p>195960</text:p>
          </table:table-cell>
          <table:table-cell office:value-type="float" office:value="506" calcext:value-type="float">
            <text:p>506</text:p>
          </table:table-cell>
          <table:table-cell office:value-type="float" office:value="168025" calcext:value-type="float">
            <text:p>168025</text:p>
          </table:table-cell>
          <table:table-cell office:value-type="float" office:value="433" calcext:value-type="float">
            <text:p>433</text:p>
          </table:table-cell>
          <table:table-cell office:value-type="float" office:value="139463" calcext:value-type="float">
            <text:p>139463</text:p>
          </table:table-cell>
          <table:table-cell office:value-type="float" office:value="359" calcext:value-type="float">
            <text:p>359</text:p>
          </table:table-cell>
          <table:table-cell office:value-type="float" office:value="1117" calcext:value-type="float">
            <text:p>111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190" calcext:value-type="float">
            <text:p>51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411" calcext:value-type="float">
            <text:p>1141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8732" calcext:value-type="float">
            <text:p>1873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8385" calcext:value-type="float">
            <text:p>2838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36485" calcext:value-type="float">
            <text:p>3648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5312" calcext:value-type="float">
            <text:p>45312</text:p>
          </table:table-cell>
          <table:table-cell office:value-type="float" office:value="117" calcext:value-type="float">
            <text:p>117</text:p>
          </table:table-cell>
          <table:table-cell office:value-type="float" office:value="374.0603" calcext:value-type="float">
            <text:p>374.0603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373.3168" calcext:value-type="float">
            <text:p>373.3168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2220.566" calcext:value-type="float">
            <text:p>2220.566</text:p>
          </table:table-cell>
          <table:table-cell office:value-type="float" office:value="10561.01" calcext:value-type="float">
            <text:p>10561.01</text:p>
          </table:table-cell>
          <table:table-cell office:value-type="float" office:value="10268.14" calcext:value-type="float">
            <text:p>10268.14</text:p>
          </table:table-cell>
        </table:table-row>
        <table:table-row table:style-name="ro1">
          <table:table-cell office:value-type="string" calcext:value-type="string">
            <text:p>- <text:s/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740" calcext:value-type="float">
            <text:p>740</text:p>
          </table:table-cell>
          <table:table-cell office:value-type="float" office:value="815268" calcext:value-type="float">
            <text:p>81526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4835699" calcext:value-type="float">
            <text:p>0.4835699</text:p>
          </table:table-cell>
          <table:table-cell office:value-type="float" office:value="53.27279" calcext:value-type="float">
            <text:p>53.27279</text:p>
          </table:table-cell>
          <table:table-cell office:value-type="float" office:value="17.73412" calcext:value-type="float">
            <text:p>17.73412</text:p>
          </table:table-cell>
          <table:table-cell office:value-type="float" office:value="9.348766" calcext:value-type="float">
            <text:p>9.348766</text:p>
          </table:table-cell>
          <table:table-cell office:value-type="float" office:value="93322" calcext:value-type="float">
            <text:p>933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12.2676" calcext:value-type="float">
            <text:p>712.2676</text:p>
          </table:table-cell>
          <table:table-cell office:value-type="float" office:value="828.9793" calcext:value-type="float">
            <text:p>828.9793</text:p>
          </table:table-cell>
          <table:table-cell office:value-type="float" office:value="4" calcext:value-type="float">
            <text:p>4</text:p>
          </table:table-cell>
          <table:table-cell office:value-type="float" office:value="21567" calcext:value-type="float">
            <text:p>21567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902725" calcext:value-type="float">
            <text:p>902725</text:p>
          </table:table-cell>
          <table:table-cell office:value-type="float" office:value="166" calcext:value-type="float">
            <text:p>166</text:p>
          </table:table-cell>
          <table:table-cell office:value-type="float" office:value="478606" calcext:value-type="float">
            <text:p>478606</text:p>
          </table:table-cell>
          <table:table-cell office:value-type="float" office:value="88" calcext:value-type="float">
            <text:p>88</text:p>
          </table:table-cell>
          <table:table-cell office:value-type="float" office:value="369970" calcext:value-type="float">
            <text:p>369970</text:p>
          </table:table-cell>
          <table:table-cell office:value-type="float" office:value="68" calcext:value-type="float">
            <text:p>68</text:p>
          </table:table-cell>
          <table:table-cell office:value-type="float" office:value="223187" calcext:value-type="float">
            <text:p>223187</text:p>
          </table:table-cell>
          <table:table-cell office:value-type="float" office:value="41" calcext:value-type="float">
            <text:p>41</text:p>
          </table:table-cell>
          <table:table-cell office:value-type="float" office:value="1154" calcext:value-type="float">
            <text:p>1154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33161" calcext:value-type="float">
            <text:p>331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442" calcext:value-type="float">
            <text:p>6044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322" calcext:value-type="float">
            <text:p>933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436" calcext:value-type="float">
            <text:p>1474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6376" calcext:value-type="float">
            <text:p>19637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0741" calcext:value-type="float">
            <text:p>250741</text:p>
          </table:table-cell>
          <table:table-cell office:value-type="float" office:value="46" calcext:value-type="float">
            <text:p>46</text:p>
          </table:table-cell>
          <table:table-cell office:value-type="float" office:value="5417.315" calcext:value-type="float">
            <text:p>5417.31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5416.078" calcext:value-type="float">
            <text:p>5416.078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298.0198" calcext:value-type="float">
            <text:p>298.0198</text:p>
          </table:table-cell>
          <table:table-cell office:value-type="float" office:value="828.9793" calcext:value-type="float">
            <text:p>828.9793</text:p>
          </table:table-cell>
          <table:table-cell office:value-type="float" office:value="831.3539" calcext:value-type="float">
            <text:p>831.3539</text:p>
          </table:table-cell>
        </table:table-row>
        <table:table-row table:style-name="ro1">
          <table:table-cell office:value-type="string" calcext:value-type="string">
            <text:p>+ <text:s/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740" calcext:value-type="float">
            <text:p>740</text:p>
          </table:table-cell>
          <table:table-cell office:value-type="float" office:value="815268" calcext:value-type="float">
            <text:p>81526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4835699" calcext:value-type="float">
            <text:p>0.4835699</text:p>
          </table:table-cell>
          <table:table-cell office:value-type="float" office:value="53.27279" calcext:value-type="float">
            <text:p>53.27279</text:p>
          </table:table-cell>
          <table:table-cell office:value-type="float" office:value="17.73412" calcext:value-type="float">
            <text:p>17.73412</text:p>
          </table:table-cell>
          <table:table-cell office:value-type="float" office:value="9.348766" calcext:value-type="float">
            <text:p>9.348766</text:p>
          </table:table-cell>
          <table:table-cell office:value-type="float" office:value="93322" calcext:value-type="float">
            <text:p>933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12.2676" calcext:value-type="float">
            <text:p>712.2676</text:p>
          </table:table-cell>
          <table:table-cell office:value-type="float" office:value="828.9793" calcext:value-type="float">
            <text:p>828.9793</text:p>
          </table:table-cell>
          <table:table-cell office:value-type="float" office:value="4" calcext:value-type="float">
            <text:p>4</text:p>
          </table:table-cell>
          <table:table-cell office:value-type="float" office:value="21567" calcext:value-type="float">
            <text:p>21567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902725" calcext:value-type="float">
            <text:p>902725</text:p>
          </table:table-cell>
          <table:table-cell office:value-type="float" office:value="166" calcext:value-type="float">
            <text:p>166</text:p>
          </table:table-cell>
          <table:table-cell office:value-type="float" office:value="478606" calcext:value-type="float">
            <text:p>478606</text:p>
          </table:table-cell>
          <table:table-cell office:value-type="float" office:value="88" calcext:value-type="float">
            <text:p>88</text:p>
          </table:table-cell>
          <table:table-cell office:value-type="float" office:value="369970" calcext:value-type="float">
            <text:p>369970</text:p>
          </table:table-cell>
          <table:table-cell office:value-type="float" office:value="68" calcext:value-type="float">
            <text:p>68</text:p>
          </table:table-cell>
          <table:table-cell office:value-type="float" office:value="223187" calcext:value-type="float">
            <text:p>223187</text:p>
          </table:table-cell>
          <table:table-cell office:value-type="float" office:value="41" calcext:value-type="float">
            <text:p>41</text:p>
          </table:table-cell>
          <table:table-cell office:value-type="float" office:value="1154" calcext:value-type="float">
            <text:p>1154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33161" calcext:value-type="float">
            <text:p>331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442" calcext:value-type="float">
            <text:p>6044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322" calcext:value-type="float">
            <text:p>933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436" calcext:value-type="float">
            <text:p>1474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6376" calcext:value-type="float">
            <text:p>19637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0741" calcext:value-type="float">
            <text:p>250741</text:p>
          </table:table-cell>
          <table:table-cell office:value-type="float" office:value="46" calcext:value-type="float">
            <text:p>46</text:p>
          </table:table-cell>
          <table:table-cell office:value-type="float" office:value="5417.315" calcext:value-type="float">
            <text:p>5417.31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5416.078" calcext:value-type="float">
            <text:p>5416.078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298.0198" calcext:value-type="float">
            <text:p>298.0198</text:p>
          </table:table-cell>
          <table:table-cell office:value-type="float" office:value="828.9793" calcext:value-type="float">
            <text:p>828.9793</text:p>
          </table:table-cell>
          <table:table-cell office:value-type="float" office:value="831.3539" calcext:value-type="float">
            <text:p>831.3539</text:p>
          </table:table-cell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740" calcext:value-type="float">
            <text:p>740</text:p>
          </table:table-cell>
          <table:table-cell office:value-type="float" office:value="56125" calcext:value-type="float">
            <text:p>5612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4835699" calcext:value-type="float">
            <text:p>0.4835699</text:p>
          </table:table-cell>
          <table:table-cell office:value-type="float" office:value="53.27279" calcext:value-type="float">
            <text:p>53.27279</text:p>
          </table:table-cell>
          <table:table-cell office:value-type="float" office:value="17.73412" calcext:value-type="float">
            <text:p>17.73412</text:p>
          </table:table-cell>
          <table:table-cell office:value-type="float" office:value="9.348766" calcext:value-type="float">
            <text:p>9.348766</text:p>
          </table:table-cell>
          <table:table-cell office:value-type="float" office:value="16133" calcext:value-type="float">
            <text:p>1613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12.2676" calcext:value-type="float">
            <text:p>712.2676</text:p>
          </table:table-cell>
          <table:table-cell office:value-type="float" office:value="828.9793" calcext:value-type="float">
            <text:p>828.9793</text:p>
          </table:table-cell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1967" calcext:value-type="float">
            <text:p>61967</text:p>
          </table:table-cell>
          <table:table-cell office:value-type="float" office:value="166" calcext:value-type="float">
            <text:p>166</text:p>
          </table:table-cell>
          <table:table-cell office:value-type="float" office:value="33027" calcext:value-type="float">
            <text:p>33027</text:p>
          </table:table-cell>
          <table:table-cell office:value-type="float" office:value="88" calcext:value-type="float">
            <text:p>88</text:p>
          </table:table-cell>
          <table:table-cell office:value-type="float" office:value="25461" calcext:value-type="float">
            <text:p>25461</text:p>
          </table:table-cell>
          <table:table-cell office:value-type="float" office:value="68" calcext:value-type="float">
            <text:p>68</text:p>
          </table:table-cell>
          <table:table-cell office:value-type="float" office:value="15383" calcext:value-type="float">
            <text:p>15383</text:p>
          </table:table-cell>
          <table:table-cell office:value-type="float" office:value="41" calcext:value-type="float">
            <text:p>41</text:p>
          </table:table-cell>
          <table:table-cell office:value-type="float" office:value="1163" calcext:value-type="float">
            <text:p>1163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4993" calcext:value-type="float">
            <text:p>499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556" calcext:value-type="float">
            <text:p>105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133" calcext:value-type="float">
            <text:p>161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4347" calcext:value-type="float">
            <text:p>2434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3027" calcext:value-type="float">
            <text:p>3302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41140" calcext:value-type="float">
            <text:p>41140</text:p>
          </table:table-cell>
          <table:table-cell office:value-type="float" office:value="110" calcext:value-type="float">
            <text:p>110</text:p>
          </table:table-cell>
          <table:table-cell office:value-type="float" office:value="376.2935" calcext:value-type="float">
            <text:p>376.293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376.0111" calcext:value-type="float">
            <text:p>376.0111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298.0198" calcext:value-type="float">
            <text:p>298.0198</text:p>
          </table:table-cell>
          <table:table-cell office:value-type="float" office:value="828.9793" calcext:value-type="float">
            <text:p>828.9793</text:p>
          </table:table-cell>
          <table:table-cell office:value-type="float" office:value="831.3539" calcext:value-type="float">
            <text:p>831.3539</text:p>
          </table:table-cell>
        </table:table-row>
        <table:table-row table:style-name="ro1">
          <table:table-cell office:value-type="string" calcext:value-type="string">
            <text:p>- <text:s/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315" calcext:value-type="float">
            <text:p>315</text:p>
          </table:table-cell>
          <table:table-cell office:value-type="float" office:value="4213053" calcext:value-type="float">
            <text:p>4213053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.02420367" calcext:value-type="float">
            <text:p>0.02420367</text:p>
          </table:table-cell>
          <table:table-cell office:value-type="float" office:value="94.00854" calcext:value-type="float">
            <text:p>94.00854</text:p>
          </table:table-cell>
          <table:table-cell office:value-type="float" office:value="29.82454" calcext:value-type="float">
            <text:p>29.82454</text:p>
          </table:table-cell>
          <table:table-cell office:value-type="float" office:value="28.86505" calcext:value-type="float">
            <text:p>28.86505</text:p>
          </table:table-cell>
          <table:table-cell office:value-type="float" office:value="445392" calcext:value-type="float">
            <text:p>44539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2256.26" calcext:value-type="float">
            <text:p>12256.26</text:p>
          </table:table-cell>
          <table:table-cell office:value-type="float" office:value="13194.52" calcext:value-type="float">
            <text:p>13194.52</text:p>
          </table:table-cell>
          <table:table-cell office:value-type="float" office:value="69" calcext:value-type="float">
            <text:p>69</text:p>
          </table:table-cell>
          <table:table-cell office:value-type="float" office:value="354883" calcext:value-type="float">
            <text:p>354883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4765968" calcext:value-type="float">
            <text:p>4765968</text:p>
          </table:table-cell>
          <table:table-cell office:value-type="float" office:value="771" calcext:value-type="float">
            <text:p>771</text:p>
          </table:table-cell>
          <table:table-cell office:value-type="float" office:value="3706174" calcext:value-type="float">
            <text:p>3706174</text:p>
          </table:table-cell>
          <table:table-cell office:value-type="float" office:value="585" calcext:value-type="float">
            <text:p>585</text:p>
          </table:table-cell>
          <table:table-cell office:value-type="float" office:value="3228460" calcext:value-type="float">
            <text:p>3228460</text:p>
          </table:table-cell>
          <table:table-cell office:value-type="float" office:value="504" calcext:value-type="float">
            <text:p>504</text:p>
          </table:table-cell>
          <table:table-cell office:value-type="float" office:value="2733180" calcext:value-type="float">
            <text:p>2733180</text:p>
          </table:table-cell>
          <table:table-cell office:value-type="float" office:value="426" calcext:value-type="float">
            <text:p>426</text:p>
          </table:table-cell>
          <table:table-cell office:value-type="float" office:value="1190" calcext:value-type="float">
            <text:p>1190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126377" calcext:value-type="float">
            <text:p>12637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72420" calcext:value-type="float">
            <text:p>2724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45392" calcext:value-type="float">
            <text:p>44539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55766" calcext:value-type="float">
            <text:p>65576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41882" calcext:value-type="float">
            <text:p>84188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23554" calcext:value-type="float">
            <text:p>1023554</text:p>
          </table:table-cell>
          <table:table-cell office:value-type="float" office:value="119" calcext:value-type="float">
            <text:p>119</text:p>
          </table:table-cell>
          <table:table-cell office:value-type="float" office:value="6026.152" calcext:value-type="float">
            <text:p>6026.152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6251.182" calcext:value-type="float">
            <text:p>6251.18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583.704" calcext:value-type="float">
            <text:p>2583.704</text:p>
          </table:table-cell>
          <table:table-cell office:value-type="float" office:value="13194.52" calcext:value-type="float">
            <text:p>13194.52</text:p>
          </table:table-cell>
          <table:table-cell office:value-type="float" office:value="13336.17" calcext:value-type="float">
            <text:p>13336.17</text:p>
          </table:table-cell>
        </table:table-row>
        <table:table-row table:style-name="ro1">
          <table:table-cell office:value-type="string" calcext:value-type="string">
            <text:p>+ <text:s/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315" calcext:value-type="float">
            <text:p>315</text:p>
          </table:table-cell>
          <table:table-cell office:value-type="float" office:value="4213053" calcext:value-type="float">
            <text:p>4213053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.02420367" calcext:value-type="float">
            <text:p>0.02420367</text:p>
          </table:table-cell>
          <table:table-cell office:value-type="float" office:value="94.00854" calcext:value-type="float">
            <text:p>94.00854</text:p>
          </table:table-cell>
          <table:table-cell office:value-type="float" office:value="29.82454" calcext:value-type="float">
            <text:p>29.82454</text:p>
          </table:table-cell>
          <table:table-cell office:value-type="float" office:value="28.86505" calcext:value-type="float">
            <text:p>28.86505</text:p>
          </table:table-cell>
          <table:table-cell office:value-type="float" office:value="445392" calcext:value-type="float">
            <text:p>44539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2256.26" calcext:value-type="float">
            <text:p>12256.26</text:p>
          </table:table-cell>
          <table:table-cell office:value-type="float" office:value="13194.52" calcext:value-type="float">
            <text:p>13194.52</text:p>
          </table:table-cell>
          <table:table-cell office:value-type="float" office:value="69" calcext:value-type="float">
            <text:p>69</text:p>
          </table:table-cell>
          <table:table-cell office:value-type="float" office:value="354883" calcext:value-type="float">
            <text:p>354883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4765968" calcext:value-type="float">
            <text:p>4765968</text:p>
          </table:table-cell>
          <table:table-cell office:value-type="float" office:value="771" calcext:value-type="float">
            <text:p>771</text:p>
          </table:table-cell>
          <table:table-cell office:value-type="float" office:value="3706174" calcext:value-type="float">
            <text:p>3706174</text:p>
          </table:table-cell>
          <table:table-cell office:value-type="float" office:value="585" calcext:value-type="float">
            <text:p>585</text:p>
          </table:table-cell>
          <table:table-cell office:value-type="float" office:value="3228460" calcext:value-type="float">
            <text:p>3228460</text:p>
          </table:table-cell>
          <table:table-cell office:value-type="float" office:value="504" calcext:value-type="float">
            <text:p>504</text:p>
          </table:table-cell>
          <table:table-cell office:value-type="float" office:value="2733180" calcext:value-type="float">
            <text:p>2733180</text:p>
          </table:table-cell>
          <table:table-cell office:value-type="float" office:value="426" calcext:value-type="float">
            <text:p>426</text:p>
          </table:table-cell>
          <table:table-cell office:value-type="float" office:value="1190" calcext:value-type="float">
            <text:p>1190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126377" calcext:value-type="float">
            <text:p>12637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72420" calcext:value-type="float">
            <text:p>2724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45392" calcext:value-type="float">
            <text:p>44539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55766" calcext:value-type="float">
            <text:p>65576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41882" calcext:value-type="float">
            <text:p>84188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23554" calcext:value-type="float">
            <text:p>1023554</text:p>
          </table:table-cell>
          <table:table-cell office:value-type="float" office:value="119" calcext:value-type="float">
            <text:p>119</text:p>
          </table:table-cell>
          <table:table-cell office:value-type="float" office:value="6026.152" calcext:value-type="float">
            <text:p>6026.152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6251.182" calcext:value-type="float">
            <text:p>6251.18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583.704" calcext:value-type="float">
            <text:p>2583.704</text:p>
          </table:table-cell>
          <table:table-cell office:value-type="float" office:value="13194.52" calcext:value-type="float">
            <text:p>13194.52</text:p>
          </table:table-cell>
          <table:table-cell office:value-type="float" office:value="13336.17" calcext:value-type="float">
            <text:p>13336.17</text:p>
          </table:table-cell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315" calcext:value-type="float">
            <text:p>315</text:p>
          </table:table-cell>
          <table:table-cell office:value-type="float" office:value="261488" calcext:value-type="float">
            <text:p>261488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.02420367" calcext:value-type="float">
            <text:p>0.02420367</text:p>
          </table:table-cell>
          <table:table-cell office:value-type="float" office:value="94.00854" calcext:value-type="float">
            <text:p>94.00854</text:p>
          </table:table-cell>
          <table:table-cell office:value-type="float" office:value="29.82454" calcext:value-type="float">
            <text:p>29.82454</text:p>
          </table:table-cell>
          <table:table-cell office:value-type="float" office:value="28.86505" calcext:value-type="float">
            <text:p>28.86505</text:p>
          </table:table-cell>
          <table:table-cell office:value-type="float" office:value="19038" calcext:value-type="float">
            <text:p>1903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2256.26" calcext:value-type="float">
            <text:p>12256.26</text:p>
          </table:table-cell>
          <table:table-cell office:value-type="float" office:value="13194.52" calcext:value-type="float">
            <text:p>13194.52</text:p>
          </table:table-cell>
          <table:table-cell office:value-type="float" office:value="26" calcext:value-type="float">
            <text:p>26</text:p>
          </table:table-cell>
          <table:table-cell office:value-type="float" office:value="9743" calcext:value-type="float">
            <text:p>9743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297500" calcext:value-type="float">
            <text:p>297500</text:p>
          </table:table-cell>
          <table:table-cell office:value-type="float" office:value="771" calcext:value-type="float">
            <text:p>771</text:p>
          </table:table-cell>
          <table:table-cell office:value-type="float" office:value="226140" calcext:value-type="float">
            <text:p>226140</text:p>
          </table:table-cell>
          <table:table-cell office:value-type="float" office:value="585" calcext:value-type="float">
            <text:p>585</text:p>
          </table:table-cell>
          <table:table-cell office:value-type="float" office:value="194973" calcext:value-type="float">
            <text:p>194973</text:p>
          </table:table-cell>
          <table:table-cell office:value-type="float" office:value="504" calcext:value-type="float">
            <text:p>504</text:p>
          </table:table-cell>
          <table:table-cell office:value-type="float" office:value="165020" calcext:value-type="float">
            <text:p>165020</text:p>
          </table:table-cell>
          <table:table-cell office:value-type="float" office:value="426" calcext:value-type="float">
            <text:p>426</text:p>
          </table:table-cell>
          <table:table-cell office:value-type="float" office:value="1179" calcext:value-type="float">
            <text:p>117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5175" calcext:value-type="float">
            <text:p>517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390" calcext:value-type="float">
            <text:p>1139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9038" calcext:value-type="float">
            <text:p>1903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1316" calcext:value-type="float">
            <text:p>3131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3533" calcext:value-type="float">
            <text:p>4353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57550" calcext:value-type="float">
            <text:p>57550</text:p>
          </table:table-cell>
          <table:table-cell office:value-type="float" office:value="149" calcext:value-type="float">
            <text:p>149</text:p>
          </table:table-cell>
          <table:table-cell office:value-type="float" office:value="378.5507" calcext:value-type="float">
            <text:p>378.5507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375.4089" calcext:value-type="float">
            <text:p>375.4089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583.704" calcext:value-type="float">
            <text:p>2583.704</text:p>
          </table:table-cell>
          <table:table-cell office:value-type="float" office:value="13194.52" calcext:value-type="float">
            <text:p>13194.52</text:p>
          </table:table-cell>
          <table:table-cell office:value-type="float" office:value="13336.17" calcext:value-type="float">
            <text:p>13336.17</text:p>
          </table:table-cell>
        </table:table-row>
        <table:table-row table:style-name="ro1">
          <table:table-cell office:value-type="string" calcext:value-type="string">
            <text:p>- <text:s/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628" calcext:value-type="float">
            <text:p>628</text:p>
          </table:table-cell>
          <table:table-cell office:value-type="float" office:value="653018" calcext:value-type="float">
            <text:p>65301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0.5005288" calcext:value-type="float">
            <text:p>0.5005288</text:p>
          </table:table-cell>
          <table:table-cell office:value-type="float" office:value="52.44347" calcext:value-type="float">
            <text:p>52.44347</text:p>
          </table:table-cell>
          <table:table-cell office:value-type="float" office:value="17.31826" calcext:value-type="float">
            <text:p>17.31826</text:p>
          </table:table-cell>
          <table:table-cell office:value-type="float" office:value="4.63348" calcext:value-type="float">
            <text:p>4.63348</text:p>
          </table:table-cell>
          <table:table-cell office:value-type="float" office:value="105778" calcext:value-type="float">
            <text:p>1057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47.3289" calcext:value-type="float">
            <text:p>547.3289</text:p>
          </table:table-cell>
          <table:table-cell office:value-type="float" office:value="624.7219" calcext:value-type="float">
            <text:p>624.7219</text:p>
          </table:table-cell>
          <table:table-cell office:value-type="float" office:value="9" calcext:value-type="float">
            <text:p>9</text:p>
          </table:table-cell>
          <table:table-cell office:value-type="float" office:value="49380" calcext:value-type="float">
            <text:p>4938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896256" calcext:value-type="float">
            <text:p>896256</text:p>
          </table:table-cell>
          <table:table-cell office:value-type="float" office:value="162" calcext:value-type="float">
            <text:p>162</text:p>
          </table:table-cell>
          <table:table-cell office:value-type="float" office:value="475844" calcext:value-type="float">
            <text:p>475844</text:p>
          </table:table-cell>
          <table:table-cell office:value-type="float" office:value="86" calcext:value-type="float">
            <text:p>86</text:p>
          </table:table-cell>
          <table:table-cell office:value-type="float" office:value="348930" calcext:value-type="float">
            <text:p>348930</text:p>
          </table:table-cell>
          <table:table-cell office:value-type="float" office:value="63" calcext:value-type="float">
            <text:p>63</text:p>
          </table:table-cell>
          <table:table-cell office:value-type="float" office:value="249659" calcext:value-type="float">
            <text:p>249659</text:p>
          </table:table-cell>
          <table:table-cell office:value-type="float" office:value="45" calcext:value-type="float">
            <text:p>45</text:p>
          </table:table-cell>
          <table:table-cell office:value-type="float" office:value="1210" calcext:value-type="float">
            <text:p>1210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33691" calcext:value-type="float">
            <text:p>3369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058" calcext:value-type="float">
            <text:p>670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5778" calcext:value-type="float">
            <text:p>1057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4898" calcext:value-type="float">
            <text:p>14489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7283" calcext:value-type="float">
            <text:p>16728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9046" calcext:value-type="float">
            <text:p>189046</text:p>
          </table:table-cell>
          <table:table-cell office:value-type="float" office:value="34" calcext:value-type="float">
            <text:p>34</text:p>
          </table:table-cell>
          <table:table-cell office:value-type="float" office:value="5529.474" calcext:value-type="float">
            <text:p>5529.474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5522.581" calcext:value-type="float">
            <text:p>5522.581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07.0927" calcext:value-type="float">
            <text:p>407.0927</text:p>
          </table:table-cell>
          <table:table-cell office:value-type="float" office:value="624.7219" calcext:value-type="float">
            <text:p>624.7219</text:p>
          </table:table-cell>
          <table:table-cell office:value-type="float" office:value="654.3959" calcext:value-type="float">
            <text:p>654.3959</text:p>
          </table:table-cell>
        </table:table-row>
        <table:table-row table:style-name="ro1">
          <table:table-cell office:value-type="string" calcext:value-type="string">
            <text:p>+ <text:s/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628" calcext:value-type="float">
            <text:p>628</text:p>
          </table:table-cell>
          <table:table-cell office:value-type="float" office:value="653018" calcext:value-type="float">
            <text:p>65301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0.5005288" calcext:value-type="float">
            <text:p>0.5005288</text:p>
          </table:table-cell>
          <table:table-cell office:value-type="float" office:value="52.44347" calcext:value-type="float">
            <text:p>52.44347</text:p>
          </table:table-cell>
          <table:table-cell office:value-type="float" office:value="17.31826" calcext:value-type="float">
            <text:p>17.31826</text:p>
          </table:table-cell>
          <table:table-cell office:value-type="float" office:value="4.63348" calcext:value-type="float">
            <text:p>4.63348</text:p>
          </table:table-cell>
          <table:table-cell office:value-type="float" office:value="105778" calcext:value-type="float">
            <text:p>1057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47.3289" calcext:value-type="float">
            <text:p>547.3289</text:p>
          </table:table-cell>
          <table:table-cell office:value-type="float" office:value="624.7219" calcext:value-type="float">
            <text:p>624.7219</text:p>
          </table:table-cell>
          <table:table-cell office:value-type="float" office:value="9" calcext:value-type="float">
            <text:p>9</text:p>
          </table:table-cell>
          <table:table-cell office:value-type="float" office:value="49380" calcext:value-type="float">
            <text:p>4938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896256" calcext:value-type="float">
            <text:p>896256</text:p>
          </table:table-cell>
          <table:table-cell office:value-type="float" office:value="162" calcext:value-type="float">
            <text:p>162</text:p>
          </table:table-cell>
          <table:table-cell office:value-type="float" office:value="475844" calcext:value-type="float">
            <text:p>475844</text:p>
          </table:table-cell>
          <table:table-cell office:value-type="float" office:value="86" calcext:value-type="float">
            <text:p>86</text:p>
          </table:table-cell>
          <table:table-cell office:value-type="float" office:value="348930" calcext:value-type="float">
            <text:p>348930</text:p>
          </table:table-cell>
          <table:table-cell office:value-type="float" office:value="63" calcext:value-type="float">
            <text:p>63</text:p>
          </table:table-cell>
          <table:table-cell office:value-type="float" office:value="249659" calcext:value-type="float">
            <text:p>249659</text:p>
          </table:table-cell>
          <table:table-cell office:value-type="float" office:value="45" calcext:value-type="float">
            <text:p>45</text:p>
          </table:table-cell>
          <table:table-cell office:value-type="float" office:value="1210" calcext:value-type="float">
            <text:p>1210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33691" calcext:value-type="float">
            <text:p>3369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058" calcext:value-type="float">
            <text:p>670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5778" calcext:value-type="float">
            <text:p>1057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4898" calcext:value-type="float">
            <text:p>14489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7283" calcext:value-type="float">
            <text:p>16728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9046" calcext:value-type="float">
            <text:p>189046</text:p>
          </table:table-cell>
          <table:table-cell office:value-type="float" office:value="34" calcext:value-type="float">
            <text:p>34</text:p>
          </table:table-cell>
          <table:table-cell office:value-type="float" office:value="5529.474" calcext:value-type="float">
            <text:p>5529.474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5522.581" calcext:value-type="float">
            <text:p>5522.581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07.0927" calcext:value-type="float">
            <text:p>407.0927</text:p>
          </table:table-cell>
          <table:table-cell office:value-type="float" office:value="624.7219" calcext:value-type="float">
            <text:p>624.7219</text:p>
          </table:table-cell>
          <table:table-cell office:value-type="float" office:value="654.3959" calcext:value-type="float">
            <text:p>654.3959</text:p>
          </table:table-cell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628" calcext:value-type="float">
            <text:p>628</text:p>
          </table:table-cell>
          <table:table-cell office:value-type="float" office:value="44131" calcext:value-type="float">
            <text:p>4413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0.5005288" calcext:value-type="float">
            <text:p>0.5005288</text:p>
          </table:table-cell>
          <table:table-cell office:value-type="float" office:value="52.44347" calcext:value-type="float">
            <text:p>52.44347</text:p>
          </table:table-cell>
          <table:table-cell office:value-type="float" office:value="17.31826" calcext:value-type="float">
            <text:p>17.31826</text:p>
          </table:table-cell>
          <table:table-cell office:value-type="float" office:value="4.63348" calcext:value-type="float">
            <text:p>4.63348</text:p>
          </table:table-cell>
          <table:table-cell office:value-type="float" office:value="7131" calcext:value-type="float">
            <text:p>713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47.3289" calcext:value-type="float">
            <text:p>547.3289</text:p>
          </table:table-cell>
          <table:table-cell office:value-type="float" office:value="624.7219" calcext:value-type="float">
            <text:p>624.7219</text:p>
          </table:table-cell>
          <table:table-cell office:value-type="float" office:value="2" calcext:value-type="float">
            <text:p>2</text:p>
          </table:table-cell>
          <table:table-cell office:value-type="float" office:value="709" calcext:value-type="float">
            <text:p>709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0714" calcext:value-type="float">
            <text:p>60714</text:p>
          </table:table-cell>
          <table:table-cell office:value-type="float" office:value="162" calcext:value-type="float">
            <text:p>162</text:p>
          </table:table-cell>
          <table:table-cell office:value-type="float" office:value="32164" calcext:value-type="float">
            <text:p>32164</text:p>
          </table:table-cell>
          <table:table-cell office:value-type="float" office:value="86" calcext:value-type="float">
            <text:p>86</text:p>
          </table:table-cell>
          <table:table-cell office:value-type="float" office:value="23544" calcext:value-type="float">
            <text:p>23544</text:p>
          </table:table-cell>
          <table:table-cell office:value-type="float" office:value="63" calcext:value-type="float">
            <text:p>63</text:p>
          </table:table-cell>
          <table:table-cell office:value-type="float" office:value="16924" calcext:value-type="float">
            <text:p>16924</text:p>
          </table:table-cell>
          <table:table-cell office:value-type="float" office:value="45" calcext:value-type="float">
            <text:p>45</text:p>
          </table:table-cell>
          <table:table-cell office:value-type="float" office:value="1210" calcext:value-type="float">
            <text:p>1210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2343" calcext:value-type="float">
            <text:p>23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534" calcext:value-type="float">
            <text:p>45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31" calcext:value-type="float">
            <text:p>71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762" calcext:value-type="float">
            <text:p>976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275" calcext:value-type="float">
            <text:p>112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763" calcext:value-type="float">
            <text:p>12763</text:p>
          </table:table-cell>
          <table:table-cell office:value-type="float" office:value="34" calcext:value-type="float">
            <text:p>34</text:p>
          </table:table-cell>
          <table:table-cell office:value-type="float" office:value="373.2526" calcext:value-type="float">
            <text:p>373.2526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373.9032" calcext:value-type="float">
            <text:p>373.9032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07.0927" calcext:value-type="float">
            <text:p>407.0927</text:p>
          </table:table-cell>
          <table:table-cell office:value-type="float" office:value="624.7219" calcext:value-type="float">
            <text:p>624.7219</text:p>
          </table:table-cell>
          <table:table-cell office:value-type="float" office:value="654.3959" calcext:value-type="float">
            <text:p>654.3959</text:p>
          </table:table-cell>
        </table:table-row>
        <table:table-row table:style-name="ro1">
          <table:table-cell office:value-type="string" calcext:value-type="string">
            <text:p>- <text:s/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42" calcext:value-type="float">
            <text:p>142</text:p>
          </table:table-cell>
          <table:table-cell office:value-type="float" office:value="620192" calcext:value-type="float">
            <text:p>620192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0.7522663" calcext:value-type="float">
            <text:p>0.7522663</text:p>
          </table:table-cell>
          <table:table-cell office:value-type="float" office:value="50.49175" calcext:value-type="float">
            <text:p>50.49175</text:p>
          </table:table-cell>
          <table:table-cell office:value-type="float" office:value="19.54945" calcext:value-type="float">
            <text:p>19.54945</text:p>
          </table:table-cell>
          <table:table-cell office:value-type="float" office:value="3.69465" calcext:value-type="float">
            <text:p>3.69465</text:p>
          </table:table-cell>
          <table:table-cell office:value-type="float" office:value="115995" calcext:value-type="float">
            <text:p>1159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4.0978" calcext:value-type="float">
            <text:p>274.0978</text:p>
          </table:table-cell>
          <table:table-cell office:value-type="float" office:value="420.8823" calcext:value-type="float">
            <text:p>420.8823</text:p>
          </table:table-cell>
          <table:table-cell office:value-type="float" office:value="3" calcext:value-type="float">
            <text:p>3</text:p>
          </table:table-cell>
          <table:table-cell office:value-type="float" office:value="17218" calcext:value-type="float">
            <text:p>17218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637776" calcext:value-type="float">
            <text:p>637776</text:p>
          </table:table-cell>
          <table:table-cell office:value-type="float" office:value="110" calcext:value-type="float">
            <text:p>110</text:p>
          </table:table-cell>
          <table:table-cell office:value-type="float" office:value="336620" calcext:value-type="float">
            <text:p>336620</text:p>
          </table:table-cell>
          <table:table-cell office:value-type="float" office:value="58" calcext:value-type="float">
            <text:p>58</text:p>
          </table:table-cell>
          <table:table-cell office:value-type="float" office:value="243534" calcext:value-type="float">
            <text:p>243534</text:p>
          </table:table-cell>
          <table:table-cell office:value-type="float" office:value="42" calcext:value-type="float">
            <text:p>42</text:p>
          </table:table-cell>
          <table:table-cell office:value-type="float" office:value="168021" calcext:value-type="float">
            <text:p>168021</text:p>
          </table:table-cell>
          <table:table-cell office:value-type="float" office:value="29" calcext:value-type="float">
            <text:p>29</text:p>
          </table:table-cell>
          <table:table-cell office:value-type="float" office:value="1230" calcext:value-type="float">
            <text:p>123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52631" calcext:value-type="float">
            <text:p>526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7154" calcext:value-type="float">
            <text:p>8715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5995" calcext:value-type="float">
            <text:p>11599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4823" calcext:value-type="float">
            <text:p>1448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9459" calcext:value-type="float">
            <text:p>17945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4117" calcext:value-type="float">
            <text:p>214117</text:p>
          </table:table-cell>
          <table:table-cell office:value-type="float" office:value="37" calcext:value-type="float">
            <text:p>37</text:p>
          </table:table-cell>
          <table:table-cell office:value-type="float" office:value="5795.173" calcext:value-type="float">
            <text:p>5795.173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5788" calcext:value-type="float">
            <text:p>5788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93.07169" calcext:value-type="float">
            <text:p>93.07169</text:p>
          </table:table-cell>
          <table:table-cell office:value-type="float" office:value="420.8823" calcext:value-type="float">
            <text:p>420.8823</text:p>
          </table:table-cell>
          <table:table-cell office:value-type="float" office:value="452.0097" calcext:value-type="float">
            <text:p>452.0097</text:p>
          </table:table-cell>
        </table:table-row>
        <table:table-row table:style-name="ro1">
          <table:table-cell office:value-type="string" calcext:value-type="string">
            <text:p>+ <text:s/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42" calcext:value-type="float">
            <text:p>142</text:p>
          </table:table-cell>
          <table:table-cell office:value-type="float" office:value="620192" calcext:value-type="float">
            <text:p>620192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0.7522663" calcext:value-type="float">
            <text:p>0.7522663</text:p>
          </table:table-cell>
          <table:table-cell office:value-type="float" office:value="50.49175" calcext:value-type="float">
            <text:p>50.49175</text:p>
          </table:table-cell>
          <table:table-cell office:value-type="float" office:value="19.54945" calcext:value-type="float">
            <text:p>19.54945</text:p>
          </table:table-cell>
          <table:table-cell office:value-type="float" office:value="3.69465" calcext:value-type="float">
            <text:p>3.69465</text:p>
          </table:table-cell>
          <table:table-cell office:value-type="float" office:value="115995" calcext:value-type="float">
            <text:p>1159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4.0978" calcext:value-type="float">
            <text:p>274.0978</text:p>
          </table:table-cell>
          <table:table-cell office:value-type="float" office:value="420.8823" calcext:value-type="float">
            <text:p>420.8823</text:p>
          </table:table-cell>
          <table:table-cell office:value-type="float" office:value="3" calcext:value-type="float">
            <text:p>3</text:p>
          </table:table-cell>
          <table:table-cell office:value-type="float" office:value="17218" calcext:value-type="float">
            <text:p>17218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637776" calcext:value-type="float">
            <text:p>637776</text:p>
          </table:table-cell>
          <table:table-cell office:value-type="float" office:value="110" calcext:value-type="float">
            <text:p>110</text:p>
          </table:table-cell>
          <table:table-cell office:value-type="float" office:value="336620" calcext:value-type="float">
            <text:p>336620</text:p>
          </table:table-cell>
          <table:table-cell office:value-type="float" office:value="58" calcext:value-type="float">
            <text:p>58</text:p>
          </table:table-cell>
          <table:table-cell office:value-type="float" office:value="243534" calcext:value-type="float">
            <text:p>243534</text:p>
          </table:table-cell>
          <table:table-cell office:value-type="float" office:value="42" calcext:value-type="float">
            <text:p>42</text:p>
          </table:table-cell>
          <table:table-cell office:value-type="float" office:value="168021" calcext:value-type="float">
            <text:p>168021</text:p>
          </table:table-cell>
          <table:table-cell office:value-type="float" office:value="29" calcext:value-type="float">
            <text:p>29</text:p>
          </table:table-cell>
          <table:table-cell office:value-type="float" office:value="1230" calcext:value-type="float">
            <text:p>123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52631" calcext:value-type="float">
            <text:p>526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7154" calcext:value-type="float">
            <text:p>8715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5995" calcext:value-type="float">
            <text:p>11599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4823" calcext:value-type="float">
            <text:p>1448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9459" calcext:value-type="float">
            <text:p>17945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4117" calcext:value-type="float">
            <text:p>214117</text:p>
          </table:table-cell>
          <table:table-cell office:value-type="float" office:value="37" calcext:value-type="float">
            <text:p>37</text:p>
          </table:table-cell>
          <table:table-cell office:value-type="float" office:value="5795.173" calcext:value-type="float">
            <text:p>5795.173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5788" calcext:value-type="float">
            <text:p>5788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93.07169" calcext:value-type="float">
            <text:p>93.07169</text:p>
          </table:table-cell>
          <table:table-cell office:value-type="float" office:value="420.8823" calcext:value-type="float">
            <text:p>420.8823</text:p>
          </table:table-cell>
          <table:table-cell office:value-type="float" office:value="452.0097" calcext:value-type="float">
            <text:p>452.0097</text:p>
          </table:table-cell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42" calcext:value-type="float">
            <text:p>142</text:p>
          </table:table-cell>
          <table:table-cell office:value-type="float" office:value="39380" calcext:value-type="float">
            <text:p>3938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0.7522663" calcext:value-type="float">
            <text:p>0.7522663</text:p>
          </table:table-cell>
          <table:table-cell office:value-type="float" office:value="50.49175" calcext:value-type="float">
            <text:p>50.49175</text:p>
          </table:table-cell>
          <table:table-cell office:value-type="float" office:value="19.54945" calcext:value-type="float">
            <text:p>19.54945</text:p>
          </table:table-cell>
          <table:table-cell office:value-type="float" office:value="3.69465" calcext:value-type="float">
            <text:p>3.69465</text:p>
          </table:table-cell>
          <table:table-cell office:value-type="float" office:value="9674" calcext:value-type="float">
            <text:p>967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74.0978" calcext:value-type="float">
            <text:p>274.0978</text:p>
          </table:table-cell>
          <table:table-cell office:value-type="float" office:value="420.8823" calcext:value-type="float">
            <text:p>420.8823</text:p>
          </table:table-cell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820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40415" calcext:value-type="float">
            <text:p>40415</text:p>
          </table:table-cell>
          <table:table-cell office:value-type="float" office:value="110" calcext:value-type="float">
            <text:p>110</text:p>
          </table:table-cell>
          <table:table-cell office:value-type="float" office:value="21464" calcext:value-type="float">
            <text:p>21464</text:p>
          </table:table-cell>
          <table:table-cell office:value-type="float" office:value="58" calcext:value-type="float">
            <text:p>58</text:p>
          </table:table-cell>
          <table:table-cell office:value-type="float" office:value="15503" calcext:value-type="float">
            <text:p>15503</text:p>
          </table:table-cell>
          <table:table-cell office:value-type="float" office:value="42" calcext:value-type="float">
            <text:p>42</text:p>
          </table:table-cell>
          <table:table-cell office:value-type="float" office:value="10745" calcext:value-type="float">
            <text:p>10745</text:p>
          </table:table-cell>
          <table:table-cell office:value-type="float" office:value="29" calcext:value-type="float">
            <text:p>29</text:p>
          </table:table-cell>
          <table:table-cell office:value-type="float" office:value="1233" calcext:value-type="float">
            <text:p>123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646" calcext:value-type="float">
            <text:p>264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597" calcext:value-type="float">
            <text:p>559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674" calcext:value-type="float">
            <text:p>967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5574" calcext:value-type="float">
            <text:p>1557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431" calcext:value-type="float">
            <text:p>2143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5721" calcext:value-type="float">
            <text:p>25721</text:p>
          </table:table-cell>
          <table:table-cell office:value-type="float" office:value="70" calcext:value-type="float">
            <text:p>70</text:p>
          </table:table-cell>
          <table:table-cell office:value-type="float" office:value="373.28" calcext:value-type="float">
            <text:p>373.28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371.8182" calcext:value-type="float">
            <text:p>371.8182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93.07169" calcext:value-type="float">
            <text:p>93.07169</text:p>
          </table:table-cell>
          <table:table-cell office:value-type="float" office:value="420.8823" calcext:value-type="float">
            <text:p>420.8823</text:p>
          </table:table-cell>
          <table:table-cell office:value-type="float" office:value="452.0097" calcext:value-type="float">
            <text:p>452.0097</text:p>
          </table:table-cell>
        </table:table-row>
        <table:table-row table:style-name="ro1">
          <table:table-cell office:value-type="string" calcext:value-type="string">
            <text:p>- <text:s/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145" calcext:value-type="float">
            <text:p>145</text:p>
          </table:table-cell>
          <table:table-cell office:value-type="float" office:value="576078" calcext:value-type="float">
            <text:p>57607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2985647" calcext:value-type="float">
            <text:p>0.2985647</text:p>
          </table:table-cell>
          <table:table-cell office:value-type="float" office:value="44.51168" calcext:value-type="float">
            <text:p>44.51168</text:p>
          </table:table-cell>
          <table:table-cell office:value-type="float" office:value="13.86516" calcext:value-type="float">
            <text:p>13.86516</text:p>
          </table:table-cell>
          <table:table-cell office:value-type="float" office:value="8.295637" calcext:value-type="float">
            <text:p>8.295637</text:p>
          </table:table-cell>
          <table:table-cell office:value-type="float" office:value="64166" calcext:value-type="float">
            <text:p>641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82.2584" calcext:value-type="float">
            <text:p>482.2584</text:p>
          </table:table-cell>
          <table:table-cell office:value-type="float" office:value="538.7662" calcext:value-type="float">
            <text:p>538.7662</text:p>
          </table:table-cell>
          <table:table-cell office:value-type="float" office:value="4" calcext:value-type="float">
            <text:p>4</text:p>
          </table:table-cell>
          <table:table-cell office:value-type="float" office:value="23031" calcext:value-type="float">
            <text:p>23031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802776" calcext:value-type="float">
            <text:p>802776</text:p>
          </table:table-cell>
          <table:table-cell office:value-type="float" office:value="138" calcext:value-type="float">
            <text:p>138</text:p>
          </table:table-cell>
          <table:table-cell office:value-type="float" office:value="383477" calcext:value-type="float">
            <text:p>383477</text:p>
          </table:table-cell>
          <table:table-cell office:value-type="float" office:value="66" calcext:value-type="float">
            <text:p>66</text:p>
          </table:table-cell>
          <table:table-cell office:value-type="float" office:value="249679" calcext:value-type="float">
            <text:p>249679</text:p>
          </table:table-cell>
          <table:table-cell office:value-type="float" office:value="43" calcext:value-type="float">
            <text:p>43</text:p>
          </table:table-cell>
          <table:table-cell office:value-type="float" office:value="151078" calcext:value-type="float">
            <text:p>151078</text:p>
          </table:table-cell>
          <table:table-cell office:value-type="float" office:value="26" calcext:value-type="float">
            <text:p>26</text:p>
          </table:table-cell>
          <table:table-cell office:value-type="float" office:value="1213" calcext:value-type="float">
            <text:p>121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3509" calcext:value-type="float">
            <text:p>235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5160" calcext:value-type="float">
            <text:p>351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66" calcext:value-type="float">
            <text:p>641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10676" calcext:value-type="float">
            <text:p>11067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7231" calcext:value-type="float">
            <text:p>1572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1562" calcext:value-type="float">
            <text:p>221562</text:p>
          </table:table-cell>
          <table:table-cell office:value-type="float" office:value="38" calcext:value-type="float">
            <text:p>38</text:p>
          </table:table-cell>
          <table:table-cell office:value-type="float" office:value="5812.889" calcext:value-type="float">
            <text:p>5812.88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5827.945" calcext:value-type="float">
            <text:p>5827.945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311.1347" calcext:value-type="float">
            <text:p>311.1347</text:p>
          </table:table-cell>
          <table:table-cell office:value-type="float" office:value="538.7662" calcext:value-type="float">
            <text:p>538.7662</text:p>
          </table:table-cell>
          <table:table-cell office:value-type="float" office:value="527.9506" calcext:value-type="float">
            <text:p>527.9506</text:p>
          </table:table-cell>
        </table:table-row>
        <table:table-row table:style-name="ro1">
          <table:table-cell office:value-type="string" calcext:value-type="string">
            <text:p>- <text:s/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145" calcext:value-type="float">
            <text:p>145</text:p>
          </table:table-cell>
          <table:table-cell office:value-type="float" office:value="36694" calcext:value-type="float">
            <text:p>3669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2985647" calcext:value-type="float">
            <text:p>0.2985647</text:p>
          </table:table-cell>
          <table:table-cell office:value-type="float" office:value="44.51168" calcext:value-type="float">
            <text:p>44.51168</text:p>
          </table:table-cell>
          <table:table-cell office:value-type="float" office:value="13.86516" calcext:value-type="float">
            <text:p>13.86516</text:p>
          </table:table-cell>
          <table:table-cell office:value-type="float" office:value="8.295637" calcext:value-type="float">
            <text:p>8.295637</text:p>
          </table:table-cell>
          <table:table-cell office:value-type="float" office:value="14020" calcext:value-type="float">
            <text:p>1402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82.2584" calcext:value-type="float">
            <text:p>482.2584</text:p>
          </table:table-cell>
          <table:table-cell office:value-type="float" office:value="538.7662" calcext:value-type="float">
            <text:p>538.7662</text:p>
          </table:table-cell>
          <table:table-cell office:value-type="float" office:value="5" calcext:value-type="float">
            <text:p>5</text:p>
          </table:table-cell>
          <table:table-cell office:value-type="float" office:value="1817" calcext:value-type="float">
            <text:p>1817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51216" calcext:value-type="float">
            <text:p>51216</text:p>
          </table:table-cell>
          <table:table-cell office:value-type="float" office:value="138" calcext:value-type="float">
            <text:p>138</text:p>
          </table:table-cell>
          <table:table-cell office:value-type="float" office:value="24500" calcext:value-type="float">
            <text:p>24500</text:p>
          </table:table-cell>
          <table:table-cell office:value-type="float" office:value="66" calcext:value-type="float">
            <text:p>66</text:p>
          </table:table-cell>
          <table:table-cell office:value-type="float" office:value="15918" calcext:value-type="float">
            <text:p>15918</text:p>
          </table:table-cell>
          <table:table-cell office:value-type="float" office:value="43" calcext:value-type="float">
            <text:p>43</text:p>
          </table:table-cell>
          <table:table-cell office:value-type="float" office:value="9647" calcext:value-type="float">
            <text:p>9647</text:p>
          </table:table-cell>
          <table:table-cell office:value-type="float" office:value="26" calcext:value-type="float">
            <text:p>26</text:p>
          </table:table-cell>
          <table:table-cell office:value-type="float" office:value="1217" calcext:value-type="float">
            <text:p>1217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573" calcext:value-type="float">
            <text:p>457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526" calcext:value-type="float">
            <text:p>85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020" calcext:value-type="float">
            <text:p>1402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1432" calcext:value-type="float">
            <text:p>2143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6233" calcext:value-type="float">
            <text:p>2623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1102" calcext:value-type="float">
            <text:p>31102</text:p>
          </table:table-cell>
          <table:table-cell office:value-type="float" office:value="84" calcext:value-type="float">
            <text:p>84</text:p>
          </table:table-cell>
          <table:table-cell office:value-type="float" office:value="368.8642" calcext:value-type="float">
            <text:p>368.8642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370.6164" calcext:value-type="float">
            <text:p>370.6164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311.1347" calcext:value-type="float">
            <text:p>311.1347</text:p>
          </table:table-cell>
          <table:table-cell office:value-type="float" office:value="538.7662" calcext:value-type="float">
            <text:p>538.7662</text:p>
          </table:table-cell>
          <table:table-cell office:value-type="float" office:value="527.9506" calcext:value-type="float">
            <text:p>527.9506</text:p>
          </table:table-cell>
        </table:table-row>
        <table:table-row table:style-name="ro1">
          <table:table-cell office:value-type="string" calcext:value-type="string">
            <text:p>- <text:s/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337" calcext:value-type="float">
            <text:p>337</text:p>
          </table:table-cell>
          <table:table-cell office:value-type="float" office:value="3038217" calcext:value-type="float">
            <text:p>3038217</text:p>
          </table:table-cell>
          <table:table-cell office:value-type="float" office:value="494" calcext:value-type="float">
            <text:p>494</text:p>
          </table:table-cell>
          <table:table-cell office:value-type="float" office:value="494" calcext:value-type="float">
            <text:p>494</text:p>
          </table:table-cell>
          <table:table-cell office:value-type="float" office:value="0.1652611" calcext:value-type="float">
            <text:p>0.1652611</text:p>
          </table:table-cell>
          <table:table-cell office:value-type="float" office:value="111.4479" calcext:value-type="float">
            <text:p>111.4479</text:p>
          </table:table-cell>
          <table:table-cell office:value-type="float" office:value="29.6466" calcext:value-type="float">
            <text:p>29.6466</text:p>
          </table:table-cell>
          <table:table-cell office:value-type="float" office:value="23.2852" calcext:value-type="float">
            <text:p>23.2852</text:p>
          </table:table-cell>
          <table:table-cell office:value-type="float" office:value="259358" calcext:value-type="float">
            <text:p>2593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174.404" calcext:value-type="float">
            <text:p>7174.404</text:p>
          </table:table-cell>
          <table:table-cell office:value-type="float" office:value="6306.117" calcext:value-type="float">
            <text:p>6306.117</text:p>
          </table:table-cell>
          <table:table-cell office:value-type="float" office:value="12" calcext:value-type="float">
            <text:p>12</text:p>
          </table:table-cell>
          <table:table-cell office:value-type="float" office:value="72803" calcext:value-type="float">
            <text:p>72803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3498117" calcext:value-type="float">
            <text:p>3498117</text:p>
          </table:table-cell>
          <table:table-cell office:value-type="float" office:value="569" calcext:value-type="float">
            <text:p>569</text:p>
          </table:table-cell>
          <table:table-cell office:value-type="float" office:value="2484839" calcext:value-type="float">
            <text:p>2484839</text:p>
          </table:table-cell>
          <table:table-cell office:value-type="float" office:value="404" calcext:value-type="float">
            <text:p>404</text:p>
          </table:table-cell>
          <table:table-cell office:value-type="float" office:value="2103105" calcext:value-type="float">
            <text:p>2103105</text:p>
          </table:table-cell>
          <table:table-cell office:value-type="float" office:value="342" calcext:value-type="float">
            <text:p>342</text:p>
          </table:table-cell>
          <table:table-cell office:value-type="float" office:value="1746082" calcext:value-type="float">
            <text:p>1746082</text:p>
          </table:table-cell>
          <table:table-cell office:value-type="float" office:value="284" calcext:value-type="float">
            <text:p>284</text:p>
          </table:table-cell>
          <table:table-cell office:value-type="float" office:value="674" calcext:value-type="float">
            <text:p>674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80997" calcext:value-type="float">
            <text:p>8099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3666" calcext:value-type="float">
            <text:p>17366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9358" calcext:value-type="float">
            <text:p>25935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7844" calcext:value-type="float">
            <text:p>35784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44084" calcext:value-type="float">
            <text:p>44408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48980" calcext:value-type="float">
            <text:p>548980</text:p>
          </table:table-cell>
          <table:table-cell office:value-type="float" office:value="89" calcext:value-type="float">
            <text:p>89</text:p>
          </table:table-cell>
          <table:table-cell office:value-type="float" office:value="6130.356" calcext:value-type="float">
            <text:p>6130.356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6109.195" calcext:value-type="float">
            <text:p>6109.195</text:p>
          </table:table-cell>
          <table:table-cell office:value-type="float" office:value="164" calcext:value-type="float">
            <text:p>164</text:p>
          </table:table-cell>
          <table:table-cell office:value-type="float" office:value="202" calcext:value-type="float">
            <text:p>202</text:p>
          </table:table-cell>
          <table:table-cell office:value-type="float" office:value="1635.561" calcext:value-type="float">
            <text:p>1635.561</text:p>
          </table:table-cell>
          <table:table-cell office:value-type="float" office:value="6306.117" calcext:value-type="float">
            <text:p>6306.117</text:p>
          </table:table-cell>
          <table:table-cell office:value-type="float" office:value="5546.577" calcext:value-type="float">
            <text:p>5546.577</text:p>
          </table:table-cell>
        </table:table-row>
        <table:table-row table:style-name="ro1">
          <table:table-cell office:value-type="string" calcext:value-type="string">
            <text:p>+ <text:s/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587" calcext:value-type="float">
            <text:p>587</text:p>
          </table:table-cell>
          <table:table-cell office:value-type="float" office:value="2210262" calcext:value-type="float">
            <text:p>2210262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float" office:value="0.1929105" calcext:value-type="float">
            <text:p>0.1929105</text:p>
          </table:table-cell>
          <table:table-cell office:value-type="float" office:value="105.3691" calcext:value-type="float">
            <text:p>105.3691</text:p>
          </table:table-cell>
          <table:table-cell office:value-type="float" office:value="23.6456" calcext:value-type="float">
            <text:p>23.6456</text:p>
          </table:table-cell>
          <table:table-cell office:value-type="float" office:value="19.95953" calcext:value-type="float">
            <text:p>19.95953</text:p>
          </table:table-cell>
          <table:table-cell office:value-type="float" office:value="298204" calcext:value-type="float">
            <text:p>29820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340.8" calcext:value-type="float">
            <text:p>4340.8</text:p>
          </table:table-cell>
          <table:table-cell office:value-type="float" office:value="3155.928" calcext:value-type="float">
            <text:p>3155.928</text:p>
          </table:table-cell>
          <table:table-cell office:value-type="float" office:value="26" calcext:value-type="float">
            <text:p>26</text:p>
          </table:table-cell>
          <table:table-cell office:value-type="float" office:value="155768" calcext:value-type="float">
            <text:p>155768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2548035" calcext:value-type="float">
            <text:p>2548035</text:p>
          </table:table-cell>
          <table:table-cell office:value-type="float" office:value="422" calcext:value-type="float">
            <text:p>422</text:p>
          </table:table-cell>
          <table:table-cell office:value-type="float" office:value="1723308" calcext:value-type="float">
            <text:p>1723308</text:p>
          </table:table-cell>
          <table:table-cell office:value-type="float" office:value="285" calcext:value-type="float">
            <text:p>285</text:p>
          </table:table-cell>
          <table:table-cell office:value-type="float" office:value="1458202" calcext:value-type="float">
            <text:p>1458202</text:p>
          </table:table-cell>
          <table:table-cell office:value-type="float" office:value="241" calcext:value-type="float">
            <text:p>241</text:p>
          </table:table-cell>
          <table:table-cell office:value-type="float" office:value="1144860" calcext:value-type="float">
            <text:p>1144860</text:p>
          </table:table-cell>
          <table:table-cell office:value-type="float" office:value="189" calcext:value-type="float">
            <text:p>189</text:p>
          </table:table-cell>
          <table:table-cell office:value-type="float" office:value="703" calcext:value-type="float">
            <text:p>703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79661" calcext:value-type="float">
            <text:p>7966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6970" calcext:value-type="float">
            <text:p>17697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98204" calcext:value-type="float">
            <text:p>29820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92314" calcext:value-type="float">
            <text:p>49231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86024" calcext:value-type="float">
            <text:p>68602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897179" calcext:value-type="float">
            <text:p>897179</text:p>
          </table:table-cell>
          <table:table-cell office:value-type="float" office:value="148" calcext:value-type="float">
            <text:p>148</text:p>
          </table:table-cell>
          <table:table-cell office:value-type="float" office:value="6000.224" calcext:value-type="float">
            <text:p>6000.224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5970.933" calcext:value-type="float">
            <text:p>5970.933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111.726" calcext:value-type="float">
            <text:p>1111.726</text:p>
          </table:table-cell>
          <table:table-cell office:value-type="float" office:value="3155.928" calcext:value-type="float">
            <text:p>3155.928</text:p>
          </table:table-cell>
          <table:table-cell office:value-type="float" office:value="2938.072" calcext:value-type="float">
            <text:p>2938.072</text:p>
          </table:table-cell>
        </table:table-row>
        <table:table-row table:style-name="ro1">
          <table:table-cell office:value-type="string" calcext:value-type="string">
            <text:p>+ <text:s/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587" calcext:value-type="float">
            <text:p>587</text:p>
          </table:table-cell>
          <table:table-cell office:value-type="float" office:value="139863" calcext:value-type="float">
            <text:p>139863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float" office:value="0.1929105" calcext:value-type="float">
            <text:p>0.1929105</text:p>
          </table:table-cell>
          <table:table-cell office:value-type="float" office:value="105.3691" calcext:value-type="float">
            <text:p>105.3691</text:p>
          </table:table-cell>
          <table:table-cell office:value-type="float" office:value="23.6456" calcext:value-type="float">
            <text:p>23.6456</text:p>
          </table:table-cell>
          <table:table-cell office:value-type="float" office:value="19.95953" calcext:value-type="float">
            <text:p>19.95953</text:p>
          </table:table-cell>
          <table:table-cell office:value-type="float" office:value="18752" calcext:value-type="float">
            <text:p>1875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340.8" calcext:value-type="float">
            <text:p>4340.8</text:p>
          </table:table-cell>
          <table:table-cell office:value-type="float" office:value="3155.928" calcext:value-type="float">
            <text:p>3155.928</text:p>
          </table:table-cell>
          <table:table-cell office:value-type="float" office:value="23" calcext:value-type="float">
            <text:p>23</text:p>
          </table:table-cell>
          <table:table-cell office:value-type="float" office:value="8511" calcext:value-type="float">
            <text:p>8511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61062" calcext:value-type="float">
            <text:p>161062</text:p>
          </table:table-cell>
          <table:table-cell office:value-type="float" office:value="422" calcext:value-type="float">
            <text:p>422</text:p>
          </table:table-cell>
          <table:table-cell office:value-type="float" office:value="108968" calcext:value-type="float">
            <text:p>108968</text:p>
          </table:table-cell>
          <table:table-cell office:value-type="float" office:value="285" calcext:value-type="float">
            <text:p>285</text:p>
          </table:table-cell>
          <table:table-cell office:value-type="float" office:value="92151" calcext:value-type="float">
            <text:p>92151</text:p>
          </table:table-cell>
          <table:table-cell office:value-type="float" office:value="241" calcext:value-type="float">
            <text:p>241</text:p>
          </table:table-cell>
          <table:table-cell office:value-type="float" office:value="72178" calcext:value-type="float">
            <text:p>72178</text:p>
          </table:table-cell>
          <table:table-cell office:value-type="float" office:value="189" calcext:value-type="float">
            <text:p>189</text:p>
          </table:table-cell>
          <table:table-cell office:value-type="float" office:value="706" calcext:value-type="float">
            <text:p>706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5106" calcext:value-type="float">
            <text:p>51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177" calcext:value-type="float">
            <text:p>1117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8752" calcext:value-type="float">
            <text:p>187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0641" calcext:value-type="float">
            <text:p>3064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1946" calcext:value-type="float">
            <text:p>4194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3091" calcext:value-type="float">
            <text:p>53091</text:p>
          </table:table-cell>
          <table:table-cell office:value-type="float" office:value="139" calcext:value-type="float">
            <text:p>139</text:p>
          </table:table-cell>
          <table:table-cell office:value-type="float" office:value="382.104" calcext:value-type="float">
            <text:p>382.104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383.4724" calcext:value-type="float">
            <text:p>383.4724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111.726" calcext:value-type="float">
            <text:p>1111.726</text:p>
          </table:table-cell>
          <table:table-cell office:value-type="float" office:value="3155.928" calcext:value-type="float">
            <text:p>3155.928</text:p>
          </table:table-cell>
          <table:table-cell office:value-type="float" office:value="2938.072" calcext:value-type="float">
            <text:p>2938.072</text:p>
          </table:table-cell>
        </table:table-row>
        <table:table-row table:style-name="ro1">
          <table:table-cell office:value-type="string" calcext:value-type="string">
            <text:p>+ <text:s/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337" calcext:value-type="float">
            <text:p>337</text:p>
          </table:table-cell>
          <table:table-cell office:value-type="float" office:value="3038217" calcext:value-type="float">
            <text:p>3038217</text:p>
          </table:table-cell>
          <table:table-cell office:value-type="float" office:value="494" calcext:value-type="float">
            <text:p>494</text:p>
          </table:table-cell>
          <table:table-cell office:value-type="float" office:value="494" calcext:value-type="float">
            <text:p>494</text:p>
          </table:table-cell>
          <table:table-cell office:value-type="float" office:value="0.1652611" calcext:value-type="float">
            <text:p>0.1652611</text:p>
          </table:table-cell>
          <table:table-cell office:value-type="float" office:value="111.4479" calcext:value-type="float">
            <text:p>111.4479</text:p>
          </table:table-cell>
          <table:table-cell office:value-type="float" office:value="29.6466" calcext:value-type="float">
            <text:p>29.6466</text:p>
          </table:table-cell>
          <table:table-cell office:value-type="float" office:value="23.2852" calcext:value-type="float">
            <text:p>23.2852</text:p>
          </table:table-cell>
          <table:table-cell office:value-type="float" office:value="259358" calcext:value-type="float">
            <text:p>2593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174.404" calcext:value-type="float">
            <text:p>7174.404</text:p>
          </table:table-cell>
          <table:table-cell office:value-type="float" office:value="6306.117" calcext:value-type="float">
            <text:p>6306.117</text:p>
          </table:table-cell>
          <table:table-cell office:value-type="float" office:value="12" calcext:value-type="float">
            <text:p>12</text:p>
          </table:table-cell>
          <table:table-cell office:value-type="float" office:value="72803" calcext:value-type="float">
            <text:p>72803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3498117" calcext:value-type="float">
            <text:p>3498117</text:p>
          </table:table-cell>
          <table:table-cell office:value-type="float" office:value="569" calcext:value-type="float">
            <text:p>569</text:p>
          </table:table-cell>
          <table:table-cell office:value-type="float" office:value="2484839" calcext:value-type="float">
            <text:p>2484839</text:p>
          </table:table-cell>
          <table:table-cell office:value-type="float" office:value="404" calcext:value-type="float">
            <text:p>404</text:p>
          </table:table-cell>
          <table:table-cell office:value-type="float" office:value="2103105" calcext:value-type="float">
            <text:p>2103105</text:p>
          </table:table-cell>
          <table:table-cell office:value-type="float" office:value="342" calcext:value-type="float">
            <text:p>342</text:p>
          </table:table-cell>
          <table:table-cell office:value-type="float" office:value="1746082" calcext:value-type="float">
            <text:p>1746082</text:p>
          </table:table-cell>
          <table:table-cell office:value-type="float" office:value="284" calcext:value-type="float">
            <text:p>284</text:p>
          </table:table-cell>
          <table:table-cell office:value-type="float" office:value="674" calcext:value-type="float">
            <text:p>674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80997" calcext:value-type="float">
            <text:p>8099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3666" calcext:value-type="float">
            <text:p>17366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9358" calcext:value-type="float">
            <text:p>25935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7844" calcext:value-type="float">
            <text:p>35784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44084" calcext:value-type="float">
            <text:p>44408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48980" calcext:value-type="float">
            <text:p>548980</text:p>
          </table:table-cell>
          <table:table-cell office:value-type="float" office:value="89" calcext:value-type="float">
            <text:p>89</text:p>
          </table:table-cell>
          <table:table-cell office:value-type="float" office:value="6130.356" calcext:value-type="float">
            <text:p>6130.356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6109.195" calcext:value-type="float">
            <text:p>6109.195</text:p>
          </table:table-cell>
          <table:table-cell office:value-type="float" office:value="164" calcext:value-type="float">
            <text:p>164</text:p>
          </table:table-cell>
          <table:table-cell office:value-type="float" office:value="202" calcext:value-type="float">
            <text:p>202</text:p>
          </table:table-cell>
          <table:table-cell office:value-type="float" office:value="1635.561" calcext:value-type="float">
            <text:p>1635.561</text:p>
          </table:table-cell>
          <table:table-cell office:value-type="float" office:value="6306.117" calcext:value-type="float">
            <text:p>6306.117</text:p>
          </table:table-cell>
          <table:table-cell office:value-type="float" office:value="5546.577" calcext:value-type="float">
            <text:p>5546.577</text:p>
          </table:table-cell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337" calcext:value-type="float">
            <text:p>337</text:p>
          </table:table-cell>
          <table:table-cell office:value-type="float" office:value="188110" calcext:value-type="float">
            <text:p>188110</text:p>
          </table:table-cell>
          <table:table-cell office:value-type="float" office:value="494" calcext:value-type="float">
            <text:p>494</text:p>
          </table:table-cell>
          <table:table-cell office:value-type="float" office:value="494" calcext:value-type="float">
            <text:p>494</text:p>
          </table:table-cell>
          <table:table-cell office:value-type="float" office:value="0.1652611" calcext:value-type="float">
            <text:p>0.1652611</text:p>
          </table:table-cell>
          <table:table-cell office:value-type="float" office:value="111.4479" calcext:value-type="float">
            <text:p>111.4479</text:p>
          </table:table-cell>
          <table:table-cell office:value-type="float" office:value="29.6466" calcext:value-type="float">
            <text:p>29.6466</text:p>
          </table:table-cell>
          <table:table-cell office:value-type="float" office:value="23.2852" calcext:value-type="float">
            <text:p>23.2852</text:p>
          </table:table-cell>
          <table:table-cell office:value-type="float" office:value="8808" calcext:value-type="float">
            <text:p>880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174.404" calcext:value-type="float">
            <text:p>7174.404</text:p>
          </table:table-cell>
          <table:table-cell office:value-type="float" office:value="6306.117" calcext:value-type="float">
            <text:p>6306.117</text:p>
          </table:table-cell>
          <table:table-cell office:value-type="float" office:value="52" calcext:value-type="float">
            <text:p>52</text:p>
          </table:table-cell>
          <table:table-cell office:value-type="float" office:value="19251" calcext:value-type="float">
            <text:p>19251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216630" calcext:value-type="float">
            <text:p>216630</text:p>
          </table:table-cell>
          <table:table-cell office:value-type="float" office:value="569" calcext:value-type="float">
            <text:p>569</text:p>
          </table:table-cell>
          <table:table-cell office:value-type="float" office:value="153905" calcext:value-type="float">
            <text:p>153905</text:p>
          </table:table-cell>
          <table:table-cell office:value-type="float" office:value="404" calcext:value-type="float">
            <text:p>404</text:p>
          </table:table-cell>
          <table:table-cell office:value-type="float" office:value="130084" calcext:value-type="float">
            <text:p>130084</text:p>
          </table:table-cell>
          <table:table-cell office:value-type="float" office:value="342" calcext:value-type="float">
            <text:p>342</text:p>
          </table:table-cell>
          <table:table-cell office:value-type="float" office:value="108151" calcext:value-type="float">
            <text:p>108151</text:p>
          </table:table-cell>
          <table:table-cell office:value-type="float" office:value="284" calcext:value-type="float">
            <text:p>284</text:p>
          </table:table-cell>
          <table:table-cell office:value-type="float" office:value="660" calcext:value-type="float">
            <text:p>66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2751" calcext:value-type="float">
            <text:p>275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383" calcext:value-type="float">
            <text:p>538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808" calcext:value-type="float">
            <text:p>880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419" calcext:value-type="float">
            <text:p>144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1193" calcext:value-type="float">
            <text:p>2119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884" calcext:value-type="float">
            <text:p>28884</text:p>
          </table:table-cell>
          <table:table-cell office:value-type="float" office:value="76" calcext:value-type="float">
            <text:p>76</text:p>
          </table:table-cell>
          <table:table-cell office:value-type="float" office:value="379.4243" calcext:value-type="float">
            <text:p>379.4243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379.9085" calcext:value-type="float">
            <text:p>379.9085</text:p>
          </table:table-cell>
          <table:table-cell office:value-type="float" office:value="164" calcext:value-type="float">
            <text:p>164</text:p>
          </table:table-cell>
          <table:table-cell office:value-type="float" office:value="202" calcext:value-type="float">
            <text:p>202</text:p>
          </table:table-cell>
          <table:table-cell office:value-type="float" office:value="1635.561" calcext:value-type="float">
            <text:p>1635.561</text:p>
          </table:table-cell>
          <table:table-cell office:value-type="float" office:value="6306.117" calcext:value-type="float">
            <text:p>6306.117</text:p>
          </table:table-cell>
          <table:table-cell office:value-type="float" office:value="5546.577" calcext:value-type="float">
            <text:p>5546.577</text:p>
          </table:table-cell>
        </table:table-row>
        <table:table-row table:style-name="ro1">
          <table:table-cell office:value-type="string" calcext:value-type="string">
            <text:p>- <text:s/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 office:value-type="float" office:value="125" calcext:value-type="float">
            <text:p>125</text:p>
          </table:table-cell>
          <table:table-cell office:value-type="float" office:value="501201" calcext:value-type="float">
            <text:p>50120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2603744" calcext:value-type="float">
            <text:p>0.2603744</text:p>
          </table:table-cell>
          <table:table-cell office:value-type="float" office:value="41.76792" calcext:value-type="float">
            <text:p>41.76792</text:p>
          </table:table-cell>
          <table:table-cell office:value-type="float" office:value="12.73131" calcext:value-type="float">
            <text:p>12.73131</text:p>
          </table:table-cell>
          <table:table-cell office:value-type="float" office:value="8.983578" calcext:value-type="float">
            <text:p>8.983578</text:p>
          </table:table-cell>
          <table:table-cell office:value-type="float" office:value="105009" calcext:value-type="float">
            <text:p>1050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86.08" calcext:value-type="float">
            <text:p>386.08</text:p>
          </table:table-cell>
          <table:table-cell office:value-type="float" office:value="448.2048" calcext:value-type="float">
            <text:p>448.2048</text:p>
          </table:table-cell>
          <table:table-cell office:value-type="float" office:value="8" calcext:value-type="float">
            <text:p>8</text:p>
          </table:table-cell>
          <table:table-cell office:value-type="float" office:value="45200" calcext:value-type="float">
            <text:p>4520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710925" calcext:value-type="float">
            <text:p>710925</text:p>
          </table:table-cell>
          <table:table-cell office:value-type="float" office:value="123" calcext:value-type="float">
            <text:p>123</text:p>
          </table:table-cell>
          <table:table-cell office:value-type="float" office:value="327464" calcext:value-type="float">
            <text:p>327464</text:p>
          </table:table-cell>
          <table:table-cell office:value-type="float" office:value="57" calcext:value-type="float">
            <text:p>57</text:p>
          </table:table-cell>
          <table:table-cell office:value-type="float" office:value="223578" calcext:value-type="float">
            <text:p>223578</text:p>
          </table:table-cell>
          <table:table-cell office:value-type="float" office:value="39" calcext:value-type="float">
            <text:p>39</text:p>
          </table:table-cell>
          <table:table-cell office:value-type="float" office:value="108516" calcext:value-type="float">
            <text:p>108516</text:p>
          </table:table-cell>
          <table:table-cell office:value-type="float" office:value="19" calcext:value-type="float">
            <text:p>19</text:p>
          </table:table-cell>
          <table:table-cell office:value-type="float" office:value="1259" calcext:value-type="float">
            <text:p>125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5182" calcext:value-type="float">
            <text:p>351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267" calcext:value-type="float">
            <text:p>6426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5009" calcext:value-type="float">
            <text:p>10500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6370" calcext:value-type="float">
            <text:p>15637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1946" calcext:value-type="float">
            <text:p>2019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3063" calcext:value-type="float">
            <text:p>253063</text:p>
          </table:table-cell>
          <table:table-cell office:value-type="float" office:value="44" calcext:value-type="float">
            <text:p>44</text:p>
          </table:table-cell>
          <table:table-cell office:value-type="float" office:value="5828.5" calcext:value-type="float">
            <text:p>5828.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5822.421" calcext:value-type="float">
            <text:p>5822.42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260.265" calcext:value-type="float">
            <text:p>260.265</text:p>
          </table:table-cell>
          <table:table-cell office:value-type="float" office:value="448.2048" calcext:value-type="float">
            <text:p>448.2048</text:p>
          </table:table-cell>
          <table:table-cell office:value-type="float" office:value="446.191" calcext:value-type="float">
            <text:p>446.191</text:p>
          </table:table-cell>
        </table:table-row>
        <table:table-row table:style-name="ro1">
          <table:table-cell office:value-type="string" calcext:value-type="string">
            <text:p>+ <text:s/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 office:value-type="float" office:value="125" calcext:value-type="float">
            <text:p>125</text:p>
          </table:table-cell>
          <table:table-cell office:value-type="float" office:value="501201" calcext:value-type="float">
            <text:p>50120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2603744" calcext:value-type="float">
            <text:p>0.2603744</text:p>
          </table:table-cell>
          <table:table-cell office:value-type="float" office:value="41.76792" calcext:value-type="float">
            <text:p>41.76792</text:p>
          </table:table-cell>
          <table:table-cell office:value-type="float" office:value="12.73131" calcext:value-type="float">
            <text:p>12.73131</text:p>
          </table:table-cell>
          <table:table-cell office:value-type="float" office:value="8.983578" calcext:value-type="float">
            <text:p>8.983578</text:p>
          </table:table-cell>
          <table:table-cell office:value-type="float" office:value="105009" calcext:value-type="float">
            <text:p>1050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86.08" calcext:value-type="float">
            <text:p>386.08</text:p>
          </table:table-cell>
          <table:table-cell office:value-type="float" office:value="448.2048" calcext:value-type="float">
            <text:p>448.2048</text:p>
          </table:table-cell>
          <table:table-cell office:value-type="float" office:value="8" calcext:value-type="float">
            <text:p>8</text:p>
          </table:table-cell>
          <table:table-cell office:value-type="float" office:value="45200" calcext:value-type="float">
            <text:p>4520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710925" calcext:value-type="float">
            <text:p>710925</text:p>
          </table:table-cell>
          <table:table-cell office:value-type="float" office:value="123" calcext:value-type="float">
            <text:p>123</text:p>
          </table:table-cell>
          <table:table-cell office:value-type="float" office:value="327464" calcext:value-type="float">
            <text:p>327464</text:p>
          </table:table-cell>
          <table:table-cell office:value-type="float" office:value="57" calcext:value-type="float">
            <text:p>57</text:p>
          </table:table-cell>
          <table:table-cell office:value-type="float" office:value="223578" calcext:value-type="float">
            <text:p>223578</text:p>
          </table:table-cell>
          <table:table-cell office:value-type="float" office:value="39" calcext:value-type="float">
            <text:p>39</text:p>
          </table:table-cell>
          <table:table-cell office:value-type="float" office:value="108516" calcext:value-type="float">
            <text:p>108516</text:p>
          </table:table-cell>
          <table:table-cell office:value-type="float" office:value="19" calcext:value-type="float">
            <text:p>19</text:p>
          </table:table-cell>
          <table:table-cell office:value-type="float" office:value="1259" calcext:value-type="float">
            <text:p>125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5182" calcext:value-type="float">
            <text:p>351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267" calcext:value-type="float">
            <text:p>6426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5009" calcext:value-type="float">
            <text:p>10500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6370" calcext:value-type="float">
            <text:p>15637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1946" calcext:value-type="float">
            <text:p>2019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3063" calcext:value-type="float">
            <text:p>253063</text:p>
          </table:table-cell>
          <table:table-cell office:value-type="float" office:value="44" calcext:value-type="float">
            <text:p>44</text:p>
          </table:table-cell>
          <table:table-cell office:value-type="float" office:value="5828.5" calcext:value-type="float">
            <text:p>5828.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5822.421" calcext:value-type="float">
            <text:p>5822.42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260.265" calcext:value-type="float">
            <text:p>260.265</text:p>
          </table:table-cell>
          <table:table-cell office:value-type="float" office:value="448.2048" calcext:value-type="float">
            <text:p>448.2048</text:p>
          </table:table-cell>
          <table:table-cell office:value-type="float" office:value="446.191" calcext:value-type="float">
            <text:p>446.191</text:p>
          </table:table-cell>
        </table:table-row>
        <table:table-row table:style-name="ro1">
          <table:table-cell table:style-name="Default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 office:value-type="float" office:value="125" calcext:value-type="float">
            <text:p>125</text:p>
          </table:table-cell>
          <table:table-cell office:value-type="float" office:value="32245" calcext:value-type="float">
            <text:p>3224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2603744" calcext:value-type="float">
            <text:p>0.2603744</text:p>
          </table:table-cell>
          <table:table-cell office:value-type="float" office:value="41.76792" calcext:value-type="float">
            <text:p>41.76792</text:p>
          </table:table-cell>
          <table:table-cell office:value-type="float" office:value="12.73131" calcext:value-type="float">
            <text:p>12.73131</text:p>
          </table:table-cell>
          <table:table-cell office:value-type="float" office:value="8.983578" calcext:value-type="float">
            <text:p>8.983578</text:p>
          </table:table-cell>
          <table:table-cell office:value-type="float" office:value="6667" calcext:value-type="float">
            <text:p>666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86.08" calcext:value-type="float">
            <text:p>386.08</text:p>
          </table:table-cell>
          <table:table-cell office:value-type="float" office:value="448.2048" calcext:value-type="float">
            <text:p>448.2048</text:p>
          </table:table-cell>
          <table:table-cell office:value-type="float" office:value="6" calcext:value-type="float">
            <text:p>6</text:p>
          </table:table-cell>
          <table:table-cell office:value-type="float" office:value="2163" calcext:value-type="float">
            <text:p>2163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45559" calcext:value-type="float">
            <text:p>45559</text:p>
          </table:table-cell>
          <table:table-cell office:value-type="float" office:value="123" calcext:value-type="float">
            <text:p>123</text:p>
          </table:table-cell>
          <table:table-cell office:value-type="float" office:value="21125" calcext:value-type="float">
            <text:p>21125</text:p>
          </table:table-cell>
          <table:table-cell office:value-type="float" office:value="57" calcext:value-type="float">
            <text:p>57</text:p>
          </table:table-cell>
          <table:table-cell office:value-type="float" office:value="14495" calcext:value-type="float">
            <text:p>14495</text:p>
          </table:table-cell>
          <table:table-cell office:value-type="float" office:value="39" calcext:value-type="float">
            <text:p>39</text:p>
          </table:table-cell>
          <table:table-cell office:value-type="float" office:value="7041" calcext:value-type="float">
            <text:p>7041</text:p>
          </table:table-cell>
          <table:table-cell office:value-type="float" office:value="19" calcext:value-type="float">
            <text:p>19</text:p>
          </table:table-cell>
          <table:table-cell office:value-type="float" office:value="1260" calcext:value-type="float">
            <text:p>126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664" calcext:value-type="float">
            <text:p>266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667" calcext:value-type="float">
            <text:p>666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616" calcext:value-type="float">
            <text:p>96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626" calcext:value-type="float">
            <text:p>126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4813" calcext:value-type="float">
            <text:p>14813</text:p>
          </table:table-cell>
          <table:table-cell office:value-type="float" office:value="40" calcext:value-type="float">
            <text:p>40</text:p>
          </table:table-cell>
          <table:table-cell office:value-type="float" office:value="371.0366" calcext:value-type="float">
            <text:p>371.036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70.4868" calcext:value-type="float">
            <text:p>370.486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260.265" calcext:value-type="float">
            <text:p>260.265</text:p>
          </table:table-cell>
          <table:table-cell office:value-type="float" office:value="448.2048" calcext:value-type="float">
            <text:p>448.2048</text:p>
          </table:table-cell>
          <table:table-cell office:value-type="float" office:value="446.191" calcext:value-type="float">
            <text:p>446.191</text:p>
          </table:table-cell>
        </table:table-row>
        <table:table-row table:style-name="ro1">
          <table:table-cell office:value-type="string" calcext:value-type="string">
            <text:p>- <text:s/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652" calcext:value-type="float">
            <text:p>652</text:p>
          </table:table-cell>
          <table:table-cell office:value-type="float" office:value="1399653" calcext:value-type="float">
            <text:p>1399653</text:p>
          </table:table-cell>
          <table:table-cell office:value-type="float" office:value="253" calcext:value-type="float">
            <text:p>253</text:p>
          </table:table-cell>
          <table:table-cell office:value-type="float" office:value="253" calcext:value-type="float">
            <text:p>253</text:p>
          </table:table-cell>
          <table:table-cell office:value-type="float" office:value="0.3028754" calcext:value-type="float">
            <text:p>0.3028754</text:p>
          </table:table-cell>
          <table:table-cell office:value-type="float" office:value="86.53295" calcext:value-type="float">
            <text:p>86.53295</text:p>
          </table:table-cell>
          <table:table-cell office:value-type="float" office:value="23.67892" calcext:value-type="float">
            <text:p>23.67892</text:p>
          </table:table-cell>
          <table:table-cell office:value-type="float" office:value="14.62995" calcext:value-type="float">
            <text:p>14.62995</text:p>
          </table:table-cell>
          <table:table-cell office:value-type="float" office:value="111158" calcext:value-type="float">
            <text:p>1111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23.822" calcext:value-type="float">
            <text:p>2123.822</text:p>
          </table:table-cell>
          <table:table-cell office:value-type="float" office:value="1917.991" calcext:value-type="float">
            <text:p>1917.991</text:p>
          </table:table-cell>
          <table:table-cell office:value-type="float" office:value="14" calcext:value-type="float">
            <text:p>14</text:p>
          </table:table-cell>
          <table:table-cell office:value-type="float" office:value="76917" calcext:value-type="float">
            <text:p>76917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693558" calcext:value-type="float">
            <text:p>1693558</text:p>
          </table:table-cell>
          <table:table-cell office:value-type="float" office:value="306" calcext:value-type="float">
            <text:p>306</text:p>
          </table:table-cell>
          <table:table-cell office:value-type="float" office:value="1096247" calcext:value-type="float">
            <text:p>1096247</text:p>
          </table:table-cell>
          <table:table-cell office:value-type="float" office:value="198" calcext:value-type="float">
            <text:p>198</text:p>
          </table:table-cell>
          <table:table-cell office:value-type="float" office:value="863711" calcext:value-type="float">
            <text:p>863711</text:p>
          </table:table-cell>
          <table:table-cell office:value-type="float" office:value="156" calcext:value-type="float">
            <text:p>156</text:p>
          </table:table-cell>
          <table:table-cell office:value-type="float" office:value="637267" calcext:value-type="float">
            <text:p>637267</text:p>
          </table:table-cell>
          <table:table-cell office:value-type="float" office:value="115" calcext:value-type="float">
            <text:p>115</text:p>
          </table:table-cell>
          <table:table-cell office:value-type="float" office:value="1281" calcext:value-type="float">
            <text:p>1281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33826" calcext:value-type="float">
            <text:p>338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2544" calcext:value-type="float">
            <text:p>725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1158" calcext:value-type="float">
            <text:p>1111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9383" calcext:value-type="float">
            <text:p>18938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1485" calcext:value-type="float">
            <text:p>26148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44419" calcext:value-type="float">
            <text:p>344419</text:p>
          </table:table-cell>
          <table:table-cell office:value-type="float" office:value="62" calcext:value-type="float">
            <text:p>62</text:p>
          </table:table-cell>
          <table:table-cell office:value-type="float" office:value="5552.417" calcext:value-type="float">
            <text:p>5552.417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5554.673" calcext:value-type="float">
            <text:p>5554.673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856.8502" calcext:value-type="float">
            <text:p>856.8502</text:p>
          </table:table-cell>
          <table:table-cell office:value-type="float" office:value="1917.991" calcext:value-type="float">
            <text:p>1917.991</text:p>
          </table:table-cell>
          <table:table-cell office:value-type="float" office:value="1832.139" calcext:value-type="float">
            <text:p>1832.139</text:p>
          </table:table-cell>
        </table:table-row>
        <table:table-row table:style-name="ro1">
          <table:table-cell office:value-type="string" calcext:value-type="string">
            <text:p>+ <text:s/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652" calcext:value-type="float">
            <text:p>652</text:p>
          </table:table-cell>
          <table:table-cell office:value-type="float" office:value="1399653" calcext:value-type="float">
            <text:p>1399653</text:p>
          </table:table-cell>
          <table:table-cell office:value-type="float" office:value="253" calcext:value-type="float">
            <text:p>253</text:p>
          </table:table-cell>
          <table:table-cell office:value-type="float" office:value="253" calcext:value-type="float">
            <text:p>253</text:p>
          </table:table-cell>
          <table:table-cell office:value-type="float" office:value="0.3028754" calcext:value-type="float">
            <text:p>0.3028754</text:p>
          </table:table-cell>
          <table:table-cell office:value-type="float" office:value="86.53295" calcext:value-type="float">
            <text:p>86.53295</text:p>
          </table:table-cell>
          <table:table-cell office:value-type="float" office:value="23.67892" calcext:value-type="float">
            <text:p>23.67892</text:p>
          </table:table-cell>
          <table:table-cell office:value-type="float" office:value="14.62995" calcext:value-type="float">
            <text:p>14.62995</text:p>
          </table:table-cell>
          <table:table-cell office:value-type="float" office:value="111158" calcext:value-type="float">
            <text:p>1111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23.822" calcext:value-type="float">
            <text:p>2123.822</text:p>
          </table:table-cell>
          <table:table-cell office:value-type="float" office:value="1917.991" calcext:value-type="float">
            <text:p>1917.991</text:p>
          </table:table-cell>
          <table:table-cell office:value-type="float" office:value="14" calcext:value-type="float">
            <text:p>14</text:p>
          </table:table-cell>
          <table:table-cell office:value-type="float" office:value="76917" calcext:value-type="float">
            <text:p>76917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693558" calcext:value-type="float">
            <text:p>1693558</text:p>
          </table:table-cell>
          <table:table-cell office:value-type="float" office:value="306" calcext:value-type="float">
            <text:p>306</text:p>
          </table:table-cell>
          <table:table-cell office:value-type="float" office:value="1096247" calcext:value-type="float">
            <text:p>1096247</text:p>
          </table:table-cell>
          <table:table-cell office:value-type="float" office:value="198" calcext:value-type="float">
            <text:p>198</text:p>
          </table:table-cell>
          <table:table-cell office:value-type="float" office:value="863711" calcext:value-type="float">
            <text:p>863711</text:p>
          </table:table-cell>
          <table:table-cell office:value-type="float" office:value="156" calcext:value-type="float">
            <text:p>156</text:p>
          </table:table-cell>
          <table:table-cell office:value-type="float" office:value="637267" calcext:value-type="float">
            <text:p>637267</text:p>
          </table:table-cell>
          <table:table-cell office:value-type="float" office:value="115" calcext:value-type="float">
            <text:p>115</text:p>
          </table:table-cell>
          <table:table-cell office:value-type="float" office:value="1281" calcext:value-type="float">
            <text:p>1281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33826" calcext:value-type="float">
            <text:p>338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2544" calcext:value-type="float">
            <text:p>725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1158" calcext:value-type="float">
            <text:p>1111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9383" calcext:value-type="float">
            <text:p>18938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1485" calcext:value-type="float">
            <text:p>26148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44419" calcext:value-type="float">
            <text:p>344419</text:p>
          </table:table-cell>
          <table:table-cell office:value-type="float" office:value="62" calcext:value-type="float">
            <text:p>62</text:p>
          </table:table-cell>
          <table:table-cell office:value-type="float" office:value="5552.417" calcext:value-type="float">
            <text:p>5552.417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5554.673" calcext:value-type="float">
            <text:p>5554.673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856.8502" calcext:value-type="float">
            <text:p>856.8502</text:p>
          </table:table-cell>
          <table:table-cell office:value-type="float" office:value="1917.991" calcext:value-type="float">
            <text:p>1917.991</text:p>
          </table:table-cell>
          <table:table-cell office:value-type="float" office:value="1832.139" calcext:value-type="float">
            <text:p>1832.139</text:p>
          </table:table-cell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652" calcext:value-type="float">
            <text:p>652</text:p>
          </table:table-cell>
          <table:table-cell office:value-type="float" office:value="93994" calcext:value-type="float">
            <text:p>93994</text:p>
          </table:table-cell>
          <table:table-cell office:value-type="float" office:value="253" calcext:value-type="float">
            <text:p>253</text:p>
          </table:table-cell>
          <table:table-cell office:value-type="float" office:value="253" calcext:value-type="float">
            <text:p>253</text:p>
          </table:table-cell>
          <table:table-cell office:value-type="float" office:value="0.3028754" calcext:value-type="float">
            <text:p>0.3028754</text:p>
          </table:table-cell>
          <table:table-cell office:value-type="float" office:value="86.53295" calcext:value-type="float">
            <text:p>86.53295</text:p>
          </table:table-cell>
          <table:table-cell office:value-type="float" office:value="23.67892" calcext:value-type="float">
            <text:p>23.67892</text:p>
          </table:table-cell>
          <table:table-cell office:value-type="float" office:value="14.62995" calcext:value-type="float">
            <text:p>14.62995</text:p>
          </table:table-cell>
          <table:table-cell office:value-type="float" office:value="11865" calcext:value-type="float">
            <text:p>1186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23.822" calcext:value-type="float">
            <text:p>2123.822</text:p>
          </table:table-cell>
          <table:table-cell office:value-type="float" office:value="1917.991" calcext:value-type="float">
            <text:p>1917.991</text:p>
          </table:table-cell>
          <table:table-cell office:value-type="float" office:value="6" calcext:value-type="float">
            <text:p>6</text:p>
          </table:table-cell>
          <table:table-cell office:value-type="float" office:value="2108" calcext:value-type="float">
            <text:p>2108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13550" calcext:value-type="float">
            <text:p>113550</text:p>
          </table:table-cell>
          <table:table-cell office:value-type="float" office:value="306" calcext:value-type="float">
            <text:p>306</text:p>
          </table:table-cell>
          <table:table-cell office:value-type="float" office:value="73584" calcext:value-type="float">
            <text:p>73584</text:p>
          </table:table-cell>
          <table:table-cell office:value-type="float" office:value="198" calcext:value-type="float">
            <text:p>198</text:p>
          </table:table-cell>
          <table:table-cell office:value-type="float" office:value="57954" calcext:value-type="float">
            <text:p>57954</text:p>
          </table:table-cell>
          <table:table-cell office:value-type="float" office:value="156" calcext:value-type="float">
            <text:p>156</text:p>
          </table:table-cell>
          <table:table-cell office:value-type="float" office:value="42553" calcext:value-type="float">
            <text:p>42553</text:p>
          </table:table-cell>
          <table:table-cell office:value-type="float" office:value="115" calcext:value-type="float">
            <text:p>115</text:p>
          </table:table-cell>
          <table:table-cell office:value-type="float" office:value="1266" calcext:value-type="float">
            <text:p>1266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4972" calcext:value-type="float">
            <text:p>49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942" calcext:value-type="float">
            <text:p>894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865" calcext:value-type="float">
            <text:p>1186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4088" calcext:value-type="float">
            <text:p>1408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5226" calcext:value-type="float">
            <text:p>1522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7501" calcext:value-type="float">
            <text:p>17501</text:p>
          </table:table-cell>
          <table:table-cell office:value-type="float" office:value="47" calcext:value-type="float">
            <text:p>47</text:p>
          </table:table-cell>
          <table:table-cell office:value-type="float" office:value="372.9546" calcext:value-type="float">
            <text:p>372.9546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370.78" calcext:value-type="float">
            <text:p>370.78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856.8502" calcext:value-type="float">
            <text:p>856.8502</text:p>
          </table:table-cell>
          <table:table-cell office:value-type="float" office:value="1917.991" calcext:value-type="float">
            <text:p>1917.991</text:p>
          </table:table-cell>
          <table:table-cell office:value-type="float" office:value="1832.139" calcext:value-type="float">
            <text:p>1832.139</text:p>
          </table:table-cell>
        </table:table-row>
        <table:table-row table:style-name="ro1">
          <table:table-cell office:value-type="string" calcext:value-type="string">
            <text:p>- <text:s/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30" calcext:value-type="float">
            <text:p>30</text:p>
          </table:table-cell>
          <table:table-cell office:value-type="float" office:value="632628" calcext:value-type="float">
            <text:p>63262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0.2123431" calcext:value-type="float">
            <text:p>0.2123431</text:p>
          </table:table-cell>
          <table:table-cell office:value-type="float" office:value="46.06694" calcext:value-type="float">
            <text:p>46.06694</text:p>
          </table:table-cell>
          <table:table-cell office:value-type="float" office:value="12.92969" calcext:value-type="float">
            <text:p>12.92969</text:p>
          </table:table-cell>
          <table:table-cell office:value-type="float" office:value="11.89167" calcext:value-type="float">
            <text:p>11.89167</text:p>
          </table:table-cell>
          <table:table-cell office:value-type="float" office:value="99906" calcext:value-type="float">
            <text:p>999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54.5336" calcext:value-type="float">
            <text:p>654.5336</text:p>
          </table:table-cell>
          <table:table-cell office:value-type="float" office:value="633.987" calcext:value-type="float">
            <text:p>633.987</text:p>
          </table:table-cell>
          <table:table-cell office:value-type="float" office:value="10" calcext:value-type="float">
            <text:p>10</text:p>
          </table:table-cell>
          <table:table-cell office:value-type="float" office:value="57807" calcext:value-type="float">
            <text:p>57807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878280" calcext:value-type="float">
            <text:p>878280</text:p>
          </table:table-cell>
          <table:table-cell office:value-type="float" office:value="150" calcext:value-type="float">
            <text:p>150</text:p>
          </table:table-cell>
          <table:table-cell office:value-type="float" office:value="439551" calcext:value-type="float">
            <text:p>439551</text:p>
          </table:table-cell>
          <table:table-cell office:value-type="float" office:value="75" calcext:value-type="float">
            <text:p>75</text:p>
          </table:table-cell>
          <table:table-cell office:value-type="float" office:value="305332" calcext:value-type="float">
            <text:p>305332</text:p>
          </table:table-cell>
          <table:table-cell office:value-type="float" office:value="52" calcext:value-type="float">
            <text:p>52</text:p>
          </table:table-cell>
          <table:table-cell office:value-type="float" office:value="187355" calcext:value-type="float">
            <text:p>187355</text:p>
          </table:table-cell>
          <table:table-cell office:value-type="float" office:value="32" calcext:value-type="float">
            <text:p>32</text:p>
          </table:table-cell>
          <table:table-cell office:value-type="float" office:value="1283" calcext:value-type="float">
            <text:p>128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5628" calcext:value-type="float">
            <text:p>356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5073" calcext:value-type="float">
            <text:p>6507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9906" calcext:value-type="float">
            <text:p>9990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71251" calcext:value-type="float">
            <text:p>1712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35828" calcext:value-type="float">
            <text:p>2358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0208" calcext:value-type="float">
            <text:p>300208</text:p>
          </table:table-cell>
          <table:table-cell office:value-type="float" office:value="51" calcext:value-type="float">
            <text:p>51</text:p>
          </table:table-cell>
          <table:table-cell office:value-type="float" office:value="5855.114" calcext:value-type="float">
            <text:p>5855.114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5843.398" calcext:value-type="float">
            <text:p>5843.39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79.3982" calcext:value-type="float">
            <text:p>379.3982</text:p>
          </table:table-cell>
          <table:table-cell office:value-type="float" office:value="633.987" calcext:value-type="float">
            <text:p>633.987</text:p>
          </table:table-cell>
          <table:table-cell office:value-type="float" office:value="616.0895" calcext:value-type="float">
            <text:p>616.0895</text:p>
          </table:table-cell>
        </table:table-row>
        <table:table-row table:style-name="ro1">
          <table:table-cell office:value-type="string" calcext:value-type="string">
            <text:p>+ <text:s/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30" calcext:value-type="float">
            <text:p>30</text:p>
          </table:table-cell>
          <table:table-cell office:value-type="float" office:value="632628" calcext:value-type="float">
            <text:p>63262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0.2123431" calcext:value-type="float">
            <text:p>0.2123431</text:p>
          </table:table-cell>
          <table:table-cell office:value-type="float" office:value="46.06694" calcext:value-type="float">
            <text:p>46.06694</text:p>
          </table:table-cell>
          <table:table-cell office:value-type="float" office:value="12.92969" calcext:value-type="float">
            <text:p>12.92969</text:p>
          </table:table-cell>
          <table:table-cell office:value-type="float" office:value="11.89167" calcext:value-type="float">
            <text:p>11.89167</text:p>
          </table:table-cell>
          <table:table-cell office:value-type="float" office:value="99906" calcext:value-type="float">
            <text:p>999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54.5336" calcext:value-type="float">
            <text:p>654.5336</text:p>
          </table:table-cell>
          <table:table-cell office:value-type="float" office:value="633.987" calcext:value-type="float">
            <text:p>633.987</text:p>
          </table:table-cell>
          <table:table-cell office:value-type="float" office:value="10" calcext:value-type="float">
            <text:p>10</text:p>
          </table:table-cell>
          <table:table-cell office:value-type="float" office:value="57807" calcext:value-type="float">
            <text:p>57807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878280" calcext:value-type="float">
            <text:p>878280</text:p>
          </table:table-cell>
          <table:table-cell office:value-type="float" office:value="150" calcext:value-type="float">
            <text:p>150</text:p>
          </table:table-cell>
          <table:table-cell office:value-type="float" office:value="439551" calcext:value-type="float">
            <text:p>439551</text:p>
          </table:table-cell>
          <table:table-cell office:value-type="float" office:value="75" calcext:value-type="float">
            <text:p>75</text:p>
          </table:table-cell>
          <table:table-cell office:value-type="float" office:value="305332" calcext:value-type="float">
            <text:p>305332</text:p>
          </table:table-cell>
          <table:table-cell office:value-type="float" office:value="52" calcext:value-type="float">
            <text:p>52</text:p>
          </table:table-cell>
          <table:table-cell office:value-type="float" office:value="187355" calcext:value-type="float">
            <text:p>187355</text:p>
          </table:table-cell>
          <table:table-cell office:value-type="float" office:value="32" calcext:value-type="float">
            <text:p>32</text:p>
          </table:table-cell>
          <table:table-cell office:value-type="float" office:value="1283" calcext:value-type="float">
            <text:p>128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5628" calcext:value-type="float">
            <text:p>356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5073" calcext:value-type="float">
            <text:p>6507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9906" calcext:value-type="float">
            <text:p>9990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71251" calcext:value-type="float">
            <text:p>1712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35828" calcext:value-type="float">
            <text:p>2358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0208" calcext:value-type="float">
            <text:p>300208</text:p>
          </table:table-cell>
          <table:table-cell office:value-type="float" office:value="51" calcext:value-type="float">
            <text:p>51</text:p>
          </table:table-cell>
          <table:table-cell office:value-type="float" office:value="5855.114" calcext:value-type="float">
            <text:p>5855.114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5843.398" calcext:value-type="float">
            <text:p>5843.39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79.3982" calcext:value-type="float">
            <text:p>379.3982</text:p>
          </table:table-cell>
          <table:table-cell office:value-type="float" office:value="633.987" calcext:value-type="float">
            <text:p>633.987</text:p>
          </table:table-cell>
          <table:table-cell office:value-type="float" office:value="616.0895" calcext:value-type="float">
            <text:p>616.0895</text:p>
          </table:table-cell>
        </table:table-row>
        <table:table-row table:style-name="ro1">
          <table:table-cell table:style-name="Default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30" calcext:value-type="float">
            <text:p>30</text:p>
          </table:table-cell>
          <table:table-cell office:value-type="float" office:value="39883" calcext:value-type="float">
            <text:p>39883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0.2123431" calcext:value-type="float">
            <text:p>0.2123431</text:p>
          </table:table-cell>
          <table:table-cell office:value-type="float" office:value="46.06694" calcext:value-type="float">
            <text:p>46.06694</text:p>
          </table:table-cell>
          <table:table-cell office:value-type="float" office:value="12.92969" calcext:value-type="float">
            <text:p>12.92969</text:p>
          </table:table-cell>
          <table:table-cell office:value-type="float" office:value="11.89167" calcext:value-type="float">
            <text:p>11.89167</text:p>
          </table:table-cell>
          <table:table-cell office:value-type="float" office:value="6732" calcext:value-type="float">
            <text:p>67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54.5336" calcext:value-type="float">
            <text:p>654.5336</text:p>
          </table:table-cell>
          <table:table-cell office:value-type="float" office:value="633.987" calcext:value-type="float">
            <text:p>633.987</text:p>
          </table:table-cell>
          <table:table-cell office:value-type="float" office:value="3" calcext:value-type="float">
            <text:p>3</text:p>
          </table:table-cell>
          <table:table-cell office:value-type="float" office:value="1077" calcext:value-type="float">
            <text:p>1077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55475" calcext:value-type="float">
            <text:p>55475</text:p>
          </table:table-cell>
          <table:table-cell office:value-type="float" office:value="150" calcext:value-type="float">
            <text:p>150</text:p>
          </table:table-cell>
          <table:table-cell office:value-type="float" office:value="27642" calcext:value-type="float">
            <text:p>27642</text:p>
          </table:table-cell>
          <table:table-cell office:value-type="float" office:value="75" calcext:value-type="float">
            <text:p>75</text:p>
          </table:table-cell>
          <table:table-cell office:value-type="float" office:value="19224" calcext:value-type="float">
            <text:p>19224</text:p>
          </table:table-cell>
          <table:table-cell office:value-type="float" office:value="52" calcext:value-type="float">
            <text:p>52</text:p>
          </table:table-cell>
          <table:table-cell office:value-type="float" office:value="11866" calcext:value-type="float">
            <text:p>11866</text:p>
          </table:table-cell>
          <table:table-cell office:value-type="float" office:value="32" calcext:value-type="float">
            <text:p>32</text:p>
          </table:table-cell>
          <table:table-cell office:value-type="float" office:value="1289" calcext:value-type="float">
            <text:p>128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32" calcext:value-type="float">
            <text:p>19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60" calcext:value-type="float">
            <text:p>416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732" calcext:value-type="float">
            <text:p>67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800" calcext:value-type="float">
            <text:p>108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3720" calcext:value-type="float">
            <text:p>1372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7038" calcext:value-type="float">
            <text:p>17038</text:p>
          </table:table-cell>
          <table:table-cell office:value-type="float" office:value="46" calcext:value-type="float">
            <text:p>46</text:p>
          </table:table-cell>
          <table:table-cell office:value-type="float" office:value="369.2386" calcext:value-type="float">
            <text:p>369.238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368.9898" calcext:value-type="float">
            <text:p>368.989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79.3982" calcext:value-type="float">
            <text:p>379.3982</text:p>
          </table:table-cell>
          <table:table-cell office:value-type="float" office:value="633.987" calcext:value-type="float">
            <text:p>633.987</text:p>
          </table:table-cell>
          <table:table-cell office:value-type="float" office:value="616.0895" calcext:value-type="float">
            <text:p>616.0895</text:p>
          </table:table-cell>
        </table:table-row>
        <table:table-row table:style-name="ro1">
          <table:table-cell office:value-type="string" calcext:value-type="string">
            <text:p>- <text:s/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71" calcext:value-type="float">
            <text:p>71</text:p>
          </table:table-cell>
          <table:table-cell office:value-type="float" office:value="1790250" calcext:value-type="float">
            <text:p>1790250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0.411893" calcext:value-type="float">
            <text:p>0.411893</text:p>
          </table:table-cell>
          <table:table-cell office:value-type="float" office:value="98.08475" calcext:value-type="float">
            <text:p>98.08475</text:p>
          </table:table-cell>
          <table:table-cell office:value-type="float" office:value="28.17131" calcext:value-type="float">
            <text:p>28.17131</text:p>
          </table:table-cell>
          <table:table-cell office:value-type="float" office:value="12.15191" calcext:value-type="float">
            <text:p>12.15191</text:p>
          </table:table-cell>
          <table:table-cell office:value-type="float" office:value="135605" calcext:value-type="float">
            <text:p>1356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73.737" calcext:value-type="float">
            <text:p>2873.737</text:p>
          </table:table-cell>
          <table:table-cell office:value-type="float" office:value="2166.92" calcext:value-type="float">
            <text:p>2166.92</text:p>
          </table:table-cell>
          <table:table-cell office:value-type="float" office:value="15" calcext:value-type="float">
            <text:p>15</text:p>
          </table:table-cell>
          <table:table-cell office:value-type="float" office:value="86929" calcext:value-type="float">
            <text:p>86929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2141483" calcext:value-type="float">
            <text:p>2141483</text:p>
          </table:table-cell>
          <table:table-cell office:value-type="float" office:value="365" calcext:value-type="float">
            <text:p>365</text:p>
          </table:table-cell>
          <table:table-cell office:value-type="float" office:value="1449430" calcext:value-type="float">
            <text:p>1449430</text:p>
          </table:table-cell>
          <table:table-cell office:value-type="float" office:value="247" calcext:value-type="float">
            <text:p>247</text:p>
          </table:table-cell>
          <table:table-cell office:value-type="float" office:value="1221449" calcext:value-type="float">
            <text:p>1221449</text:p>
          </table:table-cell>
          <table:table-cell office:value-type="float" office:value="208" calcext:value-type="float">
            <text:p>208</text:p>
          </table:table-cell>
          <table:table-cell office:value-type="float" office:value="1009900" calcext:value-type="float">
            <text:p>1009900</text:p>
          </table:table-cell>
          <table:table-cell office:value-type="float" office:value="172" calcext:value-type="float">
            <text:p>172</text:p>
          </table:table-cell>
          <table:table-cell office:value-type="float" office:value="1305" calcext:value-type="float">
            <text:p>130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9723" calcext:value-type="float">
            <text:p>297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6543" calcext:value-type="float">
            <text:p>7654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5605" calcext:value-type="float">
            <text:p>13560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35766" calcext:value-type="float">
            <text:p>2357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35586" calcext:value-type="float">
            <text:p>33558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47194" calcext:value-type="float">
            <text:p>447194</text:p>
          </table:table-cell>
          <table:table-cell office:value-type="float" office:value="76" calcext:value-type="float">
            <text:p>76</text:p>
          </table:table-cell>
          <table:table-cell office:value-type="float" office:value="5885.518" calcext:value-type="float">
            <text:p>5885.51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5880.02" calcext:value-type="float">
            <text:p>5880.02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861.1726" calcext:value-type="float">
            <text:p>861.1726</text:p>
          </table:table-cell>
          <table:table-cell office:value-type="float" office:value="2166.92" calcext:value-type="float">
            <text:p>2166.92</text:p>
          </table:table-cell>
          <table:table-cell office:value-type="float" office:value="2067.227" calcext:value-type="float">
            <text:p>2067.227</text:p>
          </table:table-cell>
        </table:table-row>
        <table:table-row table:style-name="ro1">
          <table:table-cell office:value-type="string" calcext:value-type="string">
            <text:p>+ <text:s/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71" calcext:value-type="float">
            <text:p>71</text:p>
          </table:table-cell>
          <table:table-cell office:value-type="float" office:value="1790250" calcext:value-type="float">
            <text:p>1790250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0.411893" calcext:value-type="float">
            <text:p>0.411893</text:p>
          </table:table-cell>
          <table:table-cell office:value-type="float" office:value="98.08475" calcext:value-type="float">
            <text:p>98.08475</text:p>
          </table:table-cell>
          <table:table-cell office:value-type="float" office:value="28.17131" calcext:value-type="float">
            <text:p>28.17131</text:p>
          </table:table-cell>
          <table:table-cell office:value-type="float" office:value="12.15191" calcext:value-type="float">
            <text:p>12.15191</text:p>
          </table:table-cell>
          <table:table-cell office:value-type="float" office:value="135605" calcext:value-type="float">
            <text:p>1356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73.737" calcext:value-type="float">
            <text:p>2873.737</text:p>
          </table:table-cell>
          <table:table-cell office:value-type="float" office:value="2166.92" calcext:value-type="float">
            <text:p>2166.92</text:p>
          </table:table-cell>
          <table:table-cell office:value-type="float" office:value="15" calcext:value-type="float">
            <text:p>15</text:p>
          </table:table-cell>
          <table:table-cell office:value-type="float" office:value="86929" calcext:value-type="float">
            <text:p>86929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2141483" calcext:value-type="float">
            <text:p>2141483</text:p>
          </table:table-cell>
          <table:table-cell office:value-type="float" office:value="365" calcext:value-type="float">
            <text:p>365</text:p>
          </table:table-cell>
          <table:table-cell office:value-type="float" office:value="1449430" calcext:value-type="float">
            <text:p>1449430</text:p>
          </table:table-cell>
          <table:table-cell office:value-type="float" office:value="247" calcext:value-type="float">
            <text:p>247</text:p>
          </table:table-cell>
          <table:table-cell office:value-type="float" office:value="1221449" calcext:value-type="float">
            <text:p>1221449</text:p>
          </table:table-cell>
          <table:table-cell office:value-type="float" office:value="208" calcext:value-type="float">
            <text:p>208</text:p>
          </table:table-cell>
          <table:table-cell office:value-type="float" office:value="1009900" calcext:value-type="float">
            <text:p>1009900</text:p>
          </table:table-cell>
          <table:table-cell office:value-type="float" office:value="172" calcext:value-type="float">
            <text:p>172</text:p>
          </table:table-cell>
          <table:table-cell office:value-type="float" office:value="1305" calcext:value-type="float">
            <text:p>130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9723" calcext:value-type="float">
            <text:p>297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6543" calcext:value-type="float">
            <text:p>7654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5605" calcext:value-type="float">
            <text:p>13560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35766" calcext:value-type="float">
            <text:p>2357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35586" calcext:value-type="float">
            <text:p>33558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47194" calcext:value-type="float">
            <text:p>447194</text:p>
          </table:table-cell>
          <table:table-cell office:value-type="float" office:value="76" calcext:value-type="float">
            <text:p>76</text:p>
          </table:table-cell>
          <table:table-cell office:value-type="float" office:value="5885.518" calcext:value-type="float">
            <text:p>5885.51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5880.02" calcext:value-type="float">
            <text:p>5880.02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861.1726" calcext:value-type="float">
            <text:p>861.1726</text:p>
          </table:table-cell>
          <table:table-cell office:value-type="float" office:value="2166.92" calcext:value-type="float">
            <text:p>2166.92</text:p>
          </table:table-cell>
          <table:table-cell office:value-type="float" office:value="2067.227" calcext:value-type="float">
            <text:p>2067.227</text:p>
          </table:table-cell>
        </table:table-row>
        <table:table-row table:style-name="ro1">
          <table:table-cell table:style-name="Default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71" calcext:value-type="float">
            <text:p>71</text:p>
          </table:table-cell>
          <table:table-cell office:value-type="float" office:value="111614" calcext:value-type="float">
            <text:p>111614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0.411893" calcext:value-type="float">
            <text:p>0.411893</text:p>
          </table:table-cell>
          <table:table-cell office:value-type="float" office:value="98.08475" calcext:value-type="float">
            <text:p>98.08475</text:p>
          </table:table-cell>
          <table:table-cell office:value-type="float" office:value="28.17131" calcext:value-type="float">
            <text:p>28.17131</text:p>
          </table:table-cell>
          <table:table-cell office:value-type="float" office:value="12.15191" calcext:value-type="float">
            <text:p>12.15191</text:p>
          </table:table-cell>
          <table:table-cell office:value-type="float" office:value="12949" calcext:value-type="float">
            <text:p>1294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873.737" calcext:value-type="float">
            <text:p>2873.737</text:p>
          </table:table-cell>
          <table:table-cell office:value-type="float" office:value="2166.92" calcext:value-type="float">
            <text:p>2166.92</text:p>
          </table:table-cell>
          <table:table-cell office:value-type="float" office:value="19" calcext:value-type="float">
            <text:p>19</text:p>
          </table:table-cell>
          <table:table-cell office:value-type="float" office:value="6735" calcext:value-type="float">
            <text:p>6735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33395" calcext:value-type="float">
            <text:p>133395</text:p>
          </table:table-cell>
          <table:table-cell office:value-type="float" office:value="365" calcext:value-type="float">
            <text:p>365</text:p>
          </table:table-cell>
          <table:table-cell office:value-type="float" office:value="90272" calcext:value-type="float">
            <text:p>90272</text:p>
          </table:table-cell>
          <table:table-cell office:value-type="float" office:value="247" calcext:value-type="float">
            <text:p>247</text:p>
          </table:table-cell>
          <table:table-cell office:value-type="float" office:value="76167" calcext:value-type="float">
            <text:p>76167</text:p>
          </table:table-cell>
          <table:table-cell office:value-type="float" office:value="208" calcext:value-type="float">
            <text:p>208</text:p>
          </table:table-cell>
          <table:table-cell office:value-type="float" office:value="62919" calcext:value-type="float">
            <text:p>62919</text:p>
          </table:table-cell>
          <table:table-cell office:value-type="float" office:value="172" calcext:value-type="float">
            <text:p>172</text:p>
          </table:table-cell>
          <table:table-cell office:value-type="float" office:value="1312" calcext:value-type="float">
            <text:p>13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176" calcext:value-type="float">
            <text:p>417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177" calcext:value-type="float">
            <text:p>817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949" calcext:value-type="float">
            <text:p>1294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551" calcext:value-type="float">
            <text:p>2055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7907" calcext:value-type="float">
            <text:p>2790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5868" calcext:value-type="float">
            <text:p>35868</text:p>
          </table:table-cell>
          <table:table-cell office:value-type="float" office:value="98" calcext:value-type="float">
            <text:p>98</text:p>
          </table:table-cell>
          <table:table-cell office:value-type="float" office:value="367.1367" calcext:value-type="float">
            <text:p>367.136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366.094" calcext:value-type="float">
            <text:p>366.094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861.1726" calcext:value-type="float">
            <text:p>861.1726</text:p>
          </table:table-cell>
          <table:table-cell office:value-type="float" office:value="2166.92" calcext:value-type="float">
            <text:p>2166.92</text:p>
          </table:table-cell>
          <table:table-cell office:value-type="float" office:value="2067.227" calcext:value-type="float">
            <text:p>2067.227</text:p>
          </table:table-cell>
        </table:table-row>
        <table:table-row table:style-name="ro1">
          <table:table-cell office:value-type="string" calcext:value-type="string">
            <text:p>- <text:s/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 office:value-type="float" office:value="85" calcext:value-type="float">
            <text:p>85</text:p>
          </table:table-cell>
          <table:table-cell office:value-type="float" office:value="844913" calcext:value-type="float">
            <text:p>844913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0.3083949" calcext:value-type="float">
            <text:p>0.3083949</text:p>
          </table:table-cell>
          <table:table-cell office:value-type="float" office:value="61.86033" calcext:value-type="float">
            <text:p>61.86033</text:p>
          </table:table-cell>
          <table:table-cell office:value-type="float" office:value="15.80792" calcext:value-type="float">
            <text:p>15.80792</text:p>
          </table:table-cell>
          <table:table-cell office:value-type="float" office:value="11.48052" calcext:value-type="float">
            <text:p>11.48052</text:p>
          </table:table-cell>
          <table:table-cell office:value-type="float" office:value="164030" calcext:value-type="float">
            <text:p>1640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51.3763" calcext:value-type="float">
            <text:p>851.3763</text:p>
          </table:table-cell>
          <table:table-cell office:value-type="float" office:value="698.6459" calcext:value-type="float">
            <text:p>698.6459</text:p>
          </table:table-cell>
          <table:table-cell office:value-type="float" office:value="7" calcext:value-type="float">
            <text:p>7</text:p>
          </table:table-cell>
          <table:table-cell office:value-type="float" office:value="40559" calcext:value-type="float">
            <text:p>40559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056735" calcext:value-type="float">
            <text:p>1056735</text:p>
          </table:table-cell>
          <table:table-cell office:value-type="float" office:value="180" calcext:value-type="float">
            <text:p>180</text:p>
          </table:table-cell>
          <table:table-cell office:value-type="float" office:value="604655" calcext:value-type="float">
            <text:p>604655</text:p>
          </table:table-cell>
          <table:table-cell office:value-type="float" office:value="103" calcext:value-type="float">
            <text:p>103</text:p>
          </table:table-cell>
          <table:table-cell office:value-type="float" office:value="422842" calcext:value-type="float">
            <text:p>422842</text:p>
          </table:table-cell>
          <table:table-cell office:value-type="float" office:value="72" calcext:value-type="float">
            <text:p>72</text:p>
          </table:table-cell>
          <table:table-cell office:value-type="float" office:value="311002" calcext:value-type="float">
            <text:p>311002</text:p>
          </table:table-cell>
          <table:table-cell office:value-type="float" office:value="53" calcext:value-type="float">
            <text:p>53</text:p>
          </table:table-cell>
          <table:table-cell office:value-type="float" office:value="1327" calcext:value-type="float">
            <text:p>132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41339" calcext:value-type="float">
            <text:p>4133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983" calcext:value-type="float">
            <text:p>999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4030" calcext:value-type="float">
            <text:p>1640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0133" calcext:value-type="float">
            <text:p>2401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87204" calcext:value-type="float">
            <text:p>28720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34510" calcext:value-type="float">
            <text:p>334510</text:p>
          </table:table-cell>
          <table:table-cell office:value-type="float" office:value="57" calcext:value-type="float">
            <text:p>57</text:p>
          </table:table-cell>
          <table:table-cell office:value-type="float" office:value="5877.581" calcext:value-type="float">
            <text:p>5877.581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5875.324" calcext:value-type="float">
            <text:p>5875.324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441.0651" calcext:value-type="float">
            <text:p>441.0651</text:p>
          </table:table-cell>
          <table:table-cell office:value-type="float" office:value="698.6459" calcext:value-type="float">
            <text:p>698.6459</text:p>
          </table:table-cell>
          <table:table-cell office:value-type="float" office:value="732.2006" calcext:value-type="float">
            <text:p>732.2006</text:p>
          </table:table-cell>
        </table:table-row>
        <table:table-row table:style-name="ro1">
          <table:table-cell office:value-type="string" calcext:value-type="string">
            <text:p>+ <text:s/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 office:value-type="float" office:value="85" calcext:value-type="float">
            <text:p>85</text:p>
          </table:table-cell>
          <table:table-cell office:value-type="float" office:value="844913" calcext:value-type="float">
            <text:p>844913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0.3083949" calcext:value-type="float">
            <text:p>0.3083949</text:p>
          </table:table-cell>
          <table:table-cell office:value-type="float" office:value="61.86033" calcext:value-type="float">
            <text:p>61.86033</text:p>
          </table:table-cell>
          <table:table-cell office:value-type="float" office:value="15.80792" calcext:value-type="float">
            <text:p>15.80792</text:p>
          </table:table-cell>
          <table:table-cell office:value-type="float" office:value="11.48052" calcext:value-type="float">
            <text:p>11.48052</text:p>
          </table:table-cell>
          <table:table-cell office:value-type="float" office:value="164030" calcext:value-type="float">
            <text:p>1640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51.3763" calcext:value-type="float">
            <text:p>851.3763</text:p>
          </table:table-cell>
          <table:table-cell office:value-type="float" office:value="698.6459" calcext:value-type="float">
            <text:p>698.6459</text:p>
          </table:table-cell>
          <table:table-cell office:value-type="float" office:value="7" calcext:value-type="float">
            <text:p>7</text:p>
          </table:table-cell>
          <table:table-cell office:value-type="float" office:value="40559" calcext:value-type="float">
            <text:p>40559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056735" calcext:value-type="float">
            <text:p>1056735</text:p>
          </table:table-cell>
          <table:table-cell office:value-type="float" office:value="180" calcext:value-type="float">
            <text:p>180</text:p>
          </table:table-cell>
          <table:table-cell office:value-type="float" office:value="604655" calcext:value-type="float">
            <text:p>604655</text:p>
          </table:table-cell>
          <table:table-cell office:value-type="float" office:value="103" calcext:value-type="float">
            <text:p>103</text:p>
          </table:table-cell>
          <table:table-cell office:value-type="float" office:value="422842" calcext:value-type="float">
            <text:p>422842</text:p>
          </table:table-cell>
          <table:table-cell office:value-type="float" office:value="72" calcext:value-type="float">
            <text:p>72</text:p>
          </table:table-cell>
          <table:table-cell office:value-type="float" office:value="311002" calcext:value-type="float">
            <text:p>311002</text:p>
          </table:table-cell>
          <table:table-cell office:value-type="float" office:value="53" calcext:value-type="float">
            <text:p>53</text:p>
          </table:table-cell>
          <table:table-cell office:value-type="float" office:value="1327" calcext:value-type="float">
            <text:p>132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41339" calcext:value-type="float">
            <text:p>4133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983" calcext:value-type="float">
            <text:p>999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4030" calcext:value-type="float">
            <text:p>1640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0133" calcext:value-type="float">
            <text:p>2401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87204" calcext:value-type="float">
            <text:p>28720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34510" calcext:value-type="float">
            <text:p>334510</text:p>
          </table:table-cell>
          <table:table-cell office:value-type="float" office:value="57" calcext:value-type="float">
            <text:p>57</text:p>
          </table:table-cell>
          <table:table-cell office:value-type="float" office:value="5877.581" calcext:value-type="float">
            <text:p>5877.581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5875.324" calcext:value-type="float">
            <text:p>5875.324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441.0651" calcext:value-type="float">
            <text:p>441.0651</text:p>
          </table:table-cell>
          <table:table-cell office:value-type="float" office:value="698.6459" calcext:value-type="float">
            <text:p>698.6459</text:p>
          </table:table-cell>
          <table:table-cell office:value-type="float" office:value="732.2006" calcext:value-type="float">
            <text:p>732.2006</text:p>
          </table:table-cell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 office:value-type="float" office:value="85" calcext:value-type="float">
            <text:p>85</text:p>
          </table:table-cell>
          <table:table-cell office:value-type="float" office:value="52717" calcext:value-type="float">
            <text:p>52717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0.3083949" calcext:value-type="float">
            <text:p>0.3083949</text:p>
          </table:table-cell>
          <table:table-cell office:value-type="float" office:value="61.86033" calcext:value-type="float">
            <text:p>61.86033</text:p>
          </table:table-cell>
          <table:table-cell office:value-type="float" office:value="15.80792" calcext:value-type="float">
            <text:p>15.80792</text:p>
          </table:table-cell>
          <table:table-cell office:value-type="float" office:value="11.48052" calcext:value-type="float">
            <text:p>11.48052</text:p>
          </table:table-cell>
          <table:table-cell office:value-type="float" office:value="11398" calcext:value-type="float">
            <text:p>1139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51.3763" calcext:value-type="float">
            <text:p>851.3763</text:p>
          </table:table-cell>
          <table:table-cell office:value-type="float" office:value="698.6459" calcext:value-type="float">
            <text:p>698.6459</text:p>
          </table:table-cell>
          <table:table-cell office:value-type="float" office:value="6" calcext:value-type="float">
            <text:p>6</text:p>
          </table:table-cell>
          <table:table-cell office:value-type="float" office:value="2151" calcext:value-type="float">
            <text:p>2151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5862" calcext:value-type="float">
            <text:p>65862</text:p>
          </table:table-cell>
          <table:table-cell office:value-type="float" office:value="180" calcext:value-type="float">
            <text:p>180</text:p>
          </table:table-cell>
          <table:table-cell office:value-type="float" office:value="37776" calcext:value-type="float">
            <text:p>37776</text:p>
          </table:table-cell>
          <table:table-cell office:value-type="float" office:value="103" calcext:value-type="float">
            <text:p>103</text:p>
          </table:table-cell>
          <table:table-cell office:value-type="float" office:value="26349" calcext:value-type="float">
            <text:p>26349</text:p>
          </table:table-cell>
          <table:table-cell office:value-type="float" office:value="72" calcext:value-type="float">
            <text:p>72</text:p>
          </table:table-cell>
          <table:table-cell office:value-type="float" office:value="19399" calcext:value-type="float">
            <text:p>19399</text:p>
          </table:table-cell>
          <table:table-cell office:value-type="float" office:value="53" calcext:value-type="float">
            <text:p>53</text:p>
          </table:table-cell>
          <table:table-cell office:value-type="float" office:value="1332" calcext:value-type="float">
            <text:p>133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012" calcext:value-type="float">
            <text:p>30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606" calcext:value-type="float">
            <text:p>660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398" calcext:value-type="float">
            <text:p>1139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130" calcext:value-type="float">
            <text:p>191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5711" calcext:value-type="float">
            <text:p>257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2273" calcext:value-type="float">
            <text:p>32273</text:p>
          </table:table-cell>
          <table:table-cell office:value-type="float" office:value="88" calcext:value-type="float">
            <text:p>88</text:p>
          </table:table-cell>
          <table:table-cell office:value-type="float" office:value="365.4839" calcext:value-type="float">
            <text:p>365.4839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363.5278" calcext:value-type="float">
            <text:p>363.5278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441.0651" calcext:value-type="float">
            <text:p>441.0651</text:p>
          </table:table-cell>
          <table:table-cell office:value-type="float" office:value="698.6459" calcext:value-type="float">
            <text:p>698.6459</text:p>
          </table:table-cell>
          <table:table-cell office:value-type="float" office:value="732.2006" calcext:value-type="float">
            <text:p>732.2006</text:p>
          </table:table-cell>
        </table:table-row>
        <table:table-row table:style-name="ro1">
          <table:table-cell office:value-type="string" calcext:value-type="string">
            <text:p>- <text:s/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office:value-type="float" office:value="601" calcext:value-type="float">
            <text:p>601</text:p>
          </table:table-cell>
          <table:table-cell office:value-type="float" office:value="1694746" calcext:value-type="float">
            <text:p>1694746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0.2294537" calcext:value-type="float">
            <text:p>0.2294537</text:p>
          </table:table-cell>
          <table:table-cell office:value-type="float" office:value="88.68451" calcext:value-type="float">
            <text:p>88.68451</text:p>
          </table:table-cell>
          <table:table-cell office:value-type="float" office:value="25.51329" calcext:value-type="float">
            <text:p>25.51329</text:p>
          </table:table-cell>
          <table:table-cell office:value-type="float" office:value="16.21898" calcext:value-type="float">
            <text:p>16.21898</text:p>
          </table:table-cell>
          <table:table-cell office:value-type="float" office:value="78752" calcext:value-type="float">
            <text:p>7875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01.098" calcext:value-type="float">
            <text:p>2701.098</text:p>
          </table:table-cell>
          <table:table-cell office:value-type="float" office:value="2623.372" calcext:value-type="float">
            <text:p>2623.372</text:p>
          </table:table-cell>
          <table:table-cell office:value-type="float" office:value="18" calcext:value-type="float">
            <text:p>18</text:p>
          </table:table-cell>
          <table:table-cell office:value-type="float" office:value="98948" calcext:value-type="float">
            <text:p>98948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2001101" calcext:value-type="float">
            <text:p>2001101</text:p>
          </table:table-cell>
          <table:table-cell office:value-type="float" office:value="359" calcext:value-type="float">
            <text:p>359</text:p>
          </table:table-cell>
          <table:table-cell office:value-type="float" office:value="1309654" calcext:value-type="float">
            <text:p>1309654</text:p>
          </table:table-cell>
          <table:table-cell office:value-type="float" office:value="235" calcext:value-type="float">
            <text:p>235</text:p>
          </table:table-cell>
          <table:table-cell office:value-type="float" office:value="1075420" calcext:value-type="float">
            <text:p>1075420</text:p>
          </table:table-cell>
          <table:table-cell office:value-type="float" office:value="193" calcext:value-type="float">
            <text:p>193</text:p>
          </table:table-cell>
          <table:table-cell office:value-type="float" office:value="807432" calcext:value-type="float">
            <text:p>807432</text:p>
          </table:table-cell>
          <table:table-cell office:value-type="float" office:value="145" calcext:value-type="float">
            <text:p>145</text:p>
          </table:table-cell>
          <table:table-cell office:value-type="float" office:value="1330" calcext:value-type="float">
            <text:p>1330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22820" calcext:value-type="float">
            <text:p>228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5137" calcext:value-type="float">
            <text:p>451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8752" calcext:value-type="float">
            <text:p>787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8539" calcext:value-type="float">
            <text:p>12853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3600" calcext:value-type="float">
            <text:p>1736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23301" calcext:value-type="float">
            <text:p>223301</text:p>
          </table:table-cell>
          <table:table-cell office:value-type="float" office:value="40" calcext:value-type="float">
            <text:p>40</text:p>
          </table:table-cell>
          <table:table-cell office:value-type="float" office:value="5580.454" calcext:value-type="float">
            <text:p>5580.454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5575.468" calcext:value-type="float">
            <text:p>5575.468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865.7046" calcext:value-type="float">
            <text:p>865.7046</text:p>
          </table:table-cell>
          <table:table-cell office:value-type="float" office:value="2623.372" calcext:value-type="float">
            <text:p>2623.372</text:p>
          </table:table-cell>
          <table:table-cell office:value-type="float" office:value="2449.196" calcext:value-type="float">
            <text:p>2449.196</text:p>
          </table:table-cell>
        </table:table-row>
        <table:table-row table:style-name="ro1">
          <table:table-cell office:value-type="string" calcext:value-type="string">
            <text:p>+ <text:s/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office:value-type="float" office:value="601" calcext:value-type="float">
            <text:p>601</text:p>
          </table:table-cell>
          <table:table-cell office:value-type="float" office:value="1694746" calcext:value-type="float">
            <text:p>1694746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0.2294537" calcext:value-type="float">
            <text:p>0.2294537</text:p>
          </table:table-cell>
          <table:table-cell office:value-type="float" office:value="88.68451" calcext:value-type="float">
            <text:p>88.68451</text:p>
          </table:table-cell>
          <table:table-cell office:value-type="float" office:value="25.51329" calcext:value-type="float">
            <text:p>25.51329</text:p>
          </table:table-cell>
          <table:table-cell office:value-type="float" office:value="16.21898" calcext:value-type="float">
            <text:p>16.21898</text:p>
          </table:table-cell>
          <table:table-cell office:value-type="float" office:value="78752" calcext:value-type="float">
            <text:p>7875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01.098" calcext:value-type="float">
            <text:p>2701.098</text:p>
          </table:table-cell>
          <table:table-cell office:value-type="float" office:value="2623.372" calcext:value-type="float">
            <text:p>2623.372</text:p>
          </table:table-cell>
          <table:table-cell office:value-type="float" office:value="18" calcext:value-type="float">
            <text:p>18</text:p>
          </table:table-cell>
          <table:table-cell office:value-type="float" office:value="98948" calcext:value-type="float">
            <text:p>98948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2001101" calcext:value-type="float">
            <text:p>2001101</text:p>
          </table:table-cell>
          <table:table-cell office:value-type="float" office:value="359" calcext:value-type="float">
            <text:p>359</text:p>
          </table:table-cell>
          <table:table-cell office:value-type="float" office:value="1309654" calcext:value-type="float">
            <text:p>1309654</text:p>
          </table:table-cell>
          <table:table-cell office:value-type="float" office:value="235" calcext:value-type="float">
            <text:p>235</text:p>
          </table:table-cell>
          <table:table-cell office:value-type="float" office:value="1075420" calcext:value-type="float">
            <text:p>1075420</text:p>
          </table:table-cell>
          <table:table-cell office:value-type="float" office:value="193" calcext:value-type="float">
            <text:p>193</text:p>
          </table:table-cell>
          <table:table-cell office:value-type="float" office:value="807432" calcext:value-type="float">
            <text:p>807432</text:p>
          </table:table-cell>
          <table:table-cell office:value-type="float" office:value="145" calcext:value-type="float">
            <text:p>145</text:p>
          </table:table-cell>
          <table:table-cell office:value-type="float" office:value="1330" calcext:value-type="float">
            <text:p>1330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22820" calcext:value-type="float">
            <text:p>228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5137" calcext:value-type="float">
            <text:p>451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8752" calcext:value-type="float">
            <text:p>787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8539" calcext:value-type="float">
            <text:p>12853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3600" calcext:value-type="float">
            <text:p>1736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23301" calcext:value-type="float">
            <text:p>223301</text:p>
          </table:table-cell>
          <table:table-cell office:value-type="float" office:value="40" calcext:value-type="float">
            <text:p>40</text:p>
          </table:table-cell>
          <table:table-cell office:value-type="float" office:value="5580.454" calcext:value-type="float">
            <text:p>5580.454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5575.468" calcext:value-type="float">
            <text:p>5575.468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865.7046" calcext:value-type="float">
            <text:p>865.7046</text:p>
          </table:table-cell>
          <table:table-cell office:value-type="float" office:value="2623.372" calcext:value-type="float">
            <text:p>2623.372</text:p>
          </table:table-cell>
          <table:table-cell office:value-type="float" office:value="2449.196" calcext:value-type="float">
            <text:p>2449.196</text:p>
          </table:table-cell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office:value-type="float" office:value="601" calcext:value-type="float">
            <text:p>601</text:p>
          </table:table-cell>
          <table:table-cell office:value-type="float" office:value="112272" calcext:value-type="float">
            <text:p>112272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0.2294537" calcext:value-type="float">
            <text:p>0.2294537</text:p>
          </table:table-cell>
          <table:table-cell office:value-type="float" office:value="88.68451" calcext:value-type="float">
            <text:p>88.68451</text:p>
          </table:table-cell>
          <table:table-cell office:value-type="float" office:value="25.51329" calcext:value-type="float">
            <text:p>25.51329</text:p>
          </table:table-cell>
          <table:table-cell office:value-type="float" office:value="16.21898" calcext:value-type="float">
            <text:p>16.21898</text:p>
          </table:table-cell>
          <table:table-cell office:value-type="float" office:value="10398" calcext:value-type="float">
            <text:p>1039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01.098" calcext:value-type="float">
            <text:p>2701.098</text:p>
          </table:table-cell>
          <table:table-cell office:value-type="float" office:value="2623.372" calcext:value-type="float">
            <text:p>2623.372</text:p>
          </table:table-cell>
          <table:table-cell office:value-type="float" office:value="35" calcext:value-type="float">
            <text:p>35</text:p>
          </table:table-cell>
          <table:table-cell office:value-type="float" office:value="12627" calcext:value-type="float">
            <text:p>12627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32626" calcext:value-type="float">
            <text:p>132626</text:p>
          </table:table-cell>
          <table:table-cell office:value-type="float" office:value="359" calcext:value-type="float">
            <text:p>359</text:p>
          </table:table-cell>
          <table:table-cell office:value-type="float" office:value="86522" calcext:value-type="float">
            <text:p>86522</text:p>
          </table:table-cell>
          <table:table-cell office:value-type="float" office:value="235" calcext:value-type="float">
            <text:p>235</text:p>
          </table:table-cell>
          <table:table-cell office:value-type="float" office:value="70990" calcext:value-type="float">
            <text:p>70990</text:p>
          </table:table-cell>
          <table:table-cell office:value-type="float" office:value="193" calcext:value-type="float">
            <text:p>193</text:p>
          </table:table-cell>
          <table:table-cell office:value-type="float" office:value="53363" calcext:value-type="float">
            <text:p>53363</text:p>
          </table:table-cell>
          <table:table-cell office:value-type="float" office:value="145" calcext:value-type="float">
            <text:p>145</text:p>
          </table:table-cell>
          <table:table-cell office:value-type="float" office:value="1334" calcext:value-type="float">
            <text:p>1334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3454" calcext:value-type="float">
            <text:p>34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691" calcext:value-type="float">
            <text:p>669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398" calcext:value-type="float">
            <text:p>1039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455" calcext:value-type="float">
            <text:p>1445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538" calcext:value-type="float">
            <text:p>1853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3276" calcext:value-type="float">
            <text:p>23276</text:p>
          </table:table-cell>
          <table:table-cell office:value-type="float" office:value="63" calcext:value-type="float">
            <text:p>63</text:p>
          </table:table-cell>
          <table:table-cell office:value-type="float" office:value="371.9244" calcext:value-type="float">
            <text:p>371.9244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370.3475" calcext:value-type="float">
            <text:p>370.3475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865.7046" calcext:value-type="float">
            <text:p>865.7046</text:p>
          </table:table-cell>
          <table:table-cell office:value-type="float" office:value="2623.372" calcext:value-type="float">
            <text:p>2623.372</text:p>
          </table:table-cell>
          <table:table-cell office:value-type="float" office:value="2449.196" calcext:value-type="float">
            <text:p>2449.196</text:p>
          </table:table-cell>
        </table:table-row>
        <table:table-row table:style-name="ro1">
          <table:table-cell office:value-type="string" calcext:value-type="string">
            <text:p>- <text:s/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689" calcext:value-type="float">
            <text:p>689</text:p>
          </table:table-cell>
          <table:table-cell office:value-type="float" office:value="1078799" calcext:value-type="float">
            <text:p>1078799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0.35281" calcext:value-type="float">
            <text:p>0.35281</text:p>
          </table:table-cell>
          <table:table-cell office:value-type="float" office:value="71.35955" calcext:value-type="float">
            <text:p>71.35955</text:p>
          </table:table-cell>
          <table:table-cell office:value-type="float" office:value="18.92847" calcext:value-type="float">
            <text:p>18.92847</text:p>
          </table:table-cell>
          <table:table-cell office:value-type="float" office:value="9.645765" calcext:value-type="float">
            <text:p>9.645765</text:p>
          </table:table-cell>
          <table:table-cell office:value-type="float" office:value="139640" calcext:value-type="float">
            <text:p>1396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25.02" calcext:value-type="float">
            <text:p>1625.02</text:p>
          </table:table-cell>
          <table:table-cell office:value-type="float" office:value="1237.997" calcext:value-type="float">
            <text:p>1237.997</text:p>
          </table:table-cell>
          <table:table-cell office:value-type="float" office:value="5" calcext:value-type="float">
            <text:p>5</text:p>
          </table:table-cell>
          <table:table-cell office:value-type="float" office:value="27187" calcext:value-type="float">
            <text:p>27187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376939" calcext:value-type="float">
            <text:p>1376939</text:p>
          </table:table-cell>
          <table:table-cell office:value-type="float" office:value="249" calcext:value-type="float">
            <text:p>249</text:p>
          </table:table-cell>
          <table:table-cell office:value-type="float" office:value="845662" calcext:value-type="float">
            <text:p>845662</text:p>
          </table:table-cell>
          <table:table-cell office:value-type="float" office:value="153" calcext:value-type="float">
            <text:p>153</text:p>
          </table:table-cell>
          <table:table-cell office:value-type="float" office:value="652271" calcext:value-type="float">
            <text:p>652271</text:p>
          </table:table-cell>
          <table:table-cell office:value-type="float" office:value="118" calcext:value-type="float">
            <text:p>118</text:p>
          </table:table-cell>
          <table:table-cell office:value-type="float" office:value="458723" calcext:value-type="float">
            <text:p>458723</text:p>
          </table:table-cell>
          <table:table-cell office:value-type="float" office:value="83" calcext:value-type="float">
            <text:p>83</text:p>
          </table:table-cell>
          <table:table-cell office:value-type="float" office:value="1346" calcext:value-type="float">
            <text:p>1346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33778" calcext:value-type="float">
            <text:p>337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8553" calcext:value-type="float">
            <text:p>7855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9640" calcext:value-type="float">
            <text:p>1396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2522" calcext:value-type="float">
            <text:p>22252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99959" calcext:value-type="float">
            <text:p>29995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77220" calcext:value-type="float">
            <text:p>377220</text:p>
          </table:table-cell>
          <table:table-cell office:value-type="float" office:value="68" calcext:value-type="float">
            <text:p>68</text:p>
          </table:table-cell>
          <table:table-cell office:value-type="float" office:value="5535.694" calcext:value-type="float">
            <text:p>5535.694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5537.486" calcext:value-type="float">
            <text:p>5537.486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763.3955" calcext:value-type="float">
            <text:p>763.3955</text:p>
          </table:table-cell>
          <table:table-cell office:value-type="float" office:value="1237.997" calcext:value-type="float">
            <text:p>1237.997</text:p>
          </table:table-cell>
          <table:table-cell office:value-type="float" office:value="1213.011" calcext:value-type="float">
            <text:p>1213.011</text:p>
          </table:table-cell>
        </table:table-row>
        <table:table-row table:style-name="ro1">
          <table:table-cell office:value-type="string" calcext:value-type="string">
            <text:p>+ <text:s/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689" calcext:value-type="float">
            <text:p>689</text:p>
          </table:table-cell>
          <table:table-cell office:value-type="float" office:value="1078799" calcext:value-type="float">
            <text:p>1078799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0.35281" calcext:value-type="float">
            <text:p>0.35281</text:p>
          </table:table-cell>
          <table:table-cell office:value-type="float" office:value="71.35955" calcext:value-type="float">
            <text:p>71.35955</text:p>
          </table:table-cell>
          <table:table-cell office:value-type="float" office:value="18.92847" calcext:value-type="float">
            <text:p>18.92847</text:p>
          </table:table-cell>
          <table:table-cell office:value-type="float" office:value="9.645765" calcext:value-type="float">
            <text:p>9.645765</text:p>
          </table:table-cell>
          <table:table-cell office:value-type="float" office:value="139640" calcext:value-type="float">
            <text:p>1396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25.02" calcext:value-type="float">
            <text:p>1625.02</text:p>
          </table:table-cell>
          <table:table-cell office:value-type="float" office:value="1237.997" calcext:value-type="float">
            <text:p>1237.997</text:p>
          </table:table-cell>
          <table:table-cell office:value-type="float" office:value="5" calcext:value-type="float">
            <text:p>5</text:p>
          </table:table-cell>
          <table:table-cell office:value-type="float" office:value="27187" calcext:value-type="float">
            <text:p>27187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376939" calcext:value-type="float">
            <text:p>1376939</text:p>
          </table:table-cell>
          <table:table-cell office:value-type="float" office:value="249" calcext:value-type="float">
            <text:p>249</text:p>
          </table:table-cell>
          <table:table-cell office:value-type="float" office:value="845662" calcext:value-type="float">
            <text:p>845662</text:p>
          </table:table-cell>
          <table:table-cell office:value-type="float" office:value="153" calcext:value-type="float">
            <text:p>153</text:p>
          </table:table-cell>
          <table:table-cell office:value-type="float" office:value="652271" calcext:value-type="float">
            <text:p>652271</text:p>
          </table:table-cell>
          <table:table-cell office:value-type="float" office:value="118" calcext:value-type="float">
            <text:p>118</text:p>
          </table:table-cell>
          <table:table-cell office:value-type="float" office:value="458723" calcext:value-type="float">
            <text:p>458723</text:p>
          </table:table-cell>
          <table:table-cell office:value-type="float" office:value="83" calcext:value-type="float">
            <text:p>83</text:p>
          </table:table-cell>
          <table:table-cell office:value-type="float" office:value="1346" calcext:value-type="float">
            <text:p>1346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33778" calcext:value-type="float">
            <text:p>337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8553" calcext:value-type="float">
            <text:p>7855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9640" calcext:value-type="float">
            <text:p>1396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2522" calcext:value-type="float">
            <text:p>22252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99959" calcext:value-type="float">
            <text:p>29995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77220" calcext:value-type="float">
            <text:p>377220</text:p>
          </table:table-cell>
          <table:table-cell office:value-type="float" office:value="68" calcext:value-type="float">
            <text:p>68</text:p>
          </table:table-cell>
          <table:table-cell office:value-type="float" office:value="5535.694" calcext:value-type="float">
            <text:p>5535.694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5537.486" calcext:value-type="float">
            <text:p>5537.486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763.3955" calcext:value-type="float">
            <text:p>763.3955</text:p>
          </table:table-cell>
          <table:table-cell office:value-type="float" office:value="1237.997" calcext:value-type="float">
            <text:p>1237.997</text:p>
          </table:table-cell>
          <table:table-cell office:value-type="float" office:value="1213.011" calcext:value-type="float">
            <text:p>1213.011</text:p>
          </table:table-cell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689" calcext:value-type="float">
            <text:p>689</text:p>
          </table:table-cell>
          <table:table-cell office:value-type="float" office:value="72036" calcext:value-type="float">
            <text:p>7203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0.35281" calcext:value-type="float">
            <text:p>0.35281</text:p>
          </table:table-cell>
          <table:table-cell office:value-type="float" office:value="71.35955" calcext:value-type="float">
            <text:p>71.35955</text:p>
          </table:table-cell>
          <table:table-cell office:value-type="float" office:value="18.92847" calcext:value-type="float">
            <text:p>18.92847</text:p>
          </table:table-cell>
          <table:table-cell office:value-type="float" office:value="9.645765" calcext:value-type="float">
            <text:p>9.645765</text:p>
          </table:table-cell>
          <table:table-cell office:value-type="float" office:value="8542" calcext:value-type="float">
            <text:p>854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25.02" calcext:value-type="float">
            <text:p>1625.02</text:p>
          </table:table-cell>
          <table:table-cell office:value-type="float" office:value="1237.997" calcext:value-type="float">
            <text:p>1237.997</text:p>
          </table:table-cell>
          <table:table-cell office:value-type="float" office:value="20" calcext:value-type="float">
            <text:p>20</text:p>
          </table:table-cell>
          <table:table-cell office:value-type="float" office:value="7135" calcext:value-type="float">
            <text:p>7135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91984" calcext:value-type="float">
            <text:p>91984</text:p>
          </table:table-cell>
          <table:table-cell office:value-type="float" office:value="249" calcext:value-type="float">
            <text:p>249</text:p>
          </table:table-cell>
          <table:table-cell office:value-type="float" office:value="56546" calcext:value-type="float">
            <text:p>56546</text:p>
          </table:table-cell>
          <table:table-cell office:value-type="float" office:value="153" calcext:value-type="float">
            <text:p>153</text:p>
          </table:table-cell>
          <table:table-cell office:value-type="float" office:value="43545" calcext:value-type="float">
            <text:p>43545</text:p>
          </table:table-cell>
          <table:table-cell office:value-type="float" office:value="118" calcext:value-type="float">
            <text:p>118</text:p>
          </table:table-cell>
          <table:table-cell office:value-type="float" office:value="30560" calcext:value-type="float">
            <text:p>30560</text:p>
          </table:table-cell>
          <table:table-cell office:value-type="float" office:value="83" calcext:value-type="float">
            <text:p>83</text:p>
          </table:table-cell>
          <table:table-cell office:value-type="float" office:value="1345" calcext:value-type="float">
            <text:p>1345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float" office:value="2660" calcext:value-type="float">
            <text:p>26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251" calcext:value-type="float">
            <text:p>525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542" calcext:value-type="float">
            <text:p>854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001" calcext:value-type="float">
            <text:p>1300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7795" calcext:value-type="float">
            <text:p>1779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3627" calcext:value-type="float">
            <text:p>23627</text:p>
          </table:table-cell>
          <table:table-cell office:value-type="float" office:value="64" calcext:value-type="float">
            <text:p>64</text:p>
          </table:table-cell>
          <table:table-cell office:value-type="float" office:value="367.6126" calcext:value-type="float">
            <text:p>367.612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367.2202" calcext:value-type="float">
            <text:p>367.2202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763.3955" calcext:value-type="float">
            <text:p>763.3955</text:p>
          </table:table-cell>
          <table:table-cell office:value-type="float" office:value="1237.997" calcext:value-type="float">
            <text:p>1237.997</text:p>
          </table:table-cell>
          <table:table-cell office:value-type="float" office:value="1213.011" calcext:value-type="float">
            <text:p>1213.011</text:p>
          </table:table-cell>
        </table:table-row>
        <table:table-row table:style-name="ro1">
          <table:table-cell office:value-type="string" calcext:value-type="string">
            <text:p>- <text:s/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office:value-type="float" office:value="600" calcext:value-type="float">
            <text:p>600</text:p>
          </table:table-cell>
          <table:table-cell office:value-type="float" office:value="1487950" calcext:value-type="float">
            <text:p>1487950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0.3579743" calcext:value-type="float">
            <text:p>0.3579743</text:p>
          </table:table-cell>
          <table:table-cell office:value-type="float" office:value="107.9777" calcext:value-type="float">
            <text:p>107.9777</text:p>
          </table:table-cell>
          <table:table-cell office:value-type="float" office:value="25.85778" calcext:value-type="float">
            <text:p>25.85778</text:p>
          </table:table-cell>
          <table:table-cell office:value-type="float" office:value="18.45125" calcext:value-type="float">
            <text:p>18.45125</text:p>
          </table:table-cell>
          <table:table-cell office:value-type="float" office:value="145721" calcext:value-type="float">
            <text:p>14572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12.45" calcext:value-type="float">
            <text:p>2312.45</text:p>
          </table:table-cell>
          <table:table-cell office:value-type="float" office:value="1575.99" calcext:value-type="float">
            <text:p>1575.99</text:p>
          </table:table-cell>
          <table:table-cell office:value-type="float" office:value="19" calcext:value-type="float">
            <text:p>19</text:p>
          </table:table-cell>
          <table:table-cell office:value-type="float" office:value="104989" calcext:value-type="float">
            <text:p>104989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570383" calcext:value-type="float">
            <text:p>1570383</text:p>
          </table:table-cell>
          <table:table-cell office:value-type="float" office:value="282" calcext:value-type="float">
            <text:p>282</text:p>
          </table:table-cell>
          <table:table-cell office:value-type="float" office:value="1063781" calcext:value-type="float">
            <text:p>1063781</text:p>
          </table:table-cell>
          <table:table-cell office:value-type="float" office:value="191" calcext:value-type="float">
            <text:p>191</text:p>
          </table:table-cell>
          <table:table-cell office:value-type="float" office:value="819698" calcext:value-type="float">
            <text:p>819698</text:p>
          </table:table-cell>
          <table:table-cell office:value-type="float" office:value="147" calcext:value-type="float">
            <text:p>147</text:p>
          </table:table-cell>
          <table:table-cell office:value-type="float" office:value="641218" calcext:value-type="float">
            <text:p>641218</text:p>
          </table:table-cell>
          <table:table-cell office:value-type="float" office:value="115" calcext:value-type="float">
            <text:p>115</text:p>
          </table:table-cell>
          <table:table-cell office:value-type="float" office:value="1355" calcext:value-type="float">
            <text:p>1355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56449" calcext:value-type="float">
            <text:p>5644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6699" calcext:value-type="float">
            <text:p>10669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5721" calcext:value-type="float">
            <text:p>14572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8315" calcext:value-type="float">
            <text:p>21831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91067" calcext:value-type="float">
            <text:p>29106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52940" calcext:value-type="float">
            <text:p>352940</text:p>
          </table:table-cell>
          <table:table-cell office:value-type="float" office:value="63" calcext:value-type="float">
            <text:p>63</text:p>
          </table:table-cell>
          <table:table-cell office:value-type="float" office:value="5557.61" calcext:value-type="float">
            <text:p>5557.61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5543.269" calcext:value-type="float">
            <text:p>5543.269</text:p>
          </table:table-cell>
          <table:table-cell office:value-type="float" office:value="145" calcext:value-type="float">
            <text:p>145</text:p>
          </table:table-cell>
          <table:table-cell office:value-type="float" office:value="191" calcext:value-type="float">
            <text:p>191</text:p>
          </table:table-cell>
          <table:table-cell office:value-type="float" office:value="482.3981" calcext:value-type="float">
            <text:p>482.3981</text:p>
          </table:table-cell>
          <table:table-cell office:value-type="float" office:value="1575.99" calcext:value-type="float">
            <text:p>1575.99</text:p>
          </table:table-cell>
          <table:table-cell office:value-type="float" office:value="1575.432" calcext:value-type="float">
            <text:p>1575.432</text:p>
          </table:table-cell>
        </table:table-row>
        <table:table-row table:style-name="ro1">
          <table:table-cell office:value-type="string" calcext:value-type="string">
            <text:p>+ <text:s/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office:value-type="float" office:value="600" calcext:value-type="float">
            <text:p>600</text:p>
          </table:table-cell>
          <table:table-cell office:value-type="float" office:value="1487950" calcext:value-type="float">
            <text:p>1487950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0.3579743" calcext:value-type="float">
            <text:p>0.3579743</text:p>
          </table:table-cell>
          <table:table-cell office:value-type="float" office:value="107.9777" calcext:value-type="float">
            <text:p>107.9777</text:p>
          </table:table-cell>
          <table:table-cell office:value-type="float" office:value="25.85778" calcext:value-type="float">
            <text:p>25.85778</text:p>
          </table:table-cell>
          <table:table-cell office:value-type="float" office:value="18.45125" calcext:value-type="float">
            <text:p>18.45125</text:p>
          </table:table-cell>
          <table:table-cell office:value-type="float" office:value="145721" calcext:value-type="float">
            <text:p>14572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12.45" calcext:value-type="float">
            <text:p>2312.45</text:p>
          </table:table-cell>
          <table:table-cell office:value-type="float" office:value="1575.99" calcext:value-type="float">
            <text:p>1575.99</text:p>
          </table:table-cell>
          <table:table-cell office:value-type="float" office:value="19" calcext:value-type="float">
            <text:p>19</text:p>
          </table:table-cell>
          <table:table-cell office:value-type="float" office:value="104989" calcext:value-type="float">
            <text:p>104989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570383" calcext:value-type="float">
            <text:p>1570383</text:p>
          </table:table-cell>
          <table:table-cell office:value-type="float" office:value="282" calcext:value-type="float">
            <text:p>282</text:p>
          </table:table-cell>
          <table:table-cell office:value-type="float" office:value="1063781" calcext:value-type="float">
            <text:p>1063781</text:p>
          </table:table-cell>
          <table:table-cell office:value-type="float" office:value="191" calcext:value-type="float">
            <text:p>191</text:p>
          </table:table-cell>
          <table:table-cell office:value-type="float" office:value="819698" calcext:value-type="float">
            <text:p>819698</text:p>
          </table:table-cell>
          <table:table-cell office:value-type="float" office:value="147" calcext:value-type="float">
            <text:p>147</text:p>
          </table:table-cell>
          <table:table-cell office:value-type="float" office:value="641218" calcext:value-type="float">
            <text:p>641218</text:p>
          </table:table-cell>
          <table:table-cell office:value-type="float" office:value="115" calcext:value-type="float">
            <text:p>115</text:p>
          </table:table-cell>
          <table:table-cell office:value-type="float" office:value="1355" calcext:value-type="float">
            <text:p>1355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56449" calcext:value-type="float">
            <text:p>5644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6699" calcext:value-type="float">
            <text:p>10669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5721" calcext:value-type="float">
            <text:p>14572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8315" calcext:value-type="float">
            <text:p>21831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91067" calcext:value-type="float">
            <text:p>29106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52940" calcext:value-type="float">
            <text:p>352940</text:p>
          </table:table-cell>
          <table:table-cell office:value-type="float" office:value="63" calcext:value-type="float">
            <text:p>63</text:p>
          </table:table-cell>
          <table:table-cell office:value-type="float" office:value="5557.61" calcext:value-type="float">
            <text:p>5557.61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5543.269" calcext:value-type="float">
            <text:p>5543.269</text:p>
          </table:table-cell>
          <table:table-cell office:value-type="float" office:value="145" calcext:value-type="float">
            <text:p>145</text:p>
          </table:table-cell>
          <table:table-cell office:value-type="float" office:value="191" calcext:value-type="float">
            <text:p>191</text:p>
          </table:table-cell>
          <table:table-cell office:value-type="float" office:value="482.3981" calcext:value-type="float">
            <text:p>482.3981</text:p>
          </table:table-cell>
          <table:table-cell office:value-type="float" office:value="1575.99" calcext:value-type="float">
            <text:p>1575.99</text:p>
          </table:table-cell>
          <table:table-cell office:value-type="float" office:value="1575.432" calcext:value-type="float">
            <text:p>1575.432</text:p>
          </table:table-cell>
        </table:table-row>
        <table:table-row table:style-name="ro1">
          <table:table-cell table:style-name="Default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office:value-type="float" office:value="600" calcext:value-type="float">
            <text:p>600</text:p>
          </table:table-cell>
          <table:table-cell office:value-type="float" office:value="99251" calcext:value-type="float">
            <text:p>99251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0.3579743" calcext:value-type="float">
            <text:p>0.3579743</text:p>
          </table:table-cell>
          <table:table-cell office:value-type="float" office:value="107.9777" calcext:value-type="float">
            <text:p>107.9777</text:p>
          </table:table-cell>
          <table:table-cell office:value-type="float" office:value="25.85778" calcext:value-type="float">
            <text:p>25.85778</text:p>
          </table:table-cell>
          <table:table-cell office:value-type="float" office:value="18.45125" calcext:value-type="float">
            <text:p>18.45125</text:p>
          </table:table-cell>
          <table:table-cell office:value-type="float" office:value="8972" calcext:value-type="float">
            <text:p>897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12.45" calcext:value-type="float">
            <text:p>2312.45</text:p>
          </table:table-cell>
          <table:table-cell office:value-type="float" office:value="1575.99" calcext:value-type="float">
            <text:p>1575.99</text:p>
          </table:table-cell>
          <table:table-cell office:value-type="float" office:value="18" calcext:value-type="float">
            <text:p>18</text:p>
          </table:table-cell>
          <table:table-cell office:value-type="float" office:value="6470" calcext:value-type="float">
            <text:p>6470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04761" calcext:value-type="float">
            <text:p>104761</text:p>
          </table:table-cell>
          <table:table-cell office:value-type="float" office:value="282" calcext:value-type="float">
            <text:p>282</text:p>
          </table:table-cell>
          <table:table-cell office:value-type="float" office:value="70886" calcext:value-type="float">
            <text:p>70886</text:p>
          </table:table-cell>
          <table:table-cell office:value-type="float" office:value="191" calcext:value-type="float">
            <text:p>191</text:p>
          </table:table-cell>
          <table:table-cell office:value-type="float" office:value="54660" calcext:value-type="float">
            <text:p>54660</text:p>
          </table:table-cell>
          <table:table-cell office:value-type="float" office:value="147" calcext:value-type="float">
            <text:p>147</text:p>
          </table:table-cell>
          <table:table-cell office:value-type="float" office:value="42691" calcext:value-type="float">
            <text:p>42691</text:p>
          </table:table-cell>
          <table:table-cell office:value-type="float" office:value="115" calcext:value-type="float">
            <text:p>115</text:p>
          </table:table-cell>
          <table:table-cell office:value-type="float" office:value="1368" calcext:value-type="float">
            <text:p>1368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2697" calcext:value-type="float">
            <text:p>269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271" calcext:value-type="float">
            <text:p>527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972" calcext:value-type="float">
            <text:p>897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203" calcext:value-type="float">
            <text:p>1420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056" calcext:value-type="float">
            <text:p>1905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4543" calcext:value-type="float">
            <text:p>24543</text:p>
          </table:table-cell>
          <table:table-cell office:value-type="float" office:value="66" calcext:value-type="float">
            <text:p>66</text:p>
          </table:table-cell>
          <table:table-cell office:value-type="float" office:value="369.3897" calcext:value-type="float">
            <text:p>369.3897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368.7242" calcext:value-type="float">
            <text:p>368.7242</text:p>
          </table:table-cell>
          <table:table-cell office:value-type="float" office:value="145" calcext:value-type="float">
            <text:p>145</text:p>
          </table:table-cell>
          <table:table-cell office:value-type="float" office:value="191" calcext:value-type="float">
            <text:p>191</text:p>
          </table:table-cell>
          <table:table-cell office:value-type="float" office:value="482.3981" calcext:value-type="float">
            <text:p>482.3981</text:p>
          </table:table-cell>
          <table:table-cell office:value-type="float" office:value="1575.99" calcext:value-type="float">
            <text:p>1575.99</text:p>
          </table:table-cell>
          <table:table-cell office:value-type="float" office:value="1575.432" calcext:value-type="float">
            <text:p>1575.432</text:p>
          </table:table-cell>
        </table:table-row>
        <table:table-row table:style-name="ro1">
          <table:table-cell office:value-type="string" calcext:value-type="string">
            <text:p>- <text:s/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 office:value-type="float" office:value="104" calcext:value-type="float">
            <text:p>104</text:p>
          </table:table-cell>
          <table:table-cell office:value-type="float" office:value="732174" calcext:value-type="float">
            <text:p>73217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0.255619" calcext:value-type="float">
            <text:p>0.255619</text:p>
          </table:table-cell>
          <table:table-cell office:value-type="float" office:value="49.0327" calcext:value-type="float">
            <text:p>49.0327</text:p>
          </table:table-cell>
          <table:table-cell office:value-type="float" office:value="14.73432" calcext:value-type="float">
            <text:p>14.73432</text:p>
          </table:table-cell>
          <table:table-cell office:value-type="float" office:value="8.128202" calcext:value-type="float">
            <text:p>8.128202</text:p>
          </table:table-cell>
          <table:table-cell office:value-type="float" office:value="99909" calcext:value-type="float">
            <text:p>999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96.1399" calcext:value-type="float">
            <text:p>696.1399</text:p>
          </table:table-cell>
          <table:table-cell office:value-type="float" office:value="755.8426" calcext:value-type="float">
            <text:p>755.8426</text:p>
          </table:table-cell>
          <table:table-cell office:value-type="float" office:value="6" calcext:value-type="float">
            <text:p>6</text:p>
          </table:table-cell>
          <table:table-cell office:value-type="float" office:value="34861" calcext:value-type="float">
            <text:p>34861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953097" calcext:value-type="float">
            <text:p>953097</text:p>
          </table:table-cell>
          <table:table-cell office:value-type="float" office:value="163" calcext:value-type="float">
            <text:p>163</text:p>
          </table:table-cell>
          <table:table-cell office:value-type="float" office:value="498044" calcext:value-type="float">
            <text:p>498044</text:p>
          </table:table-cell>
          <table:table-cell office:value-type="float" office:value="85" calcext:value-type="float">
            <text:p>85</text:p>
          </table:table-cell>
          <table:table-cell office:value-type="float" office:value="362806" calcext:value-type="float">
            <text:p>362806</text:p>
          </table:table-cell>
          <table:table-cell office:value-type="float" office:value="62" calcext:value-type="float">
            <text:p>62</text:p>
          </table:table-cell>
          <table:table-cell office:value-type="float" office:value="216254" calcext:value-type="float">
            <text:p>216254</text:p>
          </table:table-cell>
          <table:table-cell office:value-type="float" office:value="37" calcext:value-type="float">
            <text:p>37</text:p>
          </table:table-cell>
          <table:table-cell office:value-type="float" office:value="1376" calcext:value-type="float">
            <text:p>137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35548" calcext:value-type="float">
            <text:p>355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887" calcext:value-type="float">
            <text:p>6488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9909" calcext:value-type="float">
            <text:p>9990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8167" calcext:value-type="float">
            <text:p>15816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2579" calcext:value-type="float">
            <text:p>22257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87165" calcext:value-type="float">
            <text:p>287165</text:p>
          </table:table-cell>
          <table:table-cell office:value-type="float" office:value="49" calcext:value-type="float">
            <text:p>49</text:p>
          </table:table-cell>
          <table:table-cell office:value-type="float" office:value="5847.955" calcext:value-type="float">
            <text:p>5847.95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5846.299" calcext:value-type="float">
            <text:p>5846.299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367.4592" calcext:value-type="float">
            <text:p>367.4592</text:p>
          </table:table-cell>
          <table:table-cell office:value-type="float" office:value="755.8426" calcext:value-type="float">
            <text:p>755.8426</text:p>
          </table:table-cell>
          <table:table-cell office:value-type="float" office:value="760.3854" calcext:value-type="float">
            <text:p>760.3854</text:p>
          </table:table-cell>
        </table:table-row>
        <table:table-row table:style-name="ro1">
          <table:table-cell office:value-type="string" calcext:value-type="string">
            <text:p>+ <text:s/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 office:value-type="float" office:value="104" calcext:value-type="float">
            <text:p>104</text:p>
          </table:table-cell>
          <table:table-cell office:value-type="float" office:value="732174" calcext:value-type="float">
            <text:p>73217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0.255619" calcext:value-type="float">
            <text:p>0.255619</text:p>
          </table:table-cell>
          <table:table-cell office:value-type="float" office:value="49.0327" calcext:value-type="float">
            <text:p>49.0327</text:p>
          </table:table-cell>
          <table:table-cell office:value-type="float" office:value="14.73432" calcext:value-type="float">
            <text:p>14.73432</text:p>
          </table:table-cell>
          <table:table-cell office:value-type="float" office:value="8.128202" calcext:value-type="float">
            <text:p>8.128202</text:p>
          </table:table-cell>
          <table:table-cell office:value-type="float" office:value="99909" calcext:value-type="float">
            <text:p>999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96.1399" calcext:value-type="float">
            <text:p>696.1399</text:p>
          </table:table-cell>
          <table:table-cell office:value-type="float" office:value="755.8426" calcext:value-type="float">
            <text:p>755.8426</text:p>
          </table:table-cell>
          <table:table-cell office:value-type="float" office:value="6" calcext:value-type="float">
            <text:p>6</text:p>
          </table:table-cell>
          <table:table-cell office:value-type="float" office:value="34861" calcext:value-type="float">
            <text:p>34861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953097" calcext:value-type="float">
            <text:p>953097</text:p>
          </table:table-cell>
          <table:table-cell office:value-type="float" office:value="163" calcext:value-type="float">
            <text:p>163</text:p>
          </table:table-cell>
          <table:table-cell office:value-type="float" office:value="498044" calcext:value-type="float">
            <text:p>498044</text:p>
          </table:table-cell>
          <table:table-cell office:value-type="float" office:value="85" calcext:value-type="float">
            <text:p>85</text:p>
          </table:table-cell>
          <table:table-cell office:value-type="float" office:value="362806" calcext:value-type="float">
            <text:p>362806</text:p>
          </table:table-cell>
          <table:table-cell office:value-type="float" office:value="62" calcext:value-type="float">
            <text:p>62</text:p>
          </table:table-cell>
          <table:table-cell office:value-type="float" office:value="216254" calcext:value-type="float">
            <text:p>216254</text:p>
          </table:table-cell>
          <table:table-cell office:value-type="float" office:value="37" calcext:value-type="float">
            <text:p>37</text:p>
          </table:table-cell>
          <table:table-cell office:value-type="float" office:value="1376" calcext:value-type="float">
            <text:p>137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35548" calcext:value-type="float">
            <text:p>355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887" calcext:value-type="float">
            <text:p>6488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9909" calcext:value-type="float">
            <text:p>9990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8167" calcext:value-type="float">
            <text:p>15816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2579" calcext:value-type="float">
            <text:p>22257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87165" calcext:value-type="float">
            <text:p>287165</text:p>
          </table:table-cell>
          <table:table-cell office:value-type="float" office:value="49" calcext:value-type="float">
            <text:p>49</text:p>
          </table:table-cell>
          <table:table-cell office:value-type="float" office:value="5847.955" calcext:value-type="float">
            <text:p>5847.95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5846.299" calcext:value-type="float">
            <text:p>5846.299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367.4592" calcext:value-type="float">
            <text:p>367.4592</text:p>
          </table:table-cell>
          <table:table-cell office:value-type="float" office:value="755.8426" calcext:value-type="float">
            <text:p>755.8426</text:p>
          </table:table-cell>
          <table:table-cell office:value-type="float" office:value="760.3854" calcext:value-type="float">
            <text:p>760.3854</text:p>
          </table:table-cell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 office:value-type="float" office:value="104" calcext:value-type="float">
            <text:p>104</text:p>
          </table:table-cell>
          <table:table-cell office:value-type="float" office:value="45555" calcext:value-type="float">
            <text:p>4555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0.255619" calcext:value-type="float">
            <text:p>0.255619</text:p>
          </table:table-cell>
          <table:table-cell office:value-type="float" office:value="49.0327" calcext:value-type="float">
            <text:p>49.0327</text:p>
          </table:table-cell>
          <table:table-cell office:value-type="float" office:value="14.73432" calcext:value-type="float">
            <text:p>14.73432</text:p>
          </table:table-cell>
          <table:table-cell office:value-type="float" office:value="8.128202" calcext:value-type="float">
            <text:p>8.128202</text:p>
          </table:table-cell>
          <table:table-cell office:value-type="float" office:value="14296" calcext:value-type="float">
            <text:p>1429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96.1399" calcext:value-type="float">
            <text:p>696.1399</text:p>
          </table:table-cell>
          <table:table-cell office:value-type="float" office:value="755.8426" calcext:value-type="float">
            <text:p>755.8426</text:p>
          </table:table-cell>
          <table:table-cell office:value-type="float" office:value="4" calcext:value-type="float">
            <text:p>4</text:p>
          </table:table-cell>
          <table:table-cell office:value-type="float" office:value="1399" calcext:value-type="float">
            <text:p>1399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59416" calcext:value-type="float">
            <text:p>59416</text:p>
          </table:table-cell>
          <table:table-cell office:value-type="float" office:value="163" calcext:value-type="float">
            <text:p>163</text:p>
          </table:table-cell>
          <table:table-cell office:value-type="float" office:value="31061" calcext:value-type="float">
            <text:p>31061</text:p>
          </table:table-cell>
          <table:table-cell office:value-type="float" office:value="85" calcext:value-type="float">
            <text:p>85</text:p>
          </table:table-cell>
          <table:table-cell office:value-type="float" office:value="22763" calcext:value-type="float">
            <text:p>22763</text:p>
          </table:table-cell>
          <table:table-cell office:value-type="float" office:value="62" calcext:value-type="float">
            <text:p>62</text:p>
          </table:table-cell>
          <table:table-cell office:value-type="float" office:value="13565" calcext:value-type="float">
            <text:p>13565</text:p>
          </table:table-cell>
          <table:table-cell office:value-type="float" office:value="37" calcext:value-type="float">
            <text:p>37</text:p>
          </table:table-cell>
          <table:table-cell office:value-type="float" office:value="1373" calcext:value-type="float">
            <text:p>1373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4529" calcext:value-type="float">
            <text:p>45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181" calcext:value-type="float">
            <text:p>918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296" calcext:value-type="float">
            <text:p>1429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0460" calcext:value-type="float">
            <text:p>2046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6121" calcext:value-type="float">
            <text:p>2612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1171" calcext:value-type="float">
            <text:p>31171</text:p>
          </table:table-cell>
          <table:table-cell office:value-type="float" office:value="85" calcext:value-type="float">
            <text:p>85</text:p>
          </table:table-cell>
          <table:table-cell office:value-type="float" office:value="363.3708" calcext:value-type="float">
            <text:p>363.370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364.3103" calcext:value-type="float">
            <text:p>364.3103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367.4592" calcext:value-type="float">
            <text:p>367.4592</text:p>
          </table:table-cell>
          <table:table-cell office:value-type="float" office:value="755.8426" calcext:value-type="float">
            <text:p>755.8426</text:p>
          </table:table-cell>
          <table:table-cell office:value-type="float" office:value="760.3854" calcext:value-type="float">
            <text:p>760.3854</text:p>
          </table:table-cell>
        </table:table-row>
        <table:table-row table:style-name="ro1">
          <table:table-cell office:value-type="string" calcext:value-type="string">
            <text:p>- <text:s/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31" calcext:value-type="float">
            <text:p>431</text:p>
          </table:table-cell>
          <table:table-cell office:value-type="float" office:value="1034423" calcext:value-type="float">
            <text:p>103442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0.2348786" calcext:value-type="float">
            <text:p>0.2348786</text:p>
          </table:table-cell>
          <table:table-cell office:value-type="float" office:value="66.25108" calcext:value-type="float">
            <text:p>66.25108</text:p>
          </table:table-cell>
          <table:table-cell office:value-type="float" office:value="20.35318" calcext:value-type="float">
            <text:p>20.35318</text:p>
          </table:table-cell>
          <table:table-cell office:value-type="float" office:value="12.2351" calcext:value-type="float">
            <text:p>12.2351</text:p>
          </table:table-cell>
          <table:table-cell office:value-type="float" office:value="112441" calcext:value-type="float">
            <text:p>11244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97.34" calcext:value-type="float">
            <text:p>1397.34</text:p>
          </table:table-cell>
          <table:table-cell office:value-type="float" office:value="1522.579" calcext:value-type="float">
            <text:p>1522.579</text:p>
          </table:table-cell>
          <table:table-cell office:value-type="float" office:value="6" calcext:value-type="float">
            <text:p>6</text:p>
          </table:table-cell>
          <table:table-cell office:value-type="float" office:value="31684" calcext:value-type="float">
            <text:p>31684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305492" calcext:value-type="float">
            <text:p>1305492</text:p>
          </table:table-cell>
          <table:table-cell office:value-type="float" office:value="245" calcext:value-type="float">
            <text:p>245</text:p>
          </table:table-cell>
          <table:table-cell office:value-type="float" office:value="789969" calcext:value-type="float">
            <text:p>789969</text:p>
          </table:table-cell>
          <table:table-cell office:value-type="float" office:value="148" calcext:value-type="float">
            <text:p>148</text:p>
          </table:table-cell>
          <table:table-cell office:value-type="float" office:value="576423" calcext:value-type="float">
            <text:p>576423</text:p>
          </table:table-cell>
          <table:table-cell office:value-type="float" office:value="108" calcext:value-type="float">
            <text:p>108</text:p>
          </table:table-cell>
          <table:table-cell office:value-type="float" office:value="432012" calcext:value-type="float">
            <text:p>432012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3087" calcext:value-type="float">
            <text:p>4308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0575" calcext:value-type="float">
            <text:p>805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2441" calcext:value-type="float">
            <text:p>1124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4966" calcext:value-type="float">
            <text:p>15496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97708" calcext:value-type="float">
            <text:p>19770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45509" calcext:value-type="float">
            <text:p>245509</text:p>
          </table:table-cell>
          <table:table-cell office:value-type="float" office:value="46" calcext:value-type="float">
            <text:p>46</text:p>
          </table:table-cell>
          <table:table-cell office:value-type="float" office:value="5307.84" calcext:value-type="float">
            <text:p>5307.84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5288.202" calcext:value-type="float">
            <text:p>5288.202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533.9288" calcext:value-type="float">
            <text:p>533.9288</text:p>
          </table:table-cell>
          <table:table-cell office:value-type="float" office:value="1522.579" calcext:value-type="float">
            <text:p>1522.579</text:p>
          </table:table-cell>
          <table:table-cell office:value-type="float" office:value="1448.895" calcext:value-type="float">
            <text:p>1448.895</text:p>
          </table:table-cell>
        </table:table-row>
        <table:table-row table:style-name="ro1">
          <table:table-cell office:value-type="string" calcext:value-type="string">
            <text:p>+ <text:s/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31" calcext:value-type="float">
            <text:p>431</text:p>
          </table:table-cell>
          <table:table-cell office:value-type="float" office:value="1034423" calcext:value-type="float">
            <text:p>103442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0.2348786" calcext:value-type="float">
            <text:p>0.2348786</text:p>
          </table:table-cell>
          <table:table-cell office:value-type="float" office:value="66.25108" calcext:value-type="float">
            <text:p>66.25108</text:p>
          </table:table-cell>
          <table:table-cell office:value-type="float" office:value="20.35318" calcext:value-type="float">
            <text:p>20.35318</text:p>
          </table:table-cell>
          <table:table-cell office:value-type="float" office:value="12.2351" calcext:value-type="float">
            <text:p>12.2351</text:p>
          </table:table-cell>
          <table:table-cell office:value-type="float" office:value="112441" calcext:value-type="float">
            <text:p>11244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97.34" calcext:value-type="float">
            <text:p>1397.34</text:p>
          </table:table-cell>
          <table:table-cell office:value-type="float" office:value="1522.579" calcext:value-type="float">
            <text:p>1522.579</text:p>
          </table:table-cell>
          <table:table-cell office:value-type="float" office:value="6" calcext:value-type="float">
            <text:p>6</text:p>
          </table:table-cell>
          <table:table-cell office:value-type="float" office:value="31684" calcext:value-type="float">
            <text:p>31684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305492" calcext:value-type="float">
            <text:p>1305492</text:p>
          </table:table-cell>
          <table:table-cell office:value-type="float" office:value="245" calcext:value-type="float">
            <text:p>245</text:p>
          </table:table-cell>
          <table:table-cell office:value-type="float" office:value="789969" calcext:value-type="float">
            <text:p>789969</text:p>
          </table:table-cell>
          <table:table-cell office:value-type="float" office:value="148" calcext:value-type="float">
            <text:p>148</text:p>
          </table:table-cell>
          <table:table-cell office:value-type="float" office:value="576423" calcext:value-type="float">
            <text:p>576423</text:p>
          </table:table-cell>
          <table:table-cell office:value-type="float" office:value="108" calcext:value-type="float">
            <text:p>108</text:p>
          </table:table-cell>
          <table:table-cell office:value-type="float" office:value="432012" calcext:value-type="float">
            <text:p>432012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3087" calcext:value-type="float">
            <text:p>4308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0575" calcext:value-type="float">
            <text:p>805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2441" calcext:value-type="float">
            <text:p>1124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4966" calcext:value-type="float">
            <text:p>15496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97708" calcext:value-type="float">
            <text:p>19770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45509" calcext:value-type="float">
            <text:p>245509</text:p>
          </table:table-cell>
          <table:table-cell office:value-type="float" office:value="46" calcext:value-type="float">
            <text:p>46</text:p>
          </table:table-cell>
          <table:table-cell office:value-type="float" office:value="5307.84" calcext:value-type="float">
            <text:p>5307.84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5288.202" calcext:value-type="float">
            <text:p>5288.202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533.9288" calcext:value-type="float">
            <text:p>533.9288</text:p>
          </table:table-cell>
          <table:table-cell office:value-type="float" office:value="1522.579" calcext:value-type="float">
            <text:p>1522.579</text:p>
          </table:table-cell>
          <table:table-cell office:value-type="float" office:value="1448.895" calcext:value-type="float">
            <text:p>1448.895</text:p>
          </table:table-cell>
        </table:table-row>
        <table:table-row table:style-name="ro1">
          <table:table-cell table:style-name="Default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31" calcext:value-type="float">
            <text:p>431</text:p>
          </table:table-cell>
          <table:table-cell office:value-type="float" office:value="71748" calcext:value-type="float">
            <text:p>71748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0.2348786" calcext:value-type="float">
            <text:p>0.2348786</text:p>
          </table:table-cell>
          <table:table-cell office:value-type="float" office:value="66.25108" calcext:value-type="float">
            <text:p>66.25108</text:p>
          </table:table-cell>
          <table:table-cell office:value-type="float" office:value="20.35318" calcext:value-type="float">
            <text:p>20.35318</text:p>
          </table:table-cell>
          <table:table-cell office:value-type="float" office:value="12.2351" calcext:value-type="float">
            <text:p>12.2351</text:p>
          </table:table-cell>
          <table:table-cell office:value-type="float" office:value="6707" calcext:value-type="float">
            <text:p>670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97.34" calcext:value-type="float">
            <text:p>1397.34</text:p>
          </table:table-cell>
          <table:table-cell office:value-type="float" office:value="1522.579" calcext:value-type="float">
            <text:p>1522.579</text:p>
          </table:table-cell>
          <table:table-cell office:value-type="float" office:value="22" calcext:value-type="float">
            <text:p>22</text:p>
          </table:table-cell>
          <table:table-cell office:value-type="float" office:value="7995" calcext:value-type="float">
            <text:p>7995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90814" calcext:value-type="float">
            <text:p>90814</text:p>
          </table:table-cell>
          <table:table-cell office:value-type="float" office:value="245" calcext:value-type="float">
            <text:p>245</text:p>
          </table:table-cell>
          <table:table-cell office:value-type="float" office:value="54860" calcext:value-type="float">
            <text:p>54860</text:p>
          </table:table-cell>
          <table:table-cell office:value-type="float" office:value="148" calcext:value-type="float">
            <text:p>148</text:p>
          </table:table-cell>
          <table:table-cell office:value-type="float" office:value="40010" calcext:value-type="float">
            <text:p>40010</text:p>
          </table:table-cell>
          <table:table-cell office:value-type="float" office:value="108" calcext:value-type="float">
            <text:p>108</text:p>
          </table:table-cell>
          <table:table-cell office:value-type="float" office:value="30003" calcext:value-type="float">
            <text:p>30003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905" calcext:value-type="float">
            <text:p>19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34" calcext:value-type="float">
            <text:p>41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707" calcext:value-type="float">
            <text:p>670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575" calcext:value-type="float">
            <text:p>1157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723" calcext:value-type="float">
            <text:p>167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1909" calcext:value-type="float">
            <text:p>21909</text:p>
          </table:table-cell>
          <table:table-cell office:value-type="float" office:value="59" calcext:value-type="float">
            <text:p>59</text:p>
          </table:table-cell>
          <table:table-cell office:value-type="float" office:value="370.0957" calcext:value-type="float">
            <text:p>370.0957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371.5353" calcext:value-type="float">
            <text:p>371.5353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533.9288" calcext:value-type="float">
            <text:p>533.9288</text:p>
          </table:table-cell>
          <table:table-cell office:value-type="float" office:value="1522.579" calcext:value-type="float">
            <text:p>1522.579</text:p>
          </table:table-cell>
          <table:table-cell office:value-type="float" office:value="1448.895" calcext:value-type="float">
            <text:p>1448.895</text:p>
          </table:table-cell>
        </table:table-row>
        <table:table-row table:style-name="ro1">
          <table:table-cell office:value-type="string" calcext:value-type="string">
            <text:p>- <text:s/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9" calcext:value-type="float">
            <text:p>249</text:p>
          </table:table-cell>
          <table:table-cell office:value-type="float" office:value="1401428" calcext:value-type="float">
            <text:p>1401428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0.2441437" calcext:value-type="float">
            <text:p>0.2441437</text:p>
          </table:table-cell>
          <table:table-cell office:value-type="float" office:value="76.4744" calcext:value-type="float">
            <text:p>76.4744</text:p>
          </table:table-cell>
          <table:table-cell office:value-type="float" office:value="22.84279" calcext:value-type="float">
            <text:p>22.84279</text:p>
          </table:table-cell>
          <table:table-cell office:value-type="float" office:value="15.71595" calcext:value-type="float">
            <text:p>15.71595</text:p>
          </table:table-cell>
          <table:table-cell office:value-type="float" office:value="263290" calcext:value-type="float">
            <text:p>26329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261.677" calcext:value-type="float">
            <text:p>2261.677</text:p>
          </table:table-cell>
          <table:table-cell office:value-type="float" office:value="2263.206" calcext:value-type="float">
            <text:p>2263.206</text:p>
          </table:table-cell>
          <table:table-cell office:value-type="float" office:value="15" calcext:value-type="float">
            <text:p>15</text:p>
          </table:table-cell>
          <table:table-cell office:value-type="float" office:value="81154" calcext:value-type="float">
            <text:p>81154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700486" calcext:value-type="float">
            <text:p>1700486</text:p>
          </table:table-cell>
          <table:table-cell office:value-type="float" office:value="312" calcext:value-type="float">
            <text:p>312</text:p>
          </table:table-cell>
          <table:table-cell office:value-type="float" office:value="1048231" calcext:value-type="float">
            <text:p>1048231</text:p>
          </table:table-cell>
          <table:table-cell office:value-type="float" office:value="192" calcext:value-type="float">
            <text:p>192</text:p>
          </table:table-cell>
          <table:table-cell office:value-type="float" office:value="863023" calcext:value-type="float">
            <text:p>863023</text:p>
          </table:table-cell>
          <table:table-cell office:value-type="float" office:value="158" calcext:value-type="float">
            <text:p>158</text:p>
          </table:table-cell>
          <table:table-cell office:value-type="float" office:value="601499" calcext:value-type="float">
            <text:p>601499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71863" calcext:value-type="float">
            <text:p>7186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9391" calcext:value-type="float">
            <text:p>15939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3290" calcext:value-type="float">
            <text:p>26329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0075" calcext:value-type="float">
            <text:p>40007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498318" calcext:value-type="float">
            <text:p>49831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96589" calcext:value-type="float">
            <text:p>596589</text:p>
          </table:table-cell>
          <table:table-cell office:value-type="float" office:value="109" calcext:value-type="float">
            <text:p>109</text:p>
          </table:table-cell>
          <table:table-cell office:value-type="float" office:value="5418.111" calcext:value-type="float">
            <text:p>5418.111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float" office:value="5413.296" calcext:value-type="float">
            <text:p>5413.296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714.8921" calcext:value-type="float">
            <text:p>714.8921</text:p>
          </table:table-cell>
          <table:table-cell office:value-type="float" office:value="2263.206" calcext:value-type="float">
            <text:p>2263.206</text:p>
          </table:table-cell>
          <table:table-cell office:value-type="float" office:value="2067.497" calcext:value-type="float">
            <text:p>2067.497</text:p>
          </table:table-cell>
        </table:table-row>
        <table:table-row table:style-name="ro1">
          <table:table-cell office:value-type="string" calcext:value-type="string">
            <text:p>+ <text:s/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9" calcext:value-type="float">
            <text:p>249</text:p>
          </table:table-cell>
          <table:table-cell office:value-type="float" office:value="1401428" calcext:value-type="float">
            <text:p>1401428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0.2441437" calcext:value-type="float">
            <text:p>0.2441437</text:p>
          </table:table-cell>
          <table:table-cell office:value-type="float" office:value="76.4744" calcext:value-type="float">
            <text:p>76.4744</text:p>
          </table:table-cell>
          <table:table-cell office:value-type="float" office:value="22.84279" calcext:value-type="float">
            <text:p>22.84279</text:p>
          </table:table-cell>
          <table:table-cell office:value-type="float" office:value="15.71595" calcext:value-type="float">
            <text:p>15.71595</text:p>
          </table:table-cell>
          <table:table-cell office:value-type="float" office:value="263290" calcext:value-type="float">
            <text:p>26329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261.677" calcext:value-type="float">
            <text:p>2261.677</text:p>
          </table:table-cell>
          <table:table-cell office:value-type="float" office:value="2263.206" calcext:value-type="float">
            <text:p>2263.206</text:p>
          </table:table-cell>
          <table:table-cell office:value-type="float" office:value="15" calcext:value-type="float">
            <text:p>15</text:p>
          </table:table-cell>
          <table:table-cell office:value-type="float" office:value="81154" calcext:value-type="float">
            <text:p>81154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700486" calcext:value-type="float">
            <text:p>1700486</text:p>
          </table:table-cell>
          <table:table-cell office:value-type="float" office:value="312" calcext:value-type="float">
            <text:p>312</text:p>
          </table:table-cell>
          <table:table-cell office:value-type="float" office:value="1048231" calcext:value-type="float">
            <text:p>1048231</text:p>
          </table:table-cell>
          <table:table-cell office:value-type="float" office:value="192" calcext:value-type="float">
            <text:p>192</text:p>
          </table:table-cell>
          <table:table-cell office:value-type="float" office:value="863023" calcext:value-type="float">
            <text:p>863023</text:p>
          </table:table-cell>
          <table:table-cell office:value-type="float" office:value="158" calcext:value-type="float">
            <text:p>158</text:p>
          </table:table-cell>
          <table:table-cell office:value-type="float" office:value="601499" calcext:value-type="float">
            <text:p>601499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71863" calcext:value-type="float">
            <text:p>7186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9391" calcext:value-type="float">
            <text:p>15939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3290" calcext:value-type="float">
            <text:p>26329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0075" calcext:value-type="float">
            <text:p>40007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498318" calcext:value-type="float">
            <text:p>49831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96589" calcext:value-type="float">
            <text:p>596589</text:p>
          </table:table-cell>
          <table:table-cell office:value-type="float" office:value="109" calcext:value-type="float">
            <text:p>109</text:p>
          </table:table-cell>
          <table:table-cell office:value-type="float" office:value="5418.111" calcext:value-type="float">
            <text:p>5418.111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float" office:value="5413.296" calcext:value-type="float">
            <text:p>5413.296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714.8921" calcext:value-type="float">
            <text:p>714.8921</text:p>
          </table:table-cell>
          <table:table-cell office:value-type="float" office:value="2263.206" calcext:value-type="float">
            <text:p>2263.206</text:p>
          </table:table-cell>
          <table:table-cell office:value-type="float" office:value="2067.497" calcext:value-type="float">
            <text:p>2067.497</text:p>
          </table:table-cell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9" calcext:value-type="float">
            <text:p>249</text:p>
          </table:table-cell>
          <table:table-cell office:value-type="float" office:value="95107" calcext:value-type="float">
            <text:p>95107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0.2441437" calcext:value-type="float">
            <text:p>0.2441437</text:p>
          </table:table-cell>
          <table:table-cell office:value-type="float" office:value="76.4744" calcext:value-type="float">
            <text:p>76.4744</text:p>
          </table:table-cell>
          <table:table-cell office:value-type="float" office:value="22.84279" calcext:value-type="float">
            <text:p>22.84279</text:p>
          </table:table-cell>
          <table:table-cell office:value-type="float" office:value="15.71595" calcext:value-type="float">
            <text:p>15.71595</text:p>
          </table:table-cell>
          <table:table-cell office:value-type="float" office:value="9352" calcext:value-type="float">
            <text:p>935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261.677" calcext:value-type="float">
            <text:p>2261.677</text:p>
          </table:table-cell>
          <table:table-cell office:value-type="float" office:value="2263.206" calcext:value-type="float">
            <text:p>2263.206</text:p>
          </table:table-cell>
          <table:table-cell office:value-type="float" office:value="10" calcext:value-type="float">
            <text:p>10</text:p>
          </table:table-cell>
          <table:table-cell office:value-type="float" office:value="3565" calcext:value-type="float">
            <text:p>3565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15307" calcext:value-type="float">
            <text:p>115307</text:p>
          </table:table-cell>
          <table:table-cell office:value-type="float" office:value="312" calcext:value-type="float">
            <text:p>312</text:p>
          </table:table-cell>
          <table:table-cell office:value-type="float" office:value="71027" calcext:value-type="float">
            <text:p>71027</text:p>
          </table:table-cell>
          <table:table-cell office:value-type="float" office:value="192" calcext:value-type="float">
            <text:p>192</text:p>
          </table:table-cell>
          <table:table-cell office:value-type="float" office:value="58427" calcext:value-type="float">
            <text:p>58427</text:p>
          </table:table-cell>
          <table:table-cell office:value-type="float" office:value="158" calcext:value-type="float">
            <text:p>158</text:p>
          </table:table-cell>
          <table:table-cell office:value-type="float" office:value="40570" calcext:value-type="float">
            <text:p>40570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305" calcext:value-type="float">
            <text:p>530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352" calcext:value-type="float">
            <text:p>93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082" calcext:value-type="float">
            <text:p>1708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681" calcext:value-type="float">
            <text:p>2368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861" calcext:value-type="float">
            <text:p>31861</text:p>
          </table:table-cell>
          <table:table-cell office:value-type="float" office:value="86" calcext:value-type="float">
            <text:p>86</text:p>
          </table:table-cell>
          <table:table-cell office:value-type="float" office:value="369.963" calcext:value-type="float">
            <text:p>369.963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float" office:value="369.504" calcext:value-type="float">
            <text:p>369.504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714.8921" calcext:value-type="float">
            <text:p>714.8921</text:p>
          </table:table-cell>
          <table:table-cell office:value-type="float" office:value="2263.206" calcext:value-type="float">
            <text:p>2263.206</text:p>
          </table:table-cell>
          <table:table-cell office:value-type="float" office:value="2067.497" calcext:value-type="float">
            <text:p>2067.497</text:p>
          </table:table-cell>
        </table:table-row>
        <table:table-row table:style-name="ro1">
          <table:table-cell office:value-type="string" calcext:value-type="string">
            <text:p>- <text:s/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382" calcext:value-type="float">
            <text:p>382</text:p>
          </table:table-cell>
          <table:table-cell office:value-type="float" office:value="1813914" calcext:value-type="float">
            <text:p>1813914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0.376895" calcext:value-type="float">
            <text:p>0.376895</text:p>
          </table:table-cell>
          <table:table-cell office:value-type="float" office:value="98.20241" calcext:value-type="float">
            <text:p>98.20241</text:p>
          </table:table-cell>
          <table:table-cell office:value-type="float" office:value="24.59585" calcext:value-type="float">
            <text:p>24.59585</text:p>
          </table:table-cell>
          <table:table-cell office:value-type="float" office:value="17.73594" calcext:value-type="float">
            <text:p>17.73594</text:p>
          </table:table-cell>
          <table:table-cell office:value-type="float" office:value="160007" calcext:value-type="float">
            <text:p>1600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07.974" calcext:value-type="float">
            <text:p>3107.974</text:p>
          </table:table-cell>
          <table:table-cell office:value-type="float" office:value="1864.777" calcext:value-type="float">
            <text:p>1864.777</text:p>
          </table:table-cell>
          <table:table-cell office:value-type="float" office:value="13" calcext:value-type="float">
            <text:p>13</text:p>
          </table:table-cell>
          <table:table-cell office:value-type="float" office:value="79403" calcext:value-type="float">
            <text:p>79403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2131665" calcext:value-type="float">
            <text:p>2131665</text:p>
          </table:table-cell>
          <table:table-cell office:value-type="float" office:value="348" calcext:value-type="float">
            <text:p>348</text:p>
          </table:table-cell>
          <table:table-cell office:value-type="float" office:value="1417515" calcext:value-type="float">
            <text:p>1417515</text:p>
          </table:table-cell>
          <table:table-cell office:value-type="float" office:value="231" calcext:value-type="float">
            <text:p>231</text:p>
          </table:table-cell>
          <table:table-cell office:value-type="float" office:value="1148950" calcext:value-type="float">
            <text:p>1148950</text:p>
          </table:table-cell>
          <table:table-cell office:value-type="float" office:value="187" calcext:value-type="float">
            <text:p>187</text:p>
          </table:table-cell>
          <table:table-cell office:value-type="float" office:value="934217" calcext:value-type="float">
            <text:p>934217</text:p>
          </table:table-cell>
          <table:table-cell office:value-type="float" office:value="152" calcext:value-type="float">
            <text:p>152</text:p>
          </table:table-cell>
          <table:table-cell office:value-type="float" office:value="663" calcext:value-type="float">
            <text:p>663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49631" calcext:value-type="float">
            <text:p>496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8595" calcext:value-type="float">
            <text:p>9859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60007" calcext:value-type="float">
            <text:p>16000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2027" calcext:value-type="float">
            <text:p>2520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32067" calcext:value-type="float">
            <text:p>33206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24377" calcext:value-type="float">
            <text:p>424377</text:p>
          </table:table-cell>
          <table:table-cell office:value-type="float" office:value="69" calcext:value-type="float">
            <text:p>69</text:p>
          </table:table-cell>
          <table:table-cell office:value-type="float" office:value="6092.18" calcext:value-type="float">
            <text:p>6092.18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6069.837" calcext:value-type="float">
            <text:p>6069.837</text:p>
          </table:table-cell>
          <table:table-cell office:value-type="float" office:value="98" calcext:value-type="float">
            <text:p>98</text:p>
          </table:table-cell>
          <table:table-cell office:value-type="float" office:value="172" calcext:value-type="float">
            <text:p>172</text:p>
          </table:table-cell>
          <table:table-cell office:value-type="float" office:value="1057.963" calcext:value-type="float">
            <text:p>1057.963</text:p>
          </table:table-cell>
          <table:table-cell office:value-type="float" office:value="1864.777" calcext:value-type="float">
            <text:p>1864.777</text:p>
          </table:table-cell>
          <table:table-cell office:value-type="float" office:value="1754.841" calcext:value-type="float">
            <text:p>1754.841</text:p>
          </table:table-cell>
        </table:table-row>
        <table:table-row table:style-name="ro1">
          <table:table-cell office:value-type="string" calcext:value-type="string">
            <text:p>+ <text:s/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382" calcext:value-type="float">
            <text:p>382</text:p>
          </table:table-cell>
          <table:table-cell office:value-type="float" office:value="1813914" calcext:value-type="float">
            <text:p>1813914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0.376895" calcext:value-type="float">
            <text:p>0.376895</text:p>
          </table:table-cell>
          <table:table-cell office:value-type="float" office:value="98.20241" calcext:value-type="float">
            <text:p>98.20241</text:p>
          </table:table-cell>
          <table:table-cell office:value-type="float" office:value="24.59585" calcext:value-type="float">
            <text:p>24.59585</text:p>
          </table:table-cell>
          <table:table-cell office:value-type="float" office:value="17.73594" calcext:value-type="float">
            <text:p>17.73594</text:p>
          </table:table-cell>
          <table:table-cell office:value-type="float" office:value="160007" calcext:value-type="float">
            <text:p>1600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07.974" calcext:value-type="float">
            <text:p>3107.974</text:p>
          </table:table-cell>
          <table:table-cell office:value-type="float" office:value="1864.777" calcext:value-type="float">
            <text:p>1864.777</text:p>
          </table:table-cell>
          <table:table-cell office:value-type="float" office:value="13" calcext:value-type="float">
            <text:p>13</text:p>
          </table:table-cell>
          <table:table-cell office:value-type="float" office:value="79403" calcext:value-type="float">
            <text:p>79403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2131665" calcext:value-type="float">
            <text:p>2131665</text:p>
          </table:table-cell>
          <table:table-cell office:value-type="float" office:value="348" calcext:value-type="float">
            <text:p>348</text:p>
          </table:table-cell>
          <table:table-cell office:value-type="float" office:value="1417515" calcext:value-type="float">
            <text:p>1417515</text:p>
          </table:table-cell>
          <table:table-cell office:value-type="float" office:value="231" calcext:value-type="float">
            <text:p>231</text:p>
          </table:table-cell>
          <table:table-cell office:value-type="float" office:value="1148950" calcext:value-type="float">
            <text:p>1148950</text:p>
          </table:table-cell>
          <table:table-cell office:value-type="float" office:value="187" calcext:value-type="float">
            <text:p>187</text:p>
          </table:table-cell>
          <table:table-cell office:value-type="float" office:value="934217" calcext:value-type="float">
            <text:p>934217</text:p>
          </table:table-cell>
          <table:table-cell office:value-type="float" office:value="152" calcext:value-type="float">
            <text:p>152</text:p>
          </table:table-cell>
          <table:table-cell office:value-type="float" office:value="663" calcext:value-type="float">
            <text:p>663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49631" calcext:value-type="float">
            <text:p>496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8595" calcext:value-type="float">
            <text:p>9859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60007" calcext:value-type="float">
            <text:p>16000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2027" calcext:value-type="float">
            <text:p>2520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32067" calcext:value-type="float">
            <text:p>33206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24377" calcext:value-type="float">
            <text:p>424377</text:p>
          </table:table-cell>
          <table:table-cell office:value-type="float" office:value="69" calcext:value-type="float">
            <text:p>69</text:p>
          </table:table-cell>
          <table:table-cell office:value-type="float" office:value="6092.18" calcext:value-type="float">
            <text:p>6092.18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6069.837" calcext:value-type="float">
            <text:p>6069.837</text:p>
          </table:table-cell>
          <table:table-cell office:value-type="float" office:value="98" calcext:value-type="float">
            <text:p>98</text:p>
          </table:table-cell>
          <table:table-cell office:value-type="float" office:value="172" calcext:value-type="float">
            <text:p>172</text:p>
          </table:table-cell>
          <table:table-cell office:value-type="float" office:value="1057.963" calcext:value-type="float">
            <text:p>1057.963</text:p>
          </table:table-cell>
          <table:table-cell office:value-type="float" office:value="1864.777" calcext:value-type="float">
            <text:p>1864.777</text:p>
          </table:table-cell>
          <table:table-cell office:value-type="float" office:value="1754.841" calcext:value-type="float">
            <text:p>1754.841</text:p>
          </table:table-cell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382" calcext:value-type="float">
            <text:p>382</text:p>
          </table:table-cell>
          <table:table-cell office:value-type="float" office:value="112389" calcext:value-type="float">
            <text:p>112389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0.376895" calcext:value-type="float">
            <text:p>0.376895</text:p>
          </table:table-cell>
          <table:table-cell office:value-type="float" office:value="98.20241" calcext:value-type="float">
            <text:p>98.20241</text:p>
          </table:table-cell>
          <table:table-cell office:value-type="float" office:value="24.59585" calcext:value-type="float">
            <text:p>24.59585</text:p>
          </table:table-cell>
          <table:table-cell office:value-type="float" office:value="17.73594" calcext:value-type="float">
            <text:p>17.73594</text:p>
          </table:table-cell>
          <table:table-cell office:value-type="float" office:value="13820" calcext:value-type="float">
            <text:p>138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107.974" calcext:value-type="float">
            <text:p>3107.974</text:p>
          </table:table-cell>
          <table:table-cell office:value-type="float" office:value="1864.777" calcext:value-type="float">
            <text:p>1864.777</text:p>
          </table:table-cell>
          <table:table-cell office:value-type="float" office:value="20" calcext:value-type="float">
            <text:p>20</text:p>
          </table:table-cell>
          <table:table-cell office:value-type="float" office:value="7377" calcext:value-type="float">
            <text:p>7377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132060" calcext:value-type="float">
            <text:p>132060</text:p>
          </table:table-cell>
          <table:table-cell office:value-type="float" office:value="348" calcext:value-type="float">
            <text:p>348</text:p>
          </table:table-cell>
          <table:table-cell office:value-type="float" office:value="87719" calcext:value-type="float">
            <text:p>87719</text:p>
          </table:table-cell>
          <table:table-cell office:value-type="float" office:value="231" calcext:value-type="float">
            <text:p>231</text:p>
          </table:table-cell>
          <table:table-cell office:value-type="float" office:value="70940" calcext:value-type="float">
            <text:p>70940</text:p>
          </table:table-cell>
          <table:table-cell office:value-type="float" office:value="187" calcext:value-type="float">
            <text:p>187</text:p>
          </table:table-cell>
          <table:table-cell office:value-type="float" office:value="57579" calcext:value-type="float">
            <text:p>57579</text:p>
          </table:table-cell>
          <table:table-cell office:value-type="float" office:value="152" calcext:value-type="float">
            <text:p>152</text:p>
          </table:table-cell>
          <table:table-cell office:value-type="float" office:value="644" calcext:value-type="float">
            <text:p>644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4718" calcext:value-type="float">
            <text:p>47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861" calcext:value-type="float">
            <text:p>886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820" calcext:value-type="float">
            <text:p>138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0981" calcext:value-type="float">
            <text:p>2098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7390" calcext:value-type="float">
            <text:p>2739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4175" calcext:value-type="float">
            <text:p>34175</text:p>
          </table:table-cell>
          <table:table-cell office:value-type="float" office:value="90" calcext:value-type="float">
            <text:p>90</text:p>
          </table:table-cell>
          <table:table-cell office:value-type="float" office:value="380.94" calcext:value-type="float">
            <text:p>380.94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381.9286" calcext:value-type="float">
            <text:p>381.9286</text:p>
          </table:table-cell>
          <table:table-cell office:value-type="float" office:value="98" calcext:value-type="float">
            <text:p>98</text:p>
          </table:table-cell>
          <table:table-cell office:value-type="float" office:value="172" calcext:value-type="float">
            <text:p>172</text:p>
          </table:table-cell>
          <table:table-cell office:value-type="float" office:value="1057.963" calcext:value-type="float">
            <text:p>1057.963</text:p>
          </table:table-cell>
          <table:table-cell office:value-type="float" office:value="1864.777" calcext:value-type="float">
            <text:p>1864.777</text:p>
          </table:table-cell>
          <table:table-cell office:value-type="float" office:value="1754.841" calcext:value-type="float">
            <text:p>1754.841</text:p>
          </table:table-cell>
        </table:table-row>
        <table:table-row table:style-name="ro1">
          <table:table-cell office:value-type="string" calcext:value-type="string">
            <text:p>- <text:s/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922" calcext:value-type="float">
            <text:p>922</text:p>
          </table:table-cell>
          <table:table-cell office:value-type="float" office:value="521695" calcext:value-type="float">
            <text:p>5216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.1618107" calcext:value-type="float">
            <text:p>0.1618107</text:p>
          </table:table-cell>
          <table:table-cell office:value-type="float" office:value="40.36967" calcext:value-type="float">
            <text:p>40.36967</text:p>
          </table:table-cell>
          <table:table-cell office:value-type="float" office:value="12.03533" calcext:value-type="float">
            <text:p>12.03533</text:p>
          </table:table-cell>
          <table:table-cell office:value-type="float" office:value="9.20343" calcext:value-type="float">
            <text:p>9.20343</text:p>
          </table:table-cell>
          <table:table-cell office:value-type="float" office:value="255589" calcext:value-type="float">
            <text:p>25558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85.4616" calcext:value-type="float">
            <text:p>485.4616</text:p>
          </table:table-cell>
          <table:table-cell office:value-type="float" office:value="539.1992" calcext:value-type="float">
            <text:p>539.1992</text:p>
          </table:table-cell>
          <table:table-cell office:value-type="float" office:value="5" calcext:value-type="float">
            <text:p>5</text:p>
          </table:table-cell>
          <table:table-cell office:value-type="float" office:value="28747" calcext:value-type="float">
            <text:p>28747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753001" calcext:value-type="float">
            <text:p>753001</text:p>
          </table:table-cell>
          <table:table-cell office:value-type="float" office:value="130" calcext:value-type="float">
            <text:p>130</text:p>
          </table:table-cell>
          <table:table-cell office:value-type="float" office:value="342485" calcext:value-type="float">
            <text:p>342485</text:p>
          </table:table-cell>
          <table:table-cell office:value-type="float" office:value="59" calcext:value-type="float">
            <text:p>59</text:p>
          </table:table-cell>
          <table:table-cell office:value-type="float" office:value="220972" calcext:value-type="float">
            <text:p>220972</text:p>
          </table:table-cell>
          <table:table-cell office:value-type="float" office:value="38" calcext:value-type="float">
            <text:p>38</text:p>
          </table:table-cell>
          <table:table-cell office:value-type="float" office:value="116443" calcext:value-type="float">
            <text:p>116443</text:p>
          </table:table-cell>
          <table:table-cell office:value-type="float" office:value="20" calcext:value-type="float">
            <text:p>20</text:p>
          </table:table-cell>
          <table:table-cell office:value-type="float" office:value="466" calcext:value-type="float">
            <text:p>466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float" office:value="76066" calcext:value-type="float">
            <text:p>760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3048" calcext:value-type="float">
            <text:p>16304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5589" calcext:value-type="float">
            <text:p>25558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53838" calcext:value-type="float">
            <text:p>35383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29038" calcext:value-type="float">
            <text:p>42903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81021" calcext:value-type="float">
            <text:p>481021</text:p>
          </table:table-cell>
          <table:table-cell office:value-type="float" office:value="83" calcext:value-type="float">
            <text:p>83</text:p>
          </table:table-cell>
          <table:table-cell office:value-type="float" office:value="5732.386" calcext:value-type="float">
            <text:p>5732.386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737.833" calcext:value-type="float">
            <text:p>5737.83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342.0651" calcext:value-type="float">
            <text:p>342.0651</text:p>
          </table:table-cell>
          <table:table-cell office:value-type="float" office:value="539.1992" calcext:value-type="float">
            <text:p>539.1992</text:p>
          </table:table-cell>
          <table:table-cell office:value-type="float" office:value="551.131" calcext:value-type="float">
            <text:p>551.131</text:p>
          </table:table-cell>
        </table:table-row>
        <table:table-row table:style-name="ro1">
          <table:table-cell office:value-type="string" calcext:value-type="string">
            <text:p>- <text:s/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922" calcext:value-type="float">
            <text:p>922</text:p>
          </table:table-cell>
          <table:table-cell office:value-type="float" office:value="34361" calcext:value-type="float">
            <text:p>3436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.1618107" calcext:value-type="float">
            <text:p>0.1618107</text:p>
          </table:table-cell>
          <table:table-cell office:value-type="float" office:value="40.36967" calcext:value-type="float">
            <text:p>40.36967</text:p>
          </table:table-cell>
          <table:table-cell office:value-type="float" office:value="12.03533" calcext:value-type="float">
            <text:p>12.03533</text:p>
          </table:table-cell>
          <table:table-cell office:value-type="float" office:value="9.20343" calcext:value-type="float">
            <text:p>9.20343</text:p>
          </table:table-cell>
          <table:table-cell office:value-type="float" office:value="8836" calcext:value-type="float">
            <text:p>883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85.4616" calcext:value-type="float">
            <text:p>485.4616</text:p>
          </table:table-cell>
          <table:table-cell office:value-type="float" office:value="539.1992" calcext:value-type="float">
            <text:p>539.1992</text:p>
          </table:table-cell>
          <table:table-cell office:value-type="float" office:value="9" calcext:value-type="float">
            <text:p>9</text:p>
          </table:table-cell>
          <table:table-cell office:value-type="float" office:value="3333" calcext:value-type="float">
            <text:p>3333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49478" calcext:value-type="float">
            <text:p>49478</text:p>
          </table:table-cell>
          <table:table-cell office:value-type="float" office:value="130" calcext:value-type="float">
            <text:p>130</text:p>
          </table:table-cell>
          <table:table-cell office:value-type="float" office:value="22574" calcext:value-type="float">
            <text:p>22574</text:p>
          </table:table-cell>
          <table:table-cell office:value-type="float" office:value="59" calcext:value-type="float">
            <text:p>59</text:p>
          </table:table-cell>
          <table:table-cell office:value-type="float" office:value="14517" calcext:value-type="float">
            <text:p>14517</text:p>
          </table:table-cell>
          <table:table-cell office:value-type="float" office:value="38" calcext:value-type="float">
            <text:p>38</text:p>
          </table:table-cell>
          <table:table-cell office:value-type="float" office:value="7553" calcext:value-type="float">
            <text:p>7553</text:p>
          </table:table-cell>
          <table:table-cell office:value-type="float" office:value="20" calcext:value-type="float">
            <text:p>20</text:p>
          </table:table-cell>
          <table:table-cell office:value-type="float" office:value="462" calcext:value-type="float">
            <text:p>462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float" office:value="2348" calcext:value-type="float">
            <text:p>23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35" calcext:value-type="float">
            <text:p>543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836" calcext:value-type="float">
            <text:p>883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471" calcext:value-type="float">
            <text:p>1347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8001" calcext:value-type="float">
            <text:p>1800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1409" calcext:value-type="float">
            <text:p>21409</text:p>
          </table:table-cell>
          <table:table-cell office:value-type="float" office:value="56" calcext:value-type="float">
            <text:p>56</text:p>
          </table:table-cell>
          <table:table-cell office:value-type="float" office:value="377.6818" calcext:value-type="float">
            <text:p>377.6818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377.9048" calcext:value-type="float">
            <text:p>377.9048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342.0651" calcext:value-type="float">
            <text:p>342.0651</text:p>
          </table:table-cell>
          <table:table-cell office:value-type="float" office:value="539.1992" calcext:value-type="float">
            <text:p>539.1992</text:p>
          </table:table-cell>
          <table:table-cell office:value-type="float" office:value="551.131" calcext:value-type="float">
            <text:p>551.131</text:p>
          </table:table-cell>
        </table:table-row>
        <table:table-row table:style-name="ro1">
          <table:table-cell office:value-type="string" calcext:value-type="string">
            <text:p>- <text:s/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57" calcext:value-type="float">
            <text:p>357</text:p>
          </table:table-cell>
          <table:table-cell office:value-type="float" office:value="557304" calcext:value-type="float">
            <text:p>55730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0.2842118" calcext:value-type="float">
            <text:p>0.2842118</text:p>
          </table:table-cell>
          <table:table-cell office:value-type="float" office:value="41.40861" calcext:value-type="float">
            <text:p>41.40861</text:p>
          </table:table-cell>
          <table:table-cell office:value-type="float" office:value="13.08476" calcext:value-type="float">
            <text:p>13.08476</text:p>
          </table:table-cell>
          <table:table-cell office:value-type="float" office:value="7.269881" calcext:value-type="float">
            <text:p>7.269881</text:p>
          </table:table-cell>
          <table:table-cell office:value-type="float" office:value="92262" calcext:value-type="float">
            <text:p>9226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75.8773" calcext:value-type="float">
            <text:p>475.8773</text:p>
          </table:table-cell>
          <table:table-cell office:value-type="float" office:value="624.0842" calcext:value-type="float">
            <text:p>624.0842</text:p>
          </table:table-cell>
          <table:table-cell office:value-type="float" office:value="4" calcext:value-type="float">
            <text:p>4</text:p>
          </table:table-cell>
          <table:table-cell office:value-type="float" office:value="21434" calcext:value-type="float">
            <text:p>21434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697624" calcext:value-type="float">
            <text:p>697624</text:p>
          </table:table-cell>
          <table:table-cell office:value-type="float" office:value="129" calcext:value-type="float">
            <text:p>129</text:p>
          </table:table-cell>
          <table:table-cell office:value-type="float" office:value="334902" calcext:value-type="float">
            <text:p>334902</text:p>
          </table:table-cell>
          <table:table-cell office:value-type="float" office:value="62" calcext:value-type="float">
            <text:p>62</text:p>
          </table:table-cell>
          <table:table-cell office:value-type="float" office:value="221622" calcext:value-type="float">
            <text:p>221622</text:p>
          </table:table-cell>
          <table:table-cell office:value-type="float" office:value="41" calcext:value-type="float">
            <text:p>41</text:p>
          </table:table-cell>
          <table:table-cell office:value-type="float" office:value="113493" calcext:value-type="float">
            <text:p>113493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32749" calcext:value-type="float">
            <text:p>327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9735" calcext:value-type="float">
            <text:p>597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2262" calcext:value-type="float">
            <text:p>9226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4540" calcext:value-type="float">
            <text:p>12454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7029" calcext:value-type="float">
            <text:p>15702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95050" calcext:value-type="float">
            <text:p>195050</text:p>
          </table:table-cell>
          <table:table-cell office:value-type="float" office:value="36" calcext:value-type="float">
            <text:p>36</text:p>
          </table:table-cell>
          <table:table-cell office:value-type="float" office:value="5406.406" calcext:value-type="float">
            <text:p>5406.40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5416.532" calcext:value-type="float">
            <text:p>5416.532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275.7307" calcext:value-type="float">
            <text:p>275.7307</text:p>
          </table:table-cell>
          <table:table-cell office:value-type="float" office:value="624.0842" calcext:value-type="float">
            <text:p>624.0842</text:p>
          </table:table-cell>
          <table:table-cell office:value-type="float" office:value="622.222" calcext:value-type="float">
            <text:p>622.222</text:p>
          </table:table-cell>
        </table:table-row>
        <table:table-row table:style-name="ro1">
          <table:table-cell office:value-type="string" calcext:value-type="string">
            <text:p>+ <text:s/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921" calcext:value-type="float">
            <text:p>921</text:p>
          </table:table-cell>
          <table:table-cell office:value-type="float" office:value="677129" calcext:value-type="float">
            <text:p>677129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0.3839653" calcext:value-type="float">
            <text:p>0.3839653</text:p>
          </table:table-cell>
          <table:table-cell office:value-type="float" office:value="45.51089" calcext:value-type="float">
            <text:p>45.51089</text:p>
          </table:table-cell>
          <table:table-cell office:value-type="float" office:value="12.26192" calcext:value-type="float">
            <text:p>12.26192</text:p>
          </table:table-cell>
          <table:table-cell office:value-type="float" office:value="11.52905" calcext:value-type="float">
            <text:p>11.52905</text:p>
          </table:table-cell>
          <table:table-cell office:value-type="float" office:value="255589" calcext:value-type="float">
            <text:p>25558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54.196" calcext:value-type="float">
            <text:p>654.196</text:p>
          </table:table-cell>
          <table:table-cell office:value-type="float" office:value="618.6992" calcext:value-type="float">
            <text:p>618.6992</text:p>
          </table:table-cell>
          <table:table-cell office:value-type="float" office:value="5" calcext:value-type="float">
            <text:p>5</text:p>
          </table:table-cell>
          <table:table-cell office:value-type="float" office:value="28738" calcext:value-type="float">
            <text:p>28738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787877" calcext:value-type="float">
            <text:p>787877</text:p>
          </table:table-cell>
          <table:table-cell office:value-type="float" office:value="136" calcext:value-type="float">
            <text:p>136</text:p>
          </table:table-cell>
          <table:table-cell office:value-type="float" office:value="388480" calcext:value-type="float">
            <text:p>388480</text:p>
          </table:table-cell>
          <table:table-cell office:value-type="float" office:value="67" calcext:value-type="float">
            <text:p>67</text:p>
          </table:table-cell>
          <table:table-cell office:value-type="float" office:value="278522" calcext:value-type="float">
            <text:p>278522</text:p>
          </table:table-cell>
          <table:table-cell office:value-type="float" office:value="48" calcext:value-type="float">
            <text:p>48</text:p>
          </table:table-cell>
          <table:table-cell office:value-type="float" office:value="162674" calcext:value-type="float">
            <text:p>162674</text:p>
          </table:table-cell>
          <table:table-cell office:value-type="float" office:value="28" calcext:value-type="float">
            <text:p>28</text:p>
          </table:table-cell>
          <table:table-cell office:value-type="float" office:value="466" calcext:value-type="float">
            <text:p>466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float" office:value="76066" calcext:value-type="float">
            <text:p>760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3048" calcext:value-type="float">
            <text:p>16304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5589" calcext:value-type="float">
            <text:p>25558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53838" calcext:value-type="float">
            <text:p>35383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29038" calcext:value-type="float">
            <text:p>42903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98170" calcext:value-type="float">
            <text:p>498170</text:p>
          </table:table-cell>
          <table:table-cell office:value-type="float" office:value="86" calcext:value-type="float">
            <text:p>86</text:p>
          </table:table-cell>
          <table:table-cell office:value-type="float" office:value="5736.837" calcext:value-type="float">
            <text:p>5736.837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5718.894" calcext:value-type="float">
            <text:p>5718.894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259.1544" calcext:value-type="float">
            <text:p>259.1544</text:p>
          </table:table-cell>
          <table:table-cell office:value-type="float" office:value="618.6992" calcext:value-type="float">
            <text:p>618.6992</text:p>
          </table:table-cell>
          <table:table-cell office:value-type="float" office:value="653.395" calcext:value-type="float">
            <text:p>653.395</text:p>
          </table:table-cell>
        </table:table-row>
        <table:table-row table:style-name="ro1">
          <table:table-cell office:value-type="string" calcext:value-type="string">
            <text:p>+ <text:s/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921" calcext:value-type="float">
            <text:p>921</text:p>
          </table:table-cell>
          <table:table-cell office:value-type="float" office:value="44555" calcext:value-type="float">
            <text:p>4455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0.3839653" calcext:value-type="float">
            <text:p>0.3839653</text:p>
          </table:table-cell>
          <table:table-cell office:value-type="float" office:value="45.51089" calcext:value-type="float">
            <text:p>45.51089</text:p>
          </table:table-cell>
          <table:table-cell office:value-type="float" office:value="12.26192" calcext:value-type="float">
            <text:p>12.26192</text:p>
          </table:table-cell>
          <table:table-cell office:value-type="float" office:value="11.52905" calcext:value-type="float">
            <text:p>11.52905</text:p>
          </table:table-cell>
          <table:table-cell office:value-type="float" office:value="8836" calcext:value-type="float">
            <text:p>883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54.196" calcext:value-type="float">
            <text:p>654.196</text:p>
          </table:table-cell>
          <table:table-cell office:value-type="float" office:value="618.6992" calcext:value-type="float">
            <text:p>618.6992</text:p>
          </table:table-cell>
          <table:table-cell office:value-type="float" office:value="5" calcext:value-type="float">
            <text:p>5</text:p>
          </table:table-cell>
          <table:table-cell office:value-type="float" office:value="1839" calcext:value-type="float">
            <text:p>1839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51777" calcext:value-type="float">
            <text:p>51777</text:p>
          </table:table-cell>
          <table:table-cell office:value-type="float" office:value="136" calcext:value-type="float">
            <text:p>136</text:p>
          </table:table-cell>
          <table:table-cell office:value-type="float" office:value="25522" calcext:value-type="float">
            <text:p>25522</text:p>
          </table:table-cell>
          <table:table-cell office:value-type="float" office:value="67" calcext:value-type="float">
            <text:p>67</text:p>
          </table:table-cell>
          <table:table-cell office:value-type="float" office:value="18300" calcext:value-type="float">
            <text:p>18300</text:p>
          </table:table-cell>
          <table:table-cell office:value-type="float" office:value="48" calcext:value-type="float">
            <text:p>48</text:p>
          </table:table-cell>
          <table:table-cell office:value-type="float" office:value="10615" calcext:value-type="float">
            <text:p>10615</text:p>
          </table:table-cell>
          <table:table-cell office:value-type="float" office:value="28" calcext:value-type="float">
            <text:p>28</text:p>
          </table:table-cell>
          <table:table-cell office:value-type="float" office:value="462" calcext:value-type="float">
            <text:p>462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float" office:value="2348" calcext:value-type="float">
            <text:p>23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35" calcext:value-type="float">
            <text:p>543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836" calcext:value-type="float">
            <text:p>883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471" calcext:value-type="float">
            <text:p>1347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8001" calcext:value-type="float">
            <text:p>1800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1779" calcext:value-type="float">
            <text:p>21779</text:p>
          </table:table-cell>
          <table:table-cell office:value-type="float" office:value="57" calcext:value-type="float">
            <text:p>57</text:p>
          </table:table-cell>
          <table:table-cell office:value-type="float" office:value="377.9767" calcext:value-type="float">
            <text:p>377.9767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374.5532" calcext:value-type="float">
            <text:p>374.5532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259.1544" calcext:value-type="float">
            <text:p>259.1544</text:p>
          </table:table-cell>
          <table:table-cell office:value-type="float" office:value="618.6992" calcext:value-type="float">
            <text:p>618.6992</text:p>
          </table:table-cell>
          <table:table-cell office:value-type="float" office:value="653.395" calcext:value-type="float">
            <text:p>653.395</text:p>
          </table:table-cell>
        </table:table-row>
        <table:table-row table:style-name="ro1">
          <table:table-cell office:value-type="string" calcext:value-type="string">
            <text:p>+ <text:s/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57" calcext:value-type="float">
            <text:p>357</text:p>
          </table:table-cell>
          <table:table-cell office:value-type="float" office:value="557304" calcext:value-type="float">
            <text:p>55730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0.2842118" calcext:value-type="float">
            <text:p>0.2842118</text:p>
          </table:table-cell>
          <table:table-cell office:value-type="float" office:value="41.40861" calcext:value-type="float">
            <text:p>41.40861</text:p>
          </table:table-cell>
          <table:table-cell office:value-type="float" office:value="13.08476" calcext:value-type="float">
            <text:p>13.08476</text:p>
          </table:table-cell>
          <table:table-cell office:value-type="float" office:value="7.269881" calcext:value-type="float">
            <text:p>7.269881</text:p>
          </table:table-cell>
          <table:table-cell office:value-type="float" office:value="92262" calcext:value-type="float">
            <text:p>9226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75.8773" calcext:value-type="float">
            <text:p>475.8773</text:p>
          </table:table-cell>
          <table:table-cell office:value-type="float" office:value="624.0842" calcext:value-type="float">
            <text:p>624.0842</text:p>
          </table:table-cell>
          <table:table-cell office:value-type="float" office:value="4" calcext:value-type="float">
            <text:p>4</text:p>
          </table:table-cell>
          <table:table-cell office:value-type="float" office:value="21434" calcext:value-type="float">
            <text:p>21434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697624" calcext:value-type="float">
            <text:p>697624</text:p>
          </table:table-cell>
          <table:table-cell office:value-type="float" office:value="129" calcext:value-type="float">
            <text:p>129</text:p>
          </table:table-cell>
          <table:table-cell office:value-type="float" office:value="334902" calcext:value-type="float">
            <text:p>334902</text:p>
          </table:table-cell>
          <table:table-cell office:value-type="float" office:value="62" calcext:value-type="float">
            <text:p>62</text:p>
          </table:table-cell>
          <table:table-cell office:value-type="float" office:value="221622" calcext:value-type="float">
            <text:p>221622</text:p>
          </table:table-cell>
          <table:table-cell office:value-type="float" office:value="41" calcext:value-type="float">
            <text:p>41</text:p>
          </table:table-cell>
          <table:table-cell office:value-type="float" office:value="113493" calcext:value-type="float">
            <text:p>113493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32749" calcext:value-type="float">
            <text:p>327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9735" calcext:value-type="float">
            <text:p>597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2262" calcext:value-type="float">
            <text:p>9226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4540" calcext:value-type="float">
            <text:p>12454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7029" calcext:value-type="float">
            <text:p>15702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95050" calcext:value-type="float">
            <text:p>195050</text:p>
          </table:table-cell>
          <table:table-cell office:value-type="float" office:value="36" calcext:value-type="float">
            <text:p>36</text:p>
          </table:table-cell>
          <table:table-cell office:value-type="float" office:value="5406.406" calcext:value-type="float">
            <text:p>5406.40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5416.532" calcext:value-type="float">
            <text:p>5416.532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275.7307" calcext:value-type="float">
            <text:p>275.7307</text:p>
          </table:table-cell>
          <table:table-cell office:value-type="float" office:value="624.0842" calcext:value-type="float">
            <text:p>624.0842</text:p>
          </table:table-cell>
          <table:table-cell office:value-type="float" office:value="622.222" calcext:value-type="float">
            <text:p>622.222</text:p>
          </table:table-cell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57" calcext:value-type="float">
            <text:p>357</text:p>
          </table:table-cell>
          <table:table-cell office:value-type="float" office:value="37989" calcext:value-type="float">
            <text:p>37989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0.2842118" calcext:value-type="float">
            <text:p>0.2842118</text:p>
          </table:table-cell>
          <table:table-cell office:value-type="float" office:value="41.40861" calcext:value-type="float">
            <text:p>41.40861</text:p>
          </table:table-cell>
          <table:table-cell office:value-type="float" office:value="13.08476" calcext:value-type="float">
            <text:p>13.08476</text:p>
          </table:table-cell>
          <table:table-cell office:value-type="float" office:value="7.269881" calcext:value-type="float">
            <text:p>7.269881</text:p>
          </table:table-cell>
          <table:table-cell office:value-type="float" office:value="7382" calcext:value-type="float">
            <text:p>738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75.8773" calcext:value-type="float">
            <text:p>475.8773</text:p>
          </table:table-cell>
          <table:table-cell office:value-type="float" office:value="624.0842" calcext:value-type="float">
            <text:p>624.0842</text:p>
          </table:table-cell>
          <table:table-cell office:value-type="float" office:value="6" calcext:value-type="float">
            <text:p>6</text:p>
          </table:table-cell>
          <table:table-cell office:value-type="float" office:value="2101" calcext:value-type="float">
            <text:p>2101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47597" calcext:value-type="float">
            <text:p>47597</text:p>
          </table:table-cell>
          <table:table-cell office:value-type="float" office:value="129" calcext:value-type="float">
            <text:p>129</text:p>
          </table:table-cell>
          <table:table-cell office:value-type="float" office:value="22844" calcext:value-type="float">
            <text:p>22844</text:p>
          </table:table-cell>
          <table:table-cell office:value-type="float" office:value="62" calcext:value-type="float">
            <text:p>62</text:p>
          </table:table-cell>
          <table:table-cell office:value-type="float" office:value="15156" calcext:value-type="float">
            <text:p>15156</text:p>
          </table:table-cell>
          <table:table-cell office:value-type="float" office:value="41" calcext:value-type="float">
            <text:p>41</text:p>
          </table:table-cell>
          <table:table-cell office:value-type="float" office:value="7694" calcext:value-type="float">
            <text:p>7694</text:p>
          </table:table-cell>
          <table:table-cell office:value-type="float" office:value="21" calcext:value-type="float">
            <text:p>21</text:p>
          </table:table-cell>
          <table:table-cell office:value-type="float" office:value="177" calcext:value-type="float">
            <text:p>177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20" calcext:value-type="float">
            <text:p>40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382" calcext:value-type="float">
            <text:p>738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498" calcext:value-type="float">
            <text:p>1249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586" calcext:value-type="float">
            <text:p>1658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0974" calcext:value-type="float">
            <text:p>20974</text:p>
          </table:table-cell>
          <table:table-cell office:value-type="float" office:value="57" calcext:value-type="float">
            <text:p>57</text:p>
          </table:table-cell>
          <table:table-cell office:value-type="float" office:value="368.9565" calcext:value-type="float">
            <text:p>368.95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371.6452" calcext:value-type="float">
            <text:p>371.6452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275.7307" calcext:value-type="float">
            <text:p>275.7307</text:p>
          </table:table-cell>
          <table:table-cell office:value-type="float" office:value="624.0842" calcext:value-type="float">
            <text:p>624.0842</text:p>
          </table:table-cell>
          <table:table-cell office:value-type="float" office:value="622.222" calcext:value-type="float">
            <text:p>622.222</text:p>
          </table:table-cell>
        </table:table-row>
        <table:table-row table:style-name="ro1">
          <table:table-cell office:value-type="string" calcext:value-type="string">
            <text:p>- <text:s/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578" calcext:value-type="float">
            <text:p>578</text:p>
          </table:table-cell>
          <table:table-cell office:value-type="float" office:value="868710" calcext:value-type="float">
            <text:p>86871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0.2945104" calcext:value-type="float">
            <text:p>0.2945104</text:p>
          </table:table-cell>
          <table:table-cell office:value-type="float" office:value="51.66127" calcext:value-type="float">
            <text:p>51.66127</text:p>
          </table:table-cell>
          <table:table-cell office:value-type="float" office:value="15.84638" calcext:value-type="float">
            <text:p>15.84638</text:p>
          </table:table-cell>
          <table:table-cell office:value-type="float" office:value="9.09229" calcext:value-type="float">
            <text:p>9.09229</text:p>
          </table:table-cell>
          <table:table-cell office:value-type="float" office:value="225341" calcext:value-type="float">
            <text:p>225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71.907" calcext:value-type="float">
            <text:p>871.907</text:p>
          </table:table-cell>
          <table:table-cell office:value-type="float" office:value="906.7131" calcext:value-type="float">
            <text:p>906.7131</text:p>
          </table:table-cell>
          <table:table-cell office:value-type="float" office:value="5" calcext:value-type="float">
            <text:p>5</text:p>
          </table:table-cell>
          <table:table-cell office:value-type="float" office:value="29080" calcext:value-type="float">
            <text:p>29080</text:p>
          </table:table-cell>
          <table:table-cell office:value-type="float" office:value="5941.551" calcext:value-type="float">
            <text:p>5941.551</text:p>
          </table:table-cell>
          <table:table-cell office:value-type="float" office:value="1063358" calcext:value-type="float">
            <text:p>1063358</text:p>
          </table:table-cell>
          <table:table-cell office:value-type="float" office:value="180" calcext:value-type="float">
            <text:p>180</text:p>
          </table:table-cell>
          <table:table-cell office:value-type="float" office:value="573179" calcext:value-type="float">
            <text:p>573179</text:p>
          </table:table-cell>
          <table:table-cell office:value-type="float" office:value="97" calcext:value-type="float">
            <text:p>97</text:p>
          </table:table-cell>
          <table:table-cell office:value-type="float" office:value="413945" calcext:value-type="float">
            <text:p>413945</text:p>
          </table:table-cell>
          <table:table-cell office:value-type="float" office:value="70" calcext:value-type="float">
            <text:p>70</text:p>
          </table:table-cell>
          <table:table-cell office:value-type="float" office:value="289955" calcext:value-type="float">
            <text:p>289955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53891" calcext:value-type="float">
            <text:p>538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0610" calcext:value-type="float">
            <text:p>1306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25341" calcext:value-type="float">
            <text:p>2253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1380" calcext:value-type="float">
            <text:p>36138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79359" calcext:value-type="float">
            <text:p>47935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79751" calcext:value-type="float">
            <text:p>579751</text:p>
          </table:table-cell>
          <table:table-cell office:value-type="float" office:value="98" calcext:value-type="float">
            <text:p>98</text:p>
          </table:table-cell>
          <table:table-cell office:value-type="float" office:value="5861.516" calcext:value-type="float">
            <text:p>5861.51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5871.098" calcext:value-type="float">
            <text:p>5871.09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453.0096" calcext:value-type="float">
            <text:p>453.0096</text:p>
          </table:table-cell>
          <table:table-cell office:value-type="float" office:value="906.7131" calcext:value-type="float">
            <text:p>906.7131</text:p>
          </table:table-cell>
          <table:table-cell office:value-type="float" office:value="896.2512" calcext:value-type="float">
            <text:p>896.2512</text:p>
          </table:table-cell>
        </table:table-row>
        <table:table-row table:style-name="ro1">
          <table:table-cell office:value-type="string" calcext:value-type="string">
            <text:p>+ <text:s/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578" calcext:value-type="float">
            <text:p>578</text:p>
          </table:table-cell>
          <table:table-cell office:value-type="float" office:value="868710" calcext:value-type="float">
            <text:p>86871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0.2945104" calcext:value-type="float">
            <text:p>0.2945104</text:p>
          </table:table-cell>
          <table:table-cell office:value-type="float" office:value="51.66127" calcext:value-type="float">
            <text:p>51.66127</text:p>
          </table:table-cell>
          <table:table-cell office:value-type="float" office:value="15.84638" calcext:value-type="float">
            <text:p>15.84638</text:p>
          </table:table-cell>
          <table:table-cell office:value-type="float" office:value="9.09229" calcext:value-type="float">
            <text:p>9.09229</text:p>
          </table:table-cell>
          <table:table-cell office:value-type="float" office:value="225341" calcext:value-type="float">
            <text:p>225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71.907" calcext:value-type="float">
            <text:p>871.907</text:p>
          </table:table-cell>
          <table:table-cell office:value-type="float" office:value="906.7131" calcext:value-type="float">
            <text:p>906.7131</text:p>
          </table:table-cell>
          <table:table-cell office:value-type="float" office:value="5" calcext:value-type="float">
            <text:p>5</text:p>
          </table:table-cell>
          <table:table-cell office:value-type="float" office:value="29080" calcext:value-type="float">
            <text:p>29080</text:p>
          </table:table-cell>
          <table:table-cell office:value-type="float" office:value="5941.552" calcext:value-type="float">
            <text:p>5941.552</text:p>
          </table:table-cell>
          <table:table-cell office:value-type="float" office:value="1063358" calcext:value-type="float">
            <text:p>1063358</text:p>
          </table:table-cell>
          <table:table-cell office:value-type="float" office:value="180" calcext:value-type="float">
            <text:p>180</text:p>
          </table:table-cell>
          <table:table-cell office:value-type="float" office:value="573179" calcext:value-type="float">
            <text:p>573179</text:p>
          </table:table-cell>
          <table:table-cell office:value-type="float" office:value="97" calcext:value-type="float">
            <text:p>97</text:p>
          </table:table-cell>
          <table:table-cell office:value-type="float" office:value="413945" calcext:value-type="float">
            <text:p>413945</text:p>
          </table:table-cell>
          <table:table-cell office:value-type="float" office:value="70" calcext:value-type="float">
            <text:p>70</text:p>
          </table:table-cell>
          <table:table-cell office:value-type="float" office:value="289955" calcext:value-type="float">
            <text:p>289955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53891" calcext:value-type="float">
            <text:p>538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0610" calcext:value-type="float">
            <text:p>1306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25341" calcext:value-type="float">
            <text:p>2253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1380" calcext:value-type="float">
            <text:p>36138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79359" calcext:value-type="float">
            <text:p>47935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79751" calcext:value-type="float">
            <text:p>579751</text:p>
          </table:table-cell>
          <table:table-cell office:value-type="float" office:value="98" calcext:value-type="float">
            <text:p>98</text:p>
          </table:table-cell>
          <table:table-cell office:value-type="float" office:value="5861.516" calcext:value-type="float">
            <text:p>5861.51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5871.098" calcext:value-type="float">
            <text:p>5871.09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453.0096" calcext:value-type="float">
            <text:p>453.0096</text:p>
          </table:table-cell>
          <table:table-cell office:value-type="float" office:value="906.7131" calcext:value-type="float">
            <text:p>906.7131</text:p>
          </table:table-cell>
          <table:table-cell office:value-type="float" office:value="896.2512" calcext:value-type="float">
            <text:p>896.2512</text:p>
          </table:table-cell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578" calcext:value-type="float">
            <text:p>578</text:p>
          </table:table-cell>
          <table:table-cell office:value-type="float" office:value="54582" calcext:value-type="float">
            <text:p>5458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0.2945104" calcext:value-type="float">
            <text:p>0.2945104</text:p>
          </table:table-cell>
          <table:table-cell office:value-type="float" office:value="51.66127" calcext:value-type="float">
            <text:p>51.66127</text:p>
          </table:table-cell>
          <table:table-cell office:value-type="float" office:value="15.84638" calcext:value-type="float">
            <text:p>15.84638</text:p>
          </table:table-cell>
          <table:table-cell office:value-type="float" office:value="9.09229" calcext:value-type="float">
            <text:p>9.09229</text:p>
          </table:table-cell>
          <table:table-cell office:value-type="float" office:value="9365" calcext:value-type="float">
            <text:p>936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71.907" calcext:value-type="float">
            <text:p>871.907</text:p>
          </table:table-cell>
          <table:table-cell office:value-type="float" office:value="906.7131" calcext:value-type="float">
            <text:p>906.7131</text:p>
          </table:table-cell>
          <table:table-cell office:value-type="float" office:value="6" calcext:value-type="float">
            <text:p>6</text:p>
          </table:table-cell>
          <table:table-cell office:value-type="float" office:value="2127" calcext:value-type="float">
            <text:p>2127</text:p>
          </table:table-cell>
          <table:table-cell office:value-type="float" office:value="375.0094" calcext:value-type="float">
            <text:p>375.0094</text:p>
          </table:table-cell>
          <table:table-cell office:value-type="float" office:value="66988" calcext:value-type="float">
            <text:p>66988</text:p>
          </table:table-cell>
          <table:table-cell office:value-type="float" office:value="180" calcext:value-type="float">
            <text:p>180</text:p>
          </table:table-cell>
          <table:table-cell office:value-type="float" office:value="36040" calcext:value-type="float">
            <text:p>36040</text:p>
          </table:table-cell>
          <table:table-cell office:value-type="float" office:value="97" calcext:value-type="float">
            <text:p>97</text:p>
          </table:table-cell>
          <table:table-cell office:value-type="float" office:value="26072" calcext:value-type="float">
            <text:p>26072</text:p>
          </table:table-cell>
          <table:table-cell office:value-type="float" office:value="70" calcext:value-type="float">
            <text:p>70</text:p>
          </table:table-cell>
          <table:table-cell office:value-type="float" office:value="18213" calcext:value-type="float">
            <text:p>18213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float" office:value="2299" calcext:value-type="float">
            <text:p>22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293" calcext:value-type="float">
            <text:p>529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365" calcext:value-type="float">
            <text:p>936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721" calcext:value-type="float">
            <text:p>167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3665" calcext:value-type="float">
            <text:p>236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124" calcext:value-type="float">
            <text:p>31124</text:p>
          </table:table-cell>
          <table:table-cell office:value-type="float" office:value="84" calcext:value-type="float">
            <text:p>84</text:p>
          </table:table-cell>
          <table:table-cell office:value-type="float" office:value="371.9462" calcext:value-type="float">
            <text:p>371.946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72.5761" calcext:value-type="float">
            <text:p>372.576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453.0096" calcext:value-type="float">
            <text:p>453.0096</text:p>
          </table:table-cell>
          <table:table-cell office:value-type="float" office:value="906.7131" calcext:value-type="float">
            <text:p>906.7131</text:p>
          </table:table-cell>
          <table:table-cell office:value-type="float" office:value="896.2512" calcext:value-type="float">
            <text:p>896.2512</text:p>
          </table:table-cell>
        </table:table-row>
        <calcext:conditional-formats>
          <calcext:conditional-format calcext:target-range-address="diff.D5:diff.BE5 diff.D10:diff.BE10">
            <calcext:condition calcext:apply-style-name="Accent 1" calcext:value="=1" calcext:base-cell-address="diff.D5"/>
            <calcext:condition calcext:apply-style-name="Bad" calcext:value="=0" calcext:base-cell-address="diff.D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0T01:11:30.324780411</dc:date>
    <meta:editing-duration>PT6M6S</meta:editing-duration>
    <meta:editing-cycles>1</meta:editing-cycles>
    <meta:document-statistic meta:table-count="1" meta:cell-count="13050" meta:object-count="0"/>
    <meta:generator>LibreOffice/6.3.6.2$Linux_X86_64 LibreOffice_project/30$Build-2</meta:generator>
  </office:meta>
</office:document-meta>
</file>